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5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2"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1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1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22"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23"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24" style:family="paragraph" style:parent-style-name="Standard">
      <style:text-properties fo:font-size="16.5pt" style:font-size-asian="16.5pt" style:font-size-complex="16.5pt"/>
    </style:style>
    <style:style style:name="P125" style:family="paragraph" style:parent-style-name="Standard">
      <style:text-properties fo:font-size="16.5pt" fo:font-weight="bold" style:font-size-asian="16.5pt" style:font-weight-asian="bold" style:font-size-complex="16.5pt" style:font-weight-complex="bold"/>
    </style:style>
    <style:style style:name="P126" style:family="paragraph" style:parent-style-name="Standard">
      <style:text-properties fo:font-size="16.5pt" fo:font-weight="normal" style:font-size-asian="16.5pt" style:font-weight-asian="normal" style:font-size-complex="16.5pt" style:font-weight-complex="normal"/>
    </style:style>
    <style:style style:name="P127" style:family="paragraph" style:parent-style-name="Standard">
      <style:text-properties fo:font-size="12.5pt" fo:font-weight="bold" style:font-size-asian="12.5pt" style:font-weight-asian="bold" style:font-size-complex="12.5pt" style:font-weight-complex="bold"/>
    </style:style>
    <style:style style:name="P128" style:family="paragraph" style:parent-style-name="Standard">
      <style:text-properties fo:font-size="12.5pt" style:font-size-asian="12.5pt" style:font-size-complex="12.5pt"/>
    </style:style>
    <style:style style:name="P129"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30" style:family="paragraph" style:parent-style-name="Standard">
      <style:text-properties fo:font-size="14pt" style:font-size-asian="14pt" style:font-size-complex="14pt"/>
    </style:style>
    <style:style style:name="P131" style:family="paragraph" style:parent-style-name="Standard">
      <style:text-properties fo:font-size="14pt" fo:font-weight="normal" style:font-size-asian="14pt" style:font-weight-asian="normal" style:font-size-complex="14pt" style:font-weight-complex="normal"/>
    </style:style>
    <style:style style:name="P132" style:family="paragraph" style:parent-style-name="Standard">
      <style:text-properties fo:font-size="14pt" fo:font-weight="bold" style:font-size-asian="14pt" style:font-weight-asian="bold" style:font-size-complex="14pt" style:font-weight-complex="bold"/>
    </style:style>
    <style:style style:name="P133"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4"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5"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36"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37"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38"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39"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40" style:family="paragraph" style:parent-style-name="Standard">
      <style:text-properties fo:font-size="13pt" fo:font-weight="normal" style:font-size-asian="13pt" style:font-weight-asian="normal" style:font-size-complex="13pt" style:font-weight-complex="normal"/>
    </style:style>
    <style:style style:name="P141" style:family="paragraph" style:parent-style-name="Standard">
      <style:text-properties fo:font-size="13pt" style:font-size-asian="13pt" style:font-size-complex="13pt"/>
    </style:style>
    <style:style style:name="P142" style:family="paragraph" style:parent-style-name="Standard">
      <style:text-properties fo:font-size="13pt" fo:font-weight="bold" style:font-size-asian="13pt" style:font-weight-asian="bold" style:font-size-complex="13pt" style:font-weight-complex="bold"/>
    </style:style>
    <style:style style:name="P143" style:family="paragraph" style:parent-style-name="Standard">
      <style:text-properties fo:font-size="12pt" style:font-size-asian="12pt" style:font-size-complex="12pt"/>
    </style:style>
    <style:style style:name="P144" style:family="paragraph" style:parent-style-name="Standard">
      <style:text-properties style:font-name="Times New Roman" fo:font-size="14pt" style:font-size-asian="14pt" style:font-size-complex="14pt"/>
    </style:style>
    <style:style style:name="P145" style:family="paragraph" style:parent-style-name="Standard">
      <style:text-properties style:font-name="Times New Roman" fo:font-size="14pt" fo:font-weight="normal" style:font-size-asian="14pt" style:font-weight-asian="normal" style:font-size-complex="14pt" style:font-weight-complex="normal"/>
    </style:style>
    <style:style style:name="P146" style:family="paragraph" style:parent-style-name="Standard">
      <style:text-properties style:font-name="Times New Roman" fo:font-size="14pt" fo:font-weight="bold" style:font-size-asian="14pt" style:font-weight-asian="bold" style:font-size-complex="14pt" style:font-weight-complex="bold"/>
    </style:style>
    <style:style style:name="P147"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48"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9"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50"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51"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52"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3"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54"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55"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56"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7"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58"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59"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60"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61"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2"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3"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5"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7"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8"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9"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0"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1"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2"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3"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4"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5"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6"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7"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8"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9"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5"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6"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7"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8"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9" style:family="paragraph" style:parent-style-name="Standard" style:list-style-name="L31">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0"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9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9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9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9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195"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96"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6pt" style:font-size-asian="16pt" style:font-size-complex="16pt"/>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16pt" fo:font-weight="normal" style:font-size-asian="16pt" style:font-weight-asian="normal" style:font-size-complex="16pt" style:font-weight-complex="normal"/>
    </style:style>
    <style:style style:name="T15" style:family="text">
      <style:text-properties fo:font-size="13pt" fo:font-weight="bold" style:font-size-asian="13pt" style:font-weight-asian="bold" style:font-size-complex="13pt" style:font-weight-complex="bold"/>
    </style:style>
    <style:style style:name="T16" style:family="text">
      <style:text-properties fo:font-size="13pt" fo:font-weight="normal" style:font-size-asian="13pt" style:font-weight-asian="normal" style:font-size-complex="13pt" style:font-weight-complex="normal"/>
    </style:style>
    <style:style style:name="T17" style:family="text">
      <style:text-properties fo:font-size="13pt" style:font-size-asian="13pt" style:font-size-complex="13pt"/>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normal" style:font-weight-asian="normal" style:font-weight-complex="normal"/>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normal" fo:font-weight="normal"/>
    </style:style>
    <style:style style:name="T24" style:family="text">
      <style:text-properties fo:font-style="normal" fo:font-weight="normal" style:font-style-asian="normal" style:font-weight-asian="normal" style:font-style-complex="normal" style:font-weight-complex="normal"/>
    </style:style>
    <style:style style:name="T25" style:family="text">
      <style:text-properties fo:font-style="normal" fo:font-weight="bold" style:font-weight-asian="bold" style:font-weight-complex="bold"/>
    </style:style>
    <style:style style:name="T26" style:family="text">
      <style:text-properties fo:font-variant="normal" fo:text-transform="none" fo:color="#222222" style:font-name="Times New Roman" fo:letter-spacing="normal"/>
    </style:style>
    <style:style style:name="T27" style:family="text">
      <style:text-properties fo:font-variant="normal" fo:text-transform="none" fo:color="#222222" style:font-name="Times New Roman" fo:font-size="14pt" fo:letter-spacing="normal" style:font-size-asian="14pt" style:font-size-complex="14pt"/>
    </style:style>
    <style:style style:name="T28"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29"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0"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1"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2"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3"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4" style:family="text">
      <style:text-properties fo:font-variant="normal" fo:text-transform="none" fo:color="#222222" fo:letter-spacing="normal" fo:font-style="normal" fo:font-weight="normal"/>
    </style:style>
    <style:style style:name="T35" style:family="text">
      <style:text-properties fo:font-variant="normal" fo:text-transform="none" fo:color="#222222" fo:letter-spacing="normal" fo:font-style="normal" fo:font-weight="bold" style:font-weight-asian="bold" style:font-weight-complex="bold"/>
    </style:style>
    <style:style style:name="T36" style:family="text">
      <style:text-properties style:font-name="Times New Roman"/>
    </style:style>
    <style:style style:name="T37" style:family="text">
      <style:text-properties style:font-name="Times New Roman" fo:font-size="14pt" style:font-size-asian="14pt" style:font-size-complex="14pt"/>
    </style:style>
    <style:style style:name="T38" style:family="text">
      <style:text-properties fo:font-size="12pt" style:font-size-asian="12pt" style:font-size-complex="12pt"/>
    </style:style>
    <style:style style:name="T39" style:family="text">
      <style:text-properties fo:font-size="12pt" fo:font-weight="bold" style:font-size-asian="12pt" style:font-weight-asian="bold" style:font-size-complex="12pt" style:font-weight-complex="bold"/>
    </style:style>
    <style:style style:name="T40" style:family="text">
      <style:text-properties style:font-weight-asian="normal" style:font-weight-complex="normal"/>
    </style:style>
    <style:style style:name="T41"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4">Sat May 4, 2019 <text:span text:style-name="T1">5.5 miles</text:span></text:p>
      <text:p text:style-name="P114"><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113"/>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8"><text:soft-page-break/>Sat May 18, 2019 <text:s/><text:span text:style-name="T1">5 miles</text:span> <text:s/></text:p>
      <text:p text:style-name="P38">My calf is a lot better. <text:s/>Massaging has helped a lot. <text:s/></text:p>
      <text:p text:style-name="P43">Run: <text:span text:style-name="T2">4 miles on hilly roads averaging 9:43/mile</text:span></text:p>
      <text:p text:style-name="P43">Warm down:<text:span text:style-name="T2"> <text:s/>rest 3 minutes and walked and ran 1 mile in about 12:00</text:span></text:p>
      <text:p text:style-name="P38"/>
      <text:p text:style-name="P43"><text:span text:style-name="T2">Sun May 19, 2019 </text:span>5 miles<text:span text:style-name="T2"> <text:s/></text:span></text:p>
      <text:p text:style-name="P38">I did the same workout as yesterday.</text:p>
      <text:p text:style-name="P43">Run: <text:span text:style-name="T2">4 miles on hilly roads averaging 8:59/mile</text:span></text:p>
      <text:p text:style-name="P43">Warm down:<text:span text:style-name="T2"> <text:s/>rest 3 minutes and walked and ran 1 mile in 11:45/mile</text:span></text:p>
      <text:p text:style-name="P38">Sum of ascents: 267 feet, <text:s text:c="4"/>This is one of my fastest times on this course.</text:p>
      <text:p text:style-name="P38">Splits:</text:p>
      <text:p text:style-name="P38">July 4, 2018: <text:s text:c="3"/>9:18, 9:12, 8:41, 8:34</text:p>
      <text:p text:style-name="P38"><text:s text:c="7"/>Today: <text:s text:c="6"/>9:42, 9:12, 8:44, 8:16</text:p>
      <text:p text:style-name="P38"/>
      <text:p text:style-name="P38">Mon May 20, 2019 <text:span text:style-name="T1">6 miles</text:span> <text:s/></text:p>
      <text:p text:style-name="P38">I ran 6 miles out and back on hilly Limber Rd. <text:s/>Average pace near 11:00/mi.</text:p>
      <text:p text:style-name="P38">Sum of ascents along the course is 530 feet.</text:p>
      <text:p text:style-name="P38"/>
      <text:p text:style-name="P38">Tues May 21, 2019 <text:span text:style-name="T1">4 miles</text:span> <text:s text:c="2"/></text:p>
      <text:p text:style-name="P38">I ran 4 miles on hilly roads at various paces averaging 10:48/mile. <text:s/>This run included a slightly downhill ½ mile in 4:05.</text:p>
      <text:p text:style-name="P38"/>
      <text:p text:style-name="P38">Wed May 22, 2019 <text:span text:style-name="T1">no running</text:span> </text:p>
      <text:p text:style-name="P38">I worked hard on preparing our garden.</text:p>
      <text:p text:style-name="P38"/>
      <text:p text:style-name="P38">Thur May 23, 2019 <text:span text:style-name="T1">5 miles</text:span> <text:s/></text:p>
      <text:p text:style-name="P38">I ran on the high school track.</text:p>
      <text:p text:style-name="P38"><text:span text:style-name="T1">warm up:</text:span> <text:s/>1.5 miles at various paces and rest 2 minutes.</text:p>
      <text:p text:style-name="P38"><text:span text:style-name="T1">Run:</text:span> <text:s/>4 x 300m and 4 x 200m. After the 300m runs I jogged 500m in about 4:00 each. After the 200m runs I jogged 200m in about 1:30 each.</text:p>
      <text:p text:style-name="P38">Times: 81s, 82s, 80s, 79s, 51s, 53s, 51s, 50s</text:p>
      <text:p text:style-name="P38"><text:span text:style-name="T1">Warm down:</text:span> <text:s/>rest 2:00 and jog ½ mile</text:p>
      <text:p text:style-name="P38"/>
      <text:p text:style-name="P38">Fri May 24, 2019 <text:span text:style-name="T1">5 miles</text:span> </text:p>
      <text:p text:style-name="P38">I ran 5 miles on slightly hilly roads and averaged about 10:00/mile.</text:p>
      <text:p text:style-name="P38"/>
      <text:p text:style-name="P38"><text:span text:style-name="T1">In the last week: 30 miles</text:span> </text:p>
      <text:p text:style-name="P38"/>
      <text:p text:style-name="P38"><text:soft-page-break/>Sat May 25, 2019 <text:span text:style-name="T1">6 miles</text:span> <text:s/></text:p>
      <text:p text:style-name="P38">I ran 5.5 miles with Jim Fitch on slightly hilly roads. We averaged 10:38/mile.</text:p>
      <text:p text:style-name="P38">After resting a few minutes I jogged ½ mile uphill.</text:p>
      <text:p text:style-name="P38"/>
      <text:p text:style-name="P38">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8">I ran 5.5 miles with Jim Fitch on slightly hilly roads. We averaged 10:40/mile.</text:p>
      <text:p text:style-name="P38">After resting a few minutes I jogged ½ mile uphill.</text:p>
      <text:p text:style-name="P38"/>
      <text:p text:style-name="P38">Sun June 2, 2019 <text:span text:style-name="T1">no running</text:span> <text:s/></text:p>
      <text:p text:style-name="P38">I twisted my ankle.</text:p>
      <text:p text:style-name="P38"/>
      <text:p text:style-name="P38">Mon June 3, 2019 <text:span text:style-name="T1">5.5 miles </text:span><text:s/></text:p>
      <text:p text:style-name="P38">In the morning I ran 3 miles slowly on roads. <text:s/></text:p>
      <text:p text:style-name="P38">In the afternoon I ran 2.5 miles slowly on the high school track.</text:p>
      <text:p text:style-name="P38">Each time my ankle felt better as I ran. </text:p>
      <text:p text:style-name="P38"/>
      <text:p text:style-name="P38">Tues June 4, 2019 <text:span text:style-name="T1">4 miles</text:span> <text:s/></text:p>
      <text:p text:style-name="P38">I ran 4 miles on the college outdoor track. <text:s/>My ankle is still stiff and sore but felt better as I ran. <text:s/>Mile splits: 11:39, 10:50, 10:10, 9:46 <text:s/>Average pace: 10:36/mi</text:p>
      <text:p text:style-name="P38"/>
      <text:p text:style-name="P38">Wed June 5, 2019 <text:span text:style-name="T1">8 miles</text:span></text:p>
      <text:p text:style-name="P38">In the morning I ran on the high school track. My ankle is better than yesterday.</text:p>
      <text:p text:style-name="P38">I jogged ¼ mile, ran 3 miles in 28:08, rested 4 minutes and jogged ½ mile.</text:p>
      <text:p text:style-name="P38">Splits for 3 miles: 10:00, 9:21, 8:48 <text:s/>Average pace: 9:23</text:p>
      <text:p text:style-name="P38">In the afternoon I ran on the high school track with our running group.</text:p>
      <text:p text:style-name="P38"><text:span text:style-name="T1">warm up:</text:span> 2 miles in 10:00 and 10:34 and rested about 4:00</text:p>
      <text:p text:style-name="P38"><text:span text:style-name="T1">Run:</text:span> 1 x 200m and 4 x 600m with a 200m slow jog after each.</text:p>
      <text:p text:style-name="P38">Times: 56s, 2:57, 2:59, 2:58, 2:54</text:p>
      <text:p text:style-name="P38"/>
      <text:p text:style-name="P38">Thur June 6, 2019 <text:span text:style-name="T1">2 miles</text:span> <text:s/></text:p>
      <text:p text:style-name="P38">I ran 2 miles slowly on the high track. <text:s/>I felt tired probably because of the running I did yesterday.</text:p>
      <text:p text:style-name="P38"/>
      <text:p text:style-name="P38">Fri June 7, 2019 <text:span text:style-name="T1">6 miles</text:span> <text:s/></text:p>
      <text:p text:style-name="P38">I ran 5.5 miles on slightly hilly roads with Jim and Sharon. The average pace was 11:38/mile.</text:p>
      <text:p text:style-name="P38"/>
      <text:p text:style-name="P43">In the past week: <text:s/>31.5 miles</text:p>
      <text:p text:style-name="P43"/>
      <text:p text:style-name="P43"/>
      <text:p text:style-name="P43"/>
      <text:p text:style-name="P43"/>
      <text:p text:style-name="P38"><text:soft-page-break/>Sat June 8, 2019 <text:span text:style-name="T1">3.5 miles</text:span> <text:s/></text:p>
      <text:p text:style-name="P38">I ran on the high school track. <text:s/>I ran wide on the curves so each lap was ¼ mile.</text:p>
      <text:p text:style-name="P38"><text:span text:style-name="T1">warm up:</text:span> 1 mile in 9:45 and rested about 4:00.</text:p>
      <text:p text:style-name="P38"><text:span text:style-name="T1">Run:</text:span> 2 miles in 17:21, <text:s/>Splits: 8:52, 8:29</text:p>
      <text:p text:style-name="P38"><text:span text:style-name="T1">Warm down:</text:span> 3:00 rest and ½ mile in 5:05 </text:p>
      <text:p text:style-name="P38"/>
      <text:p text:style-name="P38">Sun June 9, 2019 <text:span text:style-name="T1">no running <text:s/></text:span></text:p>
      <text:p text:style-name="P38"/>
      <text:p text:style-name="P38">Mon June 10, 2019 <text:span text:style-name="T1">2 miles</text:span> </text:p>
      <text:p text:style-name="P38">I ran 2 miles on the high school track including 1 mile in 10:11, 200m in 58s and 600m fast.</text:p>
      <text:p text:style-name="P38"/>
      <text:p text:style-name="P38">Tues June 11, 2019 <text:span text:style-name="T1">4.5 miles</text:span> </text:p>
      <text:p text:style-name="P38"><text:span text:style-name="T1">Run:</text:span> <text:s/>I ran 4 miles on the high school track, running wide on the turns so each lap was ¼ mile. <text:s/><text:span text:style-name="T1">Mile splits:</text:span> 9:57, 9:46, 9:44, 9:32 </text:p>
      <text:p text:style-name="P38"><text:span text:style-name="T1">Warm down: </text:span>Rest 2 minutes and ½ mile in 5:33</text:p>
      <text:p text:style-name="P38"/>
      <text:p text:style-name="P38">Wed June 12, 2019 <text:span text:style-name="T1">6 miles</text:span></text:p>
      <text:p text:style-name="P38">I ran on the high school track with our running group.</text:p>
      <text:p text:style-name="P38"><text:span text:style-name="T1">warm up:</text:span> 2 miles in 21 minutes, ¼ mile of drills, </text:p>
      <text:p text:style-name="P38">rested 2 minutes, ½ mile in 4:48, rested 4 minutes</text:p>
      <text:p text:style-name="P38"><text:span text:style-name="T1">Run:</text:span> 200m, 400m, 3 x 600m, 400m, 200m </text:p>
      <text:p text:style-name="P43">Times: <text:span text:style-name="T2">58s, 2:02, 3:03, 3:02, 3:00, 1:59, 54s</text:span></text:p>
      <text:p text:style-name="P38">Each of the 7 runs was followed by a slow 3.5 minute jog after each.</text:p>
      <text:p text:style-name="P38"/>
      <text:p text:style-name="P38">Thur June 13, 2019 <text:span text:style-name="T1">4.5 miles</text:span> </text:p>
      <text:p text:style-name="P43">warm up: <text:span text:style-name="T2">½ mile down to the Wise Center</text:span></text:p>
      <text:p text:style-name="P43">Run: <text:span text:style-name="T2"><text:s/>3.6 miles on a treadmill averaging 9:36/mile. <text:s/>The last 0.6 miles at 8:28/mi.</text:span></text:p>
      <text:p text:style-name="P43">Warm down:<text:span text:style-name="T2"> <text:s/>0.4 miles in about 4 minutes.</text:span></text:p>
      <text:p text:style-name="P38"/>
      <text:p text:style-name="P43"><text:span text:style-name="T2">Fri June 14, 2019 </text:span>5 miles<text:span text:style-name="T2"> <text:s/></text:span></text:p>
      <text:p text:style-name="P38">I walked and ran 5 miles on the high school track. <text:s/>I walked about 110 yards at the beginning of each ½ mile and averaged 11:57/mile</text:p>
      <text:p text:style-name="P38"/>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47"><text:soft-page-break/>Sat June 29, 2019 <text:span text:style-name="T1">10 miles</text:span></text:p>
      <text:p text:style-name="P47">I ran 5 miles on slightly hilly roads, rested about 8 minutes while drinking </text:p>
      <text:p text:style-name="P47">16 ounces of Gatorade and then ran the same 5 mile course again. </text:p>
      <text:p text:style-name="P47">The first time I averaged 10:51 min/mile and the second time 9:51 min/mile.</text:p>
      <text:p text:style-name="P47">1<text:span text:style-name="T5">st</text:span> time splits: <text:s/>11:56, 10:59, 10:43, 10:28, 10:10</text:p>
      <text:p text:style-name="P47">2<text:span text:style-name="T5">nd</text:span> time splits: 10:18, 10:08, <text:s text:c="2"/>9:52, <text:s text:c="2"/>9:43, <text:s text:c="2"/>9:14</text:p>
      <text:p text:style-name="P47"/>
      <text:p text:style-name="P47">Sun June 30, 2019 <text:span text:style-name="T1">no running</text:span> <text:s/></text:p>
      <text:p text:style-name="P47"/>
      <text:p text:style-name="P47">Mon July 1, 2019 <text:span text:style-name="T1">5.6 miles</text:span> </text:p>
      <text:p text:style-name="P47">I ran with our running group on the high school track. <text:s/>We had 11 runners.</text:p>
      <text:p text:style-name="P47"><text:span text:style-name="T1">warm up:</text:span> 2.75 miles at about 10:40/mile and rest a few minutes.</text:p>
      <text:p text:style-name="P47"><text:span text:style-name="T1">Run:</text:span> 1 x 200m in 58s and a 200m jog</text:p>
      <text:p text:style-name="P47">7 x 400m with a 300m jog in about 3:30 after each run. <text:s/></text:p>
      <text:p text:style-name="P47">Times for the 400's: 2:00, 1:58, 1:57, 1:56, 1:55, 1:49, 1:45</text:p>
      <text:p text:style-name="P47">The runs got easier as I ran.</text:p>
      <text:p text:style-name="P47"/>
      <text:p text:style-name="P47">Tues July 2, <text:s/>2019 <text:span text:style-name="T1">4 miles</text:span> </text:p>
      <text:list xml:id="list5398762235743839555" text:style-name="L1">
        <text:list-item>
          <text:list>
            <text:list-header>
              <text:p text:style-name="P157">1.25 miles at various paces on roads, 1.5 miles on the track at about</text:p>
              <text:p text:style-name="P157">10 min/mile, and 1.25 miles at various paces on roads.</text:p>
            </text:list-header>
          </text:list>
        </text:list-item>
      </text:list>
      <text:p text:style-name="P47"/>
      <text:p text:style-name="P47">Wed July 3, 2019 <text:span text:style-name="T1">5 miles</text:span> <text:s/></text:p>
      <text:p text:style-name="P47"><text:span text:style-name="T1">Run:</text:span> 4 miles on the high school track in 39:13, Splits: 9:57, 9:51, 9:46, 9:41</text:p>
      <text:p text:style-name="P52">Warm down: <text:span text:style-name="T2">1 mile in about 11 minutes.</text:span></text:p>
      <text:p text:style-name="P47"/>
      <text:p text:style-name="P52"><text:span text:style-name="T2">Thur July 4, 2019 </text:span>7 miles</text:p>
      <text:p text:style-name="P47"><text:span text:style-name="T1">Run:</text:span> I ran 7 enjoyable miles on hilly roads with Olivia Hemlock. </text:p>
      <text:p text:style-name="P47">The first 5 miles averaged 10:30/mile. Then we rested about 2 minutes.</text:p>
      <text:p text:style-name="P47">Then 1.1 miles at about 8:15/mile pace on a slightly hilly road.</text:p>
      <text:p text:style-name="P47"><text:span text:style-name="T1">Warm down:</text:span> 0.9 mile jog</text:p>
      <text:p text:style-name="P47"/>
      <text:p text:style-name="P47">Fri July 5, 2019 <text:span text:style-name="T1">3.25 miles</text:span> <text:s/></text:p>
      <text:p text:style-name="P47">I ran on the high school track.</text:p>
      <text:p text:style-name="P47"><text:span text:style-name="T1">warm up:</text:span> <text:s/>1 mile is 9:48, rest about 2:00, ¼ mile of drills, rest about 2:00</text:p>
      <text:p text:style-name="P47"><text:span text:style-name="T1">Run: </text:span><text:s/>4 x 200m with a 200m jog after each. <text:s/>The jogs took about 2:00</text:p>
      <text:p text:style-name="P47">Times: 59s, 60s, 55s, 55s</text:p>
      <text:p text:style-name="P47">2 x 400m, with 400m jog after each. The jogs took about 3:30</text:p>
      <text:p text:style-name="P47">Times: 1:56, 1:47</text:p>
      <text:p text:style-name="P52">In the past week: 34.9 miles</text:p>
      <text:p text:style-name="P52"><text:soft-page-break/><text:span text:style-name="T2">Sat <text:s/>July 6, 2019 </text:span>5 miles<text:span text:style-name="T2"> <text:s/></text:span></text:p>
      <text:p text:style-name="P47">I did the same workout as on July 4, 2018 and May 19, 2019.</text:p>
      <text:p text:style-name="P52">Run: <text:span text:style-name="T2">4 miles on hilly roads averaging 8:59/mile</text:span></text:p>
      <text:p text:style-name="P52">Warm down:<text:span text:style-name="T2"> <text:s/>rest 2 minutes and ran 1 mile in 11:13/mile</text:span></text:p>
      <text:p text:style-name="P47">Sum of ascents: 267 feet, <text:s text:c="4"/>This is one of my fastest times on this course.</text:p>
      <text:p text:style-name="P47">Splits:</text:p>
      <text:p text:style-name="P47">July 4, 2018: <text:s text:c="3"/>9:18, 9:12, 8:41, 8:34 <text:s/>Average pace: 8:56</text:p>
      <text:p text:style-name="P47">May19, 2019: <text:s text:c="2"/>9:42, 9:12, 8:44, 8:16 Average pace: 8:59</text:p>
      <text:p text:style-name="P47">Today: <text:s text:c="13"/>9:58, 8:55, 8:55, 8:09 Average pace: 8:59 </text:p>
      <text:p text:style-name="P47"/>
      <text:p text:style-name="P47">Sun July 7, 2019 <text:span text:style-name="T1">no running</text:span> </text:p>
      <text:p text:style-name="P47"/>
      <text:p text:style-name="P47">Mon July 8, 2019 <text:span text:style-name="T1">5 miles <text:s/></text:span></text:p>
      <text:p text:style-name="P47">I ran with 11 other runners on the high school track.</text:p>
      <text:p text:style-name="P47"><text:span text:style-name="T1">warm up:</text:span> 1 mile in 9:37, rest 45s, 1 mile in 10:02, rest about 4 minutes</text:p>
      <text:p text:style-name="P47"><text:span text:style-name="T1">Run:</text:span> <text:s/>1 x 200m, 1 x 400m, 1 x 800m, 1 x 1200m, 1 x 200m,</text:p>
      <text:p text:style-name="P47">Times: 55s, 1:52, 3:57, 6:00 </text:p>
      <text:p text:style-name="P47">We jogged 200m after the first and last runs and 400m after all the others.</text:p>
      <text:p text:style-name="P52">Warm down: <text:span text:style-name="T2">400m jog.</text:span></text:p>
      <text:p text:style-name="P47"/>
      <text:p text:style-name="P52"><text:span text:style-name="T2">Tues July 9, 2019 </text:span>5 miles<text:span text:style-name="T2"> <text:s/></text:span></text:p>
      <text:p text:style-name="P47">I walked and ran 5 miles on slightly hilly roads and averaged 11:53/mile. </text:p>
      <text:p text:style-name="P47">I walked about a minute at the beginning of each ½ mile.</text:p>
      <text:p text:style-name="P47"/>
      <text:p text:style-name="P47">Wed July 10, 2019 <text:span text:style-name="T1">7.25 miles</text:span></text:p>
      <text:p text:style-name="P47"><text:span text:style-name="T1">In the morning </text:span>I walked and ran 4 miles on the high school track. I walked about 110 yards at the beginning of each half mile and averaged 10:57/mile.</text:p>
      <text:p text:style-name="P47">Walking pace: about 15:00/mile, Running pace about 10:20/mile</text:p>
      <text:p text:style-name="P47"><text:span text:style-name="T1">In the afternoon</text:span> I ran 3.25 miles with our running group on the high school track in near 90 degree temperatures. <text:s/>This run included 1 x 200m and 4 x 400m. <text:s/></text:p>
      <text:p text:style-name="P38"><text:span text:style-name="T7">Times: 58s for the 200m and about 2:00 for the 400's.</text:span> </text:p>
      <text:p text:style-name="P38"/>
      <text:p text:style-name="P47">Thur July 11, 2019 <text:s/><text:span text:style-name="T1">3 miles </text:span></text:p>
      <text:p text:style-name="P47">I ran and walked 3 miles on a treadmill. <text:s/>I walked 0.1 miles at the end of each half mile and averaged 10:57/mile. Running pace: 10:00/mi, Walking pace: 15:00/mi </text:p>
      <text:p text:style-name="P47"/>
      <text:p text:style-name="P47">Fri July 12, 2019 <text:span text:style-name="T1">4.5 miles</text:span> </text:p>
      <text:p text:style-name="P47">I ran 4 miles on hilly roads averaging 9:50/mile then I jogged 0.4 miles</text:p>
      <text:p text:style-name="P47"><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56"><text:soft-page-break/>Sat July 27, 2019 <text:span text:style-name="T1">5 miles</text:span> <text:s/></text:p>
      <text:p text:style-name="P56">I ran and walked 5 miles on hilly roads and averaged about 11:30/mile.</text:p>
      <text:p text:style-name="P56"/>
      <text:p text:style-name="P56">Sun July 28, 2019 <text:span text:style-name="T1">no running</text:span> </text:p>
      <text:p text:style-name="P56"/>
      <text:p text:style-name="P124">Mon July 29, 2019 <text:span text:style-name="T1">4.3 miles</text:span></text:p>
      <text:p text:style-name="P124">I ran with our running group on the Greendale Cemetery 510 meter loop.</text:p>
      <text:p text:style-name="P125">warm up: <text:span text:style-name="T2">1.3 miles</text:span></text:p>
      <text:p text:style-name="P125">Run: <text:span text:style-name="T2">1 x 200m (54s mainly downhill) and jog 300m</text:span></text:p>
      <text:p text:style-name="P126">5 x 510m with about a 300m jog between the runs</text:p>
      <text:p text:style-name="P126">My times: 2:34, 2:34, 2:29, 2:30, 2:21</text:p>
      <text:p text:style-name="P125">Warm down:<text:span text:style-name="T2"> 510m jog</text:span></text:p>
      <text:p text:style-name="P126"/>
      <text:p text:style-name="P125"><text:span text:style-name="T2">Tues July 30, 2019 </text:span>no running</text:p>
      <text:p text:style-name="P126"/>
      <text:p text:style-name="P124">Wed July 31, 2019 <text:span text:style-name="T1">5 miles</text:span></text:p>
      <text:p text:style-name="P124">I ran with our running group on the Greendale Cemetery 510 meter loop.</text:p>
      <text:p text:style-name="P125">warm up: <text:span text:style-name="T2">1 mile in 9:50, rest 2 minutes, 1 mile in 10:45, rest 7 minutes </text:span></text:p>
      <text:p text:style-name="P125">Run: <text:span text:style-name="T2">1 x 200m (54s mainly downhill) and jog 300m</text:span></text:p>
      <text:p text:style-name="P126">5 x 510m with about a 300m jog between the runs</text:p>
      <text:p text:style-name="P126">My times: 2:37, 2:29, 2:22, 2:24, 2:21</text:p>
      <text:p text:style-name="P125">Warm down:<text:span text:style-name="T2"> 510m jog</text:span></text:p>
      <text:p text:style-name="P126"/>
      <text:p text:style-name="P56">Thur Aug 1, 2019 <text:span text:style-name="T1">5 miles</text:span> <text:s/></text:p>
      <text:p text:style-name="P56">I walked and ran 5 miles on slightly hilly roads and averaged 11:20/mile. <text:s/>I walked about 6 minutes total during 4 walks. </text:p>
      <text:p text:style-name="P56"/>
      <text:p text:style-name="P56">Fri Aug 2, 2019 <text:span text:style-name="T1">6 miles</text:span> <text:s/></text:p>
      <text:p text:style-name="P56">I ran 4 miles on hilly roads and averaged 10:04/mile.</text:p>
      <text:p text:style-name="P56">After about 2 hours I walked and ran 2 miles on hilly roads.</text:p>
      <text:p text:style-name="P56"/>
      <text:p text:style-name="P57">In the last week: 25.3 miles</text:p>
      <text:p text:style-name="P57"/>
      <text:p text:style-name="P57"/>
      <text:p text:style-name="P57"/>
      <text:p text:style-name="P58"><text:soft-page-break/>Sat Aug 3, 2019 <text:span text:style-name="T1">5.8 miles</text:span></text:p>
      <text:p text:style-name="P58">I ran with our running group in Greendale Cemetery. <text:s/></text:p>
      <text:p text:style-name="P60">warm up: <text:s/><text:span text:style-name="T2">1.3 miles</text:span></text:p>
      <text:p text:style-name="P60">Run:<text:span text:style-name="T2"> 3 x 1.5 miles: The 1.5 mile course went up, down, up and down on the cemetery main road. <text:s/>There was a total ascent of 176 feet over the 1.5 miles. <text:s/>We rested about 4 minutes after the first and second runs.</text:span></text:p>
      <text:p text:style-name="P58">Times and paces for the runs: 15:11 (10:07/mile), 13:50 (9:13/mile), 13:04 (8:43/mi)</text:p>
      <text:p text:style-name="P58"/>
      <text:p text:style-name="P60"><text:span text:style-name="T2">Sun Aug 4, 2019 </text:span>no running<text:span text:style-name="T2"> <text:s/></text:span></text:p>
      <text:p text:style-name="P58"/>
      <text:p text:style-name="P58">Mon Aug 5, 2019 <text:s/><text:span text:style-name="T1">6.9 miles</text:span></text:p>
      <text:p text:style-name="P58">In the morning I ran 1 mile on a hill with a 250 foot ascent and no descent.</text:p>
      <text:p text:style-name="P58">In the afternoon I ran with our running group on the Greendale Cemetery loop.</text:p>
      <text:p text:style-name="P58"><text:span text:style-name="T1">warm up:</text:span> <text:s/>2.25 miles and rest about 8 minutes</text:p>
      <text:p text:style-name="P58"><text:span text:style-name="T1">Runs and my times:</text:span> </text:p>
      <text:p text:style-name="P58">1x255 m (½ loop = 255 m), 74s </text:p>
      <text:p text:style-name="P58">1x510 m (1 loop = 510 m), <text:s/>2:34 </text:p>
      <text:p text:style-name="P58">1x765 m (1.5 loops =765 m), 4:00</text:p>
      <text:p text:style-name="P58">1x765 m, 3:41 </text:p>
      <text:p text:style-name="P58">1x510 m, 2:21 </text:p>
      <text:p text:style-name="P58">1x255 m, 62s</text:p>
      <text:p text:style-name="P58">We jogged about 255m between the runs.</text:p>
      <text:p text:style-name="P58"><text:span text:style-name="T1">Warm down: </text:span>700m</text:p>
      <text:p text:style-name="P58"/>
      <text:p text:style-name="P58">Tues Aug 6, 2019 <text:span text:style-name="T1">4 miles</text:span></text:p>
      <text:p text:style-name="P58">I ran 4 miles on hilly roads and averaged 9:40/mi.</text:p>
      <text:p text:style-name="P58"/>
      <text:p text:style-name="P58">Wed Aug 7, 2019 <text:s/><text:span text:style-name="T1">5 miles</text:span></text:p>
      <text:p text:style-name="P58">I ran with our running group on the Greendale Cemetery loop.</text:p>
      <text:p text:style-name="P58"><text:span text:style-name="T1">warm up:</text:span> <text:s/>2.5 miles including 200m in 55s</text:p>
      <text:p text:style-name="P58"><text:span text:style-name="T1">Runs and my times:</text:span> </text:p>
      <text:p text:style-name="P58">1x255 m (½ loop = 255 m), 67s </text:p>
      <text:p text:style-name="P58">1x510 m (1 loop = 510 m), <text:s/>2:26 </text:p>
      <text:p text:style-name="P58">1x765 m (1.5 loops =765 m), 3:50</text:p>
      <text:p text:style-name="P58">We jogged about 255m after each run.</text:p>
      <text:p text:style-name="P58"><text:span text:style-name="T1">Warm down: </text:span>1.25 miles</text:p>
      <text:p text:style-name="P58"/>
      <text:p text:style-name="P58">Thur Aug 8, 2019 <text:span text:style-name="T1">no running</text:span></text:p>
      <text:p text:style-name="P47"><text:span text:style-name="T8">Fri Aug 9, 2019 </text:span><text:span text:style-name="T9">no running</text:span></text:p>
      <text:p text:style-name="P60">In the past week: 21.7 miles</text:p>
      <text:p text:style-name="P60"><text:soft-page-break/></text:p>
      <text:p text:style-name="P38">Sat Aug 10, 2019 <text:span text:style-name="T1">10.6 miles</text:span> </text:p>
      <text:p text:style-name="P38">I ran 10 miles around Tamarack Lake with Tim Dunn.</text:p>
      <text:p text:style-name="P38">The first 1.5 miles goes up 324 feet. The course has a total ascent of about 525 feet. Our time was 1:35:10 and we averaged about 9:30/mile. After the first 1.5 miles uphill we averaged about 9:06/mile.</text:p>
      <text:p text:style-name="P38"><text:span text:style-name="T1">Warm down:</text:span> <text:s/>After 20 minutes I jogged 0.6 miles.</text:p>
      <text:p text:style-name="P38"/>
      <text:p text:style-name="P38">Sun Aug 11, 2019 <text:span text:style-name="T1">no running</text:span> </text:p>
      <text:p text:style-name="P38"/>
      <text:p text:style-name="P38">Mon Aug 12, 2019 <text:span text:style-name="T1">7 miles</text:span></text:p>
      <text:p text:style-name="P38">I ran with our running group on the Greendale Cemetery 510 meter loop.</text:p>
      <text:p text:style-name="P38"><text:span text:style-name="T1">warm up:</text:span> 3 miles at about 10:30/mile and rest 2 minutes.</text:p>
      <text:p text:style-name="P43">Run: <text:span text:style-name="T2">1 x 200 meters and 7 x 510 meters with a 300 meter jog between the runs.</text:span></text:p>
      <text:p text:style-name="P38">Times for runs: 55s, 2:41, 2:35, 2:31, 2:24, 2:22, 2:11.2(6:54/mile pace), 2:31 </text:p>
      <text:p text:style-name="P38">The times between the runs averaged about 3:40.</text:p>
      <text:p text:style-name="P43">Warm down: <text:span text:style-name="T2">510 meters</text:span></text:p>
      <text:p text:style-name="P38"/>
      <text:p text:style-name="P43"><text:span text:style-name="T2">Tues Aug 13, 2019 </text:span>no running</text:p>
      <text:p text:style-name="P43"/>
      <text:p text:style-name="P38">Wed <text:s/>Aug 14, 2019 <text:span text:style-name="T1">6 miles</text:span></text:p>
      <text:p text:style-name="P38">I ran with our running group on the Greendale Cemetery 510 meter loop.</text:p>
      <text:p text:style-name="P38"><text:span text:style-name="T1">warm up:</text:span> 2 miles at about 11:00/mile and rest a few minutes.</text:p>
      <text:p text:style-name="P43">Run: <text:span text:style-name="T2">1 x 200 meters and 7 x 510 meters with a 300 meter jog between the runs.</text:span></text:p>
      <text:p text:style-name="P38">Times for runs: 52s, 2:35, 2:33, 2:32, 2:29, 2:27, 2:25, 2:15 </text:p>
      <text:p text:style-name="P38">The times between the runs averaged about 3:40.</text:p>
      <text:p text:style-name="P43">Warm down: <text:span text:style-name="T2">510 meters</text:span></text:p>
      <text:p text:style-name="P38"/>
      <text:p text:style-name="P43"><text:span text:style-name="T2">Thur Aug 15, 2019 </text:span>4.2 miles<text:span text:style-name="T2"> <text:s/></text:span></text:p>
      <text:p text:style-name="P38">I ran 4 miles and averaged 9:50/mile. <text:s/>The run included 2.2 miles on hilly roads and 2 miles on the college track. </text:p>
      <text:p text:style-name="P38"/>
      <text:p text:style-name="P38">Fri Aug 16, 2019 <text:span text:style-name="T1">3 miles</text:span> </text:p>
      <text:p text:style-name="P38">I ran 3 miles on hilly roads and averaged 9:15/mile.</text:p>
      <text:p text:style-name="P38"/>
      <text:p text:style-name="P43">In the past week: 30.6 miles </text:p>
      <text:p text:style-name="P43"/>
      <text:p text:style-name="P43"/>
      <text:p text:style-name="P43"><text:soft-page-break/></text:p>
      <text:p text:style-name="P38">Sat Aug 17, 2019 <text:span text:style-name="T1">3 miles</text:span></text:p>
      <text:p text:style-name="P38">I ran 3 miles on hilly roads and averaged 8:56/mile.</text:p>
      <text:p text:style-name="P38"/>
      <text:p text:style-name="P38">Sun Aug 18, 2019 <text:span text:style-name="T1">no running </text:span></text:p>
      <text:p text:style-name="P43"/>
      <text:p text:style-name="P38">Mon Aug 19, 2019 <text:span text:style-name="T1">4 miles</text:span> <text:s/></text:p>
      <text:p text:style-name="P38">I walked 0.1 miles at the beginning of each ½ mile and averaged 12:00/mile for 4 miles.</text:p>
      <text:p text:style-name="P38"/>
      <text:p text:style-name="P38">Tues Aug 20, 2019 <text:span text:style-name="T1">5 miles</text:span> <text:s/></text:p>
      <text:p text:style-name="P38">I ran 5 miles and averaged 9:46/mile. <text:s/>The middle mile was in 9:30 on the Allegheny track. <text:s/>The other 4 miles were on hilly roads.</text:p>
      <text:p text:style-name="P38"/>
      <text:p text:style-name="P38">Wed Aug 21, 2019 <text:s/><text:span text:style-name="T1">6 miles</text:span></text:p>
      <text:p text:style-name="P38">I ran with 4 other runners on the 510 meter loop in Greendale Cemetery.</text:p>
      <text:p text:style-name="P43">warm up: <text:s/><text:span text:style-name="T2">2 miles at about 11:00/mile and rest a few minutes</text:span></text:p>
      <text:p text:style-name="P43">Run:<text:span text:style-name="T2"> </text:span></text:p>
      <text:p text:style-name="P38">1 x 200m in 55s with a 200m jog after</text:p>
      <text:p text:style-name="P38">2 x 510m in 2:34 and 2:35 with a 300m jog after each</text:p>
      <text:p text:style-name="P38">2 x 1020m in 5:11 and 5:17 with a 510m jog after each</text:p>
      <text:p text:style-name="P38">1 x 510m in 2:25 with a 510 m jog after</text:p>
      <text:p text:style-name="P38"/>
      <text:p text:style-name="P38">Thur Aug 22, 2019 <text:span text:style-name="T1">5 miles</text:span> <text:s text:c="3"/></text:p>
      <text:p text:style-name="P38">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8">Tuesday's splits: <text:s/>10:17, 9:36, 9:30, 10:00, 9:29<text:tab/></text:p>
      <text:p text:style-name="P38">Today's splits: <text:s text:c="5"/>11:06, 9:46, 9:34, <text:s/>9:29, 8:54</text:p>
      <text:p text:style-name="P38"/>
      <text:p text:style-name="P38">Fri Aug 23, 2019 <text:span text:style-name="T1">4 miles</text:span> <text:s text:c="2"/></text:p>
      <text:p text:style-name="P38">I ran 4 miles on roads that were slightly hillier than the 4 miles of roads that I ran yesterday and on Tuesday. <text:s/>I averaged 9:37/mile which was faster today. <text:s text:c="2"/></text:p>
      <text:p text:style-name="P38"/>
      <text:p text:style-name="P43">In the past week: 27 miles</text:p>
      <text:p text:style-name="P38"/>
      <text:p text:style-name="P38"/>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8"><text:soft-page-break/>Sat Aug 31, 2019 <text:span text:style-name="T1">8 miles </text:span></text:p>
      <text:p text:style-name="P58">I ran the<text:span text:style-name="T1"> </text:span>Stop, Drop and Run 10K Run that started and finished at the Barnegat Municipal Dock in Barnegat, NJ</text:p>
      <text:p text:style-name="P60">warm up: <text:span text:style-name="T2">2 miles at various paces</text:span></text:p>
      <text:p text:style-name="P60">Run:<text:span text:style-name="T2"> After the halfway point I passed about 5 runners and came in 14</text:span><text:span text:style-name="T6">th</text:span><text:span text:style-name="T2"> out of 41 runners. <text:s/>Final time and average pace: 53:58 (8:41/mile)</text:span></text:p>
      <text:p text:style-name="P58">Mile splits: 8:58, 8:49, 8:43, 8:31, 8:40, 8:30</text:p>
      <text:p text:style-name="P58"/>
      <text:p text:style-name="P60"><text:span text:style-name="T2">Sun Sept 1, 2019 <text:s/></text:span>no running </text:p>
      <text:p text:style-name="P58">We drove home 460 miles.</text:p>
      <text:p text:style-name="P58"/>
      <text:p text:style-name="P58">Mon Sept 2, 2019 <text:span text:style-name="T1">5 miles</text:span> <text:s/></text:p>
      <text:p text:style-name="P58">I ran 5 miles out and back on hilly roads and averaged 10:35/mile. The sum of all the ascents along the course is about 380 feet.</text:p>
      <text:p text:style-name="P58"/>
      <text:p text:style-name="P58">Tues Sept 3, 2019 <text:span text:style-name="T1">1 mile</text:span> </text:p>
      <text:p text:style-name="P58">I jogged ½ mile to the Wise Center. <text:s/>At center I used weight machines for a full body workout. Then I jogged ½ mile home.</text:p>
      <text:p text:style-name="P58"/>
      <text:p text:style-name="P58">Wed Sept 4, 2019 <text:span text:style-name="T1">6.5 miles</text:span></text:p>
      <text:p text:style-name="P58">I ran on the Greendale Cemetery loop with 4 other runners.</text:p>
      <text:p text:style-name="P60">warm up: <text:s text:c="2"/><text:span text:style-name="T2">0.3 mile jog to the cemetery</text:span></text:p>
      <text:p text:style-name="P58">2 miles on the 510 meter loop averaging about 10:25/mile</text:p>
      <text:p text:style-name="P58">a few minute rest and then a 510 meter jog followed by a few minute rest</text:p>
      <text:p text:style-name="P60">Run:<text:span text:style-name="T2"> <text:s/>1 x 200m, Time: 57s, <text:s/>jog 200m </text:span></text:p>
      <text:p text:style-name="P58">2 x 510m, Times: 2:43, 2:38, jog 300m after each</text:p>
      <text:p text:style-name="P58">2 x 1020m, Times: (2:40+2:34) = 5:14, (2:31+2:26) = 4:57, jog 510m after each</text:p>
      <text:p text:style-name="P58">1 x 510m, Time: 2:15.8, jog 510m</text:p>
      <text:p text:style-name="P58">Running got easier for me as I ran. That's why my times got faster as I ran. <text:s/>That's also why I need to take a long warm up before racing and running intervals.</text:p>
      <text:p text:style-name="P58">Note: 1020m in 4:57 is 7:49/mile, <text:s/>510m in 2:15.8 is 7:07/mile <text:s/></text:p>
      <text:p text:style-name="P58"/>
      <text:p text:style-name="P58">Thurs <text:s/>Sept 5, 2019 <text:span text:style-name="T1">1 mile</text:span> </text:p>
      <text:p text:style-name="P58">I jogged ½ mile to the Wise Center. <text:s/>At the center I used weight machines for about 20 minutes for a full body workout. Then I jogged ½ mile home. <text:s/></text:p>
      <text:p text:style-name="P58"/>
      <text:p text:style-name="P58">Fri Sept 6, 2019 <text:span text:style-name="T1">4.5 miles</text:span></text:p>
      <text:p text:style-name="P58">I ran 4.5 miles on hilly roads and averaged 9:02/mile. The last ½ mile was in 4:00.</text:p>
      <text:p text:style-name="P58"/>
      <text:p text:style-name="P60">In the past week: 26 miles <text:s/></text:p>
      <text:p text:style-name="P38"><text:soft-page-break/>Sat Sept 7, 2019 <text:span text:style-name="T1">5 miles</text:span> <text:s/></text:p>
      <text:p text:style-name="P38">I ran 6 x ½ mile with a ¼ mile jog before each ½ mile run and a ½ mile jog after the last ½ mile run. <text:s/>The jogs were at about 12:30/mile pace.</text:p>
      <text:p text:style-name="P43">½ mile times: <text:span text:style-name="T2">The first 3 averaged 4:20 and the second 3 averaged 3:57.</text:span></text:p>
      <text:p text:style-name="P38"/>
      <text:p text:style-name="P38">Sun Sept 8, 2019 <text:span text:style-name="T1">1 mile</text:span> </text:p>
      <text:p text:style-name="P38">I ran ½ mile down to the Wise Center in 4:44. <text:s/>At the center I used weight machines for about 22 minutes for a full body workout. Then I ran uphill ½ mile home in 6:25. </text:p>
      <text:p text:style-name="P38"/>
      <text:p text:style-name="P38">Mon Sept 9, 2019 <text:span text:style-name="T1">3.75 miles</text:span> </text:p>
      <text:p text:style-name="P38">I ran with 6 other runners on the high school track.</text:p>
      <text:p text:style-name="P38"><text:span text:style-name="T1">warm up:</text:span> 1.75 miles at various paces</text:p>
      <text:p text:style-name="P38"><text:span text:style-name="T1">Run:</text:span> 1 x 200m in 57s followed by a 200m jog</text:p>
      <text:p text:style-name="P38">4 x 400m run with a 200m jog between the runs</text:p>
      <text:p text:style-name="P38">Times: 1:58, 1:57, 2:01, 1:52</text:p>
      <text:p text:style-name="P38">The jogs were at about 12:00/mile.</text:p>
      <text:p text:style-name="P38"><text:span text:style-name="T1">Warm down: </text:span><text:s/>400m jog</text:p>
      <text:p text:style-name="P38"/>
      <text:p text:style-name="P38">Tues Sept 10, 2019 <text:span text:style-name="T1">no running</text:span></text:p>
      <text:p text:style-name="P38"/>
      <text:p text:style-name="P38">Wed <text:s/>Sept 11, 2019 <text:span text:style-name="T1">5 miles</text:span></text:p>
      <text:p text:style-name="P38">I ran with 5 other runners on the high school track.</text:p>
      <text:p text:style-name="P38"><text:span text:style-name="T1">warm up:</text:span> <text:s/>3 miles at various paces including 2 x 200m in 57s and 62s</text:p>
      <text:p text:style-name="P38"><text:span text:style-name="T1">Run:</text:span> 3200m in (8:00 + 8:05) = 16:05 </text:p>
      <text:p text:style-name="P38"/>
      <text:p text:style-name="P38">Thur Sept 12, 2019 <text:span text:style-name="T1">no running</text:span></text:p>
      <text:p text:style-name="P38">We flew to San Diego California for a wedding.</text:p>
      <text:p text:style-name="P38"/>
      <text:p text:style-name="P38">Fri Sept 13, 2019 <text:span text:style-name="T1">3 miles</text:span></text:p>
      <text:p text:style-name="P38">I ran 3 miles on a sidewalk that went along the Pacific Ocean shoreline in </text:p>
      <text:p text:style-name="P38">La Jolla Ca.</text:p>
      <text:p text:style-name="P38"/>
      <text:p text:style-name="P43">In the past week: 17.8 miles</text:p>
      <text:p text:style-name="P38"/>
      <text:p text:style-name="P38"/>
      <text:p text:style-name="P38"/>
      <text:p text:style-name="P38"/>
      <text:p text:style-name="P62"><text:soft-page-break/>Sat Sept 14, 2019 <text:span text:style-name="T1">3 miles</text:span> <text:s/></text:p>
      <text:p text:style-name="P62">I ran 3 miles on a sidewalk that went along the Pacific Ocean shoreline in </text:p>
      <text:p text:style-name="P62">La Jolla Ca.</text:p>
      <text:p text:style-name="P62"/>
      <text:p text:style-name="P62">Sun Sept 15, 2019 <text:span text:style-name="T1">no running</text:span></text:p>
      <text:p text:style-name="P63"/>
      <text:p text:style-name="P63"><text:span text:style-name="T2">Mon Sept 16, 2019 </text:span>no running </text:p>
      <text:p text:style-name="P62">We flew home.</text:p>
      <text:p text:style-name="P62"/>
      <text:p text:style-name="P62">Tues Sept 17, 2019 <text:span text:style-name="T1">4 miles</text:span></text:p>
      <text:p text:style-name="P62">I walked 4 x ¼ mile during the 4 miles and averaged 12:15/mile. <text:s/>The ratio of walking to running distances was 1/3. </text:p>
      <text:p text:style-name="P62"/>
      <text:p text:style-name="P62">Wed Sept 18, 2019 <text:span text:style-name="T1">5 miles </text:span></text:p>
      <text:p text:style-name="P62">I walked and ran 5 miles on hilly roads and grass and averaged 13:30/mile.</text:p>
      <text:p text:style-name="P62"/>
      <text:p text:style-name="P63">I am thinking about walk/run routines I could use in a long run.</text:p>
      <text:p text:style-name="P63"/>
      <text:p text:style-name="P62">Thurs <text:s/>Sept 19, 2019 <text:span text:style-name="T1">5 miles </text:span></text:p>
      <text:p text:style-name="P62">I walked and ran 5 miles on hilly roads and averaged 13:00/mile.</text:p>
      <text:p text:style-name="P62"/>
      <text:p text:style-name="P62">Fri <text:s/>Sept 20, 2019 <text:span text:style-name="T1">5 miles </text:span></text:p>
      <text:p text:style-name="P62">I walked and ran 5 miles on hilly roads and averaged 13:15/mile.</text:p>
      <text:p text:style-name="P62"/>
      <text:p text:style-name="P62"/>
      <text:p text:style-name="P62"/>
      <text:p text:style-name="P63">In the past week: 22 miles</text:p>
      <text:p text:style-name="P63"/>
      <text:p text:style-name="P38"><text:soft-page-break/>Sat Sept 21, 2019 <text:span text:style-name="T1">6 miles </text:span></text:p>
      <text:p text:style-name="P38">I walked and ran 5 miles on hilly roads and averaged 13:15/mile.</text:p>
      <text:p text:style-name="P38"/>
      <text:p text:style-name="P38">Sun Sept 22, 2019 <text:span text:style-name="T1">1 mile</text:span> <text:s text:c="2"/></text:p>
      <text:p text:style-name="P38">Half mile run down to the Wise Center.</text:p>
      <text:p text:style-name="P38">I used 15 weight machines and did crunches and push ups for a full body workout in 19 minutes.</text:p>
      <text:p text:style-name="P38">Rest 1:15 and a half mile run uphill in 6:18</text:p>
      <text:p text:style-name="P38"/>
      <text:p text:style-name="P38">Mon Sept 23, 2019 <text:span text:style-name="T1">9.35 miles <text:s/></text:span></text:p>
      <text:p text:style-name="P38">In the morning I walked and ran 7.35 miles on hilly roads and averaged 13:12/mile. In the afternoon I ran 2 miles on the high school track at various paces with some of the run at about 9:00/mile. </text:p>
      <text:p text:style-name="P38"/>
      <text:p text:style-name="P38">Tues Sept 24, 2019 <text:span text:style-name="T1">1 mile</text:span> <text:s/></text:p>
      <text:p text:style-name="P38">Half mile run down to the Wise Center.</text:p>
      <text:p text:style-name="P38">I used 15 weight machines and did crunches and push ups for a full body workout in 17 minutes.</text:p>
      <text:p text:style-name="P38">for Rest about 1 minute and a half mile run uphill in 5:48</text:p>
      <text:p text:style-name="P38"/>
      <text:p text:style-name="P38">Wed Sept 25, 2019 <text:span text:style-name="T1">9.1 miles</text:span></text:p>
      <text:p text:style-name="P38">In the morning I walked about 0.1 mile during each mile and averaged 12:18/mile 6 miles on hilly roads.</text:p>
      <text:p text:style-name="P38">In the afternoon I ran with 5 other runners on the high school track.</text:p>
      <text:list xml:id="list5035747186209856590" text:style-name="L2">
        <text:list-item>
          <text:list>
            <text:list-header>
              <text:p text:style-name="P159">1.75 mile warm up at about 10:00/mile and rest a few minutes</text:p>
              <text:p text:style-name="P159">1 x 200, 4 x 400, 1 x 200 with about a 350m jog after each run. <text:s/></text:p>
              <text:p text:style-name="P159">Times: 57s, 2:00, 1:58, 2:01, 1:59, 57s</text:p>
            </text:list-header>
          </text:list>
        </text:list-item>
      </text:list>
      <text:p text:style-name="P38"/>
      <text:p text:style-name="P38">Thur Sept 26, 2019 <text:span text:style-name="T1">5 miles</text:span></text:p>
      <text:p text:style-name="P40">I walked and ran 5 miles on hilly roads and averaged 13:08/mile.</text:p>
      <text:p text:style-name="P38"/>
      <text:p text:style-name="P38">Fri Sept 27, 2019 <text:span text:style-name="T1">5 miles</text:span> <text:s/></text:p>
      <text:p text:style-name="P39"><text:span text:style-name="T1">warm up:</text:span> 1 mile to the Allegheny College track in 9:40 and rested 4 minutes.</text:p>
      <text:p text:style-name="P39"><text:span text:style-name="T1">Run:</text:span> 3 miles on the track in 26:11. I ran slightly wide on the turns so each lap was ¼ mile. Splits: 8:55, 8:53, 8:23</text:p>
      <text:p text:style-name="P39">The ¼ mile splits for the last mile: 2:11, 2:09, 2:06, 1:57</text:p>
      <text:p text:style-name="P44">Warm down: <text:span text:style-name="T2">rest a few minutes and jog 1 mile home</text:span></text:p>
      <text:p text:style-name="P44">In the past week:<text:span text:style-name="T2"> </text:span>36.5 miles</text:p>
      <text:p text:style-name="P39"><text:soft-page-break/>Sat Sept 28, 2019 <text:span text:style-name="T1">6.25 miles</text:span> <text:s/></text:p>
      <text:p text:style-name="P39"><text:span text:style-name="T1">Run: </text:span>I ran 5.75 miles with Jim Fitch and averaged 10:45 including the uphill first mile in 12:02 and downhill last ½ mile in 4:45.</text:p>
      <text:p text:style-name="P44">Warm down: <text:span text:style-name="T2">After talking for a while I jogged ½ mile home.</text:span></text:p>
      <text:p text:style-name="P39"/>
      <text:p text:style-name="P44"><text:span text:style-name="T2">Sun Sept 29, 2019 </text:span>6 miles<text:span text:style-name="T2"> <text:s/></text:span></text:p>
      <text:p text:style-name="P39">I ran 6 miles out and back on a course with a total ascent of 443 feet.</text:p>
      <text:p text:style-name="P39">Splits: 10:01, 10:00, 9:57, 10:00, 9:51, 7:57 <text:s/>Average pace: 9:38</text:p>
      <text:p text:style-name="P39">I tried to run about 10:00 for each of the first 5 miles.</text:p>
      <text:p text:style-name="P39"/>
      <text:p text:style-name="P39">Mon Sept 30, 2019 <text:span text:style-name="T1">5 miles</text:span> </text:p>
      <text:p text:style-name="P39">I ran with 4 other runners on the high school track</text:p>
      <text:p text:style-name="P39"><text:span text:style-name="T1">warm up:</text:span> 2 miles in 10:15 + 9:34 = 19:49 and rest a few minutes</text:p>
      <text:p text:style-name="P44">Run: <text:s/><text:span text:style-name="T2">2 x 200m, 6 x 400m with a 200m jog after each. <text:s/></text:span></text:p>
      <text:p text:style-name="P39">Times: 58s, 1:02, 2:02, 2:00, 2:02, 1:54, 2:02, 1:59</text:p>
      <text:p text:style-name="P44">Warm down: <text:span text:style-name="T2">jog</text:span> <text:span text:style-name="T2">600m </text:span></text:p>
      <text:p text:style-name="P39"/>
      <text:p text:style-name="P44"><text:span text:style-name="T2">Tues Oct 1, 2019 </text:span>5 miles<text:span text:style-name="T2"> </text:span></text:p>
      <text:p text:style-name="P39">I walked and ran 5 miles on hilly roads and averaged 13:00/mile.</text:p>
      <text:p text:style-name="P39"/>
      <text:p text:style-name="P44"><text:span text:style-name="T2">Wed Oct 2, 2019 </text:span>4.75 miles<text:span text:style-name="T2"> <text:s text:c="2"/></text:span></text:p>
      <text:p text:style-name="P39">I ran on the high school track with 6 other runners.</text:p>
      <text:p text:style-name="P44">warm up: <text:s/><text:span text:style-name="T2">2.25 miles at about 10:20/mile, 1 x 200 in 64s, and jog 200m</text:span></text:p>
      <text:p text:style-name="P44">Run: <text:span text:style-name="T2">2 miles in 16:11, Splits: 8:12, 7:59</text:span></text:p>
      <text:p text:style-name="P44">warm down: <text:span text:style-name="T2">400m jog</text:span></text:p>
      <text:p text:style-name="P39"/>
      <text:p text:style-name="P44"><text:span text:style-name="T2">Thur Oct 3, 2019 </text:span>7.35 miles<text:span text:style-name="T2"> <text:s/></text:span></text:p>
      <text:p text:style-name="P39">I ran and walked 7.35 miles on hilly roads and averaged 12:30/mile.</text:p>
      <text:p text:style-name="P39"/>
      <text:p text:style-name="P39">Fri Oct 4, 2019 <text:span text:style-name="T1">6 miles</text:span> <text:s/></text:p>
      <text:p text:style-name="P39">I ran 6 miles on a hilly course and averaged 11:23/mile.</text:p>
      <text:p text:style-name="P39"/>
      <text:p text:style-name="P39"/>
      <text:p text:style-name="P39"/>
      <text:p text:style-name="P44">In the past week: 40.35 miles</text:p>
      <text:p text:style-name="P44"/>
      <text:p text:style-name="P44"/>
      <text:p text:style-name="P44"/>
      <text:p text:style-name="P44"><text:soft-page-break/><text:span text:style-name="T2">Sat Oct 5, 2019</text:span> 16 miles <text:s text:c="2"/></text:p>
      <text:p text:style-name="P39">I ran and walked 16 miles with Jim Fitch on somewhat hilly roads. <text:s/></text:p>
      <text:p text:style-name="P39">5 miles averaging 13:17/mile and rest about 4 minutes</text:p>
      <text:p text:style-name="P39">5 miles averaging 12:58/mile and rest about 4 minutes</text:p>
      <text:list xml:id="list1345632229861997752" text:style-name="L3">
        <text:list-item>
          <text:list>
            <text:list-header>
              <text:p text:style-name="P160">5.5 miles averaging 12:27/mile</text:p>
              <text:p text:style-name="P160">After resting a few minutes I jogged ½ mile home.</text:p>
            </text:list-header>
          </text:list>
        </text:list-item>
      </text:list>
      <text:p text:style-name="P39"/>
      <text:p text:style-name="P39">Sun Oct 6, 2019 <text:span text:style-name="T1">no running</text:span> <text:s/></text:p>
      <text:p text:style-name="P39"/>
      <text:p text:style-name="P39">Mon Oct 7, 2019 <text:span text:style-name="T1">9.6 miles</text:span></text:p>
      <text:p text:style-name="P39"><text:span text:style-name="T1">In the morning I ran and walked 7 miles on hilly roads. </text:span><text:s/></text:p>
      <text:p text:style-name="P39">I ran the first 2 miles without walking and averaged 10:30/mile. <text:s/>For the last 5 miles I walked 0.2 miles at the beginning of each ½ mile and ran the rest. The average pace while I was walking and running was about 13:00/mile.</text:p>
      <text:p text:style-name="P44">In the afternoon I ran and jogged 3.6 miles on the high school track.</text:p>
      <text:p text:style-name="P39">The workout included a 1.5 mile warm up and: 1 x 200m (66s), 1 x 400m (2:27), 1 x 800m (4:56), 1 x 400m (2:30), 1 x 200m (60s). </text:p>
      <text:p text:style-name="P39">I jogged 200m or 400m after each run, and warmed down with a 400m jog. </text:p>
      <text:p text:style-name="P39"/>
      <text:p text:style-name="P39">Tues Oct 8, 2019 <text:s/><text:span text:style-name="T1">no running</text:span></text:p>
      <text:p text:style-name="P44"/>
      <text:p text:style-name="P39">Wed Oct 9, 2019 <text:span text:style-name="T1">7.75 miles</text:span></text:p>
      <text:p text:style-name="P39"><text:span text:style-name="T1">In the early afternoon I ran and walked 4 miles on hilly roads. </text:span><text:s/></text:p>
      <text:p text:style-name="P39">The first 2 miles I ran without walking and averaged 9:41/mile.</text:p>
      <text:p text:style-name="P39">The next 2 miles I walked 0.2 miles at the beginning of each ½ mile and averaged: 13:03/mile</text:p>
      <text:p text:style-name="P44">In late afternoon I ran with 6 other runners on the high school track.</text:p>
      <text:p text:style-name="P39"><text:span text:style-name="T1">warm up:</text:span> 1.5 miles at <text:s/>about 10:00/mile and rest a few minutes</text:p>
      <text:p text:style-name="P39"><text:span text:style-name="T1">Run:</text:span> 2 x 200m in 58s and 59s and 4 x 400 in 2:03, 2:00, 1:58, 1:59</text:p>
      <text:p text:style-name="P39">We jogged 200m after each run and another 400m at the end to warm down.</text:p>
      <text:p text:style-name="P39"/>
      <text:p text:style-name="P39">Thurs Oct 10, 2019 <text:span text:style-name="T1">no running</text:span> <text:s text:c="2"/></text:p>
      <text:p text:style-name="P39"/>
      <text:p text:style-name="P39">Fri Oct 11, 2019 7 miles</text:p>
      <text:p text:style-name="P39">I ran 7 miles on hilly roads and averaged 11:03/mile</text:p>
      <text:p text:style-name="P39"/>
      <text:p text:style-name="P39"><text:span text:style-name="T1">In the past week: 40.4 miles</text:span> </text:p>
      <text:p text:style-name="P39"/>
      <text:p text:style-name="P64"><text:soft-page-break/>I signed up for the Erie Endurance Run next Saturday October 19. <text:s/>I am not going to run too much leading up to that event.</text:p>
      <text:p text:style-name="P64"/>
      <text:p text:style-name="P65">Sat Oct 12, 2019 <text:span text:style-name="T1">no running</text:span></text:p>
      <text:p text:style-name="P65"/>
      <text:p text:style-name="P65">Sun Oct 13, 2019 <text:span text:style-name="T1">3</text:span> <text:span text:style-name="T1">miles</text:span> <text:s text:c="2"/></text:p>
      <text:p text:style-name="P65">I ran 3 miles on hilly roads and averaged 11:04/mile.</text:p>
      <text:p text:style-name="P65"/>
      <text:p text:style-name="P65">Mon Oct 14, 2019 <text:span text:style-name="T1">2.5 miles</text:span> <text:s/></text:p>
      <text:p text:style-name="P65">I ran and jogged 2.5 miles</text:p>
      <text:p text:style-name="P65"/>
      <text:p text:style-name="P65">Tues Oct 15, 2019 <text:span text:style-name="T1">no running</text:span> <text:s text:c="2"/></text:p>
      <text:p text:style-name="P65"/>
      <text:p text:style-name="P65">Wed Oct 16, 2019 <text:span text:style-name="T1">2 miles </text:span></text:p>
      <text:p text:style-name="P65">I ran and jogged 2 miles</text:p>
      <text:p text:style-name="P65"/>
      <text:p text:style-name="P65">Thur Oct 17, 2019 <text:span text:style-name="T1">2.5 miles</text:span></text:p>
      <text:p text:style-name="P65">I ran 2.5 miles on the Wise Center indoor track.</text:p>
      <text:p text:style-name="P65">Splits: 10:20, 10:47, 5:29</text:p>
      <text:p text:style-name="P65"/>
      <text:p text:style-name="P65">Fri Oct 18, 2019 <text:span text:style-name="T1">2.5 miles</text:span> </text:p>
      <text:p text:style-name="P65">I ran 2.5 miles on a treadmill at the Wise Center.</text:p>
      <text:p text:style-name="P65"/>
      <text:p text:style-name="P65"/>
      <text:p text:style-name="P64">In the past week: 12.5 miles</text:p>
      <text:p text:style-name="P64"/>
      <text:p text:style-name="P48">Sat Oct 19, 2019 <text:s/><text:span text:style-name="T1">23.1 miles</text:span> </text:p>
      <text:p text:style-name="P48">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66"><text:soft-page-break/><text:span text:style-name="T2">Sat Nov 16, 2019 </text:span>5.5 miles <text:s/></text:p>
      <text:p text:style-name="P69">I ran on a Wise Center treadmill.</text:p>
      <text:p text:style-name="P66">warm up: <text:s/><text:span text:style-name="T2">1 mile in 9:11 at various paces some as fast as 8:35/mile</text:span></text:p>
      <text:p text:style-name="P66">Run:<text:span text:style-name="T2"> 1 x ½ mile, 4 x ¼ mile, 1 x ½ mile. <text:s/>I jogged ¼ mile before each run. The jogging pace was about 12:00/mile.</text:span></text:p>
      <text:p text:style-name="P69">Times for runs: 4:00, 2:00, 2:00 (147bpm), 2:00, 2:00 (148bpm), 4:00 (153bpm)</text:p>
      <text:p text:style-name="P69">The 3 pulse rates given are the pulses at the end of a run.</text:p>
      <text:p text:style-name="P66">Warm down:<text:span text:style-name="T2"> ½ mile in in 6:00. <text:s text:c="2"/></text:span></text:p>
      <text:p text:style-name="P69"/>
      <text:p text:style-name="P66"><text:span text:style-name="T2">Sun Nov 17, 2019 </text:span>no running<text:span text:style-name="T2"> <text:s/></text:span></text:p>
      <text:p text:style-name="P69"/>
      <text:p text:style-name="P66"><text:span text:style-name="T2">Mon Nov 18, 2019 </text:span>6 miles <text:span text:style-name="T2"><text:s/></text:span></text:p>
      <text:p text:style-name="P66">warm up:<text:span text:style-name="T2"> ½ mile run down to the Wise Center, and a few minute rest </text:span></text:p>
      <text:p text:style-name="P66">Run:<text:span text:style-name="T2"> <text:s/>5 miles in 44:35 or 8:55/mile</text:span></text:p>
      <text:p text:style-name="P69">Mile splits and pulses at the end of each mile:</text:p>
      <text:p text:style-name="P69">9:19 (143 bpm), 9:04 (144 bpm), 8:57 (1:50 bpm), 8:50 (155 bpm), 8:25 (163 bpm)</text:p>
      <text:p text:style-name="P69">The last ¼ mile was in 2:01.</text:p>
      <text:p text:style-name="P66">Warm down:<text:span text:style-name="T2"> ½ mile in about 6:00</text:span></text:p>
      <text:p text:style-name="P69"/>
      <text:p text:style-name="P66"><text:span text:style-name="T2">Tues Nov 19, 2019 </text:span>6.9 miles<text:span text:style-name="T2"> <text:s/></text:span></text:p>
      <text:p text:style-name="P69"><text:span text:style-name="T1">warm up: </text:span>0.6 miles down to the Wise Center<text:span text:style-name="T1"> </text:span>and 0.05 mile lead into a 6 mile run on a Wise Center treadmill. <text:s text:c="2"/></text:p>
      <text:p text:style-name="P70"><text:span text:style-name="T1">Run:</text:span> 6 miles in 56:50 or 9:28/mile</text:p>
      <text:p text:style-name="P70">Splits and pulses at the end of each mile:</text:p>
      <text:p text:style-name="P69">9:30 (133bpm), 9:22 (137bpm), 9:36 (140bpm), 9:30 (142bpm), 9:23 (144bpm)</text:p>
      <text:p text:style-name="P69">9:29 (145bpm)</text:p>
      <text:p text:style-name="P69"><text:span text:style-name="T1">Warm down:</text:span> <text:s/>1/4 mile in about 2:40</text:p>
      <text:p text:style-name="P69"/>
      <text:p text:style-name="P69">Wed Nov 20, 2019 <text:s/><text:span text:style-name="T1">no running</text:span> <text:s/></text:p>
      <text:p text:style-name="P69"/>
      <text:p text:style-name="P69">Thur Nov 21, 2019 <text:span text:style-name="T1">2.85 miles</text:span></text:p>
      <text:p text:style-name="P69">I ran on a Wise Center treadmill. </text:p>
      <text:p text:style-name="P69"><text:span text:style-name="T1">warm up:</text:span> <text:s/>0.1 mile lead into 2 miles, 2 miles in 9:48 and 9:31 and a 4 minutes rest</text:p>
      <text:p text:style-name="P69"><text:span text:style-name="T1">Run: </text:span><text:s/>0.25 miles in about 2:30 and 0.7 miles at 8:00/mile pace.</text:p>
      <text:p text:style-name="P69"><text:span text:style-name="T1">Warm down:</text:span> ½ mile in 6:00</text:p>
      <text:p text:style-name="P69"/>
      <text:p text:style-name="P69">Fri Nov 22, 2019 <text:span text:style-name="T1">5.3 miles</text:span></text:p>
      <text:p text:style-name="P69">I ran on a Wise Center treadmill <text:s/></text:p>
      <text:p text:style-name="P69"><text:span text:style-name="T1">warm up: </text:span><text:s/>0.05 mile lead into 2 miles, 2 miles in 9:31 and 9:01 and a 4 minutes rest</text:p>
      <text:p text:style-name="P69"><text:span text:style-name="T1">Run:</text:span> <text:s/>6 x ¼ mile in 2:00 with a ¼ mile jog before each run in about 3:00.</text:p>
      <text:p text:style-name="P69">Pulses at the end of each run: ?, 150, 151, 152, 150, 153</text:p>
      <text:p text:style-name="P69"><text:span text:style-name="T1">Warm down: </text:span><text:s/>¼ mile in about 2:30</text:p>
      <text:p text:style-name="P69"><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66">In the last week: 21 miles</text:p>
      <text:p text:style-name="P66"/>
      <text:p text:style-name="P66"/>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9"><text:span text:style-name="T13">Warm down:</text:span><text:span text:style-name="T12">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9"><text:soft-page-break/>Sat Dec 7, 2019<text:span text:style-name="T1"> 4.5 miles </text:span></text:p>
      <text:p text:style-name="P49">I ran on a course that had rolling hills but it wasn't the same one as yesterday.</text:p>
      <text:p text:style-name="P49"><text:span text:style-name="T1">warm up:</text:span> <text:s/>¼ mile jog</text:p>
      <text:p text:style-name="P53">Run: <text:span text:style-name="T2">4 miles in 39:01 or 9:45/mile</text:span></text:p>
      <text:p text:style-name="P49">Splits: 10:11, 9:45, 9:55, 9:10</text:p>
      <text:p text:style-name="P49"><text:span text:style-name="T1">Warm down:</text:span> <text:s/>¼ mile jog</text:p>
      <text:p text:style-name="P49"/>
      <text:p text:style-name="P49">Sun Dec 8, 2019 <text:span text:style-name="T1">no running</text:span> <text:s text:c="2"/></text:p>
      <text:p text:style-name="P49"/>
      <text:p text:style-name="P49">Mon Dec 9, 2019 <text:span text:style-name="T1">3.6 miles</text:span> <text:s/></text:p>
      <text:p text:style-name="P49">I ran on a treadmill in the Country Inn in California MD.</text:p>
      <text:p text:style-name="P49"><text:span text:style-name="T1">Run:</text:span> 3.6 miles</text:p>
      <text:p text:style-name="P49">Approximate splits and pulses: </text:p>
      <text:p text:style-name="P49">9:45 (?), 9:30 (143 bpm), 9:00 (156 bpm)</text:p>
      <text:p text:style-name="P53">Warm down: <text:s/><text:span text:style-name="T2">0.6 miles at about 9:55/mile pace</text:span></text:p>
      <text:p text:style-name="P49"/>
      <text:p text:style-name="P53"><text:span text:style-name="T2">Tues Dec 10, 2019</text:span> 4.9 miles </text:p>
      <text:p text:style-name="P49">I ran the same course as thee days ago with rolling hills. </text:p>
      <text:p text:style-name="P49"><text:span text:style-name="T1">warm up:</text:span> <text:s/>¼ mile jog</text:p>
      <text:p text:style-name="P53">Run: <text:span text:style-name="T2">4 miles in 37:18 or 9:20/mile</text:span></text:p>
      <text:p text:style-name="P49">Splits and pulses: 9:42(?), 9:30 (106 bpm), 9:30 (143 bpm), 8:37 (165 bpm)</text:p>
      <text:p text:style-name="P49"><text:span text:style-name="T1">Warm down:</text:span> <text:s/>0.65 mile jog</text:p>
      <text:p text:style-name="P49"/>
      <text:p text:style-name="P49">Wed Dec 11, 2019 <text:span text:style-name="T1">3.25 miles</text:span> <text:s/></text:p>
      <text:p text:style-name="P49"><text:span text:style-name="T1">Run: </text:span><text:s/>I ran 3 miles on slightly rolling sidewalks and roads in California MD.</text:p>
      <text:p text:style-name="P49">Time: 31:45, or 10:35/mile Splits: 11:19, 10:40, 9:46</text:p>
      <text:p text:style-name="P49"><text:span text:style-name="T1">Warm down:</text:span> ¼ mile in about 3:00</text:p>
      <text:p text:style-name="P49"/>
      <text:p text:style-name="P49">Thur Dec 12, 2019 <text:span text:style-name="T1">no running</text:span>, We drove 400 miles home.</text:p>
      <text:p text:style-name="P49"/>
      <text:p text:style-name="P49">Fri Dec 13, 2019 <text:span text:style-name="T1">4.85 miles</text:span> <text:s text:c="2"/></text:p>
      <text:p text:style-name="P49">I ran in the Wise Center.</text:p>
      <text:p text:style-name="P49"><text:span text:style-name="T1">Run:</text:span> <text:s/>On the indoor track: I ran 1 mile in 8:45. Final pulse: 151 bpm, rest 8:00</text:p>
      <text:p text:style-name="P49">On a treadmill: 4 x ¼ mile and 1 x 0.6 miles. The pace for all the runs was 8:00/mile. <text:s/>I jogged ¼ mile before each run in about 3:00.</text:p>
      <text:p text:style-name="P49"><text:span text:style-name="T1">Warm down:</text:span> <text:s/>¼ in 3:00</text:p>
      <text:p text:style-name="P5"/>
      <text:p text:style-name="P5">In the last week: 21.1 miles</text:p>
      <text:p text:style-name="P2"><text:tab/><text:tab/><text:tab/><text:tab/><text:tab/></text:p>
      <text:p text:style-name="P69"><text:soft-page-break/><text:span text:style-name="T12">Sat Dec 14, 2019 </text:span><text:span text:style-name="T13">no running</text:span></text:p>
      <text:p text:style-name="P2"/>
      <text:p text:style-name="P69"><text:span text:style-name="T12">Sun Dec 15, 2019 </text:span><text:span text:style-name="T13">no running</text:span><text:span text:style-name="T12"> <text:s text:c="2"/></text:span></text:p>
      <text:p text:style-name="P2"/>
      <text:p text:style-name="P69"><text:span text:style-name="T12">Mon Dec 16, 2019 </text:span><text:span text:style-name="T13">5 miles</text:span><text:span text:style-name="T12">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9"><text:span text:style-name="T12">Tues Dec 17, 2019 </text:span><text:span text:style-name="T13">6.35 miles</text:span><text:span text:style-name="T12"> <text:s/></text:span></text:p>
      <text:p text:style-name="P2">I ran on a Wise Center treadmill.</text:p>
      <text:p text:style-name="P69"><text:span text:style-name="T13">warm up:</text:span><text:span text:style-name="T12"> 1 mile in about 9:35 and rest 5 minutes</text:span></text:p>
      <text:p text:style-name="P69"><text:span text:style-name="T13">Run:</text:span><text:span text:style-name="T12"> 0.1 mile lead into a 5 mile run in 47:56 or 9:35/mile</text:span></text:p>
      <text:p text:style-name="P2">Mile splits and pulses at the end of each mile:</text:p>
      <text:p text:style-name="P49">9:13 (143 bpm), 9:24 (143 bpm), 9:35 (143 bpm), 9:45 (143 bpm), 9:58 (143 bpm)</text:p>
      <text:p text:style-name="P49"/>
      <text:p text:style-name="P49">Wed Dec 18, 2019 <text:span text:style-name="T1">no running</text:span> </text:p>
      <text:p text:style-name="P49"/>
      <text:p text:style-name="P49">Thur Dec 19, 2019 <text:span text:style-name="T1">4 miles</text:span> <text:s/></text:p>
      <text:p text:style-name="P49">I ran on a Wise Center treadmill</text:p>
      <text:p text:style-name="P49"><text:span text:style-name="T1">warm up:</text:span> <text:s/>2 miles in 9:45 + 9:15 = 19:00, final pulse: 145 bpm, rest 4:00</text:p>
      <text:p text:style-name="P53">Run: <text:s/><text:span text:style-name="T2">0.25 mile lead into a 1.25 mile run at 8:00/mile pace</text:span></text:p>
      <text:p text:style-name="P50">Final pulse: 164 bpm </text:p>
      <text:p text:style-name="P53">Warm down:<text:span text:style-name="T2"> ½ mile in 5:30</text:span></text:p>
      <text:p text:style-name="P49">On Nov 21, 2019 I had a similar workout but stopped after 0.7 miles at 8:00/mile pace because I was pushing too hard. <text:s/>Today I could have kept running beyond 1.25 miles at that same pace.</text:p>
      <text:p text:style-name="P49"/>
      <text:p text:style-name="P49">Fri Dec 20, 2019 <text:span text:style-name="T1">4 miles</text:span> <text:s/></text:p>
      <text:p text:style-name="P49">I ran on a Wise Center treadmill</text:p>
      <text:p text:style-name="P49"><text:span text:style-name="T1">warm up:</text:span> <text:s/>2.25 miles. The warm up included 2.15 miles at an average pulse of 9:30/mile. Final pace: 8:57/mile, final pulse: 145 bpm, rest 4:00</text:p>
      <text:p text:style-name="P53">Run: <text:s/><text:span text:style-name="T2">0.25 mile lead into a 1 mile run at 8:00/mile pace</text:span></text:p>
      <text:p text:style-name="P50">Final pulse: 160 bpm </text:p>
      <text:p text:style-name="P53">Warm down:<text:span text:style-name="T2"> ½ mile in about 5:30</text:span></text:p>
      <text:p text:style-name="P53"><text:span text:style-name="T2">I felt tired from yesterday's workout and stopped the faster run after 1 mile. <text:s/>Yesterday I felt good after 1.25 miles.</text:span><text:span text:style-name="T14"><text:tab/><text:tab/></text:span></text:p>
      <text:p text:style-name="P5">In the last week: 19.35 miles<text:tab/></text:p>
      <text:p text:style-name="P53"><text:soft-page-break/><text:span text:style-name="T14">Sat</text:span><text:span text:style-name="T12"> </text:span><text:span text:style-name="T14">Dec 21, 2019</text:span><text:span text:style-name="T12">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3"><text:span text:style-name="T14">Mon Dec 23, 2019 </text:span><text:span text:style-name="T12">4 miles</text:span><text:span text:style-name="T14"> <text:s/></text:span></text:p>
      <text:p text:style-name="P2">I ran 4 miles on hilly roads and up and down Greendale Cemetery hills.</text:p>
      <text:p text:style-name="P2">Splits: 11:51, 11:51, 10:15, 10:23</text:p>
      <text:p text:style-name="P2"/>
      <text:p text:style-name="P53"><text:span text:style-name="T14">Tues Dec 24, 2019 </text:span><text:span text:style-name="T12">4 miles </text:span><text:span text:style-name="T14"><text:s/></text:span></text:p>
      <text:p text:style-name="P2">I ran 2 miles mainly downhill to the high school track in 20:20 and the 2 miles on the track in 20:14</text:p>
      <text:p text:style-name="P2"/>
      <text:p text:style-name="P53"><text:span text:style-name="T14">Wed Dec 25, 2019 </text:span><text:span text:style-name="T12">no running</text:span><text:span text:style-name="T14"> <text:s/></text:span></text:p>
      <text:p text:style-name="P2"/>
      <text:p text:style-name="P53"><text:span text:style-name="T14">Thur Dec 26, 2019 </text:span><text:span text:style-name="T12">5 miles</text:span><text:span text:style-name="T14">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53"><text:span text:style-name="T12">warm up:</text:span><text:span text:style-name="T14"> 1 mile in 9:25 going faster as I ran and rest about 5:00</text:span></text:p>
      <text:p text:style-name="P53"><text:span text:style-name="T12">Run:</text:span><text:span text:style-name="T14"> 6 x ¼ mile with a ¼ mile jog before each run.</text:span></text:p>
      <text:p text:style-name="P2">The runs were all in 2:00 and the jogs in 3:00.</text:p>
      <text:p text:style-name="P2">Pulses at the end of each run: 147, 149, 151, 153, 154, 155 bpm</text:p>
      <text:p text:style-name="P53"><text:span text:style-name="T12">Warm down:</text:span><text:span text:style-name="T14">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53"><text:span text:style-name="T12">warm up:</text:span><text:span text:style-name="T14"> 1 mile in 9:20 going faster as I ran and rest about 5:00</text:span></text:p>
      <text:p text:style-name="P53"><text:span text:style-name="T12">Run:</text:span><text:span text:style-name="T14">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45"><text:span text:style-name="T2">Sat Jan 4, 2020 <text:s/></text:span>2.25 miles<text:span text:style-name="T2"><text:tab/></text:span></text:p>
      <text:p text:style-name="P45">Run:<text:span text:style-name="T2"> I ran 1 mile out and 1 mile back on hilly Limber Rd. <text:s/>After the first mile I rested about 2:00. Times: 10:21 and 8:28</text:span></text:p>
      <text:p text:style-name="P45">Warm down:<text:span text:style-name="T2"><text:tab/>¼ mile jog</text:span></text:p>
      <text:p text:style-name="P41"/>
      <text:p text:style-name="P45"><text:span text:style-name="T2">Sun Jan 5, 2020 </text:span>no running,<text:span text:style-name="T2"> I am experiencing a reaction to a shingle shot.</text:span></text:p>
      <text:p text:style-name="P41"/>
      <text:p text:style-name="P45"><text:span text:style-name="T2">Mon Jan 6, 2020 </text:span>4 miles<text:span text:style-name="T2"> <text:s/></text:span></text:p>
      <text:p text:style-name="P41">I ran 4 miles on a Wise Center treadmill.</text:p>
      <text:p text:style-name="P41">Splits and pulses at the end of each mile:</text:p>
      <text:p text:style-name="P41">10:00 (124 bpm), 9:30 (139), 9:01 (152), 10:00 (146)</text:p>
      <text:p text:style-name="P41"/>
      <text:p text:style-name="P41">Tues Jan 7, 2020 <text:span text:style-name="T1">4.25 miles</text:span> </text:p>
      <text:p text:style-name="P41">I ran on a Wise Center treadmill.</text:p>
      <text:p text:style-name="P41"><text:span text:style-name="T1">warm up:</text:span> <text:s/>1 mile in 9:22 and rest about 4:00</text:p>
      <text:p text:style-name="P41"><text:span text:style-name="T1">Run:</text:span> <text:s/>3 x ¼ mile and 1 x ½ mile, all at 8:00/mile pace, before each run I jogged ¼ mile</text:p>
      <text:p text:style-name="P41"><text:span text:style-name="T1">Warm down:</text:span> rest 10 minutes and 1 mile on the indoor track in 9:45</text:p>
      <text:p text:style-name="P41"/>
      <text:p text:style-name="P41">Wed Jan 8, 2020 <text:span text:style-name="T1">no running</text:span> <text:s/></text:p>
      <text:p text:style-name="P41"/>
      <text:p text:style-name="P41">Thur Jan 9, 2020 <text:span text:style-name="T1">4 miles</text:span> </text:p>
      <text:p text:style-name="P41">I ran on the Wise Center indoor track.</text:p>
      <text:p text:style-name="P45">warm up:<text:span text:style-name="T2"> 1 mile in 9:26, final pulse: 147</text:span></text:p>
      <text:p text:style-name="P45">Run:<text:span text:style-name="T2"> 6 x ¼ mile with a ¼ mile jog after each run.</text:span></text:p>
      <text:p text:style-name="P41">Times and pulses at the end of each run:</text:p>
      <text:p text:style-name="P41">2:00 (153 bpm), 1:58 (155), 2:00 (158), 1:59 (1:60), 1:58 <text:s/>(161), 1:52.1 (163)</text:p>
      <text:p text:style-name="P41">The jogs were all about 3:00</text:p>
      <text:p text:style-name="P41"/>
      <text:p text:style-name="P41">Fri Jan 10, 2020 <text:span text:style-name="T1">no running </text:span>We<text:span text:style-name="T1"> </text:span>drove to Pittsburgh and then later to New Alexandria PA.</text:p>
      <text:p text:style-name="P41"/>
      <text:p text:style-name="P45">In the past week: 14.5 miles</text:p>
      <text:p text:style-name="P9"/>
      <text:p text:style-name="P22"/>
      <text:p text:style-name="P75"/>
      <text:p text:style-name="P100"><text:soft-page-break/><text:span text:style-name="T2">Sat</text:span> <text:span text:style-name="T2">Jan 11, 2020 </text:span>3.5 miles<text:span text:style-name="T2"> </text:span></text:p>
      <text:p text:style-name="P102">I ran on a 1 mile loop down and up hill in New Alexandria PA.</text:p>
      <text:p text:style-name="P100">Run: <text:span text:style-name="T2">3 x 1 mile with a 4:00 rest between the runs</text:span></text:p>
      <text:p text:style-name="P102">Times: 9:48, 8:52, 8:29</text:p>
      <text:p text:style-name="P100">Warm down:<text:span text:style-name="T2"> ½ mile jog</text:span></text:p>
      <text:p text:style-name="P102"/>
      <text:p text:style-name="P100"><text:span text:style-name="T2">Sun Jan 12, 2020 </text:span>no running<text:span text:style-name="T2"> <text:s text:c="2"/></text:span></text:p>
      <text:p text:style-name="P102"/>
      <text:p text:style-name="P100"><text:span text:style-name="T2">Mon Jan 13, 2020 <text:s/></text:span>5.5 miles <text:span text:style-name="T2">I ran on a Wise Center treadmill.</text:span></text:p>
      <text:p text:style-name="P100">warm up: <text:span text:style-name="T2">½ mile down to the Wise Center</text:span></text:p>
      <text:p text:style-name="P100">Run:<text:span text:style-name="T2"> 1.5 miles going faster as I ran. <text:s/>I ended at 8:00/mile pace and averaged 9:02/mile.</text:span></text:p>
      <text:p text:style-name="P102">After resting 4 minutes I ran 6 x ¼ mile with a ¼ mile jog before each run. <text:s/></text:p>
      <text:p text:style-name="P102">Times were all 2:00 for the runs.</text:p>
      <text:p text:style-name="P102">Pulse at the end of each run: 149 bpm, 151, 152, 153, 154, 154</text:p>
      <text:p text:style-name="P102">Pulses at the beginning of each run about: 110 bpm, 115, 116, 122, 124, 121</text:p>
      <text:p text:style-name="P102">The jogs took about 3:00. </text:p>
      <text:p text:style-name="P100">Warm down: <text:span text:style-name="T2">½ mile in about</text:span> <text:span text:style-name="T2">6:00</text:span></text:p>
      <text:p text:style-name="P100"/>
      <text:p text:style-name="P102">Tues Jan 14, 2020 <text:span text:style-name="T1">6.8 miles</text:span> <text:s/>I ran on a Wise Center treadmill.</text:p>
      <text:p text:style-name="P100">warm up: <text:span text:style-name="T2">½ mile down to the Wise Center</text:span></text:p>
      <text:p text:style-name="P100">Run:<text:span text:style-name="T2"> 6.31 miles in 1 hour or 9:30.5/mile</text:span></text:p>
      <text:p text:style-name="P102">Spits and pulses at the end of each mile:</text:p>
      <text:p text:style-name="P102">9:59 (125bpm), 9:31 (138), 9:00 (148), 8:30 (154), 9:13 (150), 10:48 (143), </text:p>
      <text:p text:style-name="P103">and 0.31 miles in 2:59 </text:p>
      <text:p text:style-name="P103"/>
      <text:p text:style-name="P103">Wed Jan 15, 2020 <text:span text:style-name="T1">2 miles</text:span></text:p>
      <text:p text:style-name="P103">I road a 160 calorie ride on a stationary bike and take this to be roughly equivalent to a 1.5 mile run. <text:s/>Then I walked ½ mile on the indoor track.</text:p>
      <text:p text:style-name="P103"/>
      <text:p text:style-name="P100"><text:span text:style-name="T2">Thur Jan 16, 2020 <text:s/></text:span>6.25 miles <text:s/><text:span text:style-name="T2">I ran on a Wise Center treadmill.</text:span></text:p>
      <text:p text:style-name="P100">warm up: <text:span text:style-name="T2">½ mile down to the Wise Center</text:span></text:p>
      <text:p text:style-name="P100">Run:<text:span text:style-name="T2"> 1.5 miles going faster as I ran and averaged 9:06/mile.</text:span></text:p>
      <text:p text:style-name="P102">After resting 5 minutes I ran 6 x ¼ mile with a ¼ mile jog before each run. <text:s/></text:p>
      <text:p text:style-name="P102">Times were all 2:00 for the runs.</text:p>
      <text:p text:style-name="P102">Pulse at the end of each run: 146 bpm, 148, 149, 150, 151, 150</text:p>
      <text:p text:style-name="P102">The jogs took about 3:00. </text:p>
      <text:p text:style-name="P100">Warm down: <text:span text:style-name="T2">½ mile in about</text:span> <text:span text:style-name="T2">5:30</text:span></text:p>
      <text:p text:style-name="P102">rested a few minutes, ¾ mile walk on the indoor track <text:s/>with first ½ mile in 7:17</text:p>
      <text:p text:style-name="P103"/>
      <text:p text:style-name="P102">Fri Jan 17, 2020 <text:span text:style-name="T1">7.75 miles</text:span> <text:s/>I ran on a Wise Center treadmill.</text:p>
      <text:p text:style-name="P100">warm up: <text:span text:style-name="T2">½ mile down to the Wise Center</text:span></text:p>
      <text:p text:style-name="P100">Run:<text:span text:style-name="T2"> 6.50 miles in 1 hour or 9:13.9/mile</text:span></text:p>
      <text:p text:style-name="P102">Spits and pulses at the end of each mile:</text:p>
      <text:p text:style-name="P102">9:38 (125bpm), 9:29 (138), 9:24 (148), 9:16 (154), 9:09 (150), 8:58 (143), </text:p>
      <text:p text:style-name="P103">and 0.50 miles in <text:s/>(2:06 + 2:00) = 4:00 <text:s text:c="4"/><text:span text:style-name="T1"><text:s/>Warm down: </text:span>½ mile 2:45 and <text:s/>½ mile jog home</text:p>
      <text:p text:style-name="P103"/>
      <text:p text:style-name="P101">In past week: 31.8 miles</text:p>
      <text:p text:style-name="P76"><text:soft-page-break/>Sat Jan 18, 2020 <text:span text:style-name="T1">no running</text:span> </text:p>
      <text:p text:style-name="P76"/>
      <text:p text:style-name="P76">Sun Jan 19, 2020 <text:span text:style-name="T1">4.75 miles</text:span></text:p>
      <text:p text:style-name="P76">I ran on a Wise Center treadmill </text:p>
      <text:p text:style-name="P90">warm up: <text:span text:style-name="T2">1.5 miles averaging 9:10/mile and going faster as I ran and rest about 4 minutes <text:s/></text:span></text:p>
      <text:p text:style-name="P90">Run: <text:span text:style-name="T2"><text:s/>6 x 0.2 miles with a 0.3 mile jog before each run</text:span></text:p>
      <text:p text:style-name="P76">The first 4 runs were at 8:00/mile pace and the last 2 runs were in 7:30/mile pace.</text:p>
      <text:p text:style-name="P76">The jogs were all about 12:00/mile pace.</text:p>
      <text:p text:style-name="P76">Pulses at the end of the runs: 148 bpm, 151, 153, 155, 153, 155</text:p>
      <text:p text:style-name="P90">Warm down: <text:span text:style-name="T2">¼ mile in about 3:00</text:span></text:p>
      <text:p text:style-name="P76"/>
      <text:p text:style-name="P90"><text:span text:style-name="T2">Mon Jan 20, 2020 </text:span>8 miles<text:span text:style-name="T2"> </text:span></text:p>
      <text:p text:style-name="P76">I ran on a Wise Center treadmill.</text:p>
      <text:p text:style-name="P90">warm up: <text:span text:style-name="T2"><text:s/>1 mile in 9:23 at various paces and rest about 6:00</text:span></text:p>
      <text:p text:style-name="P90">Run: <text:span text:style-name="T2">6.75 miles in 60:12 or 8:55/mile</text:span></text:p>
      <text:p text:style-name="P76">Splits and pulses at the end of each mile:</text:p>
      <text:p text:style-name="P76">9:08 (139 bpm), 8:59 (143), 8:57.3 (147), 8:57.3 (149), 8:57.3 (149), 8:57.3 (150)</text:p>
      <text:p text:style-name="P76">I ran the last 0.75 miles in 6:16 (158) or at a pace of 8:22/mile with the last ¼ mile at 8:00/mile. </text:p>
      <text:p text:style-name="P90">Warm down: <text:span text:style-name="T2">¼ mile in about 3:00</text:span></text:p>
      <text:p text:style-name="P76">Faster workouts are starting to get me in better shape.</text:p>
      <text:p text:style-name="P76"/>
      <text:p text:style-name="P76">Tues Jan 21, 2020 <text:span text:style-name="T1">2 miles</text:span></text:p>
      <text:p text:style-name="P76"/>
      <text:p text:style-name="P76"/>
      <text:p text:style-name="P76">Wed Jan 22, 2020 <text:span text:style-name="T1">5.5 miles</text:span></text:p>
      <text:p text:style-name="P76">I ran on a Wise Center treadmill. <text:s/></text:p>
      <text:p text:style-name="P76"><text:span text:style-name="T1">warm up:</text:span> <text:s/>3 miles with incline at 0.5%, Splits: 9:59, 9:31, 9:01, Final pulse:146 bpm, rest 4:00</text:p>
      <text:p text:style-name="P76"><text:span text:style-name="T1">Run:</text:span> Incline at 0%, 1.5 miles at 8:00/mile pace, Final pulse: 163 bpm</text:p>
      <text:p text:style-name="P76"><text:span text:style-name="T1">Warm down:</text:span> ½ mile in about 6:00 and ½ mile jog home</text:p>
      <text:p text:style-name="P76"/>
      <text:p text:style-name="P76">Thur Jan 23, 2020 <text:span text:style-name="T1">no running</text:span></text:p>
      <text:p text:style-name="P76"/>
      <text:p text:style-name="P76">Fri Jan 24, 2020 <text:span text:style-name="T1">6.5 miles</text:span> <text:s/></text:p>
      <text:p text:style-name="P76">I ran on a Wise Center treadmill. <text:s/></text:p>
      <text:p text:style-name="P76"><text:span text:style-name="T1">warm up:</text:span> <text:s/>3 mile, Approximate splits and pulses at the end of each split: </text:p>
      <text:p text:style-name="P76">10:00 (125 bpm), 9:30 (135), 9:00 (142), rest 4:00</text:p>
      <text:p text:style-name="P76"><text:span text:style-name="T1">Run:</text:span> 3 x ½ <text:s/>mile with ¼ mile jog before each run</text:p>
      <text:p text:style-name="P76">Times and pulses at the end of each run: 3:56.8 (152 bpm), 3:53.8 (156), 3:47.9 (158)</text:p>
      <text:p text:style-name="P76"><text:span text:style-name="T1">Warm down:</text:span> 3/4 miles at about 11:00/mile and ½ mile jog home</text:p>
      <text:p text:style-name="P76"/>
      <text:p text:style-name="P76"><text:span text:style-name="T1">In the past week: </text:span>26.75 miles</text:p>
      <text:p text:style-name="P76"/>
      <text:p text:style-name="P76"/>
      <text:p text:style-name="P76"/>
      <text:p text:style-name="P76"/>
      <text:p text:style-name="P106"><text:soft-page-break/>Sat Jan 25, 2020 <text:s/><text:span text:style-name="T1">5 miles, <text:s text:c="3"/></text:span>I ran on a Wise Center treadmill and did a 142 bpm test.</text:p>
      <text:p text:style-name="P106"><text:span text:style-name="T1">Run:</text:span> <text:s/>I ran 5 miles. Splits and pulses at the end of each mile:</text:p>
      <text:p text:style-name="P106">9:34 (133 bpm), 9:03 (142), 9:08 (142), 9:27 (142), 9:37 (142)</text:p>
      <text:p text:style-name="P106">I have done similar tests for years. The following are the rules I will be using for a while for the test. <text:s/></text:p>
      <text:list xml:id="list2286816808139246408" text:style-name="L4">
        <text:list-item>
          <text:p text:style-name="P161">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61">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61">Continue adjusting the speed so HR stays near 142. <text:s/>Also continue taking splits for each mile and remembering HR at the end of each mile. <text:s/>Stop running after a mile split goes above 9:30. <text:s/></text:p>
        </text:list-item>
        <text:list-item>
          <text:p text:style-name="P161">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06"/>
      <text:p text:style-name="P106">Sun Jan 26, 2020 <text:span text:style-name="T1">6.5 miles</text:span> I ran on a Wise Center treadmill. </text:p>
      <text:p text:style-name="P106"><text:span text:style-name="T1">warm up:</text:span> <text:s/>2 miles, Splits and pulses at the end of each mile: 9:29 (129 bpm), 9:00 (139)</text:p>
      <text:p text:style-name="P106"><text:span text:style-name="T1">Run: </text:span><text:s/>8 x ¼ mile with ¼ mile jog before each run. </text:p>
      <text:p text:style-name="P106">Times for runs and pulses at the end of each:</text:p>
      <text:p text:style-name="P106">1:58.4 (145 bpm), 1:58.4 (149), 1:58.4 (150), 1:58.4 (151), 1:56.9 (153), 1:56.9 (153),</text:p>
      <text:p text:style-name="P106">1:56.9 (153), 1:52.5 (155), The jogs were all about 3:00.</text:p>
      <text:p text:style-name="P107">Warm down: <text:span text:style-name="T2">½ mile in about 5:30</text:span></text:p>
      <text:p text:style-name="P106"/>
      <text:p text:style-name="P107"><text:span text:style-name="T2">Mon Jan 27, 2020 </text:span>no running<text:span text:style-name="T2"> <text:s/></text:span></text:p>
      <text:p text:style-name="P106"/>
      <text:p text:style-name="P107"><text:span text:style-name="T2">Tues Jan 28, 2020 </text:span>5.5 miles, I ran on a treadmill and did142 bpm test like I did 3 days ago. </text:p>
      <text:p text:style-name="P106"><text:span text:style-name="T1">Run:</text:span> <text:s/>I ran 5 miles. Splits and pulses at the end of each mile:</text:p>
      <text:p text:style-name="P106">9:29 (135 bpm), 9:59 (143), 9:10 (142), 9:22 (142), 9:37 (142)</text:p>
      <text:p text:style-name="P106">The result was about the same as 3 days ago.</text:p>
      <text:p text:style-name="P107">Warm down:<text:span text:style-name="T2"> ½ mile in about 5:30 </text:span></text:p>
      <text:p text:style-name="P106"/>
      <text:p text:style-name="P107"><text:span text:style-name="T2">Wed Jan 29, 2020 </text:span>5.5 miles<text:span text:style-name="T2"> <text:s/>I ran on a Wise Center treadmill. <text:s/></text:span></text:p>
      <text:p text:style-name="P106"><text:span text:style-name="T1">warm up:</text:span> 3 miles with incline at 0.5%, Approximate Splits: 10:00, 9:30, 9:00, </text:p>
      <text:p text:style-name="P106">Final pulse:139 bpm, rest 4:00</text:p>
      <text:p text:style-name="P106"><text:span text:style-name="T1">Run:</text:span>Incline at 0%, 2 miles at 8:00/mile pace, </text:p>
      <text:p text:style-name="P106">Pulse at the end of each ½ mile: 151 bpm, 155, 158, 156</text:p>
      <text:p text:style-name="P106"><text:span text:style-name="T1">Warm down:</text:span> ½ mile in about 5:30</text:p>
      <text:p text:style-name="P106">I ran better today than one week ago , Jan 22, 2020no</text:p>
      <text:p text:style-name="P106"/>
      <text:p text:style-name="P106">Thur Jan 30, 2020 <text:span text:style-name="T1">no running </text:span></text:p>
      <text:p text:style-name="P106"/>
      <text:p text:style-name="P106">Fri Jan 31, 2020 <text:span text:style-name="T1">4.5 miles</text:span> <text:s/>I ran on a Wise Center Treadmill.</text:p>
      <text:p text:style-name="P107">Run: <text:span text:style-name="T2">4 miles in 36:08 or 9:02/mile, </text:span></text:p>
      <text:p text:style-name="P106">Splits and pulses at the end of each mile: 9:17 (135 bpm), 8:57 (139), 8:57 (142), 8:57 (147)</text:p>
      <text:p text:style-name="P107">Warm down:<text:span text:style-name="T2"> <text:s/>½ mile in about 5:30</text:span></text:p>
      <text:p text:style-name="P106"/>
      <text:p text:style-name="P106"><text:span text:style-name="T15">In the past week: </text:span><text:span text:style-name="T1">27 miles</text:span></text:p>
      <text:p text:style-name="P107"><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41">In the past week: <text:span text:style-name="T1">16 miles</text:span></text:p>
      <text:p text:style-name="P41">----------------------------------------------------------------------------------------------</text:p>
      <text:p text:style-name="P41">Sat Feb 22, 2020 <text:span text:style-name="T1">1.5 miles</text:span> on a Wise Center treadmill</text:p>
      <text:p text:style-name="P41"/>
      <text:p text:style-name="P41">Sun Feb 23, 2020 <text:span text:style-name="T1">no running </text:span></text:p>
      <text:p text:style-name="P45"/>
      <text:p text:style-name="P41">Mon Feb 24, 2020 <text:span text:style-name="T1">5 miles </text:span>on the<text:span text:style-name="T1"> </text:span>Wise Center indoor track.</text:p>
      <text:p text:style-name="P41"><text:span text:style-name="T1">Run:</text:span> 3 individual miles with a ½ mile jog between them. <text:s/>The jogs about 6:25.</text:p>
      <text:p text:style-name="P41">Times for miles: 9:45, 9:19, 4:23 + 4:19 = 8:41, <text:s/><text:span text:style-name="T1">Warm down:</text:span> 1 mile jog 12:33</text:p>
      <text:p text:style-name="P41"/>
      <text:p text:style-name="P41">continued</text:p>
      <text:p text:style-name="P41"/>
      <text:p text:style-name="P41"/>
      <text:p text:style-name="P41"/>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42"><text:soft-page-break/></text:p>
      <text:p text:style-name="P42">Sun March 15, 2020 <text:span text:style-name="T1">3.8 miles</text:span></text:p>
      <text:p text:style-name="P46">warm up: <text:span text:style-name="T2">0.3 mile jog to the hilly 510 meter cemetery loop.</text:span></text:p>
      <text:p text:style-name="P46">Run:<text:span text:style-name="T2"> 10 loops, Distance: 3.17 miles Time for 10 loops: 34:05 or 10:45/mile</text:span></text:p>
      <text:p text:style-name="P46">Warm down:<text:span text:style-name="T2"> 0.3 mile jog and walk</text:span></text:p>
      <text:p text:style-name="P42"/>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42">Tues March 17, 2020 <text:span text:style-name="T1">4.1 miles</text:span></text:p>
      <text:p text:style-name="P46">warm up: <text:span text:style-name="T2">0.3 mile jog to the hilly 510 meter cemetery loop.</text:span></text:p>
      <text:p text:style-name="P46">Run:<text:span text:style-name="T2"> 10 loops, Distance: 3.17 miles, Time for 10 loops: 34:55 or 11:01 min/mile</text:span></text:p>
      <text:p text:style-name="P42">Warm down: 0.6 mile jog and walk</text:p>
      <text:p text:style-name="P42"/>
      <text:p text:style-name="P42">Wed March 18, 2020 <text:span text:style-name="T1">3.9 miles</text:span> </text:p>
      <text:p text:style-name="P46">warm up: <text:span text:style-name="T2">0.3 mile jog to the hilly 510 meter cemetery loop.</text:span></text:p>
      <text:p text:style-name="P46">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42">Thur March 19, 2020 <text:span text:style-name="T1">3 miles</text:span> </text:p>
      <text:p text:style-name="P46">warm up: <text:span text:style-name="T2">0.3 mile jog to the hilly 510 meter cemetery loop.</text:span></text:p>
      <text:p text:style-name="P46">Run: <text:span text:style-name="T2">1</text:span> <text:span text:style-name="T2">mile in 9:00, Splits: 3:04, 2:54, 2:40, 22 s, </text:span></text:p>
      <text:p text:style-name="P3"><text:span text:style-name="T1">Warm down:</text:span> <text:span text:style-name="T3">1.7 miles of walking and jogging</text:span></text:p>
      <text:p text:style-name="P42"/>
      <text:p text:style-name="P3"><text:span text:style-name="T3">Fri March 20, 2020 </text:span><text:span text:style-name="T4">3.9 miles</text:span></text:p>
      <text:p text:style-name="P46">warm up: <text:span text:style-name="T2">0.75 mile jog to the hilly 510 meter cemetery loop.</text:span></text:p>
      <text:p text:style-name="P46">Run and walk:</text:p>
      <text:p text:style-name="P46"><text:span text:style-name="T2">7</text:span> <text:span text:style-name="T2">loops in 17:16 or 10:58/mile, I walked about 45 s during each loop. </text:span></text:p>
      <text:p text:style-name="P3">3 loops in 11:15 or 11:51/mile, I<text:span text:style-name="T3"> walked about 80 s during each loop. </text:span></text:p>
      <text:p text:style-name="P42"/>
      <text:p text:style-name="P3"><text:span text:style-name="T4">In the last week: 26.6 miles <text:s text:c="2"/></text:span><text:span text:style-name="T3"><text:s/></text:span></text:p>
      <text:p text:style-name="P42"/>
      <text:p text:style-name="P42"/>
      <text:p text:style-name="P42"><text:soft-page-break/></text:p>
      <text:p text:style-name="P42">Sat March 21, 2020 <text:span text:style-name="T1">4.3 miles</text:span></text:p>
      <text:p text:style-name="P46">warm up: <text:span text:style-name="T2">0.3 mile jog to the hilly 510 meter cemetery loop.</text:span></text:p>
      <text:p text:style-name="P46">Run:<text:span text:style-name="T2"> 2 miles on the loop, Splits: 10:01, 9:04</text:span></text:p>
      <text:p text:style-name="P46">Warm down: <text:span text:style-name="T2">2 miles of walking and running averaging 11:40/mile</text:span></text:p>
      <text:p text:style-name="P42"/>
      <text:p text:style-name="P46"><text:span text:style-name="T2">Sun March 22, 2020 </text:span>3.8 miles</text:p>
      <text:p text:style-name="P46">warm up: <text:span text:style-name="T2">0.3 mile jog to the hilly 510 meter cemetery loop.</text:span></text:p>
      <text:p text:style-name="P46">Run:<text:span text:style-name="T2"> 8 loops (4080 meters) in 23:45 or 9:21/mile </text:span></text:p>
      <text:p text:style-name="P42">1020 meter splits: 6:10, 5:54, 5:58, 5:43</text:p>
      <text:p text:style-name="P46">Warm down: <text:span text:style-name="T2">rest</text:span> <text:span text:style-name="T2">2 minutes, 2 loop jog and 0.3 mile jog home</text:span></text:p>
      <text:p text:style-name="P42"/>
      <text:p text:style-name="P46"><text:span text:style-name="T2">Mon March 23, 2020 </text:span>2 miles</text:p>
      <text:p text:style-name="P42">I ran 2 miles at various paces.</text:p>
      <text:p text:style-name="P42"/>
      <text:p text:style-name="P42">Tues March 24, 2020 <text:span text:style-name="T1">4.2 miles</text:span></text:p>
      <text:p text:style-name="P46">warm up: <text:span text:style-name="T2">0.3 mile jog to the hilly 510 meter cemetery loop.</text:span></text:p>
      <text:p text:style-name="P46">Run:<text:span text:style-name="T2"> 10 loops, Distance: 3.17 miles Time for 10 loops: 32:56 or 10:23/mile</text:span></text:p>
      <text:p text:style-name="P46">Warm down:<text:span text:style-name="T2"> 0.4 mile jog, 1 minute rest and 0.3 mile jog home.</text:span></text:p>
      <text:p text:style-name="P42"/>
      <text:p text:style-name="P46"><text:span text:style-name="T2">Wed March 25, 2020 </text:span>4 miles</text:p>
      <text:p text:style-name="P46">warm up: <text:span text:style-name="T2">1mile jog</text:span></text:p>
      <text:p text:style-name="P46">Run:<text:span text:style-name="T2"> 1 mile on the hilly 510 m cemetery loop in 9:11 and rest about 3:00</text:span></text:p>
      <text:p text:style-name="P46">Warm down:<text:span text:style-name="T2"> 1 mile jog in 11:56 and 1 mile walk and run in 12:06</text:span></text:p>
      <text:p text:style-name="P42"/>
      <text:p text:style-name="P46"><text:span text:style-name="T2">Thur March 26, 2020 </text:span>2.5 miles </text:p>
      <text:p text:style-name="P42">I ran and walked 2.5 miles at various paces.</text:p>
      <text:p text:style-name="P42"/>
      <text:p text:style-name="P42">Fri March 27, 2020 <text:span text:style-name="T1">5.25 miles </text:span></text:p>
      <text:p text:style-name="P42"><text:span text:style-name="T1">warm up:</text:span> <text:s/>0.5 miles to the hilly 510 meter cemetery loop.</text:p>
      <text:p text:style-name="P42"><text:span text:style-name="T1">Run and walk:</text:span> <text:s/>I ran and walked 15 loops, 4.75 miles in 58:52 or 12:24/mile.</text:p>
      <text:p text:style-name="P42">I ran the first 6 loops and walked about 1 minute at the beginning of the next <text:s text:c="4"/>9 loops. </text:p>
      <text:p text:style-name="P46">Splits every 3 loops: <text:span text:style-name="T2">11:55, 11:17, 11:48, 11:54, 11:58</text:span></text:p>
      <text:p text:style-name="P42"/>
      <text:p text:style-name="P46">In the last week: <text:s/>25 miles</text:p>
      <text:p text:style-name="P46"/>
      <text:p text:style-name="P46"/>
      <text:p text:style-name="P46"><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51"><text:soft-page-break/>Sat April 4, 2020 <text:span text:style-name="T1">5 miles</text:span></text:p>
      <text:p text:style-name="P51"><text:span text:style-name="T1">Run:</text:span> 1.4 miles to the cemetery loop and 10 laps of the loop. Total ascent: 410 feet,</text:p>
      <text:p text:style-name="P51">Average pace: about 10:00/mile. <text:s/>The last loop in 2:41 which is about 8:30/mile pace.</text:p>
      <text:p text:style-name="P54">Warm down: <text:span text:style-name="T2">0.4 miles</text:span></text:p>
      <text:p text:style-name="P51"/>
      <text:p text:style-name="P54"><text:span text:style-name="T2">Sun April 5, 2020 </text:span><text:s/>4.1 miles</text:p>
      <text:p text:style-name="P54">warm up:<text:span text:style-name="T2"> 0.3 miles to the 510 meter hilly loop.</text:span></text:p>
      <text:p text:style-name="P54">Run: <text:span text:style-name="T2">12 loops or 3.8 miles in 31:53 or 10:04/mile, total ascent: 264 feet</text:span></text:p>
      <text:p text:style-name="P51"/>
      <text:p text:style-name="P54"><text:span text:style-name="T2">Mon April 6, 2020 </text:span>2.3 miles</text:p>
      <text:p text:style-name="P51">I ran 2.3 miles including 1 mile on the 510 meter cemetery loop.</text:p>
      <text:p text:style-name="P51">Splits: 3:15, 3:07, 2:36, 24s, Time: 9:22, Last loop at 8:12/mile.</text:p>
      <text:p text:style-name="P51"/>
      <text:p text:style-name="P51">Tues April 7, 2020 <text:span text:style-name="T1">3 miles</text:span> <text:s/></text:p>
      <text:p text:style-name="P54">warm up: <text:span text:style-name="T2">1 mile run at easy pace, 4:00 rest</text:span></text:p>
      <text:p text:style-name="P54">Run: <text:span text:style-name="T2">1 mile on the 510 meter cemetery loop. Splits: 2:45, 2:42, 2:35, 24s, Time: 8:26</text:span></text:p>
      <text:p text:style-name="P54">Warm down:<text:span text:style-name="T2"> <text:s/></text:span></text:p>
      <text:p text:style-name="P51"/>
      <text:p text:style-name="P54"><text:span text:style-name="T2">Wed April 8, 2020 </text:span>4.4 miles</text:p>
      <text:p text:style-name="P54">warm up:<text:span text:style-name="T2"> 0.3 miles to the hilly 510 meter cemetery loop. <text:s/></text:span></text:p>
      <text:p text:style-name="P51">2 miles on the loop in 10:30 + 9:40 = 20:10</text:p>
      <text:p text:style-name="P51">250 meter jog and 5:00 rest.</text:p>
      <text:p text:style-name="P51"><text:span text:style-name="T1">Run:</text:span> 3 x 510 meters with a 2:00 rest after each the run.</text:p>
      <text:p text:style-name="P51">Times for runs: 2:45, 2:41, 2:26</text:p>
      <text:p text:style-name="P51">3 loops of continuous running with 1 minute walk at the beginning of each loop.</text:p>
      <text:p text:style-name="P51">Time: 10:26, or about 10:55/mile pace.</text:p>
      <text:p text:style-name="P51"><text:span text:style-name="T1">Warm down:</text:span> 0.2 mile jog.</text:p>
      <text:p text:style-name="P51"/>
      <text:p text:style-name="P51">Thur April 9, 2020 <text:span text:style-name="T1">no running</text:span></text:p>
      <text:p text:style-name="P51"/>
      <text:p text:style-name="P51">Fri April 10, 2020 <text:span text:style-name="T1">4 miles</text:span> <text:s/></text:p>
      <text:p text:style-name="P51">I ran 4 miles on a very hilly course. <text:s/>The total ascent along the course was </text:p>
      <text:p text:style-name="P51">490 ft. <text:s/>Mile splits: Average pace: 10:56/mile.</text:p>
      <text:p text:style-name="P51">The course: Down Limber, left on Jefferson, down to Randolf, left into Greendale Cemetery. Up to 510 meter loop, around the loop 4 times and back home the same way I came. Same run as last Friday. It was cold today, wore sweats.</text:p>
      <text:p text:style-name="P46">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51"><text:soft-page-break/>Sat April 18, 2020 <text:s/><text:span text:style-name="T1">5.6 miles</text:span> </text:p>
      <text:p text:style-name="P51">I ran and walked 5.6 miles on very hilly roads and averaged about 13 minutes per mile.</text:p>
      <text:p text:style-name="P51"/>
      <text:p text:style-name="P51">Sun April 19, 2020 <text:s/><text:span text:style-name="T1">5 miles</text:span> </text:p>
      <text:p text:style-name="P51">I ran and walked 5 miles on very hilly roads and averaged about 13 minutes per mile.</text:p>
      <text:p text:style-name="P51"/>
      <text:p text:style-name="P51"/>
      <text:p text:style-name="P51">Mon April 20, 2020 <text:s/><text:span text:style-name="T1">5 miles</text:span> </text:p>
      <text:p text:style-name="P51">I ran and walked 5 miles on very hilly roads and averaged about 13 minutes per mile.</text:p>
      <text:p text:style-name="P51"/>
      <text:p text:style-name="P51"/>
      <text:p text:style-name="P51">Tues April 21, 2020 <text:span text:style-name="T1">1.25 miles</text:span></text:p>
      <text:p text:style-name="P51">I ran and walked 1.25 miles<text:span text:style-name="T1">.</text:span></text:p>
      <text:p text:style-name="P54"/>
      <text:p text:style-name="P54"/>
      <text:p text:style-name="P51">Wed April 22, 2020 <text:s/><text:span text:style-name="T1">5 miles</text:span> </text:p>
      <text:p text:style-name="P51">I ran and walked 5 miles on very hilly roads and averaged about 13 minutes per mile.</text:p>
      <text:p text:style-name="P51"/>
      <text:p text:style-name="P51"/>
      <text:p text:style-name="P51">Thur April 23, 2020 <text:s/><text:span text:style-name="T1">5 miles</text:span> </text:p>
      <text:p text:style-name="P51">I ran and walked 5 miles on very hilly roads and averaged about 13 minutes per mile.</text:p>
      <text:p text:style-name="P51"/>
      <text:p text:style-name="P51"/>
      <text:p text:style-name="P51">Fri April 24, 2020 <text:s/><text:span text:style-name="T1">5 miles</text:span> </text:p>
      <text:p text:style-name="P51">I ran and walked 5 miles on very hilly roads and averaged about 13 minutes per mile.</text:p>
      <text:p text:style-name="P51"/>
      <text:p text:style-name="P51"/>
      <text:p text:style-name="P51"/>
      <text:p text:style-name="P51"><text:span text:style-name="T1">In the last week: 31.9 miles</text:span> </text:p>
      <text:p text:style-name="P23"/>
      <text:p text:style-name="P23"/>
      <text:p text:style-name="P23"/>
      <text:p text:style-name="P23"/>
      <text:p text:style-name="P76"><text:soft-page-break/>Sat April 25, 2020 <text:span text:style-name="T1">4.7 miles</text:span></text:p>
      <text:p text:style-name="P90">warm up: <text:s/><text:span text:style-name="T2">2 miles at about 10:15/mile mainly on hilly 510 m cemetery loop. <text:s/>Rest 5:00</text:span></text:p>
      <text:p text:style-name="P90">Run: <text:span text:style-name="T2">5 x 510 meters with 250 meter jogs, and 3 minutes between each run. </text:span></text:p>
      <text:p text:style-name="P76">Times for the runs: 2:49, 2:41, 2:29, 2:27, 2:18.5(7:17/mile pace for the last run)</text:p>
      <text:p text:style-name="P90">Warm down: <text:span text:style-name="T2"><text:s text:c="2"/>½ mile</text:span></text:p>
      <text:p text:style-name="P76"/>
      <text:p text:style-name="P90"><text:span text:style-name="T2">Sun April 26, 2020 </text:span>3 miles </text:p>
      <text:p text:style-name="P76">I ran 3 miles on very hilly roads and averaged 11:49/mile.</text:p>
      <text:p text:style-name="P76"/>
      <text:p text:style-name="P76">Mon April 27, 2020 <text:span text:style-name="T1">5 miles</text:span> <text:s/></text:p>
      <text:p text:style-name="P90">warm up: <text:span text:style-name="T2">0.5 miles to the 510 meter hilly cemetery loop and rest 1 minute.</text:span></text:p>
      <text:p text:style-name="P90">Run:<text:span text:style-name="T2"> 4 miles on the loop which is 12 loops plus about 320 more meters.</text:span></text:p>
      <text:p text:style-name="P76">The total ascent on the 4 mile run was about 300 feet.</text:p>
      <text:p text:style-name="P90">Mile Splits: <text:s/><text:span text:style-name="T2">10:40, 10:05, 10:04, 8:41 Time: 39:30</text:span></text:p>
      <text:p text:style-name="P90">Warm down:<text:span text:style-name="T2"> <text:s/>Rest 5 minutes and jog 0.5 miles home.</text:span></text:p>
      <text:p text:style-name="P76"/>
      <text:p text:style-name="P90"><text:span text:style-name="T2">Tues April 28, 2020 </text:span>4.5 miles </text:p>
      <text:p text:style-name="P76">I ran on the 510 meter hilly cemetery loop.</text:p>
      <text:p text:style-name="P90">warm up:<text:span text:style-name="T2"> 1 mile</text:span></text:p>
      <text:p text:style-name="P90">Run:<text:span text:style-name="T2"> 1 x 510 meters in 2:59, ¼ mile jog, </text:span></text:p>
      <text:p text:style-name="P76">1 x 1020 meters in 2:54+2:53, 510 meter jog</text:p>
      <text:p text:style-name="P76">1 x 1mile in 8:08, Splits: 2:44, 2:39, 2:22, 23</text:p>
      <text:p text:style-name="P90">Warm down:<text:span text:style-name="T2"> 1 mile jog</text:span></text:p>
      <text:p text:style-name="P76"/>
      <text:p text:style-name="P90"><text:span text:style-name="T2">Wed April 29, 2019 </text:span>5 miles<text:span text:style-name="T2"> </text:span></text:p>
      <text:p text:style-name="P90">warm up:<text:span text:style-name="T2"> <text:s/>½ mile</text:span></text:p>
      <text:p text:style-name="P90">Run:<text:span text:style-name="T2"> <text:s/>3 <text:s/>times mainly down and back up again on the <text:s/>Greendale Cemetery hill. The total distance for each run was 1.5 miles. </text:span></text:p>
      <text:p text:style-name="P76">There is a total ascent of 176 feet over the 1.5 miles. </text:p>
      <text:p text:style-name="P76">I rested 2 minutes after the first two runs.</text:p>
      <text:p text:style-name="P90">Times:<text:span text:style-name="T2"> 14:54 (9:56/mile), 14:33 (9:42/mile), 13:43 (9:09/mi) </text:span></text:p>
      <text:p text:style-name="P76">I felt good doing this tough workout.</text:p>
      <text:p text:style-name="P76"/>
      <text:p text:style-name="P76">Thurs April 30, 2019 <text:span text:style-name="T1">4.94 miles </text:span>on the 510 meter hilly cemetery loop.</text:p>
      <text:p text:style-name="P76"><text:span text:style-name="T1">warm up: </text:span>0.25 miles</text:p>
      <text:p text:style-name="P90">Run and walk: <text:span text:style-name="T2">I ran and walked 14 loops with about 160 yards of walking during each loop. <text:s/>Distance: 4.44 miles, Total ascent: 310 feet, Time: 56:52, Average pace 12:49/mile</text:span></text:p>
      <text:p text:style-name="P90">Warm down: <text:span text:style-name="T2"><text:s/></text:span><text:s/><text:span text:style-name="T2">0.25 miles</text:span></text:p>
      <text:p text:style-name="P76"/>
      <text:p text:style-name="P76">Fri May 1, 2019 <text:span text:style-name="T1">4.94 miles</text:span> on the 510 meter hilly cemetery loop, the same as yesterday.</text:p>
      <text:p text:style-name="P76"><text:span text:style-name="T1">warm up: </text:span>0.25 miles</text:p>
      <text:p text:style-name="P90">Run and walk: <text:span text:style-name="T2">I ran and walked 14 loops with about 170 yards of walking during each loop. <text:s/>Distance: 4.44 miles, Total ascent: 310 feet, Time: 54:44, Average pace 12:20/mile</text:span></text:p>
      <text:p text:style-name="P90">Warm down:<text:span text:style-name="T2"> <text:s text:c="2"/>0.25 miles</text:span></text:p>
      <text:p text:style-name="P90">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54">In the last week: 28 miles</text:p>
      <text:p text:style-name="P76"><text:soft-page-break/>Sat May 9, 2020 <text:span text:style-name="T1">4 miles </text:span><text:s text:c="2"/></text:p>
      <text:p text:style-name="P76">I ran on the 510 meter hilly cemetery loop</text:p>
      <text:p text:style-name="P90">warm up: <text:span text:style-name="T2">0.25 miles</text:span> <text:s text:c="2"/></text:p>
      <text:p text:style-name="P90">Run: <text:span text:style-name="T2">1 mile in 9:21 (total ascent 66 feet)</text:span></text:p>
      <text:p text:style-name="P90">Run and walk:<text:span text:style-name="T2"> 7 loops (2.22 miles) averaging 11:45/mile. <text:s/>On each loop, I ran mainly downhill 310 meters at about 9:00/ mile and walked all uphill 200 meters at about 16:00/mile. <text:s/>Total ascent over the run was about 154 feet.</text:span></text:p>
      <text:p text:style-name="P90">Warm down:<text:span text:style-name="T2"> 0.5 miles</text:span></text:p>
      <text:p text:style-name="P76"/>
      <text:p text:style-name="P90"><text:span text:style-name="T2">Sun May 10, 2020 </text:span>5.4 miles<text:span text:style-name="T2"> <text:s text:c="2"/></text:span></text:p>
      <text:p text:style-name="P76">It is 0.75 miles from the very top of Greendale Cemetery to just out side the entrance at the bottom of the cemetery. <text:s/>The total elevation change is 210 feet from top to bottom. <text:s/></text:p>
      <text:p text:style-name="P90">warm up: <text:span text:style-name="T2">0.3 miles</text:span></text:p>
      <text:p text:style-name="P76">I ran the hill from top to bottom and back up three times with no rests in a time of <text:s/></text:p>
      <text:p text:style-name="P76">45:37 or 10:08/mile. <text:s/>The total ascent along the 4.5 miles was 630 feet. </text:p>
      <text:p text:style-name="P76"><text:span text:style-name="T1">Splits:</text:span> <text:s/>6:55 (down) + 8:48 (up) = 15:33</text:p>
      <text:p text:style-name="P76"><text:s text:c="13"/>6:52 (down) + 8:51 (up) = 15:43</text:p>
      <text:p text:style-name="P76"><text:s text:c="13"/>6:42 (down) + 7:39 (up) = 14:21</text:p>
      <text:p text:style-name="P76">The last uphill felt relatively easy.</text:p>
      <text:p text:style-name="P90">Warm down: <text:span text:style-name="T2">Rest a few minutes and 0.6 miles on the cemetery loop. </text:span></text:p>
      <text:p text:style-name="P90"/>
      <text:p text:style-name="P90"><text:span text:style-name="T2">Mon May 11, 2020 </text:span>2.2 miles<text:span text:style-name="T2"> on hilly roads averaging 10:22/mile.</text:span></text:p>
      <text:p text:style-name="P76"/>
      <text:p text:style-name="P90"><text:span text:style-name="T2">Tues May 12, 2020 </text:span>4.4 miles</text:p>
      <text:p text:style-name="P90">Run: <text:s/><text:span text:style-name="T2">3.4 miles on hilly roads and grass at the Allegheny College athletic field averaging 10:12/mile. </text:span></text:p>
      <text:p text:style-name="P90">Warm down:<text:span text:style-name="T2"> <text:s/>Rest 3 minutes and 1 mile jog home.</text:span></text:p>
      <text:p text:style-name="P76"/>
      <text:p text:style-name="P90"><text:span text:style-name="T2">Wed May 13, 2020 </text:span>5 miles<text:span text:style-name="T2"> <text:s/></text:span></text:p>
      <text:p text:style-name="P90">warm up: <text:span text:style-name="T2">On mile to the Allegheny athletic field and rest 3 minutes.</text:span></text:p>
      <text:p text:style-name="P90">Run: <text:span text:style-name="T2">2 </text:span>x <text:span text:style-name="T2">1.5 miles on a hilly course with a 7 minute rest between.</text:span></text:p>
      <text:p text:style-name="P76">Ascent for first 0.75 miles: about 40 feet, Ascent for second 0.75 miles: about 50 feet</text:p>
      <text:p text:style-name="P90">Times:<text:span text:style-name="T2"> (7:26 + 7:23) = 14:49 or 9:51/mile</text:span></text:p>
      <text:p text:style-name="P76"><text:s text:c="13"/>(6:53 + 6:27) = 13:20 or 8:52/mile</text:p>
      <text:p text:style-name="P90">Warm down:<text:span text:style-name="T2"> rest 5 minutes and 1 mile jog home</text:span></text:p>
      <text:p text:style-name="P76"/>
      <text:p text:style-name="P90"><text:span text:style-name="T2">Thur May 14, 2020 </text:span>5 miles <text:span text:style-name="T2">on</text:span> <text:span text:style-name="T2">hilly roads and grass. Total ascent: 310 ft, Ave pace 10:38 <text:s/></text:span></text:p>
      <text:p text:style-name="P76"/>
      <text:p text:style-name="P76">Fri May 15, 2020 <text:span text:style-name="T1"><text:s/>4.3 miles</text:span></text:p>
      <text:p text:style-name="P76"><text:span text:style-name="T1">warm up:</text:span> 0.3 miles </text:p>
      <text:p text:style-name="P76">Run: I ran down ½ mile and up ½ mile on the hill in Greendale Cemetery and repeated 3 more times with no stopping along the way. <text:s/>Mile splits: 11:21, 11:20, 11:17, 11:04. The elevation change along the 4 mile run was 496 feet.</text:p>
      <text:p text:style-name="P76"/>
      <text:p text:style-name="P90">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225621762944995811" text:style-name="L5">
        <text:list-item>
          <text:list>
            <text:list-header>
              <text:p text:style-name="P167">0.75 mile splits: 9:06, 9:24, 8:13</text:p>
              <text:p text:style-name="P167">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8"><text:soft-page-break/>Sat June 6, 2020 <text:span text:style-name="T1">6.2 miles <text:s/></text:span></text:p>
      <text:p text:style-name="P60">warm up: <text:span text:style-name="T2">3 miles at various paces mainly out and back on Limber Rd and rest 5:00</text:span></text:p>
      <text:p text:style-name="P60">Run:<text:span text:style-name="T2"> I ran on the Greendale Cemetery loop.</text:span></text:p>
      <text:p text:style-name="P59">6 x ¼ mile with a ¼ mile jog after each run.</text:p>
      <text:p text:style-name="P59">Each ¼ mile run was half down and half uphill with vertical decent and ascent of about 20 feet. Times for the runs: 1:57, 1:57, 1:56, 1:58, 1:55, 1:48. The jogs were about 3:20.</text:p>
      <text:p text:style-name="P61">Warm down:<text:span text:style-name="T2"> 0.2 mile jog.</text:span></text:p>
      <text:p text:style-name="P59">I ran the ¼ miles faster today than on Sat May 23, 2020 (2 weeks ago). I think the longer warm up today made me feel better.</text:p>
      <text:p text:style-name="P59"/>
      <text:p text:style-name="P59">Sun June 7, 2020 <text:span text:style-name="T1">5.7 miles</text:span></text:p>
      <text:p text:style-name="P59"><text:span text:style-name="T1">warm up: </text:span><text:s/>0.3 mile jog and rest 5 minutes.</text:p>
      <text:p text:style-name="P61">Run: <text:span text:style-name="T2">I ran my “Old Morning Loop” that I used to run a lot. <text:s/>The course is 5 miles and has a total vertical ascent of 400 feet as measured on Google Earth. </text:span></text:p>
      <text:p text:style-name="P59">Average pace: 9:37/mile, Last mile: 8:39</text:p>
      <text:p text:style-name="P61">Warm down: <text:span text:style-name="T2"><text:s/>0.4 mile jog</text:span></text:p>
      <text:p text:style-name="P59"/>
      <text:p text:style-name="P61"><text:span text:style-name="T2">Mon June 8, 2020 </text:span>4.25 miles <text:s text:c="2"/></text:p>
      <text:p text:style-name="P59">I ran 4.25 miles on hilly roads and grass at various paces.</text:p>
      <text:p text:style-name="P59"/>
      <text:p text:style-name="P59">Tues June 9, 2020 <text:span text:style-name="T1">3.1 miles</text:span></text:p>
      <text:p text:style-name="P59">I ran 3.1 miles mainly on the 510 meter cemetery loop. This run included a 2 miles portion that was somewhat faster. The mile splits for the 2 miles were: 9:51 and 8:46</text:p>
      <text:p text:style-name="P59"/>
      <text:p text:style-name="P59">Wed June 10, 2020 <text:span text:style-name="T1">5 miles</text:span></text:p>
      <text:p text:style-name="P59">I ran my morning loop again as I did on Sunday but today I had no warm up.</text:p>
      <text:p text:style-name="P59">5 miles at an average pace of 9:57/mile, Last mile: 8:51</text:p>
      <text:p text:style-name="P59"/>
      <text:p text:style-name="P61"><text:span text:style-name="T2">Thurs June 11, 2020 </text:span>4.25 miles</text:p>
      <text:p text:style-name="P61">warm up: <text:span text:style-name="T2">0.25 to Greendale Cemetery, 1 mile in 10:16 and rest 5 minutes.</text:span></text:p>
      <text:p text:style-name="P61">Run:<text:span text:style-name="T2"> 2 miles on the 510 meter cemetery loop. Mile Splits: 9:03 and 8:38,</text:span></text:p>
      <text:p text:style-name="P59">Sum of vertical ascents over the 2 miles: 140 feet, </text:p>
      <text:p text:style-name="P61">Warm down:<text:span text:style-name="T2"> 1 mile jog</text:span></text:p>
      <text:p text:style-name="P59"/>
      <text:p text:style-name="P61"><text:span text:style-name="T2">Fri June 12, 2020 </text:span>3.6 miles<text:span text:style-name="T2"> <text:s/></text:span></text:p>
      <text:p text:style-name="P59">I ran 3.6 miles at various paces and no faster than about 10:00/mile. <text:s/>I am resting up for a faster workout tomorrow.</text:p>
      <text:p text:style-name="P59"/>
      <text:p text:style-name="P61">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59">I ran the “morning loop” with no warm up.</text:p>
      <text:p text:style-name="P59">5 miles at an average pace of 11:35/mile, Last mile: 10:00</text:p>
      <text:p text:style-name="P59"/>
      <text:p text:style-name="P59">Mon June 15, 2020 <text:span text:style-name="T1">4.2 miles </text:span></text:p>
      <text:p text:style-name="P59">I ran 4.2 miles including a 3.17 mile run which is 10 cemetery loops (each loop is 3.17 miles as measured with a wheel). I increased speed with each loop.</text:p>
      <text:p text:style-name="P59">Time for 10 loops: 32:09 or 10:09/mile, Total of vertical ascents 220 feet</text:p>
      <text:p text:style-name="P71">Loop times: 3:35(11:18/mile), 3:31, 3:27, 3:21, 3:18, 3:15, 3:09, 3:05, 3:01, 2:28(7:47/mile)</text:p>
      <text:p text:style-name="P71"/>
      <text:p text:style-name="P71">Tues June 16, 2020 <text:span text:style-name="T1">5.5 miles </text:span></text:p>
      <text:p text:style-name="P71">I ran at the Allegheny College athletic field.</text:p>
      <text:p text:style-name="P67">warm up: <text:span text:style-name="T2">2 miles on hilly grass and rest a few minutes</text:span></text:p>
      <text:p text:style-name="P67">Run:<text:span text:style-name="T2"> 7 x ¼ mile with about 1/8 mile jog between. <text:s/>I ran on the road leading to parking lot and the parking lot.</text:span></text:p>
      <text:p text:style-name="P71"><text:span text:style-name="T1">Times for ¼ mile runs:</text:span> <text:s/>2:00(8:00/mile), 1:55, 1:52, 1:44, 1:41, 1:45, 1:39(6:36/mile)</text:p>
      <text:p text:style-name="P71">The jogs between the runs took about 1:50.</text:p>
      <text:p text:style-name="P67">Warm down: <text:span text:style-name="T2">1 mile on the grass.</text:span> </text:p>
      <text:p text:style-name="P67"/>
      <text:p text:style-name="P59">Wed June 17, 2020 <text:span text:style-name="T1">4 miles </text:span></text:p>
      <text:p text:style-name="P59">I ran about the same workout as 2 days ago but I did not try to increase my speed on each loop of the 10 loop run. </text:p>
      <text:p text:style-name="P59"><text:span text:style-name="T1">Run:</text:span> 4 miles including a 3.17 mile run which is 10 cemetery loops</text:p>
      <text:p text:style-name="P59">Time for 10 loops: 30:52 or 9:44/mile, Total of vertical ascents 220 feet</text:p>
      <text:p text:style-name="P59"/>
      <text:p text:style-name="P59">Thur June 18, 2020 <text:span text:style-name="T1">1.5 miles</text:span></text:p>
      <text:p text:style-name="P71">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90"><text:soft-page-break/>Sat June 20, 2020 4.85 miles <text:s/></text:p>
      <text:list xml:id="list2326917122073583407" text:style-name="L6">
        <text:list-item>
          <text:list>
            <text:list-header>
              <text:p text:style-name="P190"><text:span text:style-name="T1">warm up:</text:span> 0.2 mile jog and rest 2 minutes</text:p>
              <text:p text:style-name="P190"><text:span text:style-name="T1">Run:</text:span> 4.4 miles averaging 10:21 on hilly roads in California MD</text:p>
            </text:list-header>
          </text:list>
        </text:list-item>
      </text:list>
      <text:p text:style-name="P76">Mile splits: 11:51, 10:38, 10:19, 9:23 and the last <text:s/>0.4 miles at 8:27/mile</text:p>
      <text:p text:style-name="P76"><text:span text:style-name="T1">Warm down:</text:span> rest 2 minutes and 0.25 jog</text:p>
      <text:p text:style-name="P76"/>
      <text:p text:style-name="P90">Sun June 21, 2020 6 miles on a hot, humid day</text:p>
      <text:p text:style-name="P90">Run: <text:span text:style-name="T2">6</text:span> <text:span text:style-name="T2">miles averaging 10:20/mile on hilly roads in California MD</text:span></text:p>
      <text:p text:style-name="P76">Mile splits: 10:59, 10:50, 10:11, 10:42, 9:59, 9:29</text:p>
      <text:p text:style-name="P90">Warm down:<text:span text:style-name="T2"> <text:s text:c="2"/>0.25 mile walk</text:span></text:p>
      <text:p text:style-name="P76"/>
      <text:p text:style-name="P90"><text:span text:style-name="T2">Mon June 22, 2020 </text:span>4.5 miles<text:span text:style-name="T2"> It was not quite as hot as yesterday.</text:span></text:p>
      <text:p text:style-name="P90">I ran the same course as yesterday but left out the middle 2 miles.</text:p>
      <text:p text:style-name="P90">warm up:<text:span text:style-name="T2"> ¼ mile jog and rest 2 minutes</text:span></text:p>
      <text:p text:style-name="P90">Run:<text:span text:style-name="T2"> 4 miles averaging 9:22/mile on hilly roads in California MD, </text:span></text:p>
      <text:p text:style-name="P76">Total vertical ascent: 155 feet along the 4 miles </text:p>
      <text:p text:style-name="P76">Mile Splits: 10:20, 9:40, 8:57, 8:33</text:p>
      <text:p text:style-name="P90">Warm down:<text:span text:style-name="T2"> ¼ mile jog <text:s text:c="2"/></text:span><text:s text:c="2"/></text:p>
      <text:p text:style-name="P90"/>
      <text:p text:style-name="P90"><text:span text:style-name="T2">Tues June 23, 2020 </text:span>5.6 miles<text:span text:style-name="T2"> </text:span></text:p>
      <text:p text:style-name="P90">I ran the same 4 mile course as yesterday. </text:p>
      <text:p text:style-name="P90">warm up:<text:span text:style-name="T2"> 1 mile jog and rest 2 minutes</text:span></text:p>
      <text:p text:style-name="P90">Run:<text:span text:style-name="T2"> 4 miles averaging 9:12/mile on hilly roads in California MD, </text:span></text:p>
      <text:p text:style-name="P76">Total vertical ascent: 155 feet along the 4 miles,Mile Splits: 9:55, 9:24, 8:53, 8:36</text:p>
      <text:p text:style-name="P90">Warm down:<text:span text:style-name="T2"> rest 3 minutes and 0.6 mile jog <text:s text:c="2"/></text:span><text:s text:c="2"/></text:p>
      <text:p text:style-name="P90"/>
      <text:p text:style-name="P90"><text:span text:style-name="T2">Wed June 24, 2020 </text:span>5.6 miles<text:span text:style-name="T2"> </text:span></text:p>
      <text:p text:style-name="P90">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0">warm up:<text:span text:style-name="T2"> 2 miles at 10:51/mile and rest 4 minutes</text:span></text:p>
      <text:p text:style-name="P90">Run:<text:span text:style-name="T2"> 3 miles averaging 8:44/mile on hilly roads in California MD, </text:span></text:p>
      <text:p text:style-name="P76">Total vertical ascent: about 135 feet along the 4 miles,Mile Splits: 9:16, 8:45, 8:10 </text:p>
      <text:p text:style-name="P90">Warm down:<text:span text:style-name="T2"> rest 3 minutes and 0.6 mile jog </text:span></text:p>
      <text:p text:style-name="P76"/>
      <text:p text:style-name="P90"><text:span text:style-name="T2">Thur June 25, 2020 </text:span>1.5 miles<text:span text:style-name="T2"> <text:s/>in about 18:00 on roads near Spring Village</text:span> </text:p>
      <text:p text:style-name="P90"/>
      <text:p text:style-name="P76">Fri June 26, 2020 <text:span text:style-name="T1">3.35 miles</text:span> </text:p>
      <text:p text:style-name="P90">warm up:<text:span text:style-name="T2"> 0.75 mile jog and rest 2 minutes</text:span></text:p>
      <text:p text:style-name="P90">Run: <text:span text:style-name="T2">2 miles out and back on the same course I ran 2 days ago but today I left out the middle mile that I ran 2 days ago. I was surprised that I did not need as much warm up as usual.</text:span></text:p>
      <text:p text:style-name="P76">Time: 16:50 or 8:25/mile</text:p>
      <text:p text:style-name="P76">Mile splits: 8:42, 8:08. The last ¼ mile was in 1:50 (7:20/mile pace) on a level path.</text:p>
      <text:p text:style-name="P90">Warm down: 0.6 miles</text:p>
      <text:p text:style-name="P90">In the last week: 31.1 miles</text:p>
      <text:p text:style-name="P90"><text:soft-page-break/><text:span text:style-name="T2">Sat June 27, 2020</text:span> 5.3 miles <text:s text:c="3"/><text:span text:style-name="T2">I ran roads in Ortley Beach NJ with very little elevation changes.</text:span> </text:p>
      <text:p text:style-name="P90">warm up:<text:span text:style-name="T2"> 1 mile in 10:55 </text:span></text:p>
      <text:p text:style-name="P76"><text:span text:style-name="T1">Run:</text:span> 4.3 miles in 37:29 or 9:22/mile</text:p>
      <text:p text:style-name="P76">Splits: 9:46, 9:34, 9:26, 8:43, and the last 0.3 miles at 8:29/mile</text:p>
      <text:p text:style-name="P76"/>
      <text:p text:style-name="P90"><text:span text:style-name="T2">Sun June 28, 2020</text:span> 4.5 miles <text:s text:c="3"/><text:span text:style-name="T2">I ran on roads in Fairfield NJ with very little elevation changes.</text:span> <text:s/><text:span text:style-name="T2"><text:s/></text:span></text:p>
      <text:p text:style-name="P76"><text:span text:style-name="T1">Run:</text:span> 4 miles averaging 10:00/mile on a hot day</text:p>
      <text:p text:style-name="P76">Splits: 10:50, 10:06, 9:54, 9:00 <text:s/>The last ¼ mile at 8:00/mile</text:p>
      <text:p text:style-name="P90">Warm down: <text:span text:style-name="T2">½ mile jog</text:span></text:p>
      <text:p text:style-name="P76"/>
      <text:p text:style-name="P90"><text:span text:style-name="T2">Mon June 29, 2020</text:span> 5 miles <text:s text:c="3"/><text:span text:style-name="T2">I ran on roads in Fairfield NJ with very little elevation changes.</text:span></text:p>
      <text:p text:style-name="P90">warm up:<text:span text:style-name="T2"> ¼ mile walk, 1 mile in 9:31 and rest 3 minutes</text:span> </text:p>
      <text:p text:style-name="P76"><text:span text:style-name="T1">Run:</text:span> 8 x 0.2 miles with a 0.2 mile jog between these runs</text:p>
      <text:p text:style-name="P76">Times for the 0.2 mile runs: </text:p>
      <text:p text:style-name="P76">1:28(7:17/mile), 1:28, 1:30, 1:31, 1:28, 1:28,1:23.9(6:59/mile), 1:29 <text:s text:c="2"/>Average: 1:28</text:p>
      <text:p text:style-name="P76">The 0.2 mile jogs between the runs were in about 2:40 <text:s text:c="2"/></text:p>
      <text:p text:style-name="P90">Warm down:<text:span text:style-name="T2"> rest about 3 minutes and 1 mile in 10:48</text:span></text:p>
      <text:p text:style-name="P76"/>
      <text:p text:style-name="P90"><text:span text:style-name="T2">Tues June 30, 2020</text:span> 3.6 miles <text:s text:c="2"/><text:span text:style-name="T2">I ran on roads in Fairfield NJ with very little elevation changes.</text:span></text:p>
      <text:p text:style-name="P90">warm up:<text:span text:style-name="T2"> 1.2 miles at 10:36/mile and rest 3 minutes</text:span> </text:p>
      <text:p text:style-name="P76"><text:span text:style-name="T1">Run:</text:span> 1 mile in 7:52, I ran out and back on a ½ mile stretch of road.</text:p>
      <text:p text:style-name="P90">Warm down:<text:span text:style-name="T2"> rest about 3 minutes and 1.4 miles at 9:38/mile</text:span></text:p>
      <text:p text:style-name="P76"/>
      <text:p text:style-name="P90"><text:span text:style-name="T2">Wed July 1, 2020</text:span> 2.5 miles <text:s text:c="5"/><text:span text:style-name="T2">I ran on roads in Fairfield NJ with very little elevation changes.</text:span></text:p>
      <text:p text:style-name="P90">warm up:<text:span text:style-name="T2"> ¼ <text:s/>mile walk, 1 mile in 10:20 and rest 2 min</text:span></text:p>
      <text:p text:style-name="P76"><text:span text:style-name="T1">Run:</text:span> 1 mile in 8:06, </text:p>
      <text:p text:style-name="P94">Warm down:<text:span text:style-name="T2"> ¼ <text:s/>mile jog <text:s text:c="110"/></text:span></text:p>
      <text:p text:style-name="P90">WE ARE BACK IN MEADVILLE!</text:p>
      <text:p text:style-name="P76">Thurs July 2, 2020 <text:span text:style-name="T1">5.2 miles <text:s/>(A similar workout to the one on Thur May 28, 2020)</text:span></text:p>
      <text:p text:style-name="P76">I ran on the hill from the very top of Greendale Cemetery to Jefferson Street. The hill is 0.806 miles long with an elevation change of 216 feet..</text:p>
      <text:p text:style-name="P76"><text:span text:style-name="T1">warm up:</text:span> 1.4 miles and rest a minute </text:p>
      <text:p text:style-name="P76"><text:span text:style-name="T1">Run:</text:span> I ran 2 times down and up the hill. Time for 3.22 miles: 31:36 or 9:49/mile (On May 28 Ave Pace was 10:28/mile)</text:p>
      <text:p text:style-name="P76">Splits: 1<text:span text:style-name="T5">st</text:span> time: Down 7:15 or 9:08/mile, Up 9:13 or 11:25/mile</text:p>
      <text:p text:style-name="P76"><text:s text:c="11"/>2<text:span text:style-name="T5">nd</text:span> time: Down 6:48 or 8:27/mile, Up 8:20 or 10:18/mile</text:p>
      <text:p text:style-name="P90">Warm down: <text:s/><text:span text:style-name="T2">Rest a minute and jog 0.6 miles</text:span></text:p>
      <text:p text:style-name="P76"/>
      <text:p text:style-name="P90"><text:span text:style-name="T2">Fri July 3, 2020 </text:span>4.3 miles</text:p>
      <text:p text:style-name="P90">warm up: <text:s/><text:span text:style-name="T2">0.3 mile jog to the Greendale Cemetery loop</text:span></text:p>
      <text:p text:style-name="P90">Run:<text:span text:style-name="T2"> 3.8 miles (12 loops) Time: 39:59 or 10:31/mile, Sum of vertical ascents: 264 feet</text:span></text:p>
      <text:p text:style-name="P90">Warm down:<text:span text:style-name="T2"> rest 3 minutes and 0.2 mile jog </text:span></text:p>
      <text:p text:style-name="P76"/>
      <text:p text:style-name="P10">In the last week: 30.4 miles <text:s/></text:p>
      <text:p text:style-name="P10">I have run at least 1.5 miles every day for the last 73 days.</text:p>
      <text:p text:style-name="P90"><text:soft-page-break/><text:span text:style-name="T2">Sat July 4, 2020 </text:span>4.3 miles <text:s text:c="8"/>(The same workout as yesterday.)</text:p>
      <text:p text:style-name="P90">warm up: <text:s/><text:span text:style-name="T2">0.3 mile jog to the Greendale Cemetery loop</text:span></text:p>
      <text:p text:style-name="P90">Run:<text:span text:style-name="T2"> 3.8 miles (12 loops) Time: 39:46 or 10:28/mile, Sum of vertical ascents: 264 feet</text:span></text:p>
      <text:p text:style-name="P90">Warm down:<text:span text:style-name="T2"> rest 3 minutes and 0.2 mile jog</text:span></text:p>
      <text:p text:style-name="P76"/>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90">Run: <text:s/><text:span text:style-name="T2">5 miles on very hilly roads averaging 10:45/mile</text:span></text:p>
      <text:p text:style-name="P90">Warm down: <text:span text:style-name="T2">0.6 mile walk with Mary Jane on cemetery loop</text:span></text:p>
      <text:p text:style-name="P90"/>
      <text:p text:style-name="P90"><text:span text:style-name="T2">Tues July 7, 2020 </text:span>4.5 <text:s/>miles</text:p>
      <text:p text:style-name="P90">Run: <text:s/><text:span text:style-name="T2">4.5 miles on hilly roads and grass averaging 10:31/mile</text:span></text:p>
      <text:p text:style-name="P90">Warm down: <text:span text:style-name="T2">rest a few minutes and 1 mile walk with Mary Jane on cemetery loop</text:span></text:p>
      <text:p text:style-name="P76"/>
      <text:p text:style-name="P90"><text:span text:style-name="T2">Wed July 8, 2020 </text:span>2 miles</text:p>
      <text:p text:style-name="P76">The ball of my left foot hurts a little. It felt better when I ran with a forefoot strike.</text:p>
      <text:p text:style-name="P76">After running I soaked my foot in epsom salt in warm water.</text:p>
      <text:p text:style-name="P76"/>
      <text:p text:style-name="P76">Thur July 9, 2020 <text:span text:style-name="T1">4 miles </text:span><text:s/></text:p>
      <text:p text:style-name="P76">I ran on a 0.75 mile grass loop at the athletic field. <text:s/>The loop has a 50 ft vertical ascent. I thought the grass would be good for my soar left foot and it was.</text:p>
      <text:p text:style-name="P76"><text:span text:style-name="T1">warm up:</text:span> <text:s/>0.75 miles at 11:00/mile</text:p>
      <text:p text:style-name="P90">Run: <text:span text:style-name="T2">3 miles on the loop. Average paces for each of the 4 loops:</text:span></text:p>
      <text:p text:style-name="P76">10:05, 9:50, 9:42 and 9:18/mile</text:p>
      <text:p text:style-name="P90">Warm down: <text:s/><text:span text:style-name="T2">Rest a few minutes and 0.25 mile jog</text:span></text:p>
      <text:p text:style-name="P76">Later I walked a mile with Mary Jane on the cemetery loop.</text:p>
      <text:p text:style-name="P76"/>
      <text:p text:style-name="P76">Fri July 10, 2020 <text:span text:style-name="T1">4.25 miles</text:span></text:p>
      <text:p text:style-name="P76">I ran on a 0.75 mile grass loop at the athletic field. <text:s/>The loop has a 50 ft vertical ascent. <text:s text:c="2"/></text:p>
      <text:p text:style-name="P76">I ran the same workout as yesterday except I did not use the first loop as a warm up.</text:p>
      <text:p text:style-name="P90">I felt a lot better than yesterday.</text:p>
      <text:p text:style-name="P90">Run: <text:span text:style-name="T2">3.75 miles on the loop. <text:s/>Average paces for each of the 5 loops:</text:span></text:p>
      <text:p text:style-name="P76">Yesterday: 11:00, 10:05, 9:50, 9:42 and 9:18/mile</text:p>
      <text:p text:style-name="P76">Today: <text:s text:c="8"/>9:43, <text:s text:c="2"/>9:27, 9:23, 9:20 and 8:40/mile </text:p>
      <text:p text:style-name="P90">Warm down: <text:s/><text:span text:style-name="T2">Rest a few minutes and 0.5 mile jog</text:span></text:p>
      <text:p text:style-name="P76">Later I walked a mile with Mary Jane on the cemetery loop.</text:p>
      <text:p text:style-name="P76"/>
      <text:p text:style-name="P90">In the last week week: 31.3 miles</text:p>
      <text:p text:style-name="P90"/>
      <text:p text:style-name="P76"><text:soft-page-break/>Sat July 11, 2020 <text:span text:style-name="T1">2.5 miles</text:span> <text:s/></text:p>
      <text:p text:style-name="P76"><text:span text:style-name="T1">warm up:</text:span> 0.25 miles to Greendale Cemetery loop</text:p>
      <text:p text:style-name="P76"><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76"><text:soft-page-break/>Sat July 18, 2020 <text:span text:style-name="T1">4 miles</text:span> <text:s/></text:p>
      <text:p text:style-name="P76"><text:span text:style-name="T1">Run:</text:span> 4 miles on hilly roads averaging 10:15/mile, Splits: 11:38, 9:57, 9:49, 9:33 </text:p>
      <text:p text:style-name="P76">Total of ascents along the way: 267 feet</text:p>
      <text:p text:style-name="P76"/>
      <text:p text:style-name="P76">Sun July 19, 2020 <text:span text:style-name="T1">7.9 miles</text:span> <text:s/></text:p>
      <text:p text:style-name="P76">I ran on a relatively flat 1.8 mile loop that I have not run on in a long time. It consists of Devore Rd, Springs Rd, Alden St and Oakgrove Ave.</text:p>
      <text:p text:style-name="P76"><text:span text:style-name="T1">Run:</text:span> <text:s/>4 x 1.8 miles with a 5 minute rest between each run. </text:p>
      <text:p text:style-name="P76">1<text:span text:style-name="T5">st</text:span> <text:s/>loop, Time 18:47, 10:26/mile</text:p>
      <text:p text:style-name="P76">2<text:span text:style-name="T5">nd</text:span> loop, Time 16:01, <text:s text:c="2"/>8:54/mile <text:s/></text:p>
      <text:p text:style-name="P76">3<text:span text:style-name="T5">rd</text:span> loop, Time <text:s/>15:44, <text:s/>8:44/mile</text:p>
      <text:p text:style-name="P76">4<text:span text:style-name="T5">th</text:span> loop, Time <text:s/>15:07, <text:s/>8:24/mile</text:p>
      <text:p text:style-name="P76">Ave Time for last 3 loops, <text:s/>15:37, 8:41/mile</text:p>
      <text:p text:style-name="P76"><text:span text:style-name="T1">Warm down:</text:span> <text:s/>rest 5 minutes and 0.5 mile jog</text:p>
      <text:p text:style-name="P76"/>
      <text:p text:style-name="P76">Mon July 20, 2020 <text:span text:style-name="T1">4.5 miles</text:span> <text:s/></text:p>
      <text:p text:style-name="P76"><text:span text:style-name="T1">warm up:</text:span> 0.25 miles to the cemetery loop</text:p>
      <text:p text:style-name="P76"><text:span text:style-name="T1">Run:</text:span> 4 miles on the loop averaging 10:33/mile, Sum of ascents: 280 feet</text:p>
      <text:p text:style-name="P76"><text:span text:style-name="T1">Splits:</text:span> <text:s/>11:20, 10:30, 10:14, 10:10, Average pace: 10:33</text:p>
      <text:p text:style-name="P76"><text:span text:style-name="T1">Warm down:</text:span> 0.25 miles home</text:p>
      <text:p text:style-name="P76"/>
      <text:p text:style-name="P76">Tues July 21, 2020 <text:span text:style-name="T1">4.5 miles</text:span> <text:s text:c="2"/>Same workout as yesterday.</text:p>
      <text:p text:style-name="P76"><text:span text:style-name="T1">Splits:</text:span> <text:s/>10:29, 10:35, 10:21, 10:01, Average pace: 10:22</text:p>
      <text:p text:style-name="P76"/>
      <text:p text:style-name="P76">Wed July 22, 2020 <text:span text:style-name="T1">4.5 miles</text:span> <text:s text:c="2"/>Same workout as yesterday.</text:p>
      <text:p text:style-name="P76"><text:span text:style-name="T1">Splits:</text:span> <text:s/>9:40, 9:24, 9:18, 8:39 <text:s text:c="9"/>Average pace: <text:s text:c="2"/>9:15</text:p>
      <text:p text:style-name="P76">I felt pretty much recovered from Sunday's workout.</text:p>
      <text:p text:style-name="P76"/>
      <text:p text:style-name="P76">Thur July 23, 2020 <text:span text:style-name="T1"><text:s/>4.7 miles</text:span> </text:p>
      <text:p text:style-name="P76"><text:span text:style-name="T1">warm up:</text:span> 0.25 mile jog to cemetery loop and 1 mile on loop in 10:53</text:p>
      <text:p text:style-name="P76"><text:span text:style-name="T1">Run:</text:span> <text:s/>2 x from the very top of Greendale Cemetery to Jefferson Street which is a short distance outside the entrance to the cemetery then back up. <text:s/>The hill is 0.8 miles long with an elevation change of 216 feet.</text:p>
      <text:p text:style-name="P76">Running down, Distance: 0.8 miles, Time: 7:20, Pace: 9:10/mile </text:p>
      <text:p text:style-name="P76">Running up, <text:s text:c="5"/>Distance: 0.8 miles, Time: 9:16, Pace: 11:35/mile </text:p>
      <text:p text:style-name="P76">Running down, Distance: 0.8 miles, Time: 7:35, Pace: 9:29/mile </text:p>
      <text:p text:style-name="P76">Running up, <text:s text:c="5"/>Distance: 0.8 miles, Time: 9:26, Pace: 11:18/mile </text:p>
      <text:p text:style-name="P76">Average Pace for 3.2 miles: 10:23/mile, Sum of vertical ascents: 432 feet </text:p>
      <text:p text:style-name="P76">See Fri July 17, 2020 </text:p>
      <text:p text:style-name="P76"/>
      <text:p text:style-name="P76">Fri July 24, 2020 <text:span text:style-name="T1">2.5 miles</text:span> <text:s/></text:p>
      <text:p text:style-name="P76"><text:span text:style-name="T1">warm up:</text:span> 0.25 miles to the cemetery loop</text:p>
      <text:p text:style-name="P76"><text:span text:style-name="T1">Run:</text:span> 2 miles on the loop averaging 9:35/mile, Sum of ascents: 140 feet, <text:span text:style-name="T1">Splits:</text:span> <text:s/>9:51, 9:19</text:p>
      <text:p text:style-name="P76"><text:span text:style-name="T1">Warm down:</text:span> 0.25 miles home</text:p>
      <text:p text:style-name="P90">In the last week: 32.6 miles</text:p>
      <text:p text:style-name="P90"><text:soft-page-break/><text:span text:style-name="T2">Sat July 25, 2020</text:span> <text:s/>3.5 miles</text:p>
      <text:p text:style-name="P90">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76">Mon July 27, 2020 <text:span text:style-name="T1">5 miles</text:span> <text:s/></text:p>
      <text:p text:style-name="P76"><text:span text:style-name="T1">warm up:</text:span> 0.25 miles to the cemetery loop</text:p>
      <text:p text:style-name="P76"><text:span text:style-name="T1">Run:</text:span> 4 miles on the loop averaging 10:00/mile, Sum of ascents: 280 feet</text:p>
      <text:p text:style-name="P10"><text:span text:style-name="T17">Warm down:</text:span><text:span text:style-name="T16"> 0.75 miles home</text:span></text:p>
      <text:p text:style-name="P90">Last Monday I did the same workout as today, both times after a difficult workout the previous day. <text:s/>Today I ran faster than last Monday and felt better than last Monday. <text:s/>I think my conditioning continues to improve.</text:p>
      <text:p text:style-name="P10"><text:span text:style-name="T17">Splits on Monday July 29, 2020:</text:span><text:span text:style-name="T16"> <text:s/>11:20, 10:30, 10:14, 10:10, Average pace: 10:33</text:span><text:span text:style-name="T17"> </text:span><text:s/></text:p>
      <text:p text:style-name="P76"><text:span text:style-name="T1">Splits today:</text:span> <text:s text:c="34"/>10:10, <text:s text:c="2"/>9:52, 10:02, <text:s text:c="2"/>9:55, Average pace: 10:00</text:p>
      <text:p text:style-name="P76"/>
      <text:p text:style-name="P76">Tues July 28, 2020 <text:span text:style-name="T1">3 miles</text:span> <text:s text:c="2"/></text:p>
      <text:p text:style-name="P76"><text:span text:style-name="T1">warm up:</text:span> 0.25 miles to the cemetery loop</text:p>
      <text:p text:style-name="P76"><text:span text:style-name="T1">Run:</text:span> 2 miles on the loop averaging 9:54/mile, Sum of ascents: 140 feet</text:p>
      <text:p text:style-name="P10"><text:span text:style-name="T17">Warm down:</text:span><text:span text:style-name="T16"> 0.75 miles home</text:span></text:p>
      <text:p text:style-name="P76"/>
      <text:p text:style-name="P76">Wed July 29, 2020 <text:span text:style-name="T1">3 miles</text:span> <text:s text:c="2"/></text:p>
      <text:p text:style-name="P76"><text:span text:style-name="T1">warm up:</text:span> 0.25 miles to the cemetery loop</text:p>
      <text:p text:style-name="P76"><text:span text:style-name="T1">Run:</text:span> 1 mile on the loop in 9:34 and rest 3 minutes</text:p>
      <text:p text:style-name="P76"><text:s text:c="10"/>1 mile on the loop in 8:25 and rest 3 minutes </text:p>
      <text:p text:style-name="P10"><text:span text:style-name="T17">Warm down:</text:span><text:span text:style-name="T16"> 0.75 miles home</text:span></text:p>
      <text:p text:style-name="P76"/>
      <text:p text:style-name="P76"><text:span text:style-name="T16">Thur July 30, 2020 </text:span><text:span text:style-name="T1">2.5</text:span><text:span text:style-name="T15"> miles</text:span><text:span text:style-name="T16"> <text:s text:c="2"/></text:span></text:p>
      <text:p text:style-name="P76"><text:span text:style-name="T1">warm up:</text:span> 0.25 miles to the cemetery loop</text:p>
      <text:p text:style-name="P76"><text:span text:style-name="T1">Run:</text:span> 2 miles on the loop in 20:32</text:p>
      <text:p text:style-name="P10"><text:span text:style-name="T17">Warm down:</text:span><text:span text:style-name="T16"> 0.25 miles home</text:span></text:p>
      <text:p text:style-name="P76"/>
      <text:p text:style-name="P10"><text:span text:style-name="T16">Fri July 31, 2020 </text:span><text:span text:style-name="T17">2 miles</text:span><text:span text:style-name="T16"> at various paces. </text:span></text:p>
      <text:p text:style-name="P76"/>
      <text:p text:style-name="P76"/>
      <text:p text:style-name="P90">In the last week: 25.5 miles</text:p>
      <text:p text:style-name="P90"/>
      <text:p text:style-name="P76"/>
      <text:p text:style-name="P76"/>
      <text:p text:style-name="P76"/>
      <text:p text:style-name="P76"/>
      <text:p text:style-name="P103"><text:soft-page-break/>Sat Aug 1, 2020 <text:span text:style-name="T1">6.4 miles</text:span></text:p>
      <text:p text:style-name="P103">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03"><text:span text:style-name="T1">My Run; </text:span>After warming up with a mile at various paces I ran the 5.42 miles in 47:16 or 8:43/mile. </text:p>
      <text:p text:style-name="P103"><text:span text:style-name="T1">Mile Splits:</text:span> 8:48, 8:48, 8:44, 8:55, 8:26, and the last 0.42 miles at 8:37/mile</text:p>
      <text:p text:style-name="P101">Email to runners: <text:s text:c="6"/>Handicapping 5.4 mile run August 1, 2020</text:p>
      <text:p text:style-name="P127"/>
      <text:p text:style-name="P128">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28"/>
      <text:p text:style-name="P128">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28"/>
      <text:p text:style-name="P128">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28"><text:tab/><text:tab/><text:tab/><text:tab/><text:tab/><text:tab/><text:tab/><text:tab/><text:tab/><text:tab/><text:tab/>Result for 5.4 miles</text:p>
      <text:p text:style-name="P128"><text:s text:c="24"/>Times and totals<text:tab/><text:tab/><text:tab/><text:tab/> <text:s text:c="4"/>Start Times <text:s text:c="5"/><text:tab/>August 1, 2020</text:p>
      <text:p text:style-name="P129">Jim<text:tab/>16:01, 15:44, 15:07 Total = 46:52 -&gt; 46:00<text:tab/><text:tab/>0<text:tab/><text:tab/>47:16</text:p>
      <text:p text:style-name="P128">Bill<text:tab/> <text:s text:c="3"/>15:12, 15:11, 15:17 Total = 45:40<text:tab/><text:tab/><text:tab/>0:20<text:tab/><text:tab/>46:08<text:tab/><text:tab/></text:p>
      <text:p text:style-name="P128">Brian <text:s text:c="6"/>15:01, 15:23, 14:30 Total = 44:54<text:tab/><text:tab/><text:tab/>1:06</text:p>
      <text:p text:style-name="P128">David <text:s text:c="5"/>15:02, 15:06, 13:21 Total = 43:29<text:tab/><text:tab/><text:tab/>2:31<text:tab/><text:tab/>43:38</text:p>
      <text:p text:style-name="P128">Tim <text:s text:c="8"/>14:52, 13:56, 12:51 Total = 41:39<text:tab/><text:tab/><text:tab/>4:21</text:p>
      <text:p text:style-name="P128">Colton<text:tab/> <text:s text:c="3"/>13:56, 13:03, 12:16 Total = 39:15<text:tab/><text:tab/><text:tab/>6:45</text:p>
      <text:p text:style-name="P128"/>
      <text:p text:style-name="P128">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28"/>
      <text:p text:style-name="P128">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30"><text:soft-page-break/>Sun <text:s/>Aug 2, 2020 <text:span text:style-name="T1">5 miles</text:span></text:p>
      <text:p text:style-name="P131"><text:span text:style-name="T1">Run:</text:span> 5 miles on the “Morning Loop” in the counter clockwise direction averaging 10:15/mile.</text:p>
      <text:p text:style-name="P130"/>
      <text:p text:style-name="P130">Mon Aug 3, 2020 <text:span text:style-name="T1">5.25 miles</text:span></text:p>
      <text:p text:style-name="P130"><text:span text:style-name="T1">warm up:</text:span> <text:s/>0.25 miles to the cemetery loop</text:p>
      <text:p text:style-name="P132">Run: <text:s/><text:span text:style-name="T2">½ mile down and ½ mile up hill in 10:30, elevation change is 120 feet, rest 2:00</text:span></text:p>
      <text:p text:style-name="P131">6 x 0.317 miles on the loop with a 0.317 mile jog between the runs</text:p>
      <text:p text:style-name="P131">average time for runs: 2:49 (8:53/mile), average time for jogs: 3:24 (10:45/mile)</text:p>
      <text:p text:style-name="P131">Vertical ascent on one loop: 22 feet</text:p>
      <text:p text:style-name="P132">Warm down:<text:span text:style-name="T2"> <text:s/>0.5 mile jog</text:span></text:p>
      <text:p text:style-name="P131"/>
      <text:p text:style-name="P131"/>
      <text:p text:style-name="P130">Tues Aug 4, 2020 <text:span text:style-name="T1">5.35 miles <text:s/></text:span><text:span text:style-name="T2">(The same workout as yesterday)</text:span></text:p>
      <text:p text:style-name="P130"><text:span text:style-name="T1">warm up:</text:span> <text:s/>0.25 miles to the cemetery loop</text:p>
      <text:p text:style-name="P132">Run: <text:s/><text:span text:style-name="T2">½ mile down and ½ mile up hill in 9:57, elevation change is 120 feet, rest 3:00</text:span></text:p>
      <text:p text:style-name="P131">6 x 0.317 miles on the loop with a 0.317 mile jog between the runs</text:p>
      <text:p text:style-name="P131">average time for runs: 2:40 (8:25/mile), average time for jogs: 3:33 (11:12/mile)</text:p>
      <text:p text:style-name="P131">The last 0.317 mile run in 2:25 (7:37/mile)</text:p>
      <text:p text:style-name="P131">Vertical ascent on one loop: 22 feet</text:p>
      <text:p text:style-name="P131">Warm down: <text:s/>0.6 mile jog</text:p>
      <text:p text:style-name="P131"/>
      <text:p text:style-name="P131">Wed Aug 5, 2020 <text:span text:style-name="T1">5 miles running </text:span>(1 mile walking and 5 miles of running)</text:p>
      <text:p text:style-name="P131">I ran and walked 6 miles on hilly roads and averaged 12:10/mile. <text:s/>I walked 10 times for a total of 1 mile of walking and 5 miles of running.</text:p>
      <text:p text:style-name="P131"/>
      <text:p text:style-name="P131">Thur Aug 6, 2020 <text:span text:style-name="T1">5.5 miles running </text:span>(1 mile walking and 5.5 miles of running)</text:p>
      <text:p text:style-name="P131"><text:span text:style-name="T1">warm up:</text:span> 0.25 mile jog</text:p>
      <text:p text:style-name="P131"><text:span text:style-name="T1">Run:</text:span> 6 miles on hilly roads and averaged 12:12/mile. <text:s/>I walked 10 times for a total of <text:s text:c="3"/>1 mile of walking and 5 miles of running. Total vertical ascent: 630 feet.</text:p>
      <text:p text:style-name="P131"><text:span text:style-name="T1">Warm down:</text:span> 0.25 mile jog </text:p>
      <text:p text:style-name="P131"/>
      <text:p text:style-name="P131"/>
      <text:p text:style-name="P131"><text:s/></text:p>
      <text:p text:style-name="P131">Fri Aug 7, 2020 <text:span text:style-name="T1">2 miles</text:span></text:p>
      <text:p text:style-name="P131">I ran 2 easy miles. The ball of my left foot is hurting.</text:p>
      <text:p text:style-name="P131"/>
      <text:p text:style-name="P132"/>
      <text:p text:style-name="P132"/>
      <text:p text:style-name="P132">In the last week: 34.5 miles running</text:p>
      <text:p text:style-name="P133"/>
      <text:p text:style-name="P133"/>
      <text:p text:style-name="P137"><text:soft-page-break/>Sat Aug 8, 20 <text:span text:style-name="T1">6.5 miles</text:span></text:p>
      <text:p text:style-name="P138">warm up: <text:span text:style-name="T2">0.25 mile jog to the cemetery</text:span></text:p>
      <text:p text:style-name="P139">Run:<text:span text:style-name="T2"> Down and up hill 1 mile in 4:57 + 5:32 = 10:29 and rest 4:00 <text:s text:c="34"/></text:span></text:p>
      <text:p text:style-name="P76">1 x from the very top of Greendale Cemetery to Jefferson Street which is a short distance outside the entrance to the cemetery then back up. <text:s/>The hill is 0.8 miles, elevation of 216 feet.</text:p>
      <text:p text:style-name="P76">Running down, Distance: 0.8 miles, Time: 6:59, Pace: 8:44/mile </text:p>
      <text:p text:style-name="P76">Running up, <text:s text:c="5"/>Distance: 0.8 miles, Time: 8:18, Pace: 10:22/mile</text:p>
      <text:p text:style-name="P95">Total Time: 15:17 (9:33/mile) <text:s text:c="94"/></text:p>
      <text:p text:style-name="P140">5 x 0.317 miles on the loop with a 0.317 mile jog after each run</text:p>
      <text:p text:style-name="P140">average time for runs: 2:34 (8:06/mile), last run in 2:26 (7:41/mile)</text:p>
      <text:p text:style-name="P140">average time for jogs: 3:43 (11:43/mile), Vertical ascent on one loop: 22 feet</text:p>
      <text:p text:style-name="P90">Warm down:<text:span text:style-name="T2"> <text:s/>0.5 mile jog</text:span></text:p>
      <text:p text:style-name="P76"/>
      <text:p text:style-name="P76">Sun Aug 9, 2020 <text:span text:style-name="T1">6.5 miles</text:span></text:p>
      <text:p text:style-name="P76"><text:span text:style-name="T1">warm up: </text:span>1.5 miles and 9 minutes rest.</text:p>
      <text:p text:style-name="P90">Run: <text:s/><text:span text:style-name="T2">5 miles on the “Morning Loop” averaging 8:44/mile, Last mile: 8:08</text:span></text:p>
      <text:p text:style-name="P76">Time: 43:42, Mile splits: 8:33, 8:47, 8:50, 9:25, 8:08</text:p>
      <text:p text:style-name="P90">Warm down:<text:span text:style-name="T2"> rested a few minutes and walked 0.4 miles</text:span></text:p>
      <text:p text:style-name="P76"/>
      <text:p text:style-name="P137">Mon Aug 10, 20 <text:span text:style-name="T1">5.3 miles</text:span></text:p>
      <text:p text:style-name="P138">warm up: <text:span text:style-name="T2">0.25 mile jog to the cemetery</text:span></text:p>
      <text:p text:style-name="P138"><text:span text:style-name="T18">Run:</text:span><text:span text:style-name="T19"> Down and up hill 1 mile in 4:27 + 5:14 = 9:42 and rest 3:00 <text:s text:c="34"/></text:span></text:p>
      <text:p text:style-name="P140">6 x 0.317 miles on the loop with a 0.317 mile jog after each run</text:p>
      <text:p text:style-name="P140">ave for runs: 2:35 (8:09/mile), last run in 2:22 (7:28/mile), ave for jogs: 3:44 (11:47/mile)</text:p>
      <text:p text:style-name="P140">Vertical ascent on one loop: 22 feet</text:p>
      <text:p text:style-name="P90">Warm down:<text:span text:style-name="T2"> <text:s/>0.5 mile jog</text:span></text:p>
      <text:p text:style-name="P76"/>
      <text:p text:style-name="P140">Tues Aug 11, 2020 5<text:span text:style-name="T1"> miles running </text:span>(1 mile walking and 5 miles of running)</text:p>
      <text:p text:style-name="P140">I ran and walked 6 miles on a hilly course and averaged 12:08/mile. <text:s/>I walked 12 times for a total of 1 mile of walking and 5 miles of running.</text:p>
      <text:p text:style-name="P76"/>
      <text:p text:style-name="P76">Wed Aug 12, 2020 <text:span text:style-name="T1">2.75 miles</text:span></text:p>
      <text:p text:style-name="P76"><text:span text:style-name="T1">warm up:</text:span> <text:s/>0.5 miles</text:p>
      <text:p text:style-name="P91"><text:span text:style-name="T20">Run:</text:span><text:span text:style-name="T21"> <text:s/>2 miles on the cemetery loop in 16:55 (8:28/mi), Sum of vertical ascents: 132 ft</text:span></text:p>
      <text:p text:style-name="P91"><text:span text:style-name="T20">Warm down:</text:span><text:span text:style-name="T21"> <text:s/>0.25 miles</text:span></text:p>
      <text:p text:style-name="P96"/>
      <text:p text:style-name="P96">Thur Aug 13, 2020 <text:span text:style-name="T1">5 miles</text:span> <text:s/></text:p>
      <text:p text:style-name="P96"><text:span text:style-name="T1">warm up:</text:span> <text:s/>1.5 miles</text:p>
      <text:p text:style-name="P96"><text:span text:style-name="T1">Run:</text:span> 3.17 miles (10 x 0.317 miles) on the cemetery loop in 28:04 or 8:51/mile</text:p>
      <text:p text:style-name="P96">Mile splits: 9:08, 9:04, 8:34, Sum of vertical ascents: 220 feet.</text:p>
      <text:p text:style-name="P96"><text:span text:style-name="T1">Warm down:</text:span> <text:s/>0.3 miles</text:p>
      <text:p text:style-name="P96"/>
      <text:p text:style-name="P96">Fri Aug 14, 2020 <text:span text:style-name="T1">3 mile</text:span></text:p>
      <text:p text:style-name="P96">I ran 3 miles on hilly roads at various paces, some at about 9:00/mile.</text:p>
      <text:p text:style-name="P97">In the last week: 34 miles</text:p>
      <text:p text:style-name="P34"><text:soft-page-break/>Sat Aug 15, 2020 <text:span text:style-name="T1">6.75 miles</text:span></text:p>
      <text:p text:style-name="P35">warm up: <text:span text:style-name="T2"><text:s/>1.5 miles on hilly roads and grass and rest a few minutes</text:span></text:p>
      <text:p text:style-name="P35">Run:<text:span text:style-name="T2"> 4 miles in 39::08 on hilly roads, Mile Splits: 9:00, 10:56, 11:18, 7:53</text:span></text:p>
      <text:p text:style-name="P35">Warm down:<text:span text:style-name="T2"> <text:s/>1 mile jog, 1 mile walk, ¼ mile jog</text:span></text:p>
      <text:p text:style-name="P34"/>
      <text:p text:style-name="P35"><text:span text:style-name="T2">Sun Aug 16, 2020 </text:span>2.7 miles<text:span text:style-name="T2"> </text:span>running and 1 mile walking<text:span text:style-name="T2"> </text:span></text:p>
      <text:p text:style-name="P35">warm up:<text:span text:style-name="T2"> <text:s/>0.25 miles to cemetery loop</text:span></text:p>
      <text:p text:style-name="P14"><text:span text:style-name="T20">Run and walk:</text:span><text:span text:style-name="T21">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34"><text:span text:style-name="T1">Run: </text:span>6 x 330 yds with a 550 yd jog after each run.<text:span text:style-name="T1"> <text:s/></text:span></text:p>
      <text:p text:style-name="P134">Times: 1:24, 1:26, 1:21, 1:22, 1:22, 1:15(6:40/mile) <text:s/>Ave time: 1:22 (7:17/mile) </text:p>
      <text:p text:style-name="P134"><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34"><text:span text:style-name="T1">Run: </text:span>8 x 330 yards with a 550 yd jog after each run.<text:span text:style-name="T1"> <text:s/></text:span></text:p>
      <text:p text:style-name="P134">Times: 1:27, 1:23, 1:21, 1:27, 1:26, 1:26, 1:24, 1:17(6:51/mile) <text:s/></text:p>
      <text:p text:style-name="P134">Ave time: 1:24 (7:28/mile) </text:p>
      <text:p text:style-name="P134"><text:span text:style-name="T1">Warm down:</text:span> 1 mile jog </text:p>
      <text:p text:style-name="P134"/>
      <text:p text:style-name="P134">Thurs Aug 26, 2020 <text:span text:style-name="T1">4 miles</text:span><text:span text:style-name="T17"> </text:span></text:p>
      <text:p text:style-name="P76"><text:span text:style-name="T1">warm up:</text:span> 0.3 mile jog to cemetery loop </text:p>
      <text:p text:style-name="P76"><text:span text:style-name="T1">Run:</text:span> <text:s/>2 x from the very top of Greendale Cemetery to Jefferson Street which is a short distance outside the entrance to the cemetery then back up. <text:s/>The hill is 0.8 miles long with an elevation change of 216 feet.</text:p>
      <text:p text:style-name="P76">Dist: 3.2 miles, Time: 11:27/mile, Sum of vertical ascents: 432 feet, Temperature: 80 degrees F </text:p>
      <text:p text:style-name="P90">Warm down: <text:span text:style-name="T2">0.5 miles </text:span></text:p>
      <text:p text:style-name="P10"/>
      <text:p text:style-name="P76">Fri Aug 28, 2020 <text:span text:style-name="T1">2.5 miles</text:span> <text:s/></text:p>
      <text:p text:style-name="P76"><text:span text:style-name="T1">warm up:</text:span> 0.25 miles to the cemetery loop</text:p>
      <text:p text:style-name="P76"><text:span text:style-name="T1">Run:</text:span> 2 miles on the loop averaging 8:50/mile, Sum of ascents: 132 feet, <text:span text:style-name="T1">Splits:</text:span> <text:s/>9:16, 8:22</text:p>
      <text:p text:style-name="P76"><text:span text:style-name="T1">Warm down:</text:span> 0.25 miles home</text:p>
      <text:p text:style-name="P76">In the last week: 32.6 miles while running</text:p>
      <text:p text:style-name="P76"/>
      <text:p text:style-name="P76"/>
      <text:p text:style-name="P90">In the last week: 39.6 miles running, 1.5 miles walking during workouts <text:s text:c="27"/></text:p>
      <text:p text:style-name="P76"/>
      <text:p text:style-name="P76"/>
      <text:p text:style-name="P107"><text:soft-page-break/><text:span text:style-name="T2">Sat Aug 29, 2020 </text:span>2.1 miles</text:p>
      <text:p text:style-name="P106"><text:span text:style-name="T1">warm up:</text:span> 0.25 miles</text:p>
      <text:p text:style-name="P122">Run: <text:span text:style-name="T2">Down and up the 0.8 mile hill from the top of the cemetery loop to Jefferson St. <text:s text:c="4"/></text:span></text:p>
      <text:p text:style-name="P106">Distance: 1.6 miles Time: 17:12, Elevation <text:s/>Change 216 feet</text:p>
      <text:p text:style-name="P107">Warm down: <text:span text:style-name="T2">0.25 miles</text:span></text:p>
      <text:p text:style-name="P106">The ball of my left foot started to hurt and I stopped running.</text:p>
      <text:p text:style-name="P106"/>
      <text:p text:style-name="P106">Sun Aug 30, 2020 <text:span text:style-name="T1">1 mile</text:span></text:p>
      <text:p text:style-name="P106">I jogged 1 mile on grass. The ball of my left foot is hurting.</text:p>
      <text:p text:style-name="P106"/>
      <text:p text:style-name="P106">Mon Aug 31, 2020 <text:span text:style-name="T1">4.15 miles</text:span> </text:p>
      <text:p text:style-name="P106">The ball of my left foot feels a lot better. I ran on the college artificial turf football field and track.</text:p>
      <text:p text:style-name="P106"><text:span text:style-name="T1">warm up:</text:span> <text:s/>½ mile</text:p>
      <text:p text:style-name="P107">Run: <text:s/><text:span text:style-name="T2">2 miles around the field at about 9:00/mile with no shoes, rest a couple minutes</text:span></text:p>
      <text:p text:style-name="P106"><text:s text:c="10"/>1 mile on the track in 8:25 and rest a couple minutes</text:p>
      <text:list xml:id="list6977168212759762881" text:style-name="L7">
        <text:list-item>
          <text:list>
            <text:list-header>
              <text:p text:style-name="P162"><text:s text:c="10"/>0.9 miles around the field at about 9:00/mile with no shoes</text:p>
              <text:list>
                <text:list-header>
                  <text:p text:style-name="P162">My foot felt better running with no shoes on the artificial turf than on the track with shoes.</text:p>
                  <text:p text:style-name="P162"/>
                  <text:p text:style-name="P162">Tues Sept 1, 2020 <text:span text:style-name="T1">3.6 miles</text:span> <text:s/>My foot continues to improve.</text:p>
                </text:list-header>
              </text:list>
            </text:list-header>
          </text:list>
        </text:list-item>
      </text:list>
      <text:list xml:id="list4047020884830899137" text:style-name="L8">
        <text:list-item>
          <text:list>
            <text:list-item>
              <text:list>
                <text:list-header>
                  <text:p text:style-name="P163"><text:span text:style-name="T1">warm up:</text:span> 1.25 miles mainly on grass with no shoes</text:p>
                  <text:p text:style-name="P163"><text:span text:style-name="T1">Run:</text:span> <text:s/>2 miles on the cemetery loop with shoes</text:p>
                </text:list-header>
              </text:list>
            </text:list-item>
          </text:list>
        </text:list-item>
      </text:list>
      <text:p text:style-name="P106">Splits: 9:25, 8:34, Total vertical ascent: 132 feet</text:p>
      <text:p text:style-name="P106"><text:span text:style-name="T1">Warm down:</text:span> 0.35 miles</text:p>
      <text:p text:style-name="P106"/>
      <text:p text:style-name="P143">Wed Sept 2, 2020 <text:span text:style-name="T1">2.5 miles <text:s/></text:span><text:span text:style-name="T2">My foot is okay</text:span></text:p>
      <text:list xml:id="list39484264" text:continue-list="list6977168212759762881" text:style-name="L7">
        <text:list-item>
          <text:list>
            <text:list-item>
              <text:list>
                <text:list-header>
                  <text:p text:style-name="P162"><text:span text:style-name="T1">warm up:</text:span> 0.25 to the cemetery loop</text:p>
                  <text:p text:style-name="P162"><text:span text:style-name="T1">Run:</text:span> <text:s/>2 miles on the cemetery loop </text:p>
                </text:list-header>
              </text:list>
            </text:list-item>
          </text:list>
        </text:list-item>
      </text:list>
      <text:p text:style-name="P106">Splits: 9:33, 9:22, Total vertical ascent: 132 feet</text:p>
      <text:p text:style-name="P106"><text:span text:style-name="T1">Warm down:</text:span> 0.25 miles </text:p>
      <text:p text:style-name="P106"/>
      <text:p text:style-name="P106">Thur Sept 3, 2020 <text:span text:style-name="T1">5.5 miles</text:span></text:p>
      <text:p text:style-name="P106"><text:span text:style-name="T1">warm up:</text:span> 0.5 miles</text:p>
      <text:p text:style-name="P107">Run: <text:span text:style-name="T2">15 Greendale Cemetery loops, each loop has a total ascent of 22 feet</text:span></text:p>
      <text:p text:style-name="P106">Distance 4.76 miles, Total ascent 330 feet</text:p>
      <text:p text:style-name="P106">Time: 41:45 (8:47/mile)</text:p>
      <text:p text:style-name="P106">The last 8 loops had an average pace of 8:31/mile for 2.54 miles and total ascent of 176ft</text:p>
      <text:p text:style-name="P123"><text:span text:style-name="T1">Warm down:</text:span><text:span text:style-name="T2"> 0.25 miles</text:span></text:p>
      <text:p text:style-name="P106"/>
      <text:p text:style-name="P141">Fri <text:s/>Sep 4, 2020 <text:span text:style-name="T1">7.8 miles <text:s/></text:span></text:p>
      <text:p text:style-name="P141"><text:span text:style-name="T1">warm up:</text:span> <text:s/>0.25 miles to the cemetery loop</text:p>
      <text:p text:style-name="P142">Run: <text:s/><text:span text:style-name="T2">½ mile down and ½ mile up hill in 11:00, elevation change is 120 feet, rest 3:00</text:span></text:p>
      <text:p text:style-name="P140">10 x 0.317 miles on the loop with a 0.317 mile jog after the runs</text:p>
      <text:p text:style-name="P140">average time for runs: 2:40 (8:25/mile), average time for jogs: 3:43 </text:p>
      <text:p text:style-name="P140">The last 0.317 mile run in 2:17 (7:12/mile)</text:p>
      <text:p text:style-name="P140">Vertical ascent on one loop: 22 feet</text:p>
      <text:p text:style-name="P76"><text:span text:style-name="T1">Warm down:</text:span> <text:s/>0.25 miles</text:p>
      <text:p text:style-name="P76"/>
      <text:p text:style-name="P90">In the last week: 26.7 miles</text:p>
      <text:p text:style-name="P76"><text:soft-page-break/>Sat Sept 5, 2020 <text:span text:style-name="T1">2.5 miles </text:span></text:p>
      <text:p text:style-name="P76">I ran 2.5 miles slowly to recover from my workouts in the last two days</text:p>
      <text:p text:style-name="P76"/>
      <text:p text:style-name="P76">Sun Sept 6, 2020 <text:span text:style-name="T1">4 miles</text:span></text:p>
      <text:p text:style-name="P76"><text:span text:style-name="T1">warm up:</text:span> 0.25 miles </text:p>
      <text:p text:style-name="P90">Run: <text:s/><text:span text:style-name="T2">3.5 miles on the cemetery loop averaging 10:00/mile</text:span></text:p>
      <text:p text:style-name="P90">Warm down: <text:span text:style-name="T2">0.25 miles</text:span></text:p>
      <text:p text:style-name="P76"/>
      <text:p text:style-name="P76">Mon Sept 7, 2020 <text:span text:style-name="T1">4 miles</text:span> </text:p>
      <text:p text:style-name="P76"><text:span text:style-name="T1">warm up:</text:span> 0.5 miles </text:p>
      <text:p text:style-name="P92">Run: <text:s/><text:span text:style-name="T2">3.17</text:span> <text:span text:style-name="T2">miles (10 loops) on the cemetery loop averaging 10:00/mile</text:span></text:p>
      <text:p text:style-name="P76">Warm down: 0.3 miles</text:p>
      <text:p text:style-name="P108">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0"/>
      <text:p text:style-name="P76">Tues Sept 8, 2020 <text:span text:style-name="T1">2 miles </text:span></text:p>
      <text:p text:style-name="P76"><text:span text:style-name="T1">warm up:</text:span> 0.25 miles</text:p>
      <text:p text:style-name="P76"><text:span text:style-name="T1">Run:</text:span> 4 cemetery loops (1.27 miles) in 12:37 (9:57/mile)</text:p>
      <text:p text:style-name="P76"><text:span text:style-name="T1">Warm down:</text:span> 0.5 miles </text:p>
      <text:p text:style-name="P76"/>
      <text:p text:style-name="P76">Wed Sept 9, 2020 <text:span text:style-name="T1">5.25 miles,</text:span> same workout as on Aug 3 only considerably faster today</text:p>
      <text:p text:style-name="P141"><text:span text:style-name="T1">warm up:</text:span> <text:s/>0.25 miles to the cemetery loop</text:p>
      <text:p text:style-name="P142">Run: <text:s/><text:span text:style-name="T2">½ mile down and ½ mile up hill in 9:44, elevation change is 120 feet, rest 2:00</text:span></text:p>
      <text:p text:style-name="P140">6 x 0.317 miles on the loop with a 0.317 mile jog between the runs</text:p>
      <text:p text:style-name="P140">average time for runs: 2:28 (7:47/mile), average time for jogs: 3:41 (11:37/mile)</text:p>
      <text:p text:style-name="P140">Vertical ascent on one loop: 22 feet</text:p>
      <text:p text:style-name="P90">Warm down:<text:span text:style-name="T2"> <text:s/>0.5 mile jog</text:span></text:p>
      <text:p text:style-name="P76"/>
      <text:p text:style-name="P76">Thurs Sept 10, 2020 <text:s/><text:span text:style-name="T1">5.4 miles</text:span> </text:p>
      <text:p text:style-name="P76"><text:span text:style-name="T1">warm up:</text:span> 0.3 mile jog to the top of Greendale Cemetery </text:p>
      <text:p text:style-name="P76">I ran on the hill from the very top of Greendale Cemetery to Jefferson Street. The hill is 0.8 miles long with an elevation change of 216 feet.. </text:p>
      <text:p text:style-name="P76"><text:span text:style-name="T1">Run:</text:span> I ran 3 times down and up the hill. Time for 4.8 miles: 52:33 or 10:57/mile </text:p>
      <text:p text:style-name="P76">1<text:span text:style-name="T5">st</text:span> time: Down 8:23, Up 9:38 <text:s text:c="2"/>2<text:span text:style-name="T5">nd</text:span> time: Down 7:54, Up 9:46 <text:s/>3<text:span text:style-name="T5">rd</text:span> time: Down 7:48, Up 9:04</text:p>
      <text:p text:style-name="P90">Warm down:<text:span text:style-name="T2"> <text:s/>Rest a minute and jog 0.3 miles</text:span></text:p>
      <text:p text:style-name="P76"/>
      <text:p text:style-name="P90"><text:span text:style-name="T2">Fri Sept 11, 2020 </text:span>4.5 miles</text:p>
      <text:p text:style-name="P90">warm up: <text:span text:style-name="T2">0.25 miles</text:span></text:p>
      <text:p text:style-name="P90">Run and walk: <text:span text:style-name="T2">4 miles on the 0.317 mile cemetery loop. I ran 4:00, walked 0:30 and repeated</text:span></text:p>
      <text:p text:style-name="P76">Average pace about 11:40/mile.</text:p>
      <text:p text:style-name="P90">Warm down:<text:span text:style-name="T2"> 0.25 miles</text:span></text:p>
      <text:p text:style-name="P23"/>
      <text:p text:style-name="P10">In the last week: 27.7 miles</text:p>
      <text:p text:style-name="P90"><text:soft-page-break/><text:span text:style-name="T2">Sat Sept 12, 2020 </text:span>5.1miles</text:p>
      <text:p text:style-name="P90">warm up: <text:span text:style-name="T2">0.25 miles</text:span></text:p>
      <text:p text:style-name="P90">Run: <text:span text:style-name="T2">4 miles on the 0.317 mile cemetery loop</text:span></text:p>
      <text:p text:style-name="P76">Average pace about 10:40/mile.</text:p>
      <text:p text:style-name="P90">Warm down:<text:span text:style-name="T2"> 0.85 miles</text:span></text:p>
      <text:p text:style-name="P76"/>
      <text:p text:style-name="P90"><text:span text:style-name="T2">Sun Sept 13, 2020 </text:span>2.5 miles<text:span text:style-name="T2"> </text:span></text:p>
      <text:p text:style-name="P90">warm up:<text:span text:style-name="T2"> 0.25 miles</text:span></text:p>
      <text:p text:style-name="P90">Run:<text:span text:style-name="T2"> 2 miles on the cemetery loop averaging 9:30/mile</text:span></text:p>
      <text:p text:style-name="P90">Warm down:<text:span text:style-name="T2"> 0.25 miles</text:span></text:p>
      <text:p text:style-name="P76"/>
      <text:p text:style-name="P90"><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72"><text:soft-page-break/>Sat Sept 26, 2020 <text:span text:style-name="T1">6.6 miles</text:span></text:p>
      <text:p text:style-name="P68">Run: <text:span text:style-name="T2">6.6 miles on hilly roads averaging 11:30/mile</text:span> </text:p>
      <text:p text:style-name="P68"/>
      <text:p text:style-name="P72">Sun Sept 27, 2020 <text:span text:style-name="T1">6.2 miles</text:span> </text:p>
      <text:p text:style-name="P72"><text:span text:style-name="T1">Run:</text:span> <text:s/>6.2 miles on slightly hilly roads averaging 11:27/mile<text:span text:style-name="T1"> </text:span></text:p>
      <text:p text:style-name="P68"/>
      <text:p text:style-name="P72">Mon Sept 28, 2020 <text:span text:style-name="T1">6.6 miles</text:span></text:p>
      <text:p text:style-name="P68">Run: <text:span text:style-name="T2">6.6 miles on hilly roads averaging 11:55/mile</text:span> </text:p>
      <text:p text:style-name="P68">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8"/>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4198872836591559583" text:style-name="L9">
        <text:list-item>
          <text:list>
            <text:list-header>
              <text:p text:style-name="P164">0.8 mile downhill walk, Ave Pace: 15:16/mile, Ave HR: 76,-&gt;1160 heartbeats/Mile, 267 ft/mile el. gain <text:s/></text:p>
              <text:p text:style-name="P164">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39464345" text:continue-numbering="true" text:style-name="L9">
        <text:list-item>
          <text:list>
            <text:list-header>
              <text:p text:style-name="P164">0.8 mile downhill walk, Ave Pace: 14:10/mile, Ave HR: 77,-&gt;1091 heartbeats/Mile, 267 ft/mile el. gain <text:s/></text:p>
              <text:p text:style-name="P164">0.8 mile uphill walk, <text:s text:c="5"/>Ave Pace: 14:34/mile, AveHR:110,-&gt;1602 heartbeats/Mile, 267 ft/mile el. loss</text:p>
              <text:p text:style-name="P164">0.8 mile downhill walk, Ave Pace: 15:11/mile, Ave HR: 94,-&gt;1427 heartbeats/Mile, 267 ft/mile el. gain <text:s/></text:p>
              <text:p text:style-name="P164">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39494521" text:continue-numbering="true" text:style-name="L9">
        <text:list-item>
          <text:list>
            <text:list-header>
              <text:p text:style-name="P164">0.8 mile downhill walk, Ave <text:span text:style-name="T1">Pace</text:span>: 15:16/mile, Ave HR: 76,-&gt;1160 heartbeats/Mile, 267 ft/mile el. gain <text:s/></text:p>
              <text:p text:style-name="P164">0.8 mile uphill walk, <text:s text:c="5"/>Ave Pace: 15:50/mile, Ave HR: 93,-&gt;1472 heartbeats/Mile, 267 ft/mile el. loss</text:p>
              <text:p text:style-name="P164">0.8 mile downhill walk, Ave Pace: 14:04/mile, Ave HR: 86,-&gt;1210 heartbeats/Mile, 267 ft/mile el. gain <text:s/></text:p>
              <text:p text:style-name="P164">0.8 mile uphill walk, <text:s text:c="5"/>Ave Pace: 14:26/mile, AveHR:116,-&gt;1674 heartbeats/Mile, 267 ft/mile el. loss</text:p>
            </text:list-header>
          </text:list>
        </text:list-item>
      </text:list>
      <text:p text:style-name="P23"/>
      <text:p text:style-name="P72">Thur <text:s/>Oct 8, 2020 <text:span text:style-name="T1">4.3 miles running 1 mile walking</text:span></text:p>
      <text:p text:style-name="P72"><text:span text:style-name="T1">warm up: </text:span>0.25 to cemetery</text:p>
      <text:p text:style-name="P68">Run and walk: <text:s/><text:span text:style-name="T2">3 x down and up the 0.8 mile cemetery hill, 4.8 miles</text:span></text:p>
      <text:p text:style-name="P72">I ran down, and I walked and ran up the hill. <text:s/>When going up I ran until my pulse rose above 120 beats/min and then walked until my pulse went below 110 beatsmin. </text:p>
      <text:p text:style-name="P72">Time for 4.8 miles: 59: 55, Ave Pace: 12:29/mile, Ave HR:112,-&gt;1398 heartbeats/Mile</text:p>
      <text:list xml:id="list39489015" text:continue-numbering="true" text:style-name="L9">
        <text:list-item>
          <text:list>
            <text:list-header>
              <text:p text:style-name="P191">Warm down: <text:span text:style-name="T2">0.25 mile jog home</text:span></text:p>
              <text:p text:style-name="P192"/>
            </text:list-header>
          </text:list>
        </text:list-item>
      </text:list>
      <text:p text:style-name="P72">Fri <text:s/>Oct 9, 2020 <text:span text:style-name="T1">4.3 miles running 1 mile walking <text:s/>Compare to yesterday's workout.</text:span></text:p>
      <text:p text:style-name="P72"><text:span text:style-name="T1">warm up: </text:span>0.25 to cemetery</text:p>
      <text:p text:style-name="P68">Run and walk: <text:s/><text:span text:style-name="T2">3 x down and up the 0.8 mile cemetery hill, 4.8 miles</text:span></text:p>
      <text:p text:style-name="P72">I ran down, and I walked and ran up the hill. <text:s/>When going up I ran until my pulse rose above 130 beats/min and then walked until my pulse went below 120 beatsmin. <text:s/></text:p>
      <text:list xml:id="list39475038" text:continue-numbering="true" text:style-name="L9">
        <text:list-item>
          <text:list>
            <text:list-header>
              <text:p text:style-name="P192">Time for 4.8 miles: 56: 32, Ave Pace: 11:51/mile, Ave HR:118,-&gt;1399 heartbeats/Mile</text:p>
              <text:p text:style-name="P191">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39475439" text:continue-numbering="true" text:style-name="L9">
        <text:list-item>
          <text:list>
            <text:list-header>
              <text:p text:style-name="P192">Today Oct 13:</text:p>
              <text:p text:style-name="P192">Time for 4.8 miles: 59: 34, Ave Pace: 12:24.5/mile, Ave HR:108.5,-&gt;1345 heartbeats/Mile</text:p>
              <text:p text:style-name="P192">On Thur <text:s/>Oct 8, 2020: </text:p>
              <text:p text:style-name="P192">Time for 4.8 miles: 59: 55, Ave Pace: 12:29/mile, Ave HR:112,-&gt;1398 heartbeats/Mile</text:p>
              <text:p text:style-name="P193">On Oct 8 when going up hill, I ran until my HR was up to 120 bpm and then walked until my HR was 110 bpm and then repeated.</text:p>
              <text:p text:style-name="P193">On Oct 13 when going up hill, I ran until my HR was up to 115 bpm and then walked until my HR was 105 bpm and then repeated.</text:p>
              <text:p text:style-name="P194">On Oct 13 my average rate was faster and heartbeats/mile was lower. Therefore this scheme is better. I should repeat these two workouts and also try the following:</text:p>
              <text:p text:style-name="P193">When going up hill, run until my HR is up to 110 bpm and then walk until my HR is 100 bpm and repeat.</text:p>
              <text:p text:style-name="P194"/>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72">For the uphill walk:</text:p>
      <text:p text:style-name="P72">Time: 12:00, <text:s/><text:span text:style-name="T22">Ave pace: 14:57/mile, Ave heart rate 110 bpm, 1644 heartbeats/Mile</text:span> </text:p>
      <text:p text:style-name="P72">On Oct 13, I ran and walked up the same hill with the following result:</text:p>
      <text:p text:style-name="P72"><text:s text:c="23"/><text:span text:style-name="T22">Ave pace: 14:46/mile, Ave heart rate 109 bpm, 1610 heartbeats/Mile</text:span></text:p>
      <text:p text:style-name="P74">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72"><text:soft-page-break/>Sat Oct 17, 2020 3<text:span text:style-name="T1">.7 miles walking</text:span> </text:p>
      <text:p text:style-name="P72">I walked 3.7 miles including 2 x down and up the hill from the top of Greendale Cemetery to Jefferson St. The elevation change on the 0.8 mile hill is 276 ft.</text:p>
      <text:p text:style-name="P72">For today's 1<text:span text:style-name="T5">st</text:span> downhill walk:</text:p>
      <text:p text:style-name="P72">Time: 10:49, <text:s/><text:span text:style-name="T22">Ave pace: 13:32/mile, Ave heart rate: <text:s/>83 bpm, 1124 heartbeats/Mile</text:span> </text:p>
      <text:p text:style-name="P72">For today's 2nd downhill walk:</text:p>
      <text:p text:style-name="P72">Time: 11:29, <text:s/><text:span text:style-name="T22">Ave pace: 14:23/mile, Ave heart rate: 71 bpm, 1021 heartbeats/Mile</text:span> </text:p>
      <text:p text:style-name="P55">The slower downhill walk had fewer heartbeats/mile. I should do a walk that is even slower. <text:s/>When I do the even slower walk I should repeat the other two downhill walks so all three are done on the same day.</text:p>
      <text:p text:style-name="P72"/>
      <text:p text:style-name="P72">For today's 1<text:span text:style-name="T5">st</text:span> uphill walk:</text:p>
      <text:p text:style-name="P72">Time: 11:22, <text:s/><text:span text:style-name="T22">Ave pace: 14:14/mile, Ave heart rate: 95 bpm, 1352 heartbeats/Mile</text:span> </text:p>
      <text:p text:style-name="P72">For yesterday's uphill walk:</text:p>
      <text:p text:style-name="P72">Time: 12:00, <text:s/><text:span text:style-name="T22">Ave pace: 14:57/mile, Ave heart rate: 110 bpm, 1644 heartbeats/Mile</text:span> </text:p>
      <text:p text:style-name="P72">For today's 2<text:span text:style-name="T5">nd</text:span> uphill walk:</text:p>
      <text:p text:style-name="P72">Time: 12:16, <text:s/><text:span text:style-name="T22">Ave pace: 15:19/mile, Ave heart rate: 76 bpm, 1164 heartbeats/Mile</text:span> </text:p>
      <text:p text:style-name="P36">I have to repeat these three walks and do them on the same day. The results here appear to be inconsistent.</text:p>
      <text:p text:style-name="P36"/>
      <text:p text:style-name="P72">Sun <text:s/>Oct 18, 2020 <text:span text:style-name="T1">5.3 miles walking</text:span> </text:p>
      <text:p text:style-name="P72">I walked 5.3 miles including 3 x down and up the hill from the top of Greendale Cemetery to Jefferson St. The elevation change on the 0.8 mile hill is 276 ft.</text:p>
      <text:p text:style-name="P72">For today's 1<text:span text:style-name="T5">st</text:span> downhill walk:</text:p>
      <text:p text:style-name="P72">Time: 11:16, <text:s/><text:span text:style-name="T22">Ave pace: 14:08/mile, Ave heart rate: <text:s/>105 bpm, <text:s/>1484 heartbeats/Mile</text:span> </text:p>
      <text:p text:style-name="P72">For today's 2<text:span text:style-name="T5">nd</text:span> downhill walk:</text:p>
      <text:p text:style-name="P72">Time: 11:49, <text:s/><text:span text:style-name="T22">Ave pace: 14:47/mile, Ave heart rate: 84 bpm, <text:s/>1242 heartbeats/Mile</text:span> </text:p>
      <text:p text:style-name="P72">For today's 3<text:span text:style-name="T5">rd </text:span>downhill walk:</text:p>
      <text:p text:style-name="P72">Time: 12:16, <text:s/><text:span text:style-name="T22">Ave pace: 15:19/mile, Ave heart rate: 91 bpm, <text:s/>1394 heartbeats/Mile</text:span></text:p>
      <text:p text:style-name="P55">Inconsistent results </text:p>
      <text:p text:style-name="P72">For today's 1<text:span text:style-name="T5">st</text:span> uphill walk:</text:p>
      <text:p text:style-name="P72">Time: 11:21, <text:s/><text:span text:style-name="T22">Ave pace: 14:08/mile, Ave heart rate: 120 bpm, <text:s/>1696 heartbeats/Mile</text:span> </text:p>
      <text:p text:style-name="P72">For today's 2<text:span text:style-name="T5">nd </text:span>uphill walk:</text:p>
      <text:p text:style-name="P72">Time: 12:04, <text:s/><text:span text:style-name="T22">Ave pace: 15:04/mile, Ave heart rate: 110 bpm, <text:s/>1657 heartbeats/Mile</text:span> </text:p>
      <text:p text:style-name="P72">For today's 3<text:span text:style-name="T5">rd</text:span> uphill walk:</text:p>
      <text:p text:style-name="P72">Time: 12:55, <text:s/><text:span text:style-name="T22">Ave pace: 16:05/mile, Ave heart rate: 94 bpm, <text:s/>1512 Heart Beats/Mile</text:span> </text:p>
      <text:p text:style-name="P72"/>
      <text:p text:style-name="P36">Sometime I should do 3 uphill runs with average paces of about 15,16,17 min/mile. <text:s text:c="2"/>As the pace gets slower there should be a pace where the beats per mile goes up.</text:p>
      <text:p text:style-name="P36"/>
      <text:p text:style-name="P36"/>
      <text:p text:style-name="P72">Mon <text:s/>Oct 19, 2020 <text:span text:style-name="T1">no running or walking</text:span></text:p>
      <text:p text:style-name="P72"><text:soft-page-break/>Tues <text:s/>Oct 20, 2020 3<text:span text:style-name="T1">.7 miles walking</text:span> </text:p>
      <text:p text:style-name="P72">I walked 3.7 miles including 2 x down and up the hill from the top of Greendale Cemetery to Jefferson St. The elevation change on the 0.8 mile hill is 276 ft.</text:p>
      <text:p text:style-name="P72">For today's 1<text:span text:style-name="T5">st</text:span> downhill walk:</text:p>
      <text:p text:style-name="P72"><text:span text:style-name="T22">Ave pace: 13:10/mile, Ave heart rate: <text:s/>120 bpm, 1580 heartbeats/Mile</text:span> (Too Fast)</text:p>
      <text:p text:style-name="P72">For today's 2nd downhill walk:</text:p>
      <text:p text:style-name="P72"><text:span text:style-name="T22">Ave pace: 14:03/mile, Ave heart rate: 113 bpm, 1588 heartbeats/Mile</text:span> </text:p>
      <text:p text:style-name="P55">These downhill walks had high heart rates compared to Oct 17.</text:p>
      <text:p text:style-name="P55">I think the first downhill walk was so fast it was over some kind of limit above which a faster heartbeat was triggered.</text:p>
      <text:p text:style-name="P72">For today's 1<text:span text:style-name="T5">st</text:span> uphill walk:</text:p>
      <text:p text:style-name="P72"><text:span text:style-name="T22">Ave pace: 14:20/mile, Ave heart rate: 130 bpm, 1863 heartbeats/Mile</text:span> (Too Fast)</text:p>
      <text:p text:style-name="P72">For today's 2<text:span text:style-name="T5">nd</text:span> uphill walk:</text:p>
      <text:p text:style-name="P72"><text:span text:style-name="T22">Ave pace: 15:44/mile, Ave heart rate: 113 bpm, 1778 heartbeats/Mile</text:span> </text:p>
      <text:p text:style-name="P36">From these results I think I walked the first downhil and uphill too fast because my high heart rate carried over into the second down and up.</text:p>
      <text:p text:style-name="P36">A heart rate of 105 bpm max is maybe about best for downhill. <text:s/>Check this.</text:p>
      <text:p text:style-name="P36">A heart rate of 115 bpm max is maybe about best for uphill. <text:s text:c="6"/>Check this.</text:p>
      <text:p text:style-name="P36"/>
      <text:p text:style-name="P36"/>
      <text:p text:style-name="P36"/>
      <text:p text:style-name="P51">Wed Oct 21, 2020 <text:span text:style-name="T1">No running or walking</text:span> </text:p>
      <text:p text:style-name="P51"/>
      <text:p text:style-name="P51">Thur Oct 22, 2020 <text:span text:style-name="T1">5.3 miles</text:span> of walking</text:p>
      <text:p text:style-name="P51">I walked 5.3 miles including 3 x down and up the hill from the top of Greendale Cemetery to Jefferson St. The elevation change on the 0.8 mile hill is 276 ft.</text:p>
      <text:p text:style-name="P55">On the hill: Distance: 4.7 miles, Ave Pace: 15:08, Ave Heart Rate: 99, </text:p>
      <text:p text:style-name="P55">1498 heartbeats/Mile</text:p>
      <text:p text:style-name="P55"/>
      <text:p text:style-name="P51">Fri Oct 23,2020 <text:span text:style-name="T1">5.6 miles</text:span> of walking</text:p>
      <text:p text:style-name="P51">Walk: 5.6 miles including 16 loops on the Greendale 0.317 mile loop. </text:p>
      <text:p text:style-name="P51">Total ascent on the 16 loops: 350 ft </text:p>
      <text:p text:style-name="P51">I tried to keep my heart rate under 120 bpm while walking up hill. </text:p>
      <text:p text:style-name="P55">On the loop: Distance: 5.07 miles, Ave Pace: 13:53, Ave Heart Rate: 101, </text:p>
      <text:p text:style-name="P55">1402 heartbeats/Mile</text:p>
      <text:p text:style-name="P55"/>
      <text:p text:style-name="P55"/>
      <text:p text:style-name="P54"/>
      <text:p text:style-name="P68">In the last week: No running; <text:s/>23.6 miles of walking</text:p>
      <text:p text:style-name="P68"/>
      <text:p text:style-name="P68"/>
      <text:p text:style-name="P51"><text:soft-page-break/>Sat Oct 24,2020 <text:span text:style-name="T1">5.2 miles</text:span> of walking</text:p>
      <text:p text:style-name="P51">Walk: 5.2 miles including 4 x down and up on a ½ mile of the Greendale hill.</text:p>
      <text:p text:style-name="P51">Total ascent: 500 ft for 4 miles </text:p>
      <text:p text:style-name="P51">I tried to keep my heart rate under 120 bpm. </text:p>
      <text:p text:style-name="P55">For the 4 miles: <text:s/>Ave Pace: 14:24, Ave Heart Rate: 112bpm,</text:p>
      <text:p text:style-name="P55">1612 heartbeats/Mile, <text:span text:style-name="T24">heartbeats/Mile is higher than yesterday and too high.</text:span></text:p>
      <text:p text:style-name="P51">I think I am tired.</text:p>
      <text:p text:style-name="P51"/>
      <text:p text:style-name="P51">Sun Oct 25, 2020 <text:span text:style-name="T1">4.4 miles</text:span> of walking</text:p>
      <text:p text:style-name="P51">Walk: 4.4 miles including 12 loops on the Greendale 0.317 mile loop. </text:p>
      <text:p text:style-name="P51">Total ascent on the 12 loops: 264 ft </text:p>
      <text:p text:style-name="P51">I tried to keep my heart rate under 120 bpm while walking up hill. </text:p>
      <text:p text:style-name="P55">On the loop: Distance: 3.80 miles, Ave Pace: 13:51, Ave Heart Rate: 106, </text:p>
      <text:p text:style-name="P55">1399 heartbeats/Mile Essentially the same as 2 days ago.</text:p>
      <text:p text:style-name="P55"/>
      <text:p text:style-name="P51">Mon Oct 26, 2020 <text:span text:style-name="T1">4.4 miles</text:span> of walking</text:p>
      <text:p text:style-name="P51">Walk: 4.4 miles including 12 loops on the Greendale 0.317 mile loop. </text:p>
      <text:p text:style-name="P51">Total ascent on the 12 loops: 264 ft </text:p>
      <text:p text:style-name="P51">I tried to keep my heart rate under 120 bpm while walking uphill. </text:p>
      <text:p text:style-name="P55">On the loop: Distance: 3.80 miles, Ave Pace: 13:30, Ave Heart Rate: 104, </text:p>
      <text:p text:style-name="P55">1404 heartbeats/Mile Essentially the same as yesterday and 3 days ago even though I ran a good deal faster. </text:p>
      <text:p text:style-name="P51"/>
      <text:p text:style-name="P51">Tues Oct 27, 2020 <text:span text:style-name="T1">no running</text:span></text:p>
      <text:p text:style-name="P51">I did 10 minutes on an eliptical machine</text:p>
      <text:p text:style-name="P51"/>
      <text:p text:style-name="P51">Wed Oct 28, 2020 <text:span text:style-name="T1">4.7 miles</text:span> of walking</text:p>
      <text:p text:style-name="P51">In the morning: 10 minutes on an eliptical machine, Pulse rose to 131.</text:p>
      <text:p text:style-name="P51">Walk: 4.7 miles including 16 loops on the Greendale 0.317 mile loop. </text:p>
      <text:p text:style-name="P51">Total ascent on the 12 loops: 350 ft </text:p>
      <text:p text:style-name="P51">I tried to keep my heart rate under 115 bpm while walking uphill. </text:p>
      <text:p text:style-name="P55">On the loop: Distance: 5.07 miles, Ave Pace: 14:13, Ave Heart Rate: 105, </text:p>
      <text:p text:style-name="P55">1493 heartbeats/Mile </text:p>
      <text:p text:style-name="P55"/>
      <text:p text:style-name="P36">5 days ago I did the same distance with the following result:</text:p>
      <text:p text:style-name="P115">On the loop: <text:span text:style-name="T26">Distance</text:span>: 5.07 miles, Ave Pace: 13:53, Ave Heart Rate: 101, </text:p>
      <text:p text:style-name="P36">1402 heartbeats/Mile</text:p>
      <text:p text:style-name="P36">When going faster my heart rate was lower on average. <text:s/>?</text:p>
      <text:p text:style-name="P72">Thur Oct 29, 2020 <text:span text:style-name="T1">4.27</text:span> miles walking</text:p>
      <text:p text:style-name="P72"><text:soft-page-break/>I walked down Limber and Jefferson, and into the Cemetery up to the loop.</text:p>
      <text:p text:style-name="P72">After walking 5 loops I walked back home.</text:p>
      <text:p text:style-name="P72">The sum of the ascents on the course is about 500 ft.</text:p>
      <text:p text:style-name="P116"><text:span text:style-name="T26">Distance</text:span>: 4.27 miles, Ave Pace: 14:19, Ave Heart Rate: 111, </text:p>
      <text:p text:style-name="P74">1589 heartbeats/Mile </text:p>
      <text:p text:style-name="P74">The large value of beats/mile maybe because of the large value of sum of ascents as compared to what I have been walking recently. <text:s text:c="2"/></text:p>
      <text:p text:style-name="P74"/>
      <text:p text:style-name="P72">Fri Oct 30, 2020 <text:span text:style-name="T1">4.7</text:span> miles walking</text:p>
      <text:p text:style-name="P72"><text:span text:style-name="T1">warm up:</text:span> <text:s/>0.4 mile walk</text:p>
      <text:p text:style-name="P72"><text:span text:style-name="T1">Walk:</text:span> I walked 4 miles: 3 x 1.25 miles down and up on the Greendale Cemetery hill plus 0.25 miles on the loop.</text:p>
      <text:p text:style-name="P72">The sum of the ascents on the course is about 515 ft.</text:p>
      <text:p text:style-name="P116"><text:span text:style-name="T26">Distance</text:span>: 4 miles, Ave Pace: 14:08, Ave Heart Rate: 105, </text:p>
      <text:p text:style-name="P74">1484 heartbeats/Mile </text:p>
      <text:p text:style-name="P74">heartbeats/mile is less than yesterday's.?</text:p>
      <text:p text:style-name="P68"><text:tab/>In the last week: no miles of running</text:p>
      <text:p text:style-name="P72">Sat Oct 31, 2020 <text:s/><text:span text:style-name="T1">5.2 miles</text:span> of walking</text:p>
      <text:p text:style-name="P68">warm up: <text:span text:style-name="T2">0.4 mile walk to the cemetery</text:span></text:p>
      <text:p text:style-name="P68">Walk: <text:span text:style-name="T2">4.8 miles, <text:s/>I walked down and up the cemetery hill 3 times. Sum of ascents: 650 ft</text:span></text:p>
      <text:p text:style-name="P72">Ave pace: 15:12, Ave heart rate: 105 Heart Beats/mile:1596 </text:p>
      <text:p text:style-name="P72">My heart rate went up a lot near the end of the walk.</text:p>
      <text:p text:style-name="P68">Warm down: <text:span text:style-name="T2">0.3 mile walk home</text:span></text:p>
      <text:p text:style-name="P72"/>
      <text:p text:style-name="P72">Sun Nov 1, 2020 <text:span text:style-name="T1">no running and walking</text:span></text:p>
      <text:p text:style-name="P72">Mon Nov 2, 2020 <text:span text:style-name="T1">no running and walking</text:span></text:p>
      <text:p text:style-name="P72"/>
      <text:p text:style-name="P72">Tues Nov 3, 2020 <text:span text:style-name="T1">4.9 miles</text:span> of walking</text:p>
      <text:p text:style-name="P72"><text:span text:style-name="T1">warm up:</text:span> <text:s/>0.35 mile walk to the cemetery loop</text:p>
      <text:p text:style-name="P68">Walk: <text:span text:style-name="T2">4.23 miles on the cemetery loop, Time: 59:23, <text:s/>sum of ascents: 300 ft</text:span></text:p>
      <text:p text:style-name="P72">Pace: 14:03/mile, heart rate: 104 bpm, 1460 heartbeats/mile</text:p>
      <text:p text:style-name="P68">Warm down:<text:span text:style-name="T2"> 0.3 mile walk home <text:s text:c="2"/></text:span></text:p>
      <text:p text:style-name="P76"/>
      <text:p text:style-name="P90"><text:span text:style-name="T2">Wed Nov 4, 2020 </text:span>no running or walking </text:p>
      <text:p text:style-name="P76">Thurs Nov 5, 2020 <text:span text:style-name="T1">4 miles</text:span> of running</text:p>
      <text:p text:style-name="P76">I ran and walked 4.5 miles including 12 x cemetery loop or 3.8 miles <text:span text:style-name="T1">12:37/mile</text:span></text:p>
      <text:p text:style-name="P76">I walked 1:05 on each loop while going uphill. <text:s/><text:span text:style-name="T1">Average heart rate: 118 bpm</text:span></text:p>
      <text:p text:style-name="P76"><text:span text:style-name="T1">1489 heartbeats/mile.</text:span> This is comparable to values I have been getting while only walking. <text:span text:style-name="T1">I tried to keep my heart rate under 125 bpm. </text:span></text:p>
      <text:p text:style-name="P76"/>
      <text:p text:style-name="P76">Fri Nov 6, 2020 <text:span text:style-name="T1">4.5 miles of running</text:span></text:p>
      <text:p text:style-name="P76">I ran 4.5 miles including 12 x cemetery loops or 3.8 miles <text:s/>averaging <text:span text:style-name="T1">12:34/mile</text:span></text:p>
      <text:p text:style-name="P76">No walking, <text:span text:style-name="T1">Average heart rate: 123 bpm</text:span></text:p>
      <text:p text:style-name="P76"><text:span text:style-name="T1">1546 heartbeats/mile.</text:span> <text:span text:style-name="T1">I tried to keep heart rate under 130 bpm.</text:span></text:p>
      <text:p text:style-name="P76"><text:soft-page-break/>Comparing this to yesterday, I think walking and running may be more efficient.</text:p>
      <text:p text:style-name="P90"><text:tab/>In the last week: 8.5 miles of running</text:p>
      <text:p text:style-name="P90"/>
      <text:p text:style-name="P76">Sat <text:s/>Nov 7, 2020 <text:span text:style-name="T1">4 miles of running</text:span></text:p>
      <text:p text:style-name="P76">I ran and walked 4 miles including 9 x cemetery loop or 2.85 miles averaging <text:span text:style-name="T1">12:40/mile <text:s/></text:span>I walked about 40 seconds up hill during each loop. </text:p>
      <text:p text:style-name="P76">No walking, <text:span text:style-name="T1">Average heart rate: 121 bpm</text:span></text:p>
      <text:p text:style-name="P76"><text:span text:style-name="T1">1532 heartbeats/mile, a little less than yesterday.</text:span> <text:span text:style-name="T1">I tried to keep heart rate under 125 bpm. <text:s/></text:span></text:p>
      <text:p text:style-name="P90"/>
      <text:p text:style-name="P90">I am starting to think my average heart rate for a 50 mile run should be under about 122 bpm. This rate should be for running or walking up hills. <text:s/></text:p>
      <text:p text:style-name="P90"/>
      <text:p text:style-name="P76">Sun Nov 8, 2020 <text:span text:style-name="T1">3.75 miles of running</text:span></text:p>
      <text:p text:style-name="P76">I ran on Tamarack Drive while watching runners in our running group run 8 miles. </text:p>
      <text:p text:style-name="P76"><text:span text:style-name="T1">warm up:</text:span> 0.25 mile jog </text:p>
      <text:p text:style-name="P76"><text:span text:style-name="T1">Run:</text:span> 2 miles averaging 11:28/mile, Ave Heart Rate: 119</text:p>
      <text:p text:style-name="P90">Run/Walk: <text:span text:style-name="T2">2 miles averaging 12:31/mile, Ave Heart Rate: 117/mile </text:span></text:p>
      <text:p text:style-name="P76">These results seem to show it is more efficient to only run on relatively level ground.</text:p>
      <text:p text:style-name="P76"/>
      <text:p text:style-name="P76">Mon Nov 9, 2020 <text:span text:style-name="T1">no running</text:span></text:p>
      <text:p text:style-name="P90"/>
      <text:p text:style-name="P76">Tues Nov 10, 2020<text:span text:style-name="T1"> no running</text:span></text:p>
      <text:p text:style-name="P76"/>
      <text:p text:style-name="P76">Wed Nov 11, 2020, <text:s/><text:span text:style-name="T1">4.9 miles running</text:span></text:p>
      <text:p text:style-name="P90">warm up: <text:span text:style-name="T2">0.25 mile jog to the Greendale Cemetery loop. Each loop is 0.317 miles</text:span></text:p>
      <text:p text:style-name="P76">Run: 4 x 0.317 miles with 1 loop jogs after each run</text:p>
      <text:p text:style-name="P76">Times for runs: 2:51, 2:55, 2:52, 2:46 <text:s/>Ave time for jogs 3:52 <text:s/>Rest a few minutes <text:s text:c="42"/></text:p>
      <text:p text:style-name="P90">Run/walk: <text:span text:style-name="T2">7 loops in 27:07, Distance: 2.22 miles, Ave Pace: 12:13/mile</text:span></text:p>
      <text:p text:style-name="P76">I walked for about 50s during uphill on each loop.</text:p>
      <text:p text:style-name="P90">Warm down: <text:span text:style-name="T2">0.25 miles home</text:span></text:p>
      <text:p text:style-name="P76"/>
      <text:p text:style-name="P76">Thur Nov 12, 2020 <text:span text:style-name="T1">4.9 miles running</text:span></text:p>
      <text:p text:style-name="P90">warm up: <text:span text:style-name="T2">0.25 mile jog to the Greendale Cemetery loop. </text:span></text:p>
      <text:p text:style-name="P76"><text:span text:style-name="T1">Run/Walk:</text:span> 4 miles on the loop in 39:11 with the last mile in 8:50. </text:p>
      <text:p text:style-name="P76">Ave Heart rate: 145 bpm, Ave Pace: 9:48/mile, HB/mile: 1421, Sum of ascents: 280 feet</text:p>
      <text:p text:style-name="P90">Warm down: <text:span text:style-name="T2">0.5 miles</text:span></text:p>
      <text:p text:style-name="P76"/>
      <text:p text:style-name="P76">Fri Nov 13, 2020 <text:span text:style-name="T1">5 miles</text:span></text:p>
      <text:p text:style-name="P90">warm up: <text:span text:style-name="T2">0.25 mile jog to the Greendale Cemetery <text:s/></text:span></text:p>
      <text:p text:style-name="P76"><text:span text:style-name="T1">Run/Walk:</text:span> 4.8 miles on the hill in the cemetery. Starting from the top all the way to Jefferson St is 0.8 miles. <text:s/>I ran down and up this hill 3 times.</text:p>
      <text:p text:style-name="P76">Ave Heartrate: 117 bpm, Ave Pace: 12:25/mile, HB/mile: 1453, Sum of ascents: 650 feet</text:p>
      <text:p text:style-name="P90">Warm down: <text:span text:style-name="T2">0.5 miles</text:span></text:p>
      <text:p text:style-name="P68">In the last week: 22.6 miles running</text:p>
      <text:p text:style-name="P72"/>
      <text:p text:style-name="P109"><text:soft-page-break/><text:span text:style-name="T2">Sat Nov 14, 2020</text:span> <text:s/>no running</text:p>
      <text:p text:style-name="P109"/>
      <text:p text:style-name="P109"><text:span text:style-name="T2">Sun Nov 15, 2020</text:span> <text:s/>no running</text:p>
      <text:p text:style-name="P109"/>
      <text:p text:style-name="P110">Mon Nov 16, 2020 <text:s/>4<text:span text:style-name="T1"> miles running <text:s/>0.6 miles walking</text:span></text:p>
      <text:p text:style-name="P109">warm up: <text:span text:style-name="T2">0.25 jog to Greendale cemetery </text:span></text:p>
      <text:p text:style-name="P110">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10"/>
      <text:p text:style-name="P110">Tues Nov 17, 2020 <text:s/><text:span text:style-name="T1">no running</text:span> </text:p>
      <text:p text:style-name="P110">I used our elliptical for 25 minutes. My average pulse was 103 bpm. At the end I went faster and my pulse went up to about 140 bpm.</text:p>
      <text:p text:style-name="P110"/>
      <text:p text:style-name="P110">Wed Nov 18, 2020 <text:s/><text:span text:style-name="T1">no running</text:span> </text:p>
      <text:p text:style-name="P110">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10"/>
      <text:p text:style-name="P110">Thurs Nov 19, 2020 <text:span text:style-name="T1">no running</text:span></text:p>
      <text:p text:style-name="P109">On October 1, 2020 I had cateract/glaucoma surgery on my right I. Today I had the same surgery on my left eye and will continue to do lighter training for about 4 more weeks.</text:p>
      <text:p text:style-name="P109"/>
      <text:p text:style-name="P110">Fri Nov 20, 2020 <text:span text:style-name="T1">no running</text:span> </text:p>
      <text:p text:style-name="P110"/>
      <text:p text:style-name="P109">In the last week: 4 miles of running.</text:p>
      <text:p text:style-name="P109"/>
      <text:p text:style-name="P109"><text:span text:style-name="T2">Sat Nov 21, 2020</text:span> no running</text:p>
      <text:p text:style-name="P109"/>
      <text:p text:style-name="P109"><text:span text:style-name="T2">Sun <text:s/>Nov 22, 2020</text:span> <text:span text:style-name="T2">3.5 miles of walking including 3 miles on hilly roads averaging 15min/mile and ave heart rate of 95 bpm. 1425 heart beats per mile</text:span></text:p>
      <text:p text:style-name="P110"/>
      <text:p text:style-name="P110">Mon Nov 23, 2020 10:47 on the elliptical, <text:s/>HR: 108, steps/min: 140, </text:p>
      <text:p text:style-name="P110">771 heartbeats/1000 steps</text:p>
      <text:p text:style-name="P110"/>
      <text:p text:style-name="P109"><text:span text:style-name="T2">Tues <text:s/>Nov 24, 2020</text:span> 3.7 miles of walking<text:span text:style-name="T2"> including 2 x down and up the cemetery hill.</text:span></text:p>
      <text:p text:style-name="P109"><text:span text:style-name="T2">1</text:span><text:span text:style-name="T6">st</text:span><text:span text:style-name="T2"> time: 1.6 miles, 14:34/mile, 89 bpm, 1296 heartbeats/mile, elevation change 216 feet</text:span></text:p>
      <text:p text:style-name="P109"><text:span text:style-name="T2">2</text:span><text:span text:style-name="T6">nd</text:span><text:span text:style-name="T2"> time: 1.6 miles, 14:59/mile, 104 bpm, 1588 heartbeats/mile, elevation change 216 feet</text:span></text:p>
      <text:p text:style-name="P110">I kept heart rate under <text:s/>125 bpm</text:p>
      <text:p text:style-name="P110"/>
      <text:p text:style-name="P109"><text:span text:style-name="T2">Wed <text:s/>Nov 25, 2020</text:span> 2 miles of walking<text:span text:style-name="T2"> including 1 x down and up the cemetery hill.</text:span></text:p>
      <text:p text:style-name="P110">1.6 miles, 14:37/mile, 102 bpm, 1491 heartbeats/mile, elevation change 216 feet</text:p>
      <text:p text:style-name="P110">I kept heart rate under <text:s/>125 bpm</text:p>
      <text:p text:style-name="P110"><text:soft-page-break/></text:p>
      <text:p text:style-name="P109"><text:span text:style-name="T2">Thur <text:s/>Nov 26, 2020</text:span> 4.5 miles of walking<text:span text:style-name="T2"> including 4 miles on the 500m cemetery loop.</text:span></text:p>
      <text:p text:style-name="P110">4 miles, 14:03/mile, 104 bpm, 1460 heartbeats/mile, elevation change 275 feet</text:p>
      <text:p text:style-name="P110">I kept heart rate under <text:s/>125 bpm</text:p>
      <text:p text:style-name="P110"/>
      <text:p text:style-name="P110">Fri Nov 27, 2020 <text:span text:style-name="T1">3.7 miles of walking </text:span>mostly on hilly roads.</text:p>
      <text:p text:style-name="P110">This included 2 of the fastest miles I have walked. <text:s/></text:p>
      <text:p text:style-name="P110">Walk: 6+ times around the cemetery, Distance: 2 miles, Pace: <text:s/>12:51/mile, HR:130, </text:p>
      <text:p text:style-name="P110">1670 heartbeats/mile, elevation change: 275 feet</text:p>
      <text:p text:style-name="P110"/>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In the past week: 14.7 miles running</text:p>
      <text:p text:style-name="P23"/>
      <text:p text:style-name="P110">Sat Dec 19, 2020 On the elliptical</text:p>
      <text:p text:style-name="P110"><text:span text:style-name="T11">warm up:</text:span><text:span text:style-name="T10">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1">no running</text:span></text:p>
      <text:p text:style-name="P110"/>
      <text:p text:style-name="P110">Mon <text:s/>Dec 21, 2020 <text:span text:style-name="T1">no running </text:span></text:p>
      <text:p text:style-name="P110"><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109">warm up: <text:span text:style-name="T2">1 mile</text:span></text:p>
      <text:p text:style-name="P110"><text:span text:style-name="T1">Run:</text:span> 1 mile on the cemetery loop in 8:53, Total ascent: 66 feet</text:p>
      <text:p text:style-name="P110"><text:span text:style-name="T1">Warm down:</text:span> 0.25 jog <text:s/></text:p>
      <text:p text:style-name="P110"/>
      <text:p text:style-name="P23">Thur Dec 24, 2020 <text:span text:style-name="T1">3 miles running</text:span></text:p>
      <text:p text:style-name="P109">warm up: <text:span text:style-name="T2">1 mile</text:span></text:p>
      <text:p text:style-name="P110"><text:span text:style-name="T1">Run:</text:span> 2 miles on the cemetery loop in 9:30 + 9:04 = 18:34, Total ascent: 132 feet</text:p>
      <text:p text:style-name="P110"><text:span text:style-name="T1">Warm down:</text:span> 0.25 jog</text:p>
      <text:p text:style-name="P110"/>
      <text:p text:style-name="P110">Fri Dec 25, 2020 <text:span text:style-name="T1">no running</text:span></text:p>
      <text:p text:style-name="P110"/>
      <text:p text:style-name="P110"/>
      <text:p text:style-name="P110"/>
      <text:p text:style-name="P110"><text:span text:style-name="T1">In the last week:</text:span> <text:s/>5.25 miles of running</text:p>
      <text:p text:style-name="P110"/>
      <text:p text:style-name="P110"/>
      <text:p text:style-name="P110">Sat Dec 26, 2020 On the elliptical: I repeated the workout I did last Saturday Dec 19</text:p>
      <text:p text:style-name="P110"><text:span text:style-name="T11">warm up:</text:span><text:span text:style-name="T10">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oft-page-break/><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110"><text:span text:style-name="T11">warm up:</text:span><text:span text:style-name="T10">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110"><text:span text:style-name="T11">warm up:</text:span><text:span text:style-name="T10">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76">Sat Jan 2, 2021 <text:s/>40 minutes on the elliptical at variuos pace.</text:p>
      <text:p text:style-name="P76"/>
      <text:p text:style-name="P76">Sun Jan 3, 2020 30 minutes on the elliptical</text:p>
      <text:p text:style-name="P76"><text:span text:style-name="T1">warm up: </text:span><text:s/>10 minutes at “speed” of about 16.5</text:p>
      <text:p text:style-name="P90">Intervals:<text:span text:style-name="T2"> <text:s/>4 x 2:00 at a “speed” of about 21.5 with a 3:00 slow pace after each. </text:span></text:p>
      <text:p text:style-name="P76"/>
      <text:p text:style-name="P76">Mon Jan 4, 2021 On the elliptical</text:p>
      <text:p text:style-name="P76"><text:span text:style-name="T1">warm up: </text:span><text:s/>10 minutes at “speed” of about 15.5</text:p>
      <text:p text:style-name="P90">Intervals:<text:span text:style-name="T2"> <text:s/>6 x 1:30 at a “speed” of about 22.5 with 2:30 at a “speed” of 15.5 after each.</text:span></text:p>
      <text:p text:style-name="P90"><text:soft-page-break/>Warm down: <text:span text:style-name="T2">3:30 more at a “speed” of 15.5 </text:span></text:p>
      <text:p text:style-name="P76"/>
      <text:p text:style-name="P76">Tues Jan 5, 2021 On elliptical</text:p>
      <text:p text:style-name="P76">20 minutes on the elliptical at various paces.</text:p>
      <text:p text:style-name="P76"/>
      <text:p text:style-name="P90"><text:span text:style-name="T2">Wed Jan 6, 2021 </text:span>1 mile<text:span text:style-name="T2"> of running on the cemetery loop</text:span></text:p>
      <text:p text:style-name="P76">On elliptical:</text:p>
      <text:p text:style-name="P90">warm up:<text:span text:style-name="T2"> 20 minutes at a “speed” of about 15.5 and rest 5 minutes</text:span></text:p>
      <text:p text:style-name="P76"><text:span text:style-name="T1">Intervals:</text:span> 24 minutes including 8 x 1:20 minute fast with a slow pace for 1:40 after each fast interval. During each fast interval my pulse rose to between 132 bpm and 158 bpm. </text:p>
      <text:p text:style-name="P76">“Speed” during fast intervals: about 21 “Speed” during slow intervals: about 15.</text:p>
      <text:p text:style-name="P90">Warm down: <text:span text:style-name="T2">rest 5 minutes and 6 minutes at a slow pace </text:span></text:p>
      <text:p text:style-name="P76"/>
      <text:p text:style-name="P76">Thur Jan 7, 2021 <text:span text:style-name="T1">no running</text:span> On elliptical</text:p>
      <text:p text:style-name="P76"><text:span text:style-name="T1">warm up:</text:span> 10 minutes at a slow pace</text:p>
      <text:p text:style-name="P76"><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76"><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text:soft-page-break/>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117"><text:span text:style-name="T27">Fri Jan 15, 2021 </text:span><text:span text:style-name="T28">4 miles</text:span><text:span text:style-name="T27"> on a very hilly course, more hills than yesterday</text:span></text:p>
      <text:p text:style-name="P118">Time: 48:03, Pace: 12:01, Ave Heart Rate: 131 bpm, Sum of Ascents: 480 feet</text:p>
      <text:p text:style-name="P117"><text:span text:style-name="T37">My heart rate was lower than yesterday's.</text:span> </text:p>
      <text:p text:style-name="P23"/>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3">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text:soft-page-break/></text:p>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Wed Feb 3, 2021 <text:span text:style-name="T1">4miles running</text:span></text:p>
      <text:p text:style-name="P51">I ran 4 miles on a very hilly course. <text:s/>The total ascent along the course was </text:p>
      <text:p text:style-name="P51">490 ft. <text:s/>Mile splits: Average pace: 11:26/mile.</text:p>
      <text:p text:style-name="P51">The course: Down Limber, left on Jefferson, down to Randolf, left into Greendale Cemetery. Up to 510 meter loop, around the loop 4 times and back home the same way I came. It was cold and I wore sweats.</text:p>
      <text:p text:style-name="P51"/>
      <text:p text:style-name="P51">Thur Feb 4, 2021 no running</text:p>
      <text:p text:style-name="P51"/>
      <text:p text:style-name="P51">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text:soft-page-break/>warm 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text:soft-page-break/></text:p>
      <text:p text:style-name="P101"><draw:frame draw:style-name="fr1" draw:name="graphics9" text:anchor-type="paragraph" svg:width="6.9547in" svg:height="2.8063in" draw:z-index="8"><draw:image xlink:href="Pictures/1000000000000460000001C4118D6C99.jpg" xlink:type="simple" xlink:show="embed" xlink:actuate="onLoad"/></draw:frame></text:p>
      <text:p text:style-name="P101">In the last week: 10 miles of running and good workouts on the elliptical</text:p>
      <text:p text:style-name="P103"/>
      <text:p text:style-name="P101"/>
      <text:p text:style-name="P103">Sat Feb 27, 2021 <text:span text:style-name="T1">3.85 miles running</text:span> on the cemetery loop</text:p>
      <text:p text:style-name="P101">Run: <text:span text:style-name="T2">3.85 miles, </text:span></text:p>
      <text:p text:style-name="P103">Time: 39:09, Ave pace: 10:10/mile, Last mile time: 9:31, Total ascent 264 feet</text:p>
      <text:p text:style-name="P103"/>
      <text:p text:style-name="P101"><text:span text:style-name="T2">Sun Feb 28, 2021 </text:span>no running</text:p>
      <text:p text:style-name="P103"/>
      <text:p text:style-name="P103">Mon March 1, 2021 <text:span text:style-name="T1">on elliptical</text:span></text:p>
      <text:p text:style-name="P103">20 minutes on the elliptical, Ave HR: 130, Max HR: 150</text:p>
      <text:p text:style-name="P103">Warm down: 5 minutes</text:p>
      <text:p text:style-name="P103"/>
      <text:p text:style-name="P103">Tues March 2, 2021 <text:span text:style-name="T1">4 miles of running</text:span></text:p>
      <text:p text:style-name="P101">Run: <text:span text:style-name="T2">4 miles on very hilly roads in 43:19 </text:span></text:p>
      <text:p text:style-name="P103">Ave Pace: 10:50, Ave HR:133 bpm, Max HR: 146 bpm Total Ascent: 490 ft</text:p>
      <text:p text:style-name="P103">Compare to the same workout on Feb 3, 2021. I felt stronger today.</text:p>
      <text:p text:style-name="P103"/>
      <text:p text:style-name="P103">Wed March 3, 2021 <text:span text:style-name="T1">4 miles of running</text:span> <text:s/></text:p>
      <text:p text:style-name="P101">Warm up:<text:span text:style-name="T2"> jog 1.5 miles </text:span><text:s/></text:p>
      <text:p text:style-name="P101">Run: <text:span text:style-name="T2">4 x 0.317 mile cemetery loop with 1 loop jog between the intervals.</text:span></text:p>
      <text:p text:style-name="P103">Times: 2:59, 2:54, 2:53, 2:44, Times for 1 loop jogs: about 4:00</text:p>
      <text:p text:style-name="P101">Warm down:<text:span text:style-name="T2"> <text:s/>¼ mile jog</text:span></text:p>
      <text:p text:style-name="P103"/>
      <text:p text:style-name="P101"><text:span text:style-name="T2">Thur March 4, 2021 </text:span>no running</text:p>
      <text:p text:style-name="P103"/>
      <text:p text:style-name="P103">Fri March 5, 2021 on the elliptical</text:p>
      <text:p text:style-name="P103">15 minutes at a “speed” of 20, Ave Pulse: 120, Max Pulse 129 and rested 3 minutes</text:p>
      <text:p text:style-name="P103"><text:span text:style-name="T1">Intervals</text:span>: 5 x 1:00 at “speed” of 25 with 1:00 between the intervals at a “speed” of 15.5 </text:p>
      <text:p text:style-name="P103">Ave Pulse: 111, Max Pulse: 149</text:p>
      <text:p text:style-name="P103"><text:soft-page-break/><text:span text:style-name="T1">Warm down:</text:span> 5:00 at a “speed” of 15</text:p>
      <text:p text:style-name="P101"/>
      <text:p text:style-name="P101">In the last week: 11.9 miles of running and good workouts on the elliptical.</text:p>
      <text:p text:style-name="P10"/>
      <text:p text:style-name="P103">Sat March 6, 2021 <text:span text:style-name="T1">no running</text:span></text:p>
      <text:p text:style-name="P101"/>
      <text:p text:style-name="P103">Sun March 7, 2021</text:p>
      <text:p text:style-name="P101">Warm up:<text:span text:style-name="T2"> </text:span><text:s/><text:span text:style-name="T2">1.5 miles mainly on the 0.317 meter cemetery loop</text:span></text:p>
      <text:p text:style-name="P101">Run: <text:span text:style-name="T2">12 x cemetery loop = 3.80 miles in 40:10 or 10:34/mile</text:span></text:p>
      <text:p text:style-name="P103">3 loop splits:10:12, 10:23, 10:12, 9:23 with the last loop at 9:18/mile pace.</text:p>
      <text:p text:style-name="P103">Total ascent: 264 feet, Ave HR: 135</text:p>
      <text:p text:style-name="P103"/>
      <text:p text:style-name="P103">Mon March 8, 2021 <text:span text:style-name="T1">no running</text:span></text:p>
      <text:p text:style-name="P103"/>
      <text:p text:style-name="P103">Tues March 9, 2021 <text:span text:style-name="T1">6.1 miles running</text:span></text:p>
      <text:p text:style-name="P101">Warm up:<text:span text:style-name="T2"> 3 miles at various paces</text:span></text:p>
      <text:p text:style-name="P101">Run: <text:span text:style-name="T2">5K with Jim Fitch on Tamarack Dr on a nice day, <text:s/>Our Time: 29:26 <text:s/></text:span></text:p>
      <text:p text:style-name="P103">Pace: 9:28/mile, <text:s/>Mile Splits: 9:31, 9:36, 9:26, and 53s for the last 0.11 miles <text:s text:c="2"/></text:p>
      <text:p text:style-name="P101">Warm down:<text:span text:style-name="T2"> 5 minute walk</text:span></text:p>
      <text:p text:style-name="P103"/>
      <text:p text:style-name="P101"><text:span text:style-name="T2">Thur March 11, 2021 </text:span>6.1 miles running</text:p>
      <text:p text:style-name="P101">Warm up:<text:span text:style-name="T2"> 0.75 mile jog</text:span> </text:p>
      <text:p text:style-name="P107">Run: <text:span text:style-name="T2">15 x 0.317 cemetery loop = 5.07 miles, Time: 59:45, Pace: 11:47/mile, Ave HR:122, Max HR:136</text:span></text:p>
      <text:p text:style-name="P107">Warm down:<text:span text:style-name="T2"> 0.25 mile jog </text:span></text:p>
      <text:p text:style-name="P106">Fri March 12, 2021 <text:span text:style-name="T1">no running</text:span></text:p>
      <text:p text:style-name="P107"/>
      <text:p text:style-name="P107">In the last week: 12.2 miles of running</text:p>
      <text:p text:style-name="P107"/>
      <text:p text:style-name="P106">Sat March 13, 2021 <text:span text:style-name="T1">3.7 miles</text:span></text:p>
      <text:p text:style-name="P107">Warm up: <text:span text:style-name="T2">0.25 miles</text:span></text:p>
      <text:p text:style-name="P107">Run: <text:span text:style-name="T2">10 x 0.317 cemetery loop = 3.17 miles, Time: 34:26, Pace: 10:51/mile, Ave HR:136</text:span></text:p>
      <text:p text:style-name="P107">Warm down:<text:span text:style-name="T2"> 0.25 mile jog </text:span></text:p>
      <text:p text:style-name="P106"/>
      <text:p text:style-name="P106">Sun March 14, 2021 <text:span text:style-name="T1">4.4 miles</text:span> <text:s/></text:p>
      <text:p text:style-name="P107">Warm up:<text:span text:style-name="T2"> 1 mile </text:span></text:p>
      <text:p text:style-name="P107">Run: <text:span text:style-name="T2">10 x 0.317 cemetery loop = 3.17 miles, Time: 32:47, Pace: 10:21/mile, Ave HR:134</text:span></text:p>
      <text:p text:style-name="P107">Warm down:<text:span text:style-name="T2"> 0.25 mile jog </text:span></text:p>
      <text:p text:style-name="P23"/>
      <text:p text:style-name="P106">Mon March 15, 2021 <text:span text:style-name="T1">3.7 miles</text:span> <text:s/></text:p>
      <text:p text:style-name="P107">Warm up:<text:span text:style-name="T2"> 0.25 miles </text:span></text:p>
      <text:p text:style-name="P107">Run: <text:span text:style-name="T2">10 x 0.317 cemetery loop = 3.17 miles, Time: 34:22, Pace: 10:50/mile, Ave HR:140</text:span></text:p>
      <text:p text:style-name="P107">Warm down:<text:span text:style-name="T2"> 0.25 mile jog</text:span></text:p>
      <text:p text:style-name="P106"/>
      <text:p text:style-name="P107"><text:span text:style-name="T2">Tues March 16, 2021 </text:span>no running</text:p>
      <text:p text:style-name="P106"/>
      <text:p text:style-name="P106">Wed <text:s/>March 17, 2021 <text:s/><text:span text:style-name="T1">6.75 miles</text:span> running 0.25 miles walking</text:p>
      <text:p text:style-name="P106">I ran and walked 7 miles on hilly roads and averaged about 12:30/miles. Ave HR: 115</text:p>
      <text:p text:style-name="P106"><text:soft-page-break/></text:p>
      <text:p text:style-name="P106">Thur March 18, 2020 <text:span text:style-name="T1">no running</text:span> </text:p>
      <text:p text:style-name="P106"/>
      <text:p text:style-name="P106">Fri <text:s/>March 19, 2021 <text:span text:style-name="T1">3.7 miles</text:span> <text:s/></text:p>
      <text:p text:style-name="P107">Warm up:<text:span text:style-name="T2"> 0.25 miles </text:span></text:p>
      <text:p text:style-name="P107">Run: <text:span text:style-name="T2">10 x 0.317 cemetery loop = 3.17 miles, Time: 31:28, Pace: 9:55/mile, Ave HR:132</text:span></text:p>
      <text:p text:style-name="P107">Warm down:<text:span text:style-name="T2"> 0.25 mile jog</text:span></text:p>
      <text:p text:style-name="P106">I felt a lot better than 3 days ago.</text:p>
      <text:p text:style-name="P106"/>
      <text:p text:style-name="P107">In the last week: 22.3 miles</text:p>
      <text:p text:style-name="P107"/>
      <text:p text:style-name="P106">Sat March 20, 2021 <text:span text:style-name="T1">5.3 miles</text:span></text:p>
      <text:p text:style-name="P101">Warm up:<text:span text:style-name="T2"> jog 1.25 miles </text:span><text:s/></text:p>
      <text:p text:style-name="P101">Run: <text:span text:style-name="T2">6 x 0.317 mile cemetery loop with 1 loop jog between the intervals.</text:span></text:p>
      <text:p text:style-name="P103">Times: 2:49, 2:53, 2:48, 2:43, 2:37, 2:31, Ave Time: 2:44 or 8:36/mile pace </text:p>
      <text:p text:style-name="P103">Times for 1 loop jogs: about 4:00</text:p>
      <text:p text:style-name="P101">Warm down:<text:span text:style-name="T2"> <text:s/>¼ mile jog</text:span></text:p>
      <text:p text:style-name="P103"/>
      <text:p text:style-name="P101"><text:span text:style-name="T2">Mon <text:s/>March 22, 2021 </text:span>4 miles running</text:p>
      <text:p text:style-name="P107">Warm up:<text:span text:style-name="T2"> 0.5 miles to the cemetery loop</text:span></text:p>
      <text:p text:style-name="P107">Run and walk:<text:span text:style-name="T2"> 13 cemetery loops running the first ¼ mile of each loop and walking the last 0.067</text:span></text:p>
      <text:p text:style-name="P106">So I ran 3.25 and walked 0.87 miles for a total of 4.12 miles in 51:48 or 12:34/mile</text:p>
      <text:p text:style-name="P107">Warm down:<text:span text:style-name="T2"> 0.25 miles</text:span></text:p>
      <text:p text:style-name="P106"/>
      <text:p text:style-name="P106">Wed March 24, 2021 <text:span text:style-name="T1">4.7 miles</text:span></text:p>
      <text:p text:style-name="P106">I ran on the Allegheny College track.</text:p>
      <text:p text:style-name="P107">Warm up:<text:span text:style-name="T2"> <text:s/>1.5 miles averaging 10:00/mile and rest a few minutes</text:span></text:p>
      <text:p text:style-name="P107">Run: <text:span text:style-name="T2"><text:s/>6 x 300m with 300m jog after each run, </text:span></text:p>
      <text:p text:style-name="P106">Times: 1:31, 1:33, 1:32, 1:28, 1:26, 1:25, Ave Time: 1:29 or about 7:55/mile pace, <text:s text:c="2"/></text:p>
      <text:p text:style-name="P106">Jog Times: about 2:40 </text:p>
      <text:p text:style-name="P107">Warm down:<text:span text:style-name="T2"> rest a few minutes and 1 mile in 9:55</text:span></text:p>
      <text:p text:style-name="P106"/>
      <text:p text:style-name="P106">Thur March 25, 2021 <text:span text:style-name="T1">8 miles</text:span></text:p>
      <text:p text:style-name="P107">Run: <text:span text:style-name="T2">7 miles on the Allegheny track, Mile splits: 11:38, 11:18, 10:45, 10:46, 10:45, 10:39, 10:12</text:span></text:p>
      <text:p text:style-name="P106">Average pace: 10:52, <text:s/>Ave HR: 129 bpm</text:p>
      <text:p text:style-name="P106">I was a little tired and stiff from yesterday's workout but felt better as I ran.</text:p>
      <text:p text:style-name="P107">Warm down: <text:span text:style-name="T2">1</text:span> <text:span text:style-name="T2">mile jog home </text:span></text:p>
      <text:p text:style-name="P106"/>
      <text:p text:style-name="P107"><text:span text:style-name="T2">Fri March 26, 2021</text:span> no running</text:p>
      <text:p text:style-name="P107"/>
      <text:p text:style-name="P107">In the last week: 22 miles</text:p>
      <text:p text:style-name="P107"/>
      <text:p text:style-name="P106">Sat March 27, 2021 <text:span text:style-name="T1">3.7 miles</text:span></text:p>
      <text:p text:style-name="P107">Warm up: <text:span text:style-name="T2">0.25 mile jog to the Greendale Cemetery 510 meter loop.</text:span></text:p>
      <text:p text:style-name="P107">Run: <text:span text:style-name="T2">10 cemetery loops in 29:48 or 9:24/mile. Time/loop: 2:59, Total vertical ascent: 220 feet</text:span></text:p>
      <text:p text:style-name="P106">Mile splits: 9:53, 9:19, 9:11</text:p>
      <text:p text:style-name="P106"/>
      <text:p text:style-name="P106">Sun March 28, 2021 <text:span text:style-name="T1">no running </text:span></text:p>
      <text:p text:style-name="P107"><text:soft-page-break/></text:p>
      <text:p text:style-name="P101"><text:span text:style-name="T2">Mon <text:s/>March 29, 2021 </text:span>4.5 miles running</text:p>
      <text:p text:style-name="P107">Warm up:<text:span text:style-name="T2"> 0.5 miles to the cemetery loop</text:span></text:p>
      <text:p text:style-name="P107">Run and walk:<text:span text:style-name="T2"> 15 cemetery loops running the first ¼ mile of each loop and walking the last 0.067</text:span></text:p>
      <text:p text:style-name="P106">So I ran 3.75 and walked 1 miles for a total of 4.75 miles in 57:14 or 12:02/mile <text:s/>Ave HR: 130</text:p>
      <text:p text:style-name="P106"><text:span text:style-name="T1">Warm down:</text:span> 0.25 miles</text:p>
      <text:p text:style-name="P107"/>
      <text:p text:style-name="P106">Tues<text:span text:style-name="T1"> <text:s/></text:span>March 30, 2021 <text:span text:style-name="T1">6 miles</text:span></text:p>
      <text:p text:style-name="P106"><text:span text:style-name="T1">Warm up:</text:span> 2.5 miles including 2 miles in 21:57 on the cemetery loop and then rest a few mnutes</text:p>
      <text:p text:style-name="P107">Run: <text:span text:style-name="T2">10 cemetery loops in 29:59 or 9:27/mile. Time/loop: 3:00, Total vertical ascent: 220 feet</text:span></text:p>
      <text:p text:style-name="P106"><text:span text:style-name="T1">Warm down:</text:span> 0.3 miles</text:p>
      <text:p text:style-name="P106"/>
      <text:p text:style-name="P106">Wed March 31, 2021 <text:span text:style-name="T1">3.7 miles</text:span> </text:p>
      <text:p text:style-name="P106"><text:s/><text:span text:style-name="T1">Warm up:</text:span> 0.25 miles <text:s text:c="2"/></text:p>
      <text:p text:style-name="P107">Run: <text:span text:style-name="T2">10 cemetery loops (3.17 miles) in 31:20 or 9:53/mile. </text:span></text:p>
      <text:p text:style-name="P106"><text:span text:style-name="T1">Warm down:</text:span> 0.25 miles</text:p>
      <text:p text:style-name="P106"/>
      <text:p text:style-name="P106">Thur April 1, 2021 <text:span text:style-name="T1">no running</text:span></text:p>
      <text:p text:style-name="P106"/>
      <text:p text:style-name="P106">Fri April 2, 2021 <text:span text:style-name="T1">3.7 miles</text:span> </text:p>
      <text:p text:style-name="P106"><text:span text:style-name="T1">Warm up:</text:span> 0.25 miles <text:s text:c="2"/></text:p>
      <text:p text:style-name="P107">Run: <text:span text:style-name="T2">10 cemetery loops (3.17 miles) in 31:03 or 9:48/mile. <text:s/>HR = 135</text:span></text:p>
      <text:p text:style-name="P106"><text:span text:style-name="T1">Warm down:</text:span> 0.25 miles</text:p>
      <text:p text:style-name="P106"/>
      <text:p text:style-name="P107">In the last week: 21.6 miles</text:p>
      <text:p text:style-name="P107"/>
      <text:p text:style-name="P106">Sat April 3, 2021 <text:span text:style-name="T1">3.7 miles</text:span> </text:p>
      <text:p text:style-name="P106"><text:span text:style-name="T1">Warm up:</text:span> 0.25 miles <text:s text:c="2"/></text:p>
      <text:p text:style-name="P107">Run: <text:span text:style-name="T2">10 cemetery loops (3.17 miles) in 30:18 or 9:34/mile. <text:s/>HR = 130</text:span></text:p>
      <text:p text:style-name="P106"><text:span text:style-name="T1">Warm down:</text:span> 0.25 miles</text:p>
      <text:p text:style-name="P106"/>
      <text:p text:style-name="P106">Sun April 4, 2021 <text:span text:style-name="T1">no running</text:span></text:p>
      <text:p text:style-name="P107"/>
      <text:p text:style-name="P106">Mon April 5, 2021 <text:span text:style-name="T1">no running </text:span></text:p>
      <text:p text:style-name="P107">I walked 3 miles with Mary Jane</text:p>
      <text:p text:style-name="P10"/>
      <text:p text:style-name="P23"><text:span text:style-name="T38">Tues April 6, 2021 </text:span><text:span text:style-name="T39">7.8 miles </text:span></text:p>
      <text:p text:style-name="P107">Warm up:<text:span text:style-name="T2"> 2.8</text:span> <text:span text:style-name="T2">miles at various paces on Tamarack Dr.</text:span></text:p>
      <text:p text:style-name="P107">Run:<text:span text:style-name="T2"> I ran 5 miles with Jim Fitch on Tamarack Dr</text:span></text:p>
      <text:p text:style-name="P107"><text:span text:style-name="T2">Splits:</text:span> <text:s/><text:span text:style-name="T2">9:06, 9:06, 9:07, 9:11, 9:04 <text:s/>Time:45:34 <text:s/>Ave HR: 155 bpm Elevation gain 104 feet</text:span></text:p>
      <text:p text:style-name="P106"/>
      <text:p text:style-name="P101"><text:span text:style-name="T2">Wed <text:s/>April 7, 2021 </text:span><text:s/>3 miles running</text:p>
      <text:p text:style-name="P107">Warm up:<text:span text:style-name="T2"> 0.25 miles to the cemetery loop</text:span></text:p>
      <text:p text:style-name="P107">Run and walk:<text:span text:style-name="T2"> 10 cemetery loops running the first ¼ mile of each loop and walking the last 0.067</text:span></text:p>
      <text:p text:style-name="P106">So I ran 2.5 miles and walked 0.67 miles for a total of 3.17 miles in 40:19 or 12:43/mile, Ave HR = 107</text:p>
      <text:p text:style-name="P107">Warm down<text:span text:style-name="T2">: 0.25 miles</text:span></text:p>
      <text:p text:style-name="P106"/>
      <text:p text:style-name="P106">Thur April 8, 2021 <text:span text:style-name="T1">5 miles</text:span></text:p>
      <text:p text:style-name="P107"><text:soft-page-break/>Warm up: <text:span text:style-name="T2">0.3 mile jog to the Greendale Cemetery 510 meter loop.</text:span></text:p>
      <text:p text:style-name="P107">Run: <text:span text:style-name="T2">13 cemetery loops, Distance: 4.1 miles, Time: 44:55 or 10:56/mile. Ave Pulse 123</text:span></text:p>
      <text:p text:style-name="P106"><text:span text:style-name="T1">Warm down:</text:span> 0.6 miles</text:p>
      <text:p text:style-name="P106"/>
      <text:p text:style-name="P106">Fri <text:s/>April 9, 2021 <text:s/><text:span text:style-name="T1">4.67 miles</text:span></text:p>
      <text:p text:style-name="P107">Warm up: <text:span text:style-name="T2">0.25 mile jog to the Greendale Cemetery 510 meter loop.</text:span></text:p>
      <text:p text:style-name="P107">Run: <text:span text:style-name="T2">13 cemetery loops plus 0.05 miles, Distance: 4.17 miles, Time: 41:21 or 9:51/mile.</text:span></text:p>
      <text:p text:style-name="P106">The last mile was in 9:00 <text:s/>Ave Pulse 128</text:p>
      <text:p text:style-name="P106"><text:span text:style-name="T1">Warm down:</text:span> 0.25 miles</text:p>
      <text:p text:style-name="P106">I was tired after the fast run on Tuesday but have felt better every day since then.</text:p>
      <text:p text:style-name="P106"/>
      <text:list xml:id="list3760100569869565091" text:style-name="L10">
        <text:list-item>
          <text:list>
            <text:list-header>
              <text:p text:style-name="P165">24.2 miles in the last week</text:p>
            </text:list-header>
          </text:list>
        </text:list-item>
      </text:list>
      <text:p text:style-name="P106"/>
      <text:p text:style-name="P106">Sat April 10, 2021 <text:s/><text:span text:style-name="T1">5.6 miles</text:span> <text:s text:c="8"/>I practiced running hills for an ultra marathon.</text:p>
      <text:p text:style-name="P106"><text:span text:style-name="T1">Warm up:</text:span> 0.3 miles to the top of the 0.8 mile hill in the Greendale Cemetery.<text:span text:style-name="T17"> </text:span></text:p>
      <text:p text:style-name="P106"><text:span text:style-name="T1">Run:</text:span> 4.8 miles on the hill in the cemetery. Starting from the top all the way to Jefferson St is 0.8 miles. <text:s/>I ran down and up this hill 3 times.</text:p>
      <text:p text:style-name="P106">Ave Heart Rate: 104 bpm, Ave Pace: 13:30/mile, Sum of ascents: 650 feet</text:p>
      <text:p text:style-name="P106"><text:s text:c="12"/>pace <text:s text:c="7"/>Ave Heart Rate</text:p>
      <text:p text:style-name="P106">down: 10:54<text:tab/> <text:s text:c="3"/>95 <text:s/></text:p>
      <text:p text:style-name="P106"><text:s text:c="5"/>up: 14:54<text:tab/> <text:s text:c="2"/>110</text:p>
      <text:p text:style-name="P106">down: 11:55<text:tab/> <text:s text:c="3"/>97</text:p>
      <text:p text:style-name="P106"><text:s text:c="5"/>up: 14:56<text:tab/> <text:s text:c="2"/>111</text:p>
      <text:p text:style-name="P106">down: 12:12<text:tab/> <text:s text:c="3"/>96</text:p>
      <text:p text:style-name="P106"><text:s text:c="5"/>up: 15:14<text:tab/> <text:s text:c="2"/>111</text:p>
      <text:p text:style-name="P107">Warm down: <text:span text:style-name="T2">0.5 miles</text:span></text:p>
      <text:p text:style-name="P106"/>
      <text:p text:style-name="P101"><text:span text:style-name="T2">Sun <text:s/>April 11, 2021 </text:span><text:s/>3.7 miles</text:p>
      <text:p text:style-name="P107">Warm up:<text:span text:style-name="T2"> 0.25 miles to the cemetery loop</text:span></text:p>
      <text:p text:style-name="P107">Run:<text:span text:style-name="T2"> 10 cemetery loops or 3.17 miles in 33:36 or 10:36/mile, <text:s/>Ave HR = 112</text:span></text:p>
      <text:p text:style-name="P106">Warm down: 0.25 miles</text:p>
      <text:p text:style-name="P106"/>
      <text:p text:style-name="P106">Mon April 12, 2021 <text:span text:style-name="T1">no running</text:span></text:p>
      <text:p text:style-name="P106"/>
      <text:p text:style-name="P106">Tues April 13, 2021 <text:span text:style-name="T1">5.6 miles</text:span></text:p>
      <text:p text:style-name="P107">Warm up:<text:span text:style-name="T2"> jog 1.25 miles </text:span><text:s/></text:p>
      <text:p text:style-name="P107">Run: 7<text:span text:style-name="T2"> x 0.317 mile cemetery loop with 1 loop jog after the intervals.</text:span></text:p>
      <text:p text:style-name="P106">Times: 2:48, 2:52, 2:51, 2:47, 2:42, 2:40, 2.24 Ave Time: 2:43 or 8:34/mile pace </text:p>
      <text:p text:style-name="P106">Times for 1 loop jogs: about 3:50</text:p>
      <text:p text:style-name="P107">Warm down:<text:span text:style-name="T2"> <text:s/>¼ mile jog</text:span></text:p>
      <text:p text:style-name="P106">Compare to Sat March 20, 2021 </text:p>
      <text:p text:style-name="P10"/>
      <text:p text:style-name="P106">Wed <text:s/>April 14, 2021 <text:s/><text:span text:style-name="T1">5.3 miles</text:span> <text:s text:c="8"/>I practiced running hills for an ultra marathon.</text:p>
      <text:p text:style-name="P106"><text:span text:style-name="T1">Warm up:</text:span> 0.25 miles to the top of the 0.8 mile hill in the Greendale Cemetery.<text:span text:style-name="T17"> </text:span></text:p>
      <text:p text:style-name="P106"><text:span text:style-name="T1">Run:</text:span> 4.8 miles on the hill in the cemetery. Starting from the top all the way to Jefferson St is 0.8 miles. <text:s/>I ran down and up this hill 3 times.</text:p>
      <text:p text:style-name="P106">Ave Heart Rate: 127 bpm, Ave Pace: 12:49/mile, Sum of ascents: 650 feet</text:p>
      <text:p text:style-name="P106"><text:s text:c="12"/>pace <text:s text:c="7"/>Ave Heart Rate</text:p>
      <text:p text:style-name="P106"><text:soft-page-break/>down: 10:35<text:tab/> <text:s text:c="3"/>131 <text:s/></text:p>
      <text:p text:style-name="P106"><text:s text:c="5"/>up: 14:07<text:tab/> <text:s text:c="2"/>133</text:p>
      <text:p text:style-name="P106">down: 11:48<text:tab/> <text:s text:c="2"/>113</text:p>
      <text:p text:style-name="P106"><text:s text:c="5"/>up: 13:46<text:tab/> <text:s text:c="2"/>127</text:p>
      <text:p text:style-name="P106">down: 11:26<text:tab/> <text:s text:c="2"/>110</text:p>
      <text:p text:style-name="P106"><text:s text:c="5"/>up: 13:49<text:tab/> <text:s text:c="2"/>127</text:p>
      <text:p text:style-name="P107"><text:span text:style-name="T17">Warm down: </text:span><text:span text:style-name="T16">0.25 miles</text:span></text:p>
      <text:p text:style-name="P76"/>
      <text:p text:style-name="P107"><text:span text:style-name="T16">Thur April 15, 2021 </text:span><text:span text:style-name="T17">3 miles</text:span></text:p>
      <text:p text:style-name="P10">Run: <text:span text:style-name="T2">3 miles on hilly roads slowly in a drizzle.</text:span></text:p>
      <text:p text:style-name="P23"/>
      <text:p text:style-name="P23">Fri April 16, 2021 <text:span text:style-name="T1">no running</text:span></text:p>
      <text:p text:style-name="P23"/>
      <text:p text:style-name="P10">In the last week: 23.2 miles</text:p>
      <text:p text:style-name="P10"/>
      <text:p text:style-name="P23">Sat April 17, 2021 <text:span text:style-name="T1">3.5 miles</text:span></text:p>
      <text:p text:style-name="P10">Warm up: <text:s/><text:span text:style-name="T2">0.25 miles to the 0.317 mile cemetery loop.</text:span></text:p>
      <text:p text:style-name="P10">Run:<text:span text:style-name="T2"> 2 miles on the loop in 20:16, Splits: 10:49, 9:27, Rest 7:00 including 0.35 mile jog</text:span></text:p>
      <text:p text:style-name="P10">Run: <text:span text:style-name="T2">1 mile in 8:31 with the last 0.366 miles in 3:00 or 8:13/mile, Sum of ascents: 66 ft for the mile and 22 ft for the last 0.366 miles. Good run!</text:span></text:p>
      <text:p text:style-name="P10">Warm down:<text:span text:style-name="T2"> 0.25 miles home</text:span></text:p>
      <text:p text:style-name="P23"/>
      <text:p text:style-name="P10"><text:span text:style-name="T2">Sun April 18, 2021 </text:span>no running</text:p>
      <text:p text:style-name="P23"/>
      <text:p text:style-name="P23">Mon <text:s/>April 19, 2021 <text:span text:style-name="T1">3.5 miles </text:span><text:s/>on the Allegheny College track</text:p>
      <text:p text:style-name="P10">Warm up: <text:s/><text:span text:style-name="T2">1.5 miles, the first mile in about 9:30 and last ½ mile slower</text:span></text:p>
      <text:p text:style-name="P10">Run:<text:span text:style-name="T2"> 3 miles in 26:00 or 8:40/mile, Splits: 8:56, 8:38, 8:26</text:span></text:p>
      <text:p text:style-name="P23">I ran wide on the turns so each lap was ¼ mile. <text:s/>The last lap was in 2:01 </text:p>
      <text:p text:style-name="P10">Warm down:<text:span text:style-name="T2"> 0.25 miles home</text:span></text:p>
      <text:p text:style-name="P23"/>
      <text:p text:style-name="P23">Tues April 20, 2021 <text:span text:style-name="T1">3.5 miles </text:span><text:s/></text:p>
      <text:p text:style-name="P10">Warm up: <text:span text:style-name="T2">0.25 miles</text:span></text:p>
      <text:p text:style-name="P10">Run:<text:span text:style-name="T2"> 2 miles: 1 mile all down hill from the top of Greendale Cemetery to Stewart St and </text:span></text:p>
      <text:p text:style-name="P23">1 mile back up averaging 12:40/mile round-trip, change in altitude on the hill: 253 ft.</text:p>
      <text:p text:style-name="P23">Ave HR: 125 bpm </text:p>
      <text:p text:style-name="P10">Run: <text:span text:style-name="T2">1 mile on the cemetery loop in 12:30</text:span></text:p>
      <text:p text:style-name="P10">Warm down:<text:span text:style-name="T2"> 0.25 miles home</text:span></text:p>
      <text:p text:style-name="P23"/>
      <text:p text:style-name="P10"><text:span text:style-name="T2">Wed April 21, 2021 </text:span>no running</text:p>
      <text:p text:style-name="P23">Thur April 22, 2021 <text:span text:style-name="T1">4.6 miles </text:span><text:s/></text:p>
      <text:p text:style-name="P10">Warm up: <text:span text:style-name="T2">0.35 miles to the top of Greendale Cemetery</text:span></text:p>
      <text:p text:style-name="P10">Run:<text:span text:style-name="T2"> 4 miles: 1 mile all down hill from the top of Greendale Cemetery to Stewart St and </text:span></text:p>
      <text:p text:style-name="P23">1 mile back up averaging 11:41/mile round-trip, change in altitude on the hill: 253 ft.</text:p>
      <text:p text:style-name="P23"><text:soft-page-break/>1 mile all down hill from the top of Greendale Cemetery to Stewart St and </text:p>
      <text:p text:style-name="P23">1 mile back up averaging 11:55/mile round-trip, change in altitude on the hill: 253 ft.</text:p>
      <text:p text:style-name="P10">Warm down:<text:span text:style-name="T2"> 0.25 miles home</text:span></text:p>
      <text:p text:style-name="P23"/>
      <text:p text:style-name="P76">Fri April 23, 2021 <text:span text:style-name="T1">5.6 miles</text:span></text:p>
      <text:p text:style-name="P90">Warm up:<text:span text:style-name="T2"> jog 0.25 miles to the cemetery loop, sum of ascents on the loop: 22 feet</text:span></text:p>
      <text:p text:style-name="P90">Run: <text:span text:style-name="T2">1 mile (3 loops plus) on the loop in 9:53 and 2:45 rest</text:span></text:p>
      <text:p text:style-name="P90">Run: 7<text:span text:style-name="T2"> x 0.317 mile cemetery loop with 1 loop jog after the intervals.</text:span></text:p>
      <text:p text:style-name="P76">Times: 2:43, 2:48, 2:42, 2:42, 2:39, 2:33, 2:20 Ave Time: 2:38 or 8:18/mile pace </text:p>
      <text:p text:style-name="P76">Times for 1 loop jogs: about 3:50</text:p>
      <text:p text:style-name="P90">Warm down:<text:span text:style-name="T2"> <text:s/>¼ mile jog</text:span></text:p>
      <text:p text:style-name="P76">Compare to Tue April 13, 2021 </text:p>
      <text:p text:style-name="P76"/>
      <text:p text:style-name="P90">In the last week: 20.2 miles</text:p>
      <text:p text:style-name="P76"/>
      <text:p text:style-name="P76">Sat April 24, 2021 5<text:span text:style-name="T1">.5 miles </text:span><text:s/></text:p>
      <text:p text:style-name="P90">Warm up: <text:span text:style-name="T2">0.25 miles</text:span></text:p>
      <text:p text:style-name="P90">Run:<text:span text:style-name="T2"> 5 miles: </text:span></text:p>
      <text:p text:style-name="P76">1 mile all down hill from the top of Greendale Cemetery to Stewart St and </text:p>
      <text:p text:style-name="P76">1 mile back up averaging 12:26/mile round-trip, change in altitude on the hill: 253 ft.</text:p>
      <text:p text:style-name="P76">1 mile all down hill from the top of Greendale Cemetery to Stewart St and </text:p>
      <text:p text:style-name="P76">1 mile back up averaging 12:20/mile round-trip, change in altitude on the hill: 253 ft.</text:p>
      <text:p text:style-name="P76">1 mile on the cemetery loop in 12:30, sum of ascents: 60 ft</text:p>
      <text:p text:style-name="P76">Ave HR: 126 bpm </text:p>
      <text:p text:style-name="P90">Warm down:<text:span text:style-name="T2"> 0.25 miles home</text:span></text:p>
      <text:p text:style-name="P76"/>
      <text:p text:style-name="P90"><text:span text:style-name="T2">Sun April 25, 2021 </text:span>no running</text:p>
      <text:p text:style-name="P23"/>
      <text:p text:style-name="P76">Mon April 26, 2021 <text:span text:style-name="T1">5 miles</text:span></text:p>
      <text:p text:style-name="P76"><text:span text:style-name="T1">Warm up:</text:span> 2.3 miles at various paces including 1 cemetery loop in about 3:10</text:p>
      <text:p text:style-name="P90">Run: <text:span text:style-name="T2">With Bill and David 4 x 1 cemetery with a cemetery loop jog after each fast loop.</text:span></text:p>
      <text:p text:style-name="P76">Distance around loop : 0.317 miles, sum of ascents along loop: 22 feet</text:p>
      <text:p text:style-name="P76">Times: 2:31, 2:32, 2:29, 2:19, Average time: 2:28, Time for jogs: about 3:55</text:p>
      <text:p text:style-name="P76"><text:span text:style-name="T1">Warm down:</text:span> 0.25 mile jog home</text:p>
      <text:p text:style-name="P76"/>
      <text:p text:style-name="P76">Tues April 27, 2021 <text:span text:style-name="T1">4.6 miles</text:span></text:p>
      <text:p text:style-name="P76">In the morning I cut grass with a push mower for over an hour. In the afternoon I worked in the garden for over an hour. <text:s/>I rested a few minutes and felt tired when I started my run. After 2 miles I felt better.</text:p>
      <text:p text:style-name="P90">Warm up: <text:span text:style-name="T2">0.35 miles to the cemetery loop</text:span></text:p>
      <text:p text:style-name="P90">Run: <text:span text:style-name="T2">4 miles on the cemetery loop averaging 11:25/mile, sum of ascents: 280 feet.</text:span></text:p>
      <text:p text:style-name="P90">Warm down: <text:span text:style-name="T2"><text:s text:c="2"/>0.25 mile jog home</text:span></text:p>
      <text:p text:style-name="P76"/>
      <text:p text:style-name="P90"><text:span text:style-name="T2">Wed April 28, 2021 </text:span>2.5 miles</text:p>
      <text:p text:style-name="P90">Warm up: <text:span text:style-name="T2">0.25 miles </text:span></text:p>
      <text:p text:style-name="P90"><text:soft-page-break/>Run: <text:span text:style-name="T2">2 miles on the cemetery loop in 18:39, Splits: 9:49, 8:50 sum of ascents: 130 feet.</text:span></text:p>
      <text:p text:style-name="P90">Warm down: <text:span text:style-name="T2">0.25 miles</text:span></text:p>
      <text:p text:style-name="P76"/>
      <text:p text:style-name="P76">Thur April 29, 2021 <text:span text:style-name="T1">no running</text:span></text:p>
      <text:p text:style-name="P23"/>
      <text:p text:style-name="P23">Fri April 30, 2023 <text:span text:style-name="T1">3.5 miles</text:span></text:p>
      <text:p text:style-name="P76">I felt tired from the hard workouts I have had since last Friday.</text:p>
      <text:p text:style-name="P76"><text:span text:style-name="T1">Warm up:</text:span> <text:s/>1.25 mile jog mainly on the cemetery loop and rest about 2 minutes</text:p>
      <text:p text:style-name="P10">Run: <text:span text:style-name="T2">On the loop 2 miles, Splits: 11:14, 10:44</text:span></text:p>
      <text:p text:style-name="P10">Warm down:<text:span text:style-name="T2"> <text:s/>0.25 miles</text:span></text:p>
      <text:p text:style-name="P23"/>
      <text:p text:style-name="P10">In the last week: 21.1 miles</text:p>
      <text:p text:style-name="P23"/>
      <text:p text:style-name="P10"><text:span text:style-name="T2">Sat May 1, 2021 </text:span>5 miles</text:p>
      <text:p text:style-name="P76"><text:span text:style-name="T1">Warm up:</text:span> <text:s/>0.25 miles to the cemetery loop </text:p>
      <text:p text:style-name="P10">Run:<text:span text:style-name="T2"> 3x1mile on the loop with 0.5 mile jog after each mile</text:span></text:p>
      <text:p text:style-name="P23">Mile times: 9:27, 9:22, 8:48 <text:s/>Times for jogs about 6 minutes</text:p>
      <text:p text:style-name="P23">Warm down: <text:s/>0.25 miles</text:p>
      <text:p text:style-name="P23"/>
      <text:p text:style-name="P23">Sun May 2, 2021 <text:span text:style-name="T1">3 miles</text:span> <text:s/></text:p>
      <text:p text:style-name="P23">I ran 3 miles out and back on Limber Rd averaging 11:20/mile</text:p>
      <text:p text:style-name="P23"/>
      <text:p text:style-name="P23">Mon May 3, 2021 <text:span text:style-name="T1">4 miles</text:span></text:p>
      <text:p text:style-name="P23">1 mile to the Allegheny College track</text:p>
      <text:p text:style-name="P23">2 miles on the track at 11:00/mile</text:p>
      <text:p text:style-name="P10"><text:span text:style-name="T2">1 mile home</text:span> </text:p>
      <text:p text:style-name="P10"/>
      <text:p text:style-name="P10"><text:span text:style-name="T2">Tues May 4, 2021 </text:span>4.6 miles </text:p>
      <text:p text:style-name="P90">Warm up: <text:span text:style-name="T2">0.25 miles </text:span></text:p>
      <text:p text:style-name="P90">Run: <text:span text:style-name="T2">4.1 miles on the cemetery loop averaging 11:07, sum of ascents: 286 feet.</text:span></text:p>
      <text:p text:style-name="P90">Warm down: <text:span text:style-name="T2">0.25 miles</text:span></text:p>
      <text:p text:style-name="P10"/>
      <text:p text:style-name="P10"><text:span text:style-name="T2">Wed May 5, 2021 </text:span>4.6 miles </text:p>
      <text:p text:style-name="P90">Warm up: <text:span text:style-name="T2">0.25 miles </text:span></text:p>
      <text:p text:style-name="P90">Run: <text:span text:style-name="T2">4.1 miles on the cemetery loop averaging 11:15, sum of ascents: 286 feet.</text:span></text:p>
      <text:p text:style-name="P90">Warm down: <text:span text:style-name="T2">0.25 miles</text:span></text:p>
      <text:p text:style-name="P23"/>
      <text:p text:style-name="P10"><text:span text:style-name="T16">Thur May 6, 2021 </text:span><text:span text:style-name="T17">4.6 miles</text:span> </text:p>
      <text:p text:style-name="P90">Warm up: <text:span text:style-name="T2">0.25 miles </text:span></text:p>
      <text:p text:style-name="P90">Run: <text:span text:style-name="T2">4.1 miles on the cemetery loop averaging 11:07, sum of ascents: 286 feet.</text:span></text:p>
      <text:p text:style-name="P90">Warm down: <text:span text:style-name="T2">0.25 miles</text:span></text:p>
      <text:p text:style-name="P90"><text:span text:style-name="T2">Fri May 7, 2021 </text:span>1 mile of jogging </text:p>
      <text:p text:style-name="P10">In the last week: 26.8 miles</text:p>
      <text:p text:style-name="P61"><text:soft-page-break/><text:span text:style-name="T2">Sat May 8, 2021 </text:span>5 miles Same workout as last Saturday May 1</text:p>
      <text:p text:style-name="P59"><text:span text:style-name="T1">Warm up:</text:span> <text:s/>0.25 miles to the cemetery loop </text:p>
      <text:p text:style-name="P61">Run:<text:span text:style-name="T2"> 3x1mile on the loop with 0.5 mile jog after each mile</text:span></text:p>
      <text:p text:style-name="P59">Mile times: 9:51, 9:25, 8:47 <text:s/>Times for jogs about 6 minutes</text:p>
      <text:p text:style-name="P59">Warm down: <text:s/>0.25 miles</text:p>
      <text:p text:style-name="P59"/>
      <text:p text:style-name="P61"><text:span text:style-name="T2">Sun May 9, 2021 </text:span>4.6 miles </text:p>
      <text:p text:style-name="P61">Warm up: <text:span text:style-name="T2">0.25 miles </text:span></text:p>
      <text:p text:style-name="P61">Run: <text:span text:style-name="T2">4.1 miles on the cemetery loop averaging 11:09, sum of ascents: 286 feet.</text:span></text:p>
      <text:p text:style-name="P61">Warm down: <text:span text:style-name="T2">0.25 miles</text:span></text:p>
      <text:p text:style-name="P59"/>
      <text:p text:style-name="P61"><text:span text:style-name="T2">Mon May 10, 2021 </text:span>4.5 miles</text:p>
      <text:p text:style-name="P61">Warm up<text:span text:style-name="T2">: 0.25 miles to the cemetery loop </text:span></text:p>
      <text:p text:style-name="P61">Run:<text:span text:style-name="T2"> 2 miles on the loop in 21:04 or 10:32/mile and rest a few minutes.</text:span></text:p>
      <text:p text:style-name="P59">Then with David and Bill 3 x 1 cemetery with a cemetery loop jog before each fast loop.</text:p>
      <text:p text:style-name="P59">Distance around loop : 0.317 miles, sum of ascents along loop: 22 feet</text:p>
      <text:p text:style-name="P59">Times: 2:30, 2:31, 2:34, Average time: 2:32, Time for jogs: about 3:55</text:p>
      <text:p text:style-name="P59"><text:span text:style-name="T1">Warm down:</text:span> 0.3 mile on the loop</text:p>
      <text:p text:style-name="P59"/>
      <text:p text:style-name="P59">Tues May 11, 2021 <text:span text:style-name="T1">no running</text:span></text:p>
      <text:p text:style-name="P61"/>
      <text:p text:style-name="P59">Wed May 12, 2021 <text:span text:style-name="T1">5 miles</text:span></text:p>
      <text:p text:style-name="P59"><text:span text:style-name="T1">Warm up:</text:span> 0.25 miles to the cemetery loop</text:p>
      <text:p text:style-name="P61">Run: <text:span text:style-name="T2">4.44 miles on the cemetery loop averaging 11:01, sum of ascents: 308 feet.</text:span></text:p>
      <text:p text:style-name="P61">Warm down: <text:span text:style-name="T2">0.3 mile jog</text:span></text:p>
      <text:p text:style-name="P59"/>
      <text:p text:style-name="P61"><text:span text:style-name="T2">Thur May 13, 2021 </text:span>3 miles<text:span text:style-name="T2"> </text:span></text:p>
      <text:p text:style-name="P59"><text:span text:style-name="T1">Warm up:</text:span> 0.25 miles to the cemetery loop</text:p>
      <text:p text:style-name="P61">Run: O<text:span text:style-name="T2">n the loop: 1 mile in 10:16, jog ½ mile in about 6:00, 1 mile in 9:42, rest a little </text:span></text:p>
      <text:p text:style-name="P61">Warm down: <text:span text:style-name="T2">0.25 mile jog home</text:span></text:p>
      <text:p text:style-name="P59"/>
      <text:p text:style-name="P61"><text:span text:style-name="T2">Fri May 14, 2021 </text:span>no running</text:p>
      <text:p text:style-name="P61"/>
      <text:p text:style-name="P61">In the last week: 22.1 miles</text:p>
      <text:p text:style-name="P61"/>
      <text:p text:style-name="P61"/>
      <text:p text:style-name="P61"/>
      <text:p text:style-name="P61"/>
      <text:p text:style-name="P54"><text:soft-page-break/><text:span text:style-name="T2">Sat May 15, 2021 </text:span>6.6 miles <text:s/></text:p>
      <text:p text:style-name="P54">Warm up: <text:span text:style-name="T2">1.5 miles</text:span></text:p>
      <text:p text:style-name="P51"><text:span text:style-name="T1">Run:</text:span> I ran a staggered start 5 miles with 5 other runners on Tamarack Drive.</text:p>
      <text:p text:style-name="P51">Time: 43:15, Ave Pace: 8:39/mile, Splits: 8:59, 8:37, 8:36, 8:38, 8:23</text:p>
      <text:p text:style-name="P51">I ran 45:34 on the same course on April 6, 2021</text:p>
      <text:p text:style-name="P51"/>
      <text:p text:style-name="P51">Sun May 16, 2021 <text:span text:style-name="T1">no running</text:span></text:p>
      <text:p text:style-name="P54"/>
      <text:p text:style-name="P51">Mon May 17, <text:s/>2021 <text:span text:style-name="T1">5 miles</text:span> </text:p>
      <text:p text:style-name="P51">I ran with 7 other runners on the high school track. <text:s/>We have not done interval training since 2019.</text:p>
      <text:p text:style-name="P54">Warm up: <text:span text:style-name="T2">2 mile jog</text:span></text:p>
      <text:p text:style-name="P54">Run:<text:span text:style-name="T2"> 6 x 400m with a 400m jog after each. Times: 2:05, 2:04, 2:03, 1:58, 1:55, 1:50 Times between runs: about 3:30</text:span></text:p>
      <text:p text:style-name="P51"/>
      <text:p text:style-name="P54"><text:span text:style-name="T2">Tues May 18, 2021 </text:span>no running</text:p>
      <text:p text:style-name="P54"/>
      <text:p text:style-name="P51">Wed May 19, 2021 <text:span text:style-name="T1">4.9 miles</text:span><text:span text:style-name="T1"> </text:span></text:p>
      <text:p text:style-name="P54">Warm up: <text:span text:style-name="T2">0.25 miles </text:span></text:p>
      <text:p text:style-name="P54">Run: <text:span text:style-name="T2">4.1 miles on the cemetery loop averaging 11:08, sum of ascents: 286 feet.</text:span></text:p>
      <text:p text:style-name="P54">Warm down: <text:span text:style-name="T2">0.5 miles</text:span></text:p>
      <text:p text:style-name="P51"/>
      <text:p text:style-name="P54"><text:span text:style-name="T2">Thur May 20, 2021 </text:span>5.25 miles</text:p>
      <text:p text:style-name="P54">Run: <text:span text:style-name="T2">5 miles on the Allegheny College track. <text:s/>I ran wide on the turns so each lap was ¼ mile. <text:s/>Time: 54:02, Ave Pace: 10:48/mile</text:span></text:p>
      <text:p text:style-name="P51">Warm down: 0.25 mile jog</text:p>
      <text:p text:style-name="P51"/>
      <text:p text:style-name="P51">Fri May 21, 3.5 miles on the Allegheny track</text:p>
      <text:p text:style-name="P51">I run wide on the curves so each lap is ¼ mile</text:p>
      <text:p text:style-name="P51"><text:span text:style-name="T1">Run:</text:span> 1.5 miles averaging 10:40/mile and rest a few minutes</text:p>
      <text:list xml:id="list1953262989126302814" text:style-name="L11">
        <text:list-item>
          <text:list>
            <text:list-header>
              <text:p text:style-name="P158"><text:s text:c="10"/>1.5 miles averaging <text:s text:c="2"/>9:39/mile, Splits: (9:58, 4:30)</text:p>
              <text:p text:style-name="P158"><text:span text:style-name="T1">Warm down: <text:s/></text:span>½ mile jog </text:p>
            </text:list-header>
          </text:list>
        </text:list-item>
      </text:list>
      <text:p text:style-name="P54"><text:span text:style-name="T2">Soon after</text:span> <text:span text:style-name="T2">running I cut grass for an hour with a push mower. </text:span></text:p>
      <text:p text:style-name="P51"/>
      <text:p text:style-name="P54"/>
      <text:p text:style-name="P54">In the last week: 25.25 </text:p>
      <text:p text:style-name="P54"/>
      <text:p text:style-name="P54"/>
      <text:p text:style-name="P54"/>
      <text:p text:style-name="P54"><text:soft-page-break/></text:p>
      <text:p text:style-name="P51">Sat May 22, 2021 <text:span text:style-name="T1">no running</text:span> <text:s/></text:p>
      <text:p text:style-name="P51"/>
      <text:p text:style-name="P51">Sun May 23, 2021 <text:span text:style-name="T1">no running</text:span> </text:p>
      <text:p text:style-name="P51"/>
      <text:p text:style-name="P51">Mon May 24, 2021 <text:span text:style-name="T1">5 miles</text:span></text:p>
      <text:p text:style-name="P51">I ran with 10 other runners on the high school track.</text:p>
      <text:p text:style-name="P51"><text:span text:style-name="T1">Warm up:</text:span> 2 miles</text:p>
      <text:p text:style-name="P51"><text:span text:style-name="T1">Run:</text:span> <text:s/>200m, 400m, 600m, 600m, 400m, 200m with jogs after each one that were the same distance as the distance we had just run.</text:p>
      <text:p text:style-name="P54">Times: <text:span text:style-name="T2">1:00, 2:03, 3:01, 2:54, 1:54, 0:55</text:span></text:p>
      <text:p text:style-name="P51"/>
      <text:p text:style-name="P54"><text:span text:style-name="T2">Tues May 25, 2021 </text:span>8 miles<text:span text:style-name="T2"> </text:span>running,<text:span text:style-name="T2"> 2.2 miles walking</text:span></text:p>
      <text:p text:style-name="P51">I ran and walked 10.2 miles with Jim Fitch mostly on the Ernst Trail and Ernst Trail extension.</text:p>
      <text:p text:style-name="P51"/>
      <text:p text:style-name="P51">Wed May 26, 2021 <text:span text:style-name="T1">6 miles</text:span></text:p>
      <text:p text:style-name="P51">I ran on the high school track with 10 other runners.</text:p>
      <text:p text:style-name="P54">Run: <text:span text:style-name="T2">3miles including 4 x 400m with a 400m jog between the runs.</text:span></text:p>
      <text:p text:style-name="P51">Times on the runs: 2:14, 2:15, 2:14, 2:10 and rest a few minutes</text:p>
      <text:p text:style-name="P51">More faster intervals: 6 x 400meters with a 400 meter jog after each run</text:p>
      <text:p text:style-name="P51">Times on the runs: 1:59, 2:00, 1:58, 2:00, 1:54, 1:48</text:p>
      <text:p text:style-name="P51"/>
      <text:p text:style-name="P51">Thur May 27, 2021 <text:span text:style-name="T1">2 miles</text:span> </text:p>
      <text:p text:style-name="P51">I jogged 2 miles on the Ernst Trail </text:p>
      <text:p text:style-name="P51"/>
      <text:p text:style-name="P51">Fri May 28, 2021 <text:span text:style-name="T1">2.2 miles</text:span></text:p>
      <text:p text:style-name="P51">I ran 2.2 miles on the cemetery averaging 11:40/mile </text:p>
      <text:p text:style-name="P51"/>
      <text:p text:style-name="P54">In the last week: 23.2 miles</text:p>
      <text:p text:style-name="P51"/>
      <text:p text:style-name="P51">Sat May 29, 2021 <text:span text:style-name="T1">2.2 miles</text:span></text:p>
      <text:p text:style-name="P51">I ran 2.2 miles on the cemetery averaging 10:42/mile</text:p>
      <text:p text:style-name="P51"/>
      <text:p text:style-name="P51">Sun May 30, 2021 <text:span text:style-name="T1">3.45 miles</text:span></text:p>
      <text:p text:style-name="P54">Warm up: <text:span text:style-name="T2">0.25 miles to the cemetery loop</text:span></text:p>
      <text:p text:style-name="P51"><text:span text:style-name="T1">Run: </text:span>10 loops (3.17 miles) in 32:56 <text:s/>Ave Pace: 10:23/mile </text:p>
      <text:p text:style-name="P51">Mile Splits: 10:25, 10:29, 10:20</text:p>
      <text:p text:style-name="P54">Warm down: <text:span text:style-name="T2">1 mile walk with Mary Jane</text:span></text:p>
      <text:p text:style-name="P51"><text:soft-page-break/>Tues June 1, 2021 <text:span text:style-name="T1">5.25 miles</text:span></text:p>
      <text:p text:style-name="P23">I ran with 10 other runners on the high school track.</text:p>
      <text:p text:style-name="P23"><text:span text:style-name="T1">Warm up:</text:span> 2 miles at various paces</text:p>
      <text:p text:style-name="P51"><text:span text:style-name="T1">Run:</text:span> <text:s/>200m, 400m, 600m, 600m, 400m, 200m with jogs after each one that were the same distance as the distance we had just run.</text:p>
      <text:p text:style-name="P54"><text:span text:style-name="T2">Times:</text:span> <text:span text:style-name="T2">1:04, 2:05, 3:11, 3:09, 2:00, 0:57</text:span></text:p>
      <text:p text:style-name="P54">Warm down: <text:span text:style-name="T2">0.25 miles</text:span></text:p>
      <text:p text:style-name="P51"/>
      <text:p text:style-name="P51">Wed June 2, 2021 <text:span text:style-name="T1">2.4 miles</text:span></text:p>
      <text:p text:style-name="P51"><text:span text:style-name="T1">Warm up: </text:span>0.25 miles</text:p>
      <text:p text:style-name="P51">I ran 1.9 miles on the cemetery loop averaging 10:58/mile</text:p>
      <text:p text:style-name="P51"><text:span text:style-name="T1">Warm down:</text:span> 0.25 miles</text:p>
      <text:p text:style-name="P51"/>
      <text:p text:style-name="P51">Thurs June 3, 2021 <text:span text:style-name="T1">1 mile</text:span></text:p>
      <text:p text:style-name="P23">I ran a mile with Jamie.</text:p>
      <text:p text:style-name="P23"/>
      <text:p text:style-name="P23">Fri June 4, 2021 <text:span text:style-name="T1">no running</text:span></text:p>
      <text:p text:style-name="P10"/>
      <text:p text:style-name="P10">In the last week: 14.3 miles</text:p>
      <text:p text:style-name="P10"/>
      <text:p text:style-name="P23">Sat June 5, 2021 <text:span text:style-name="T1">6.75 miles</text:span></text:p>
      <text:p text:style-name="P23">I ran with 7 other runners on Tamarack Drive.</text:p>
      <text:p text:style-name="P10">Warm up:<text:span text:style-name="T2"> <text:s/>1.75 miles at various paces.</text:span></text:p>
      <text:p text:style-name="P10">Run:<text:span text:style-name="T2"> <text:s text:c="3"/>5 miles in 43:27, Ave Pace: 8:41/mile, <text:s/>Splits: 8:56, 8:43, 8:40, 8:44, 8:23</text:span></text:p>
      <text:p text:style-name="P23">On May 15, 2021 43:15, Ave Pace: 8:39/mile, <text:s/>Splits: 8:59, 8:37, 8:36, 8:38, 8:23 <text:s text:c="7"/></text:p>
      <text:p text:style-name="P23">Ave HR: 156 bpm, VO2Max: 45</text:p>
      <text:p text:style-name="P23"/>
      <text:p text:style-name="P23">Sun June 6, 2021 <text:span text:style-name="T1">3 miles</text:span> </text:p>
      <text:p text:style-name="P23"><text:span text:style-name="T1">Warm up:</text:span> 0.25 miles </text:p>
      <text:p text:style-name="P23"><text:span text:style-name="T1">Run/walk:</text:span> 10 cemetery laps (3.17 miles). During each lap I ran about 0.25 miles and walked about 0.07 miles and averaging 12:38/mile.</text:p>
      <text:p text:style-name="P10">Warm down: <text:span text:style-name="T2">0.25 miles</text:span></text:p>
      <text:p text:style-name="P23"/>
      <text:p text:style-name="P23">Mon June 7, 2021 <text:span text:style-name="T1">7.25 miles</text:span></text:p>
      <text:p text:style-name="P10">In the morning:</text:p>
      <text:p text:style-name="P23">3 miles including 2.5 miles on the Greendale Cemetery loop averaging about 11:10/mile</text:p>
      <text:p text:style-name="P23">Ave HR: 120 bpm, VO2Max: 46</text:p>
      <text:p text:style-name="P23"><text:span text:style-name="T1">In the afternoon</text:span> on the high school track I ran with 9 other runners:</text:p>
      <text:p text:style-name="P23">2 mile warm up, 3 x 800m with 400m jog after each. </text:p>
      <text:p text:style-name="P23">Times for the 800's: 4:24, 4:25, 4:17</text:p>
      <text:p text:style-name="P23"/>
      <text:p text:style-name="P23"><text:soft-page-break/>Tues June 8, 2021 <text:span text:style-name="T1">4.6 miles</text:span></text:p>
      <text:p text:style-name="P23"><text:span text:style-name="T1">Warm up:</text:span> 0.25 miles </text:p>
      <text:p text:style-name="P23"><text:span text:style-name="T1">Run/walk:</text:span> 13 cemetery laps (4.13 miles) in 45:45 or 11:04/mile </text:p>
      <text:p text:style-name="P23">Ave HR: 124 bpm, VO2Max: 46</text:p>
      <text:p text:style-name="P10">Warm down: <text:span text:style-name="T2">0.25 miles</text:span></text:p>
      <text:p text:style-name="P23"/>
      <text:p text:style-name="P10"><text:span text:style-name="T2">Wed June 9, 2021 </text:span>5 miles</text:p>
      <text:p text:style-name="P23">I ran with 9 other runners on the high school track.</text:p>
      <text:p text:style-name="P10">Warm up:<text:span text:style-name="T2"> <text:s/>1 mile at various paces.</text:span></text:p>
      <text:p text:style-name="P10">Run:<text:span text:style-name="T2"> <text:s/>8 x 400 meters with 400 meter jog after each.</text:span></text:p>
      <text:p text:style-name="P23">Times: 2:06, 2:04, 2:04, 2:10, 2:10, 1:52, 1:58, 1:57, The jogs took about 4:00</text:p>
      <text:p text:style-name="P23"/>
      <text:p text:style-name="P23">Thur June 10, 2021 <text:span text:style-name="T1">4.6 miles</text:span> <text:s/></text:p>
      <text:p text:style-name="P23"><text:span text:style-name="T1">Warm up:</text:span> 0.25 miles </text:p>
      <text:p text:style-name="P23"><text:span text:style-name="T1">Run/walk:</text:span> 13 cemetery laps (4.13 miles) in 44:43 or 10:50/mile </text:p>
      <text:p text:style-name="P23">Ave HR: 143 bpm, VO2Max: 44</text:p>
      <text:p text:style-name="P23">Warm down: 0.25 miles</text:p>
      <text:p text:style-name="P23"/>
      <text:p text:style-name="P23">Fri June 11, 2021 <text:span text:style-name="T1">no running</text:span></text:p>
      <text:p text:style-name="P23"/>
      <text:p text:style-name="P10">In the last week: 31.2 miles</text:p>
      <text:p text:style-name="P10"/>
      <text:p text:style-name="P10"><text:span text:style-name="T2">Sat June 12, 2021</text:span> 7.3 miles</text:p>
      <text:p text:style-name="P10">Warm up: 0.3 miles</text:p>
      <text:p text:style-name="P10">Run: <text:span text:style-name="T2">7 miles on Limber, Fisher, Dickson, Ryan, Limber, Leslie, Beechwood, Limber.</text:span></text:p>
      <text:p text:style-name="P23">It was a hilly, beautiful run with very few cars on a Saturday morning.</text:p>
      <text:p text:style-name="P23">Time: 1:21:48, Pace: 11:41/mile , Ave HR: 116, VO2MAX: 45</text:p>
      <text:p text:style-name="P23"/>
      <text:p text:style-name="P23">Sun June 13, 2021 <text:span text:style-name="T1">4.6 miles</text:span> <text:s/></text:p>
      <text:p text:style-name="P23"><text:span text:style-name="T1">Warm up:</text:span> 0.25 miles </text:p>
      <text:p text:style-name="P23"><text:span text:style-name="T1">Run/walk:</text:span> 13 cemetery laps (4.13 miles) in 44:50 or 10:51/mile </text:p>
      <text:p text:style-name="P23">Ave HR: 117 bpm, VO2Max: 46</text:p>
      <text:p text:style-name="P23"><text:span text:style-name="T1">Warm down: </text:span>0.25 miles</text:p>
      <text:p text:style-name="P23">On Thurs June 10 I did the same workout with almost the same time. <text:s/>My Ave pulse was a lot lower today but my VO2Max was measured only slightly higher today on my Garmin. <text:s/>Also compare this workout to June 8,</text:p>
      <text:p text:style-name="P23"/>
      <text:p text:style-name="P51">Mon June 14, 2021 <text:span text:style-name="T1">5 miles</text:span></text:p>
      <text:p text:style-name="P23">I ran with 7 other runners on the high school track.</text:p>
      <text:p text:style-name="P23"><text:span text:style-name="T1">Warm up:</text:span> 2 miles at about 10:40/mile</text:p>
      <text:p text:style-name="P51"><text:span text:style-name="T1">Run:</text:span> <text:s/>200m, 400m, 600m, 600m, 400m, 200m with jogs after each one that were <text:soft-page-break/>the same distance as the distance we had just run.</text:p>
      <text:p text:style-name="P54"><text:span text:style-name="T2">Times <text:s text:c="7"/>today:</text:span> <text:span text:style-name="T2">1:03, 2:03, 2:58, 2:54, 1:46, 0:53</text:span></text:p>
      <text:p text:style-name="P51">Times on June 1: 1:04, 2:05, 3:11, 3:09, 2:00, 0:57</text:p>
      <text:p text:style-name="P51">I felt good running today.</text:p>
      <text:p text:style-name="P51"/>
      <text:p text:style-name="P23">Tues June 15, 2021 <text:span text:style-name="T1">4.6 miles</text:span> <text:s/></text:p>
      <text:p text:style-name="P23"><text:span text:style-name="T1">Warm up:</text:span> 0.25 miles </text:p>
      <text:p text:style-name="P23"><text:span text:style-name="T1">Run:</text:span> 13 cemetery laps (4.13 miles) in 43:41 or 10:35/mile </text:p>
      <text:p text:style-name="P23">Ave HR: 118 bpm, Heart beats per mile: 1249, VO2Max: 47</text:p>
      <text:p text:style-name="P23"><text:span text:style-name="T1">Warm down: </text:span>0.25 miles</text:p>
      <text:p text:style-name="P23">My average heart rate was about the same as 2 days ago and I ran 70 seconds faster today. I feel like I ran better yesterday and today than I have been.</text:p>
      <text:p text:style-name="P23"/>
      <text:p text:style-name="P23">Wed June 16, 2021 <text:span text:style-name="T1">6 miles</text:span></text:p>
      <text:p text:style-name="P23">I ran with 10 other runners on the high school track.</text:p>
      <text:p text:style-name="P10">Warm up: <text:span text:style-name="T2">3 miles at various paces.</text:span></text:p>
      <text:p text:style-name="P10">Run:<text:span text:style-name="T2"> 4 x 800m with a 400m jog after each 800.</text:span></text:p>
      <text:p text:style-name="P10">Times:<text:span text:style-name="T2"> 4:19, 4:06, 4:00, 3:45. Times between runs about 4:00</text:span></text:p>
      <text:p text:style-name="P23"/>
      <text:p text:style-name="P10"><text:span text:style-name="T2">Thur June 17, 2021 </text:span>4.1 miles<text:span text:style-name="T2"> <text:s/></text:span></text:p>
      <text:p text:style-name="P23">In the morning I ran a 5K on the Allegheny athletic fields and trail.</text:p>
      <text:p text:style-name="P23">In the afternoon I ran a mile with Jamie.</text:p>
      <text:p text:style-name="P23"/>
      <text:p text:style-name="P23">Fri June 18, 2021 <text:span text:style-name="T1">3.5 miles</text:span></text:p>
      <text:p text:style-name="P23">I ran 3.5 miles on the Allegheny College fields and trail.</text:p>
      <text:p text:style-name="P23">This run included a 5K course that I measured.</text:p>
      <text:p text:style-name="P23">Distance 3.11 miles in 33:17 or 10:42/mile</text:p>
      <text:p text:style-name="P23"/>
      <text:p text:style-name="P10">In the last week: 35.1 miles</text:p>
      <text:p text:style-name="P10"/>
      <text:p text:style-name="P23">Sat June 19, 2021 <text:span text:style-name="T1">7 miles</text:span> </text:p>
      <text:p text:style-name="P23">I ran 7 miles on the Allegheny College hilly athletic fields and trail through the woods.</text:p>
      <text:p text:style-name="P23">This run included 2 x 5K with a few minutes rest between. <text:s/></text:p>
      <text:p text:style-name="P23">Average pace for the 2 runs: 11:00/mile for the 1<text:span text:style-name="T5">st</text:span> 5K and 10:02/mile for the 2<text:span text:style-name="T5">nd</text:span> 5K.</text:p>
      <text:p text:style-name="P23">Average heart rate: <text:s/>131bpm &amp; 143bpm </text:p>
      <text:p text:style-name="P23">Heart beats per mile: 1441 &amp;1435 This is pace times heart rate. I wonder if this is inversely related to VO2Max. <text:s/>I think VO2MAX would also be related to sum of elevating gains. <text:s/></text:p>
      <text:p text:style-name="P23">Maybe VO2MAX=Constant *(sum of elevation gains/mile)/ (heartbeats/mile).</text:p>
      <text:p text:style-name="P72"/>
      <text:p text:style-name="P68"/>
      <text:p text:style-name="P72"><text:soft-page-break/>Sun June 20, 2021 <text:span text:style-name="T1">3.7 miles</text:span> </text:p>
      <text:p text:style-name="P72"><text:span text:style-name="T1">Warm up:</text:span> 0.25 miles </text:p>
      <text:p text:style-name="P72"><text:span text:style-name="T1">Run:</text:span> 10 cemetery laps (3.17 miles) in 38:02 or 12:00/mile </text:p>
      <text:p text:style-name="P72">Ave HR: 125 bpm, Heart beats per mile: 1500,VO2Max: 44</text:p>
      <text:p text:style-name="P72"><text:span text:style-name="T1">Warm down: </text:span>0.25 miles </text:p>
      <text:p text:style-name="P72">I was tired from yesterday's workout.</text:p>
      <text:p text:style-name="P68"/>
      <text:p text:style-name="P72">Mon June 21, 2021 <text:span text:style-name="T1">7.75</text:span> <text:span text:style-name="T1">miles</text:span> </text:p>
      <text:p text:style-name="P72"><text:span text:style-name="T1">In the morning: </text:span>3.7 miles total</text:p>
      <text:p text:style-name="P72"><text:span text:style-name="T1">Warm up:</text:span> 0.25 miles </text:p>
      <text:p text:style-name="P72"><text:span text:style-name="T1">Run:</text:span> 10 cemetery laps (3.17 miles) in 36:12 or 11:32/mile </text:p>
      <text:p text:style-name="P72">Ave HR: 118 bpm, Heart beats per mile: 1360,VO2Max: 44</text:p>
      <text:p text:style-name="P72"><text:span text:style-name="T1">Warm down: </text:span>0.25 miles </text:p>
      <text:p text:style-name="P72">I was less tired than yesterday</text:p>
      <text:p text:style-name="P68">I the afternoon I ran with 6 other runners at the Allegheny College athletic fields.</text:p>
      <text:p text:style-name="P68">Run: <text:span text:style-name="T2">4.55 miles at various paces including ½ of the 5K course we will run on Saturday at 10:14/mile. </text:span></text:p>
      <text:p text:style-name="P72">I felt tired from the running on Saturday and today.</text:p>
      <text:p text:style-name="P72"/>
      <text:p text:style-name="P72">Tues June 22, 2021 <text:span text:style-name="T1">no running</text:span></text:p>
      <text:p text:style-name="P68"/>
      <text:p text:style-name="P72">Wed June 23, 2021 <text:span text:style-name="T1">2 miles </text:span></text:p>
      <text:p text:style-name="P72">I ran at an easy pace on grass and and trails. </text:p>
      <text:p text:style-name="P72"/>
      <text:p text:style-name="P72">Thur June 24, 2021 <text:span text:style-name="T1">2 miles</text:span></text:p>
      <text:p text:style-name="P72">I ran at an easy pace mainly on the cemetery loop.</text:p>
      <text:p text:style-name="P72"/>
      <text:p text:style-name="P72">Fri June 25, 2021 miles <text:span text:style-name="T1">no running</text:span></text:p>
      <text:p text:style-name="P72">I walked 1.5 miles marking a 5K cross country course at the Allegheny athletic field.</text:p>
      <text:p text:style-name="P72"><text:s/></text:p>
      <text:p text:style-name="P68">In the last week: <text:s/>22.5 miles</text:p>
      <text:p text:style-name="P68"/>
      <text:p text:style-name="P72">Sat June 26, <text:span text:style-name="T1">4.5 miles</text:span></text:p>
      <text:p text:style-name="P72">I ran a 5K cross country run with 8 other runners on the Allegheny Athletic fields. .It was a hilly course</text:p>
      <text:p text:style-name="P72"><text:span text:style-name="T1">Warm up:</text:span> 1.4 miles</text:p>
      <text:p text:style-name="P68">Run: <text:span text:style-name="T2">5K in 27:50 or 8:54/mile</text:span></text:p>
      <text:p text:style-name="P72"/>
      <text:p text:style-name="P68"><text:span text:style-name="T2">Sun June 27, 2021 </text:span>5 miles <text:s/>Thank you CM</text:p>
      <text:p text:style-name="P72"><text:span text:style-name="T1">Warm up:</text:span> 0.25 miles </text:p>
      <text:p text:style-name="P72"><text:span text:style-name="T1">Run:</text:span> 14 cemetery laps (4.44 miles) in 51:04 or 11:30/mile </text:p>
      <text:p text:style-name="P72">Ave HR: 113 bpm, Heart beats per mile: 1300, VO2Max: 45</text:p>
      <text:p text:style-name="P72"><text:span text:style-name="T1">Warm down: </text:span>0.25 miles</text:p>
      <text:p text:style-name="P68"><text:soft-page-break/><text:span text:style-name="T2">Mon June 28, 2021 </text:span>5.3 miles <text:s/></text:p>
      <text:p text:style-name="P72"><text:span text:style-name="T1">Warm up:</text:span> 0.25 miles </text:p>
      <text:p text:style-name="P72"><text:span text:style-name="T1">Run:</text:span> 15 cemetery laps (4.76 miles) in 55:05 or 11:04/mile </text:p>
      <text:p text:style-name="P72">Ave HR: 117 bpm, Heart beats per mile: 1295, VO2Max: 45, ElevChange(Garmin) 227 feet</text:p>
      <text:p text:style-name="P72"><text:span text:style-name="T1">Warm down: </text:span>0.25 miles</text:p>
      <text:p text:style-name="P72"/>
      <text:p text:style-name="P72">Tues June 29 – Thur July 1, 2021 <text:span text:style-name="T1">no running</text:span></text:p>
      <text:p text:style-name="P72"/>
      <text:p text:style-name="P68"><text:tab/><text:tab/>Running in Amsterdam</text:p>
      <text:p text:style-name="P72"/>
      <text:p text:style-name="P72">Fri July 2, 2021 <text:span text:style-name="T1">5 miles</text:span></text:p>
      <text:p text:style-name="P72">I ran 5 miles mainly on bike paths in Amsterdam</text:p>
      <text:p text:style-name="P72">Ave pace: 11:32/mile, Ave HR: 128, Heartbeats/mile: <text:s/>1476</text:p>
      <text:p text:style-name="P72"/>
      <text:p text:style-name="P72">Sat <text:s/>July 3, 2012 <text:span text:style-name="T1">5 miles</text:span> in 51:25</text:p>
      <text:p text:style-name="P72">I ran 5 miles mainly on bike paths in Amsterdam</text:p>
      <text:p text:style-name="P72">Ave pace: 10:16/mile, Ave HR: 125, Heartbeats/mile: <text:s/>1283</text:p>
      <text:p text:style-name="P72"/>
      <text:p text:style-name="P72">Sun July 4, 2012 <text:span text:style-name="T1">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3"/>
      <text:p text:style-name="P68">Thur <text:s/>Nov. 11, 2021</text:p>
      <text:p text:style-name="P72">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2"/>
      <text:p text:style-name="P72">Fri Nov. 26, 2021 </text:p>
      <text:p text:style-name="P72">In the past 2 weeks I have had 10 workouts on stationary recumbent bike, elliptical and indoor track. Total miles of running: <text:span text:style-name="T1">18 miles</text:span></text:p>
      <text:p text:style-name="P72">Today I did 20 minutes on the elliptical machine.</text:p>
      <text:p text:style-name="P68"/>
      <text:p text:style-name="P68">In the last two weeks: 18 miles</text:p>
      <text:p text:style-name="P72"/>
      <text:p text:style-name="P72"><text:s/></text:p>
      <text:p text:style-name="P23">Sat Nov 27, 2021 <text:s/>30 minutes on elliptical machine</text:p>
      <text:p text:style-name="P23"><text:soft-page-break/>Sun Nov 28, 2021 25 minutes on elliptical machine</text:p>
      <text:p text:style-name="P23">Mon Nov 29, 2021 <text:span text:style-name="T1">2 miles of running</text:span> on the indoor track.</text:p>
      <text:p text:style-name="P23">Tues Nov 30, 2021 <text:span text:style-name="T1">2 miles of running</text:span> on the indoor track.</text:p>
      <text:p text:style-name="P23">Wed Dec 1, 2021 <text:span text:style-name="T1">2 miles of running</text:span> on the indoor track.</text:p>
      <text:p text:style-name="P23">Sat Dec 4, 2021 Mixing 4.25 miles of walking and running on the indoor track.</text:p>
      <text:list xml:id="list4059175901225666410" text:style-name="L12">
        <text:list-item>
          <text:list>
            <text:list-header>
              <text:p text:style-name="P168"><text:s text:c="6"/><text:span text:style-name="T1">3.75 miles of running</text:span> and 0.5 miles of walking</text:p>
              <text:p text:style-name="P168">Mon Dec 6, 2021 30 minutes on elliptical at speeds settings between 15 and 21.</text:p>
              <text:p text:style-name="P168">Thurs Dec 9, 2021 Mixing 2.75 miles of walking and running on the indoor track</text:p>
              <text:p text:style-name="P168"><text:s text:c="7"/><text:span text:style-name="T1">2.25 miles of running</text:span> and 0.5 miles of walking </text:p>
              <text:p text:style-name="P168">Fri Dec10,2021 35 minutes on a stationary recumbent bike at level 12 at various speeds</text:p>
              <text:p text:style-name="P168"><text:s text:c="7"/>Pulse rose to 161</text:p>
              <text:p text:style-name="P168">Sat Dec 11, <text:span text:style-name="T1">3x1 mile</text:span> with ¼ mile walks before, between and after each run.</text:p>
              <text:p text:style-name="P168"><text:s text:c="7"/>Times: 11:45, 11:42, 10:54 </text:p>
              <text:p text:style-name="P168">Mon Dec 13, 2021 35 minutes on stationary recumbent bike. <text:s/>I brought my pulse to 163</text:p>
              <text:p text:style-name="P168">Tues Dec 14, On the indoor track: <text:span text:style-name="T1">3 miles of mainly running</text:span> and a little walking.</text:p>
              <text:list>
                <text:list-item>
                  <text:list>
                    <text:list-header>
                      <text:p text:style-name="P168"><text:s text:c="8"/>Splits: 11:50, 11:48, 11:39</text:p>
                      <text:p text:style-name="P168">Wed Dec 15, 2021 35 minutes on stationary recumbent bike. <text:s/>I brought my pulse to 161</text:p>
                      <text:p text:style-name="P168">Thur Dec 16, 2021 ½ mile walk to Wise Center, 4 mile run/walk averaging 13:02/mile</text:p>
                      <text:p text:style-name="P168"><text:s text:c="8"/>¼ mile walk. <text:s/>About <text:span text:style-name="T1">3.5 miles running</text:span></text:p>
                      <text:p text:style-name="P168">Fri Dec 16 -Sun Dec 19, 2021 <text:span text:style-name="T1">6 miles of running</text:span> and 2 miles of walking</text:p>
                      <text:p text:style-name="P168">Mon <text:s/>Dec 20, 2021 3 cycles with the weight machines</text:p>
                      <text:p text:style-name="P168">Wed Dec 22, 2021 Warm up on indoor track and rest a little. 1.5 mile Splits: 9:57 + 4:47</text:p>
                      <text:list>
                        <text:list-header>
                          <text:p text:style-name="P168"><text:s text:c="8"/>Total miles: <text:span text:style-name="T1">2.3 miles </text:span></text:p>
                          <text:p text:style-name="P168">Thurs<text:span text:style-name="T1"> </text:span>Dec, 23, 2021 2 cycles with weight machines and 11 minutes on recumbent bike <text:s text:c="26"/><text:tab/>with a fast finish. </text:p>
                        </text:list-header>
                      </text:list>
                    </text:list-header>
                  </text:list>
                </text:list-item>
              </text:list>
            </text:list-header>
          </text:list>
        </text:list-item>
      </text:list>
      <text:p text:style-name="P23">Fri Dec, 24, 2021 <text:span text:style-name="T1">3.6</text:span> miles on hilly roads at a slow pace</text:p>
      <text:list xml:id="list39490012" text:continue-numbering="true" text:style-name="L12">
        <text:list-item>
          <text:list>
            <text:list-header>
              <text:p text:style-name="P196">Sun Dec 26, 2021 31 minutes on the elliptical at about a speed of 15.5 </text:p>
              <text:p text:style-name="P168">Tues Dec 28, 2021 <text:span text:style-name="T1">2</text:span> miles of walking on the cemetery loop averaging 16:00/mile</text:p>
              <text:p text:style-name="P168">Wed Dec 29, 2021 <text:span text:style-name="T1">2</text:span> miles on the cemetery loop.</text:p>
              <text:p text:style-name="P168">Thur Dec 30, 2021 <text:span text:style-name="T1">2</text:span> miles on the cemetery loop.</text:p>
              <text:p text:style-name="P168">Fri Dec 31, 2021 <text:span text:style-name="T1">2.5</text:span> miles on the cemetery loop.</text:p>
              <text:p text:style-name="P168"/>
              <text:p text:style-name="P168">Happy New Year!</text:p>
              <text:p text:style-name="P168"/>
              <text:p text:style-name="P168">Tues Jan 4, 2022 <text:span text:style-name="T1">2.5</text:span> miles on the indoor track.</text:p>
              <text:p text:style-name="P168">Wed Jan 5, 2022 <text:span text:style-name="T1">2.5</text:span> miles on the indoor track.</text:p>
              <text:p text:style-name="P168">Fri Jan 7, 2022 <text:span text:style-name="T1">2.5</text:span> miles on the indoor track.</text:p>
            </text:list-header>
          </text:list>
        </text:list-item>
      </text:list>
      <text:p text:style-name="P23">Fri Jan 28, 2022 In the last 3 weeks I ran <text:span text:style-name="T1">21</text:span> miles</text:p>
      <text:p text:style-name="P23"/>
      <text:p text:style-name="P23">Sat Jan 29, 2022 2 miles on the indoor track</text:p>
      <text:p text:style-name="P23"/>
      <text:p text:style-name="P23">Sun Jan 30, 2022 no running</text:p>
      <text:p text:style-name="P23"><text:soft-page-break/></text:p>
      <text:p text:style-name="P23">Mon Jan 31, 2022 1.5 mile run/walk averaging 14:00/mile, running distance: 1.25 miles</text:p>
      <text:p text:style-name="P23">On recumbent bike, level 12, 10 minutes, Ave speed: 18.0 mile/hr, final pulse: 142bpm</text:p>
      <text:p text:style-name="P23"/>
      <text:p text:style-name="P23">Tue Feb 1, 2022 1.75 mile run/walk averaging 14:00/mile, running distance: 1.45 miles</text:p>
      <text:p text:style-name="P23">On recumbent bike, level 12, 10 minutes, Ave speed: 18.2 mile/hr, final pulse: 142bpm</text:p>
      <text:p text:style-name="P23"/>
      <text:p text:style-name="P23">Wed Feb 2 2022 2 mile run/walk averaging 13:00/mile, running distance: 1.5 miles</text:p>
      <text:p text:style-name="P23">On recumbent bike, level 12, 10 minutes, Ave speed: 18.8 mile/hr, final pulse: 142bpm</text:p>
      <text:p text:style-name="P23">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3"/>
      <text:p text:style-name="P23">Thur Feb 3, 2022 2.5 mile run/walk averaging 12:30/mile, running distance: 1.88 miles</text:p>
      <text:p text:style-name="P23">Running pace: 11:25/mile, walking pace 16:00/mile, Distance walking: 0.62 miles, <text:s text:c="7"/>Total time 31:17. I am getting better.</text:p>
      <text:p text:style-name="P23">On recumbent bike, level 12, 10 minutes, Ave speed: 18.5 mile/hr, final pulse: 142bpm</text:p>
      <text:p text:style-name="P23"/>
      <text:p text:style-name="P23">Fri Feb 4, 2022 2.5 miles total</text:p>
      <text:p text:style-name="P23">2 mile run/walk averaging 12:13/mile, running distance: 1.5 miles</text:p>
      <text:p text:style-name="P23">Distance walking: 0.5 miles </text:p>
      <text:p text:style-name="P23">Then ½ mile run in 4:47 </text:p>
      <text:p text:style-name="P23">On recumbent bike, level 12, 10 minutes, Ave speed: 18.7 mile/hr, final pulse: 142bpm</text:p>
      <text:p text:style-name="P23"/>
      <text:list xml:id="list8176947718594484728" text:style-name="L13">
        <text:list-item>
          <text:list>
            <text:list-header>
              <text:p text:style-name="P185">12.25 miles in the last week</text:p>
              <text:p text:style-name="P169"/>
              <text:p text:style-name="P169">Sat Feb 5, 2022 3 miles </text:p>
              <text:p text:style-name="P169">I ran on a treadmill 3 miles averaging 12:00/mile.</text:p>
            </text:list-header>
          </text:list>
        </text:list-item>
      </text:list>
      <text:p text:style-name="P23">The run included 4 x 0.15 miles at 10:00/mile pace.</text:p>
      <text:p text:style-name="P23"/>
      <text:p text:style-name="P23">Sun Feb 6, 2022 3 miles</text:p>
      <text:p text:style-name="P23">I ran 3 miles on a treadmill. Splits: 11:30, 10:00 and 9:36. The last mile I ran faster as I ran and was running at about 8:41/mile for the last 0.1 miles. I felt better as I ran.</text:p>
      <text:p text:style-name="P23"/>
      <text:p text:style-name="P23"/>
      <text:p text:style-name="P23">Monday Feb 7, 2022 3 miles </text:p>
      <text:p text:style-name="P23">I ran 3 miles on a treadmill. Splits: 10:23, 10:07 and 9:24. The last mile I ran faster as I ran and was running at about 8:41/mile for the last 0.15 miles. I felt better as I ran.</text:p>
      <text:p text:style-name="P23"><text:soft-page-break/></text:p>
      <text:p text:style-name="P23">Tues Feb 8, 2022 2.25 miles running 1.75 miles walking. </text:p>
      <text:p text:style-name="P23">I ran and walked 4 miles and averaged 12:15/mile.</text:p>
      <text:p text:style-name="P23"/>
      <text:p text:style-name="P23">Wed Feb 9, 2022 4 miles</text:p>
      <text:p text:style-name="P23">I ran 4 miles on a treadmill. The first 3.5 miles I averaged 9:46/mile.</text:p>
      <text:p text:style-name="P23">Splits: <text:s/>10:18, 10:00, 9:22, 4:30, 5:42</text:p>
      <text:p text:style-name="P23"/>
      <text:p text:style-name="P23">Thur Feb 10, 2022 2 miles on the indoor track. Splits:10:24, 9:34</text:p>
      <text:p text:style-name="P23">A full circuit with weight machines. </text:p>
      <text:p text:style-name="P23"/>
      <text:p text:style-name="P23">Fri Feb 11, 2022 2 miles on the indoor track. Splits:11:32, 10:51</text:p>
      <text:p text:style-name="P23"/>
      <text:p text:style-name="P10">In the last week: 19.25 miles </text:p>
      <text:p text:style-name="P10"/>
      <text:p text:style-name="P23">Sat Feb 12, 2022 3.5 miles</text:p>
      <text:p text:style-name="P23">I ran 3.5 miles on the indoor track. Splits: 11:16, 10:40, 5:01, 4:45, 4:33</text:p>
      <text:p text:style-name="P23">I walked ¼ mile.</text:p>
      <text:p text:style-name="P23"/>
      <text:p text:style-name="P23">Sun Feb 13, 2022 2 miles</text:p>
      <text:p text:style-name="P23">I ran 2 miles on the indoor track. Splits: 11:09, 10:59</text:p>
      <text:p text:style-name="P23">I walked 1/8 mile</text:p>
      <text:p text:style-name="P23"/>
      <text:p text:style-name="P23">Mon Feb 14, 2022 2.5 miles</text:p>
      <text:p text:style-name="P23">I ran on the indoor track. <text:s/></text:p>
      <text:p text:style-name="P23">½ mile warm up</text:p>
      <text:p text:style-name="P23">4 x 0.25 miles with a 0.25 jog after each. Times: 2:19, 2:21, 2:18, 2:09 </text:p>
      <text:p text:style-name="P23">jogs in about 3:20</text:p>
      <text:p text:style-name="P23"/>
      <text:p text:style-name="P23">Tues Feb 15, 2022 2.5 miles</text:p>
      <text:p text:style-name="P23">I ran on the indoor track. <text:s/></text:p>
      <text:p text:style-name="P23">½ mile warm up</text:p>
      <text:p text:style-name="P23">4 x 0.25 miles with a 0.25 jog after each. Times: 2:09, 2:12, 2:07, 2:02 </text:p>
      <text:p text:style-name="P23">jogs in about 3:25</text:p>
      <text:p text:style-name="P23"/>
      <text:p text:style-name="P23">Wed Feb 16, 2022 2 miles</text:p>
      <text:p text:style-name="P23">I ran 2 miles on the 0.317 mile cemetery loop. The loop has 22 feet of ascent.</text:p>
      <text:p text:style-name="P23">Splits 10:50 and 9:38</text:p>
      <text:p text:style-name="P10"/>
      <text:p text:style-name="P23"/>
      <text:p text:style-name="P23"/>
      <text:p text:style-name="P23"/>
      <text:p text:style-name="P23"><text:soft-page-break/>Thur Feb 17, 2022 4 miles</text:p>
      <text:p text:style-name="P23">I ran on the indoor track.</text:p>
      <text:p text:style-name="P23">1 mile in 12:06 and a 0.25 mile jog</text:p>
      <text:p text:style-name="P23">1 mile in 9:13, rest a minute and a 0.25 mile jog</text:p>
      <text:p text:style-name="P23">½ mile in 4:13 and a minute <text:s/>rest</text:p>
      <text:p text:style-name="P23">1 mile in 11:47</text:p>
      <text:p text:style-name="P23"/>
      <text:p text:style-name="P23">Fri Feb 18, 2022 2 miles</text:p>
      <text:p text:style-name="P23">I ran 2 miles on a treadmill in 23:02</text:p>
      <text:p text:style-name="P23"/>
      <text:p text:style-name="P10">In the last week: 18.5 miles </text:p>
      <text:p text:style-name="P10"/>
      <text:p text:style-name="P23">Sat Feb 19, 2022 2 miles</text:p>
      <text:p text:style-name="P23">I ran 2 miles on a treadmill in 22:03</text:p>
      <text:p text:style-name="P23"/>
      <text:p text:style-name="P23">Sun Feb 20,2022 2 miles</text:p>
      <text:p text:style-name="P23">2 miles of running and walking on the Woodcock dam with Jim and Sharon.</text:p>
      <text:p text:style-name="P23">1 mile of running on Benson Ave.</text:p>
      <text:p text:style-name="P23"/>
      <text:p text:style-name="P23">Mon Feb 21, 2022 3.25 miles</text:p>
      <text:p text:style-name="P23">I ran on the indoor track.</text:p>
      <text:p text:style-name="P23">3 miles, Splits: 9:59, 9:39, 9:14</text:p>
      <text:p text:style-name="P23">Warm down: 0.25 mile jog </text:p>
      <text:p text:style-name="P23"/>
      <text:p text:style-name="P23">Tues Feb 22. 2022 2 miles</text:p>
      <text:p text:style-name="P23">I ran on a treadmill.</text:p>
      <text:p text:style-name="P23">Splits: 10:47, 10:13</text:p>
      <text:p text:style-name="P23"/>
      <text:p text:style-name="P23">Wed Feb 23. 2022 2 miles</text:p>
      <text:p text:style-name="P23">I ran on a treadmill 2 miles in 20:37.</text:p>
      <text:p text:style-name="P23">Splits: 10:45, 9:52 <text:s/>The last 0.25 miles in 2:15</text:p>
      <text:p text:style-name="P23">Walked 0.25 miles in 4:00.</text:p>
      <text:p text:style-name="P23"/>
      <text:p text:style-name="P23">Thur Feb 24, 2022 3.5 miles</text:p>
      <text:p text:style-name="P23">I ran on a treadmill</text:p>
      <text:p text:style-name="P23"><text:span text:style-name="T1">Warmup:</text:span> 1 mile in 10:00 and rest 5 minutes</text:p>
      <text:p text:style-name="P23"><text:span text:style-name="T1">Run:</text:span> 4 x 0.2 miles with 0.3 mile jog before each run.</text:p>
      <text:p text:style-name="P23">Times: 2:00, 2:00, 2:08, 2:08 <text:s/>Jogs were at 12:00/mile pace.</text:p>
      <text:p text:style-name="P23"><text:span text:style-name="T1">Warm down:</text:span> 0.5 miles in 6:00 and 0.25 mile walk</text:p>
      <text:p text:style-name="P23"/>
      <text:p text:style-name="P23">Fri Feb 25, 2022 2 miles</text:p>
      <text:p text:style-name="P23">I ran 2 miles on a treadmill in 21:02</text:p>
      <text:p text:style-name="P10"><text:soft-page-break/>Running distance in the last 2 week: 16.8 miles</text:p>
      <text:p text:style-name="P23"/>
      <text:p text:style-name="P23"/>
      <text:p text:style-name="P23">Sat Feb 26, 2022 <text:s/>2.25 miles</text:p>
      <text:p text:style-name="P23">I ran 2 miles on the indoor track. Splits 9:35+9:04=18:39</text:p>
      <text:p text:style-name="P23">jogged 0,25 miles</text:p>
      <text:p text:style-name="P23"/>
      <text:p text:style-name="P23">Sun Feb 27, 2022 <text:s/>2.25 miles</text:p>
      <text:p text:style-name="P23">I ran 2 miles on the indoor track. Splits 10:34+10:14=20:48</text:p>
      <text:p text:style-name="P23">jogged 0.25 miles</text:p>
      <text:p text:style-name="P23"/>
      <text:p text:style-name="P23">Mon Feb 28, 2022 2.25 miles</text:p>
      <text:p text:style-name="P23">1 mile on a treadmill in 10:00 and rested 10 minutes</text:p>
      <text:list xml:id="list4819361718101238081" text:style-name="L14">
        <text:list-item>
          <text:list>
            <text:list-header>
              <text:p text:style-name="P170">1.25 miles on the indoor track including 2x330 yards at 9:45/mile pace</text:p>
            </text:list-header>
          </text:list>
        </text:list-item>
      </text:list>
      <text:p text:style-name="P23"/>
      <text:p text:style-name="P23">Tues Mar 1, 2022 2.25 miles</text:p>
      <text:p text:style-name="P23">I ran 7 laps (2.25 miles) on the cemetery loop.</text:p>
      <text:p text:style-name="P23">Splits: 10:13, 9:46 and 2:08 for the last 0.25 miles.</text:p>
      <text:p text:style-name="P23">Total ascent on the course 154 feet.</text:p>
      <text:p text:style-name="P23"/>
      <text:p text:style-name="P23">Wed Mar 2, 2022 2 miles</text:p>
      <text:p text:style-name="P23">I ran 2 miles on the cemetery loop and averaged 10:40/mile</text:p>
      <text:p text:style-name="P23"/>
      <text:p text:style-name="P23">Thur Mar 3, 2022 3 miles </text:p>
      <text:p text:style-name="P23">I walked and ran 4 miles on the indoor track, During each 0.25 miles I ran 0.19 miles and walked 0.06 miles for a total of 3miles running and 1 mile walking. I averaged 12:17/mile.</text:p>
      <text:p text:style-name="P23"/>
      <text:p text:style-name="P23">Fri Mar 4, 2022 3.25 miles</text:p>
      <text:p text:style-name="P23">I walked and ran 4 miles on a treadmill.</text:p>
      <text:p text:style-name="P23">I ran 1x1mile, 1x0.75miles and 1x1.5miles with a 1/4mile walk after each.</text:p>
      <text:p text:style-name="P23">The runs were at 10:00/mile pace and the walks were at 16:00/mile pace.</text:p>
      <text:p text:style-name="P23">The average pace was 11:04/mile. Ave heart rate 120 bpm, Max Heart rate 135.</text:p>
      <text:p text:style-name="P23"/>
      <text:p text:style-name="P10">Running distance in the last week 17.25 miles</text:p>
      <text:p text:style-name="P10"/>
      <text:p text:style-name="P23">Sat Mar 5, 2022 2 miles</text:p>
      <text:p text:style-name="P23">2 miles on the cemetery loop in 22:42</text:p>
      <text:p text:style-name="P23"/>
      <text:p text:style-name="P23">Sun Mar 6, 2022 4.6 miles</text:p>
      <text:p text:style-name="P23"><text:span text:style-name="T1">Warm up:</text:span> 1.5 miles</text:p>
      <text:p text:style-name="P10">Run:<text:span text:style-name="T2"> With 5 other runners in running group, we had a staggered start 5K.</text:span></text:p>
      <text:p text:style-name="P10"><text:soft-page-break/>Splits:<text:span text:style-name="T2"> 10:02, 10:15, 9:17, 52s Time: 30:26</text:span></text:p>
      <text:p text:style-name="P23">Mon Mar 7, 2022 2 miles</text:p>
      <text:p text:style-name="P23">2 miles on a treadmill, Splits: 10:20, 10:02</text:p>
      <text:p text:style-name="P23">I used weight machines for upper and lower body.</text:p>
      <text:p text:style-name="P23"/>
      <text:p text:style-name="P23">Tues Mar 8, 2022 2.25 miles</text:p>
      <text:p text:style-name="P23">I ran 3 x ½ miles on the indoor track with ¼ mile jog after each.</text:p>
      <text:p text:style-name="P23">Times for runs: 4:59, 4:30, 4:22, Jogs: all about 3:25 </text:p>
      <text:p text:style-name="P23"/>
      <text:p text:style-name="P23">Wed Mar 9, 2022 3.5 miles</text:p>
      <text:p text:style-name="P23"><text:span text:style-name="T1">Warm up:</text:span> 0.5 miles to the Wise Center</text:p>
      <text:p text:style-name="P10">Run: <text:span text:style-name="T2">4 x ¼ miles on the indoor track with a ¼ mile jog before each</text:span></text:p>
      <text:p text:style-name="P23">Times: 2:13, 2:06, 2:03, 1:58, Jogs: all about 3:25</text:p>
      <text:p text:style-name="P23"><text:span text:style-name="T1">Warm down:</text:span> 1 mile jog</text:p>
      <text:p text:style-name="P23"/>
      <text:p text:style-name="P23">Thur Mar 10, 2022 2.7 miles running</text:p>
      <text:p text:style-name="P23">2 x down and up cemetery 0.8 mile hill, I ran 2.5 miles and walked 0.7 miles</text:p>
      <text:p text:style-name="P23">Time: 44:55, Ave Pace: 14:00/mile, Splits 8:47,13:31, 9:47, 12:50</text:p>
      <text:p text:style-name="P23">Jog 0.2 miles home</text:p>
      <text:p text:style-name="P23"/>
      <text:p text:style-name="P23">Fri Mar 11, 2022 4.25 miles on indoor track</text:p>
      <text:p text:style-name="P23"><text:span text:style-name="T1">Warm up: </text:span>1 mile in 9:28, ½ mile jog in 6:38</text:p>
      <text:p text:style-name="P23"><text:span text:style-name="T1">Run:</text:span> 4 x ¼ mile with ¼ mile jog between runs</text:p>
      <text:p text:style-name="P23">Times: 2:01, 2:01, 1:57, 1:56.4 Jogs about 3:10</text:p>
      <text:p text:style-name="P10">Warm down:<text:span text:style-name="T2"> 1 mile in 11:50</text:span></text:p>
      <text:p text:style-name="P23"/>
      <text:p text:style-name="P10">In the past week: 21.3 miles <text:s/>(40 days in a row)</text:p>
      <text:p text:style-name="P10"/>
      <text:p text:style-name="P23">Sat March 12, 2022 2.25 miles running</text:p>
      <text:p text:style-name="P23">I ran and walked 3 miles averaging 12:52/mile. I walked 100 meters at the end of each <text:s/>¼ mile.</text:p>
      <text:p text:style-name="P23"/>
      <text:p text:style-name="P23">Sun March 13, 2022 3.75 miles on the indoor track.</text:p>
      <text:p text:style-name="P10">Warm up:<text:span text:style-name="T2"> <text:s/>1 mile in 10:27 </text:span></text:p>
      <text:p text:style-name="P10">Run: <text:span text:style-name="T2">3 x ½ mile with ¼ mile jog before each, </text:span></text:p>
      <text:p text:style-name="P23">Times:4:33. 4:27, 4:17.5, Jogs: all about 3:25</text:p>
      <text:p text:style-name="P10">Warm down:<text:span text:style-name="T2"> <text:s/>½ mile in 6:22</text:span></text:p>
      <text:p text:style-name="P23"/>
      <text:p text:style-name="P23">Mon March 14, 2022 2.5 miles running</text:p>
      <text:p text:style-name="P23">I ran and walked 3.25 miles averaging 12;00/mile. </text:p>
      <text:p text:style-name="P23">I walked 80 meters at the end of each ¼ mile.</text:p>
      <text:p text:style-name="P23">Walking pace:16:00/mile, Running pace 11:00/mile</text:p>
      <text:p text:style-name="P23"><text:soft-page-break/></text:p>
      <text:p text:style-name="P23">Tues March 15, 2022 2 miles on the 510 meter cemetery loop.</text:p>
      <text:p text:style-name="P23">I ran 2 miles on the cemetery loop in 18:29. Splits 9;29, 9;00</text:p>
      <text:p text:style-name="P23">Wed March 16, 2022 4.75 miles</text:p>
      <text:p text:style-name="P23">I ran on the high school track with 7 other runner.</text:p>
      <text:p text:style-name="P10">Warm up: <text:span text:style-name="T2">1.5 miles at about 11:15/mile</text:span></text:p>
      <text:p text:style-name="P10">Run: <text:span text:style-name="T2">200m, 200m jog, 6 x 400m each followed by 400m jog </text:span></text:p>
      <text:p text:style-name="P23">times: 1:00, 2:09, 2:02, 2:03, 2:03, 1:55, jogs: about 3:30</text:p>
      <text:p text:style-name="P23"/>
      <text:p text:style-name="P23">Thur March 17, 2022 <text:s/><text:span text:style-name="T1">5.3 miles</text:span> <text:s/>I practiced running hills for an ultra marathon.</text:p>
      <text:p text:style-name="P23"><text:span text:style-name="T1">Warm up:</text:span> 0.25 miles to the top of the 0.8 mile hill in the Greendale Cemetery. </text:p>
      <text:p text:style-name="P23"><text:span text:style-name="T1">Run:</text:span> 4.8 miles on the hill in this hill 3 times.</text:p>
      <text:p text:style-name="P23">Ave Heart Rate: 121 bpm, Time: 57:32 Ave Pace: 12:00/mile, Sum of ascents: 650 feet</text:p>
      <text:p text:style-name="P23"><text:s text:c="12"/>time <text:s text:c="7"/>the cemetery. Starting from the top all the way to Jefferson St is 0.8 miles. <text:s/>I ran down and up</text:p>
      <text:p text:style-name="P23">down: 7:52<text:tab/> <text:s text:c="4"/></text:p>
      <text:p text:style-name="P23"><text:s text:c="5"/>up: 11:32<text:tab/> <text:s text:c="2"/></text:p>
      <text:p text:style-name="P23">down: 7:59<text:tab/> <text:s text:c="2"/></text:p>
      <text:p text:style-name="P23"><text:s text:c="5"/>up: 11:18<text:tab/> <text:s text:c="2"/></text:p>
      <text:p text:style-name="P23">down: 7:48<text:tab/> <text:s text:c="2"/></text:p>
      <text:p text:style-name="P23"><text:s text:c="5"/>up: 11:02<text:tab/> <text:s/></text:p>
      <text:p text:style-name="P10">Warm down: <text:span text:style-name="T2">0.25 miles</text:span></text:p>
      <text:p text:style-name="P23"/>
      <text:p text:style-name="P10"><text:span text:style-name="T2">Fri March 18, I ran on the same course as yesterday. </text:span>3.3 miles running<text:span text:style-name="T2"> and 0.1 mile walking</text:span></text:p>
      <text:p text:style-name="P23">Time: 46:59 Ave Heart Rate: 120 bpm, Ave Pace: 13:49/mile, Sum of ascents: 430 feet</text:p>
      <text:p text:style-name="P23"><text:span text:style-name="T1">Warm down:</text:span> ¼ jog mile home</text:p>
      <text:p text:style-name="P23"/>
      <text:p text:style-name="P10">In the past week: 26.4 miles <text:s/>(47 days in a row)</text:p>
      <text:p text:style-name="P10"/>
      <text:p text:style-name="P23">Sat March 19, 2022 <text:span text:style-name="T1">4.2 miles</text:span></text:p>
      <text:p text:style-name="P23"><text:span text:style-name="T1">Warm up: </text:span>1 mile mainly on the cemetery loop. </text:p>
      <text:p text:style-name="P23"><text:span text:style-name="T1">Run:</text:span> 10 cemetery loops (3.24 miles) in 30:01, </text:p>
      <text:p text:style-name="P23">Ave Pace: 9:16/mile, Ave Heart Rate: 141 pm</text:p>
      <text:p text:style-name="P23"><text:span text:style-name="T1">Warm down:</text:span> A few minute rest and 3 minutes on our elliptical machine.</text:p>
      <text:p text:style-name="P23">Sum of vertical ascents: 132 feet</text:p>
      <text:p text:style-name="P23"/>
      <text:p text:style-name="P23">Sun March 20, 2022 <text:span text:style-name="T1">2 miles</text:span></text:p>
      <text:p text:style-name="P23">I ran 2 x down and up a half mile section of the Greendale Cemetery hill.<text:span text:style-name="T1"> </text:span></text:p>
      <text:p text:style-name="P10"/>
      <text:p text:style-name="P23">Mon March 21, 2022 <text:span text:style-name="T1">5.5 miles</text:span> <text:s/>I ran with 5 other runners on the high school track.</text:p>
      <text:p text:style-name="P23"><text:span text:style-name="T1">Warm up:</text:span> 2.5 miles slowly , I should have included some faster running because it was <text:soft-page-break/>hard to catch my breath after the first few runs during the workout.</text:p>
      <text:p text:style-name="P10">Run: </text:p>
      <text:p text:style-name="P147">200m run, 200m jog, 400m run, 400m jog, 600m run, 600m jog</text:p>
      <text:p text:style-name="P147">600m run, 600m j<text:span text:style-name="T40">og</text:span>, 400m run, 400m jog, 200m run, 200m jog</text:p>
      <text:p text:style-name="P147"><text:s/>Times for runs: 59s, 2:04, 3:06, 3:03, 1:47.7, 53.9 </text:p>
      <text:p text:style-name="P147"/>
      <text:p text:style-name="P147">Tues March 22, 2022 <text:span text:style-name="T1">3.1 miles</text:span></text:p>
      <text:p text:style-name="P147"><text:span text:style-name="T1">Warm up:</text:span> 0.7 miles on the cemetery loop <text:s text:c="7"/></text:p>
      <text:p text:style-name="P149"><text:span text:style-name="T1">Run: </text:span><text:span text:style-name="T40">down, up and down the cemetery hill (3x0.8 miles)</text:span></text:p>
      <text:p text:style-name="P23">Wed March 23, 2022 <text:span text:style-name="T1">2 miles <text:s/></text:span>on the cemetery loop</text:p>
      <text:p text:style-name="P23"/>
      <text:p text:style-name="P23">Thur March 24, 2022 <text:span text:style-name="T1">5 miles </text:span>I ran with 4 other runners on the high school track.</text:p>
      <text:p text:style-name="P23"><text:span text:style-name="T1">Warm up: </text:span><text:s/>2 miles at various paces including 2 miles of short fast runs.</text:p>
      <text:p text:style-name="P23"><text:span text:style-name="T1">Run:</text:span> 4 x 800 meters with a 400m jog after each.</text:p>
      <text:p text:style-name="P10">Times: <text:span text:style-name="T2">4:09, 3:55, 4:17, 4:01</text:span></text:p>
      <text:p text:style-name="P23"/>
      <text:p text:style-name="P10"><text:span text:style-name="T2">Fri March 25, 2022 </text:span>2 miles<text:span text:style-name="T2"> </text:span></text:p>
      <text:p text:style-name="P10">Run:<text:span text:style-name="T2"> 2 miles on a treadmill, Splits: 10:00, 9:10 During the second mile I increased the speed after every 0.1 miles <text:s/>starting at 9:50/mile and ending at 8:27/mile</text:span></text:p>
      <text:p text:style-name="P10">Warm down:<text:span text:style-name="T2"> 0.5 mile walk in 7:55 </text:span></text:p>
      <text:p text:style-name="P106"/>
      <text:p text:style-name="P10">In the past week: 23.9 miles <text:s/>(54 days in a row)</text:p>
      <text:p text:style-name="P106"/>
      <text:p text:style-name="P10"><text:span text:style-name="T2">Sat March 26, 2022 </text:span>2.25 miles<text:span text:style-name="T2"> </text:span></text:p>
      <text:p text:style-name="P23">I ran 2.25 miles on the cemetery loop averaging about 12:00/mile.</text:p>
      <text:p text:style-name="P23"/>
      <text:p text:style-name="P23">Sun March 27, 2022 <text:span text:style-name="T1">2 miles</text:span></text:p>
      <text:p text:style-name="P23">I ran 1.5 miles on a Treadmill at 9:50/mile and jog ½ mile on the indoor track.</text:p>
      <text:p text:style-name="P23"/>
      <text:p text:style-name="P23">Mon March 28, 2022 <text:span text:style-name="T1">4.6 miles</text:span> </text:p>
      <text:p text:style-name="P23">I ran 4.6 miles on a Treadmill in 38:13, Splits 10:23, 9:38, 9:16, 8:55</text:p>
      <text:p text:style-name="P23"/>
      <text:p text:style-name="P23">Tues March 29, 2022 <text:span text:style-name="T1">4 miles</text:span> of running and 1 mile of walking</text:p>
      <text:p text:style-name="P23">I ran and walked on the indoor track and averaged 12:42 for 40 laps or 5 miles.</text:p>
      <text:p text:style-name="P23">I ran 2 laps (¼ mile) in about 3 minutes and walked ½ lap (1/16 mile) in about 1:00 and repeated until I reached 40 laps or 5 miles in 63:33. </text:p>
      <text:p text:style-name="P23"/>
      <text:p text:style-name="P23">Wed March 30, 2022 <text:span text:style-name="T1">4 miles</text:span></text:p>
      <text:p text:style-name="P10">Warm up:<text:span text:style-name="T2"> 0.3 miles</text:span></text:p>
      <text:p text:style-name="P23"><text:span text:style-name="T1">Run:</text:span> <text:s/>down and up cemetery hill twice 3.2 miles</text:p>
      <text:p text:style-name="P23">Warm down: 0.5 miles</text:p>
      <text:p text:style-name="P23"/>
      <text:p text:style-name="P23"><text:soft-page-break/>Thur March 31, 2022 <text:span text:style-name="T1">4.5 miles </text:span>I ran with 5 other runners on the high school track.</text:p>
      <text:p text:style-name="P23"><text:span text:style-name="T1">Warm up: </text:span><text:s/>1.5 miles at various paces including about 6 x 100m pick ups.</text:p>
      <text:p text:style-name="P23"><text:span text:style-name="T1">Run:</text:span> 6 x 400 meters with a 400m jog after each.</text:p>
      <text:p text:style-name="P10">Times: <text:span text:style-name="T2">2:05, 2:00, 2:01, 1:59, 1:59, 1:51 <text:s/>Jogs all about 3:40</text:span></text:p>
      <text:p text:style-name="P23">Compare to March 15. I ran better today.</text:p>
      <text:p text:style-name="P23"/>
      <text:p text:style-name="P10"><text:span text:style-name="T2">Fri April 1, 2022 </text:span>2.4 miles<text:span text:style-name="T2"> running and 0.6 miles walking</text:span></text:p>
      <text:p text:style-name="P23">I ran and walked 3 miles on the indoor track in 38:37 or 12:56/mile</text:p>
      <text:p text:style-name="P23">I walked about 0.1 miles 6 times.</text:p>
      <text:p text:style-name="P10"/>
      <text:p text:style-name="P10">In the past week: 23.75 miles <text:s/>(61 days in a row)</text:p>
      <text:p text:style-name="P10"/>
      <text:p text:style-name="P10"><text:span text:style-name="T2">Sat April 2, 2022</text:span> <text:s/>4.5 miles of running <text:span text:style-name="T2">and 1.5 miles of walking.</text:span></text:p>
      <text:p text:style-name="P23">I ran and walked 6 miles on the indoor track. </text:p>
      <text:p text:style-name="P23">Running pace: 12:00/mile, Walking pace: 16:00/mile, Ave pace 13:00/mile</text:p>
      <text:p text:style-name="P23">I ran 3 laps, walked 1 lap and kept repeating</text:p>
      <text:p text:style-name="P23"/>
      <text:p text:style-name="P23">Sun April 3, 2022 <text:span text:style-name="T1">3.5 miles of running</text:span> 0.75 miles of walking on the indoor track </text:p>
      <text:p text:style-name="P23">Run: 2 miles, Splits 9:50, 9:16 and rested a few minutes</text:p>
      <text:p text:style-name="P23">Run and walk: 2 miles of running and walking</text:p>
      <text:p text:style-name="P23"><text:s text:c="3"/>Running pace: about 12:00/mile, Walking pace: about 16:00/mile, Ave pace 12:55/mile</text:p>
      <text:p text:style-name="P23"><text:s text:c="3"/>I ran 3 laps, walked 1 lap and kept repeating</text:p>
      <text:p text:style-name="P23">Walk: I walked ¼ mile</text:p>
      <text:p text:style-name="P23"/>
      <text:p text:style-name="P23">Mon April 3,2022 <text:s/><text:span text:style-name="T1">4.6 miles</text:span></text:p>
      <text:p text:style-name="P10">Warm up: <text:span text:style-name="T2">1 mile including 8 x 50 yard fast.</text:span></text:p>
      <text:p text:style-name="P10">Run:<text:span text:style-name="T2"> 1/8 mile run, 1/8 mile jog, ¼ mile run, 1/8 mile jog, 1/2 mile run, 1/2 mile jog, <text:s text:c="2"/></text:span></text:p>
      <text:p text:style-name="P23"><text:s text:c="10"/>1/2 mile run, 1/2 mile jog, ¼ mile run, ¼ mile jog, 1/8 mile run, 1/8 mile jog:</text:p>
      <text:p text:style-name="P23">Times: 1:02, 2:14, 4:24, 4:14, 1:57, 0:57 <text:s/></text:p>
      <text:p text:style-name="P10">Warm down: <text:s/><text:span text:style-name="T2">a few minutes rest and</text:span> <text:span text:style-name="T2">¼ mile jog</text:span></text:p>
      <text:p text:style-name="P23"/>
      <text:p text:style-name="P23">Tues April 4, 2022 <text:span text:style-name="T1">3 miles</text:span> running and 0.7 miles walking</text:p>
      <text:p text:style-name="P10">Warm up: <text:span text:style-name="T2">¼ mile </text:span></text:p>
      <text:p text:style-name="P10">Run and walk:<text:span text:style-name="T2"> On the cemetery loop </text:span></text:p>
      <text:p text:style-name="P23">10 loops, each loop I ran 0.25 miles and walked 0.07 miles</text:p>
      <text:p text:style-name="P23">Ave pace 12:57/mile for 3.2 miles <text:s/>Run/Walk distance ratio 3.6</text:p>
      <text:p text:style-name="P10">Warm down: <text:s/><text:span text:style-name="T2">¼ mile</text:span></text:p>
      <text:p text:style-name="P23"/>
      <text:p text:style-name="P23">Wed April 5, 2022 <text:span text:style-name="T1">4.6 miles</text:span> running and 1 mile walking</text:p>
      <text:p text:style-name="P10">Warm up: <text:span text:style-name="T2">¼ mile </text:span></text:p>
      <text:p text:style-name="P10">Run and walk:<text:span text:style-name="T2"> On the cemetery loop </text:span></text:p>
      <text:p text:style-name="P23">16 loops, each loop I ran 0.26 miles and walked about 0.06 miles</text:p>
      <text:p text:style-name="P23"><text:soft-page-break/>Ave pace 12:51/mile for 5.1 miles <text:s/>Run/Walk distance ratio about 4.1</text:p>
      <text:p text:style-name="P10">Warm down: <text:s/><text:span text:style-name="T2">¼ mile</text:span></text:p>
      <text:p text:style-name="P23"/>
      <text:p text:style-name="P10"><text:span text:style-name="T2">Thur April 7,2022 </text:span>3.5 miles<text:span text:style-name="T2"> on the high school track with 5 other runners</text:span></text:p>
      <text:p text:style-name="P10">Warm up<text:span text:style-name="T2"> 1.5 miles including 4 x 80 meters fast.</text:span></text:p>
      <text:p text:style-name="P10">Run: <text:span text:style-name="T2">200m and 200m jog, 3 x 800m with 400m jog after each</text:span></text:p>
      <text:p text:style-name="P10">Times: <text:span text:style-name="T2">4:27, 4:27, 4:30</text:span></text:p>
      <text:p text:style-name="P23"/>
      <text:p text:style-name="P10"><text:span text:style-name="T2">Fri April 8, 2022 </text:span>4.25 miles<text:span text:style-name="T2"> running and 0.75 miles walking on the indoor track</text:span></text:p>
      <text:p text:style-name="P10">Run/walk: <text:span text:style-name="T2">4 miles averaging 11:58/mile, I walked about 0.75 miles total during 7 walks. </text:span></text:p>
      <text:p text:style-name="P10">Run: <text:span text:style-name="T2">Without any break I went right into a 1 mile run in 9:10. The last 0.13 miles were at 8:00/mile pace. <text:s/>I felt good.</text:span></text:p>
      <text:p text:style-name="P23"/>
      <text:p text:style-name="P10">In the past week: 28 miles <text:s/>(68 days in a row)</text:p>
      <text:p text:style-name="P23"/>
      <text:p text:style-name="P10"><text:span text:style-name="T2">Sat April 9, 2022 </text:span>4.3 miles<text:span text:style-name="T2"> running and 0.8 miles walking on the indoor track</text:span></text:p>
      <text:p text:style-name="P10">Warm up: <text:span text:style-name="T2">0.5 miles to the Wise Center </text:span></text:p>
      <text:p text:style-name="P10">Run/walk: <text:span text:style-name="T2">4.1 miles averaging about 12:00/mile, I walked about 0.8 miles total during 7 walks. </text:span></text:p>
      <text:p text:style-name="P10">Run: <text:span text:style-name="T2">After a few minute break I ran a ½ mile on a treadmill in 4:00 and walked ¼ mile.</text:span></text:p>
      <text:p text:style-name="P23"/>
      <text:p text:style-name="P23">Sun April 10, 2022 <text:span text:style-name="T1">5.5 miles </text:span></text:p>
      <text:p text:style-name="P23"><text:span text:style-name="T1">Warm up:</text:span> 0.5 miles on the indoor rack including 8 x 45meters fast and rest a few minutes.</text:p>
      <text:p text:style-name="P10">Run: <text:span text:style-name="T2">I ran 5 miles on a treadmill. </text:span></text:p>
      <text:p text:style-name="P10"><text:span text:style-name="T2">Splits and pulses: 10:01(129bpm), 9:45,</text:span> <text:span text:style-name="T2">9:30(139bpm), 9:13, 8:42(151bpm)</text:span></text:p>
      <text:p text:style-name="P23">last ½ mile in 4:13, last ¼ mile in 2:01</text:p>
      <text:p text:style-name="P10">Warm down: <text:span text:style-name="T2">half mile walk</text:span></text:p>
      <text:p text:style-name="P23"/>
      <text:p text:style-name="P10"><text:span text:style-name="T2">Mon April 11, 2022 </text:span>1.8 miles </text:p>
      <text:p text:style-name="P23">I ran on a treadmill and the indoor track</text:p>
      <text:p text:style-name="P23"/>
      <text:p text:style-name="P23">Tues April 12, 2022 <text:span text:style-name="T1">5 miles</text:span></text:p>
      <text:p text:style-name="P23">I ran 5 miles mostly with Mark Ams on a hilly course.</text:p>
      <text:p text:style-name="P23">Splits: 12:39, 10:41, 11:08, 10:13, 10:13 Ave. Pace:10:58</text:p>
      <text:p text:style-name="P23"/>
      <text:p text:style-name="P23">Wed April 13, 2022 <text:span text:style-name="T1">2.4 miles </text:span>running and 0.6 miles walking on the indoor track.</text:p>
      <text:p text:style-name="P10">Run/Walk: <text:span text:style-name="T2">I walked about 0.1 miles and ran about 0.4 miles and repeated until I covered 3 miles. <text:s/>Ave Pace: 11:56/mile</text:span></text:p>
      <text:p text:style-name="P23"/>
      <text:p text:style-name="P23"/>
      <text:p text:style-name="P23"/>
      <text:p text:style-name="P10"><text:soft-page-break/><text:span text:style-name="T2">Thur April 14, 2022 </text:span>5 miles<text:span text:style-name="T2"> with 5 other runners on the high school track</text:span></text:p>
      <text:p text:style-name="P10">Warm up:<text:span text:style-name="T2"> 1.75 miles including 6 x 80 meters fast</text:span></text:p>
      <text:p text:style-name="P10">Run:<text:span text:style-name="T2"> <text:s/>1x 200m run, 200m jog, 6x400m run with a 400m jog after each.</text:span></text:p>
      <text:p text:style-name="P23">Times for runs: 1:00, 2:04, 1:56, 2:00, 1:59, 2:00, 1:59, Times for 400m jogs: about 3:40</text:p>
      <text:p text:style-name="P23"/>
      <text:p text:style-name="P10"><text:span text:style-name="T2">Fri April 15, 2022 </text:span>3.5 miles<text:span text:style-name="T2"> running and 0.2 miles walking. </text:span></text:p>
      <text:p text:style-name="P10">Warm up: 0.25<text:span text:style-name="T2"> to the cemetery loop</text:span></text:p>
      <text:p text:style-name="P10">Run/walk:<text:span text:style-name="T2"> 10 loops on the 0.32 mile cemetery loop. <text:s/>On each loop I ran 3 miles and walked 0.02 miles and averaged 11:26/mile. </text:span></text:p>
      <text:p text:style-name="P23">Running pace 11:00/mile, Walking pace 18:00/mile</text:p>
      <text:p text:style-name="P10">Warm down:<text:span text:style-name="T2"> 0.25 miles home </text:span></text:p>
      <text:p text:style-name="P23"/>
      <text:p text:style-name="P10">In the past week: 31 miles <text:s/>(75 days in a row)</text:p>
      <text:p text:style-name="P23"/>
      <text:p text:style-name="P23">Sat April 16, 2022 <text:span text:style-name="T1">4.25 miles</text:span></text:p>
      <text:p text:style-name="P23">On the indoor track, 1 mile in 5:00+4:48=9:48 and a few minute rest</text:p>
      <text:p text:style-name="P23">On a treadmill (all jogs at about 12:00/mile)</text:p>
      <text:p text:style-name="P23">jog 0.1 mile</text:p>
      <text:p text:style-name="P23">run ¼ mile in 2:00, jog 0.15 mile</text:p>
      <text:p text:style-name="P23">run ½ mile in 4:14, jog ¼ mile</text:p>
      <text:p text:style-name="P23">run <text:s/>2 miles in 8:57 + 8:20 = 17:17</text:p>
      <text:p text:style-name="P23">walk ½ mile in 7:30</text:p>
      <text:p text:style-name="P23"/>
      <text:p text:style-name="P23">Sun April 17, 2022 <text:s/><text:span text:style-name="T1">4.55 miles </text:span>running and 0.7 miles walking</text:p>
      <text:p text:style-name="P23"><text:span text:style-name="T1">Warm up:</text:span> ½ mile to the Wise Center</text:p>
      <text:p text:style-name="P10">Run/Walk: <text:span text:style-name="T2">4.5 miles. I walked 0.05 miles at the beginning of each ½ mile. Running pace about 12:00/mile, overall pace about 12:40/mile</text:span></text:p>
      <text:p text:style-name="P23"><text:span text:style-name="T1">Warm down:</text:span> ¼ mile walk</text:p>
      <text:p text:style-name="P23"/>
      <text:p text:style-name="P23">Mon April 18, 2022 <text:span text:style-name="T1">2.7 miles</text:span> running and 0.3 miles walking</text:p>
      <text:p text:style-name="P10">Run/Walk: <text:span text:style-name="T2">3 miles. I walked 0.05 miles at the beginning of each ½ mile. Running pace about 12:20/mile, overall pace about 13:00/mile</text:span></text:p>
      <text:p text:style-name="P23"/>
      <text:p text:style-name="P10"><text:span text:style-name="T2">Tues April 19, 2022 </text:span>2 miles <text:span text:style-name="T2">on the indoor track</text:span></text:p>
      <text:p text:style-name="P23">1 mile in 5:00+4:30 = 9:30 and rest a few minutes</text:p>
      <text:p text:style-name="P23">2 x ¼ mile with a ¼ mile jog after each. Times 2:06 and 2:06</text:p>
      <text:p text:style-name="P23"/>
      <text:p text:style-name="P23">Wed April 20, 2022 <text:span text:style-name="T1">3.5 miles</text:span> </text:p>
      <text:p text:style-name="P23">I ran with 6 other runners on the high school track</text:p>
      <text:p text:style-name="P23"><text:span text:style-name="T1">Warm up: </text:span>1.5 miles including a 5 x 80 meters fast</text:p>
      <text:p text:style-name="P10">Run: <text:span text:style-name="T2">1 mile in 8:35, 2:10 rest, ¼ mile in 2:10, rest 2:10, ½ mile in 4:25, jog ¼ mile</text:span></text:p>
      <text:p text:style-name="P23"/>
      <text:p text:style-name="P23"><text:soft-page-break/>Thurs April 21, 2022 <text:span text:style-name="T1">4.25 miles</text:span></text:p>
      <text:p text:style-name="P23">Yesterday I was trying to run 2 miles at about 8:30 per mile. I started out at that pace put could not maintain it because I felt somewhat breathless. So I stopped, rested and ran again. <text:s/>I think if I had started slower I would have been able to run faster as I ran. <text:s/>Today I rn 2 miles but I started slower. I ran it on a treadmill.</text:p>
      <text:p text:style-name="P23"><text:span text:style-name="T1">Warm up:</text:span> On the indoor track, one mile in 9:33 going faster as I ran. Time: 9:33 and rested 4:00</text:p>
      <text:p text:style-name="P23"><text:span text:style-name="T1">Run:</text:span> On a treadmill, <text:span text:style-name="T1">2 miles.</text:span> Splits: 8:59+4:15+4:07=17:21 <text:s/></text:p>
      <text:p text:style-name="P23">I think I have shown again that I need to start fast runs at a pace that is slower than my overall target pace.</text:p>
      <text:p text:style-name="P10">Warm down: <text:span text:style-name="T2">rest</text:span> <text:span text:style-name="T2">6:00 and 1 mile on the indoor track in 9:06 and jog ¼ mile. </text:span></text:p>
      <text:p text:style-name="P23"/>
      <text:p text:style-name="P10"><text:span text:style-name="T2">Fri April 22, 2022 </text:span>2.1 miles</text:p>
      <text:p text:style-name="P10">Warm up: <text:span text:style-name="T2">0.25 miles to the cemetery loop </text:span></text:p>
      <text:p text:style-name="P10">Run<text:span text:style-name="T2">: 5 cemetery loops, 1.6 miles averaging 9:55/mile</text:span></text:p>
      <text:p text:style-name="P10">Warm down: <text:span text:style-name="T2">0.25 miles home</text:span></text:p>
      <text:p text:style-name="P10"/>
      <text:p text:style-name="P10">In the past week: 25.4 miles <text:s/>(82 days in a row)</text:p>
      <text:p text:style-name="P10"/>
      <text:p text:style-name="P10">We flew to The Netherlands and will stay 5 weeks</text:p>
      <text:p text:style-name="P23"/>
      <text:p text:style-name="P10"><text:span text:style-name="T2">Sat April 23, 2022</text:span> 2 miles with Joe O'Brien</text:p>
      <text:p text:style-name="P10">Run: <text:span text:style-name="T2">2miles</text:span> <text:span text:style-name="T2">on a loop including Odin (the market) in 11:09+10:00, or 10:35/mile</text:span></text:p>
      <text:p text:style-name="P23"><text:s/></text:p>
      <text:p text:style-name="P10"><text:span text:style-name="T2">Sun April 24, 2022 <text:s/></text:span>4.16 miles</text:p>
      <text:p text:style-name="P10">Run: <text:span text:style-name="T2">3.66 miles averaging 10:18/mile on roads and bike path.</text:span></text:p>
      <text:p text:style-name="P10">Warm down:<text:span text:style-name="T2"> 0.5 miles</text:span></text:p>
      <text:p text:style-name="P23"/>
      <text:p text:style-name="P10"><text:span text:style-name="T2">Mon <text:s/>April 25, 2022</text:span> 2 miles with Joe O'Brien, the same as 2 days ago</text:p>
      <text:p text:style-name="P10">Run:<text:span text:style-name="T2"> 2miles on a loop including Odin (the market) in 9:37/mile</text:span></text:p>
      <text:p text:style-name="P23"/>
      <text:p text:style-name="P10"><text:span text:style-name="T2">Tues April 26, 2022</text:span> 2 miles </text:p>
      <text:p text:style-name="P10">Run: <text:span text:style-name="T2">2miles</text:span> <text:span text:style-name="T2">on road and bike path in 9:54/mile</text:span></text:p>
      <text:p text:style-name="P23"/>
      <text:p text:style-name="P10"><text:span text:style-name="T2">Wed April 27, 2022</text:span> 2 miles </text:p>
      <text:p text:style-name="P23">Run: 2miles on road and bike path in 11:16/mile</text:p>
      <text:p text:style-name="P23"/>
      <text:p text:style-name="P10"><text:span text:style-name="T2">Thur April 28, 2022</text:span> 3 miles with Joe O'Brien for the first 2 miles. Also Oona O'Brien road her bike along with us for the first 2 miles.</text:p>
      <text:p text:style-name="P23">Run: 2miles on road and bike path in 9:32/mile, Last mile in 8:49</text:p>
      <text:p text:style-name="P23"/>
      <text:p text:style-name="P23"><text:s/></text:p>
      <text:p text:style-name="P23"><text:soft-page-break/>Fri April 29, 2022 <text:span text:style-name="T1">2miles </text:span>including 1.75 miles at 12:35/mile</text:p>
      <text:p text:style-name="P23"/>
      <text:p text:style-name="P10">In the past week: 17.2 miles <text:s/>(89 days in a row)</text:p>
      <text:p text:style-name="P10"/>
      <text:p text:style-name="P23">Sat April 30, 2022 <text:span text:style-name="T1">2.25 miles</text:span> 9:34 mile/mile with Joe O'Brien</text:p>
      <text:p text:style-name="P10"/>
      <text:p text:style-name="P23">Sun May 1, 2022 <text:span text:style-name="T1">2.4 miles </text:span>of running</text:p>
      <text:p text:style-name="P23"><text:span text:style-name="T1">Run/walk:</text:span> I ran 0.4 miles and walked 0.1 miles and repeated 6 times until I reached 3 miles. <text:s text:c="2"/></text:p>
      <text:p text:style-name="P23"/>
      <text:p text:style-name="P23">Mon May 2, 2022<text:span text:style-name="T1"> 3.7 miles</text:span></text:p>
      <text:p text:style-name="P10">Warm up: <text:span text:style-name="T2">0.1 miles</text:span></text:p>
      <text:p text:style-name="P10">Run: <text:span text:style-name="T2">3.11 miles </text:span></text:p>
      <text:p text:style-name="P23">Splits: 10:26, 9:23, 9:04 and the last 0.11 miles at 8:09/mile, Ave Pace: 9:34/mile</text:p>
      <text:p text:style-name="P23"><text:span text:style-name="T1">Warm down: </text:span>0.25 miles</text:p>
      <text:p text:style-name="P23"/>
      <text:p text:style-name="P23">Tues May 3, 2022 <text:span text:style-name="T1">3</text:span> <text:span text:style-name="T1">miles</text:span> of running and jogging averaging 11:35/mile.</text:p>
      <text:p text:style-name="P23"/>
      <text:p text:style-name="P23">Wed May 4, 2022 <text:span text:style-name="T1">2.25 miles</text:span></text:p>
      <text:p text:style-name="P23">1 mile in 10:00 and rest a few minutes</text:p>
      <text:p text:style-name="P23">1 mile in 8:24 and jog ¼ mile</text:p>
      <text:p text:style-name="P23"/>
      <text:p text:style-name="P23">Thur May 5, 2022 <text:span text:style-name="T1">2 miles </text:span>in 11:30/mile <text:s/><text:span text:style-name="T1">(96 days in a row)</text:span></text:p>
      <text:p text:style-name="P23"/>
      <text:p text:style-name="P23">Fri May 6, 2022 No running <text:s/>We flew to Minneapolis</text:p>
      <text:p text:style-name="P23"/>
      <text:p text:style-name="P10">In the past week: 15.6 miles <text:s/></text:p>
      <text:p text:style-name="P23"/>
      <text:p text:style-name="P23">Sat May 7, 2022 <text:span text:style-name="T1">3 miles</text:span> </text:p>
      <text:list xml:id="list4543194599551875828" text:style-name="L15">
        <text:list-item>
          <text:list>
            <text:list-header>
              <text:p text:style-name="P171">1.5 miles averaging about 9:40/mile and rest 1 min</text:p>
            </text:list-header>
          </text:list>
        </text:list-item>
      </text:list>
      <text:p text:style-name="P23">1 mile in 8:26 and rest 2 min</text:p>
      <text:list xml:id="list2049140754854352982" text:style-name="L16">
        <text:list-item>
          <text:list>
            <text:list-header>
              <text:p text:style-name="P172">0.5 miles in 5:00</text:p>
            </text:list-header>
          </text:list>
        </text:list-item>
      </text:list>
      <text:p text:style-name="P23"/>
      <text:p text:style-name="P23">Sun May 8, 2022 no running </text:p>
      <text:p text:style-name="P23"/>
      <text:p text:style-name="P23">Mon May 9, 2022 <text:span text:style-name="T1">3 miles</text:span> in hotel</text:p>
      <text:p text:style-name="P23">on treadmill, Splits: 9:54, 8:22, 8:17 and 0.5 mile jog</text:p>
      <text:p text:style-name="P23"/>
      <text:p text:style-name="P23">Tues May 10, 2022 <text:span text:style-name="T1">2 miles</text:span> in hotel</text:p>
      <text:p text:style-name="P23">on treadmill, Splits 9:59 and 8:49</text:p>
      <text:p text:style-name="P23"/>
      <text:p text:style-name="P23">Wed and Thurs May 11 and 12 no running flew back to the Netherlands</text:p>
      <text:p text:style-name="P23"><text:soft-page-break/>Fri May 13, 2022 <text:span text:style-name="T1">3.4 miles</text:span> on roads </text:p>
      <text:p text:style-name="P23">1 mile in 10:50 and rest 2 minutes</text:p>
      <text:p text:style-name="P23">½ mile in 4:47, jog 0.32 miles at 13:11/mile, ½ mile in 4:31</text:p>
      <text:p text:style-name="P23">1.08 miles at 11:32/mile pace </text:p>
      <text:p text:style-name="P23"/>
      <text:p text:style-name="P10">In the past week: 11.4 miles <text:s/></text:p>
      <text:p text:style-name="P10"/>
      <text:p text:style-name="P10"><text:span text:style-name="T2">Sat May 14, 2022 </text:span>5.5 miles</text:p>
      <text:list xml:id="list7979393271255784212" text:style-name="L17">
        <text:list-item>
          <text:list>
            <text:list-header>
              <text:p text:style-name="P173">5.25 miles on roads and bike paths in Oosterwold</text:p>
              <text:p text:style-name="P186">Average pace: 11:08/mile</text:p>
              <text:p text:style-name="P186">Warm down: 0.25 miles</text:p>
            </text:list-header>
          </text:list>
        </text:list-item>
      </text:list>
      <text:p text:style-name="P10"/>
      <text:p text:style-name="P10"><text:span text:style-name="T2">Sun May 15</text:span> no running</text:p>
      <text:p text:style-name="P10"/>
      <text:p text:style-name="P10"><text:span text:style-name="T2">Mon May 16, 2022 </text:span>5.5 miles</text:p>
      <text:list xml:id="list39480253" text:continue-numbering="true" text:style-name="L17">
        <text:list-item>
          <text:list>
            <text:list-header>
              <text:p text:style-name="P173">5.25 miles on roads and bike paths in Oosterwold</text:p>
              <text:p text:style-name="P186">Average pace: 9:52/mile</text:p>
              <text:p text:style-name="P186">Warm down: 0.25 miles</text:p>
            </text:list-header>
          </text:list>
        </text:list-item>
      </text:list>
      <text:p text:style-name="P10"/>
      <text:p text:style-name="P23">Tues May 17, 2022 no running</text:p>
      <text:list xml:id="list7738900571298312397" text:style-name="L18">
        <text:list-item>
          <text:list>
            <text:list-header>
              <text:p text:style-name="P174"/>
            </text:list-header>
          </text:list>
        </text:list-item>
      </text:list>
      <text:p text:style-name="P23"><text:span text:style-name="T1">Wed May 18 </text:span><text:span text:style-name="T1">5.4 miles</text:span></text:p>
      <text:p text:style-name="P23">2 miles at 10:21/miles Ave HR= 121 bpm Vo2Max=48 and rest a few minutes</text:p>
      <text:p text:style-name="P23">(Pace*HR)=1250 <text:s text:c="5"/>(Pace*HR^2)=15200 <text:s text:c="3"/>(Pace^2*HR)=13000-&gt;1/48</text:p>
      <text:list xml:id="list8061297766849086991" text:style-name="L19">
        <text:list-item>
          <text:list>
            <text:list-header>
              <text:p text:style-name="P175">1.11 miles at 8:37/mile Ave HR=148 bpm and rest a few minutes</text:p>
              <text:p text:style-name="P175">(Pace*HR)=1275</text:p>
              <text:p text:style-name="P175">2.25 miles at 10:49/mile Ave HR=135 bpm </text:p>
              <text:p text:style-name="P175">(Pace*HR)=1460</text:p>
            </text:list-header>
          </text:list>
        </text:list-item>
      </text:list>
      <text:list xml:id="list8254586427118627822" text:style-name="L20">
        <text:list-item>
          <text:list>
            <text:list-header>
              <text:p text:style-name="P156"/>
            </text:list-header>
          </text:list>
        </text:list-item>
      </text:list>
      <text:p text:style-name="P23">Thur May 19, 2022 <text:span text:style-name="T1">4 miles</text:span></text:p>
      <text:p text:style-name="P23">2 miles at 10:45/miles Ave HR= 115 bpm and rest a few minutes</text:p>
      <text:list xml:id="list39476980" text:continue-list="list8061297766849086991" text:style-name="L19">
        <text:list-item>
          <text:list>
            <text:list-header>
              <text:p text:style-name="P175">(Pace*HR)=1240</text:p>
            </text:list-header>
          </text:list>
        </text:list-item>
      </text:list>
      <text:list xml:id="list39493293" text:continue-list="list7738900571298312397" text:style-name="L18">
        <text:list-item>
          <text:list>
            <text:list-header>
              <text:p text:style-name="P174">2 miles at 10:46/mile Ave HR= 121 bpm and rest a few minutes</text:p>
            </text:list-header>
          </text:list>
        </text:list-item>
      </text:list>
      <text:list xml:id="list39485715" text:continue-list="list39476980" text:style-name="L19">
        <text:list-item>
          <text:list>
            <text:list-header>
              <text:p text:style-name="P175">(Pace*HR)=1300</text:p>
              <text:p text:style-name="P175"/>
            </text:list-header>
          </text:list>
        </text:list-item>
      </text:list>
      <text:p text:style-name="P23">Fri May 20, 2022 <text:span text:style-name="T1">6.25 miles</text:span></text:p>
      <text:p text:style-name="P23">1 mile in 11:02/miles Ave HR= 134 bpm and rest a few minutes</text:p>
      <text:list xml:id="list39480349" text:continue-numbering="true" text:style-name="L19">
        <text:list-item>
          <text:list>
            <text:list-header>
              <text:p text:style-name="P175">(Pace*HR)=1480</text:p>
            </text:list-header>
          </text:list>
        </text:list-item>
      </text:list>
      <text:p text:style-name="P23">5 miles at 9:37/mile Ave HR=138 bpm Vo2Max=49 and rest a few minutes</text:p>
      <text:p text:style-name="P23">(Pace*HR)=1330 <text:s text:c="2"/>(Pace*HR^2)=183000 <text:s text:c="3"/>(Pace^2*HR)=12800-&gt;1/49</text:p>
      <text:p text:style-name="P23">Splits 9:55, 9:59, 10:03, 9:31, 8:38</text:p>
      <text:list xml:id="list4737012876331207118" text:style-name="L21">
        <text:list-item>
          <text:list>
            <text:list-header>
              <text:p text:style-name="P176">0.25 miles jog</text:p>
            </text:list-header>
          </text:list>
        </text:list-item>
      </text:list>
      <text:p text:style-name="P23"><text:soft-page-break/></text:p>
      <text:p text:style-name="P10">In the past week: 26.7 miles </text:p>
      <text:p text:style-name="P10"/>
      <text:p text:style-name="P23">Sat May 21, 2022 <text:span text:style-name="T1">4.5 miles</text:span></text:p>
      <text:p text:style-name="P23">1.25 miles at 10:52/mile Ave HR= 132 bpm and rest a few minutes</text:p>
      <text:p text:style-name="P23">2.25 miles at 9:03/mile Ave HR=145 bpm Vo2Max=49 and rest a few minutes</text:p>
      <text:p text:style-name="P23">(Pace^2*HR)=11900-&gt;1/49</text:p>
      <text:p text:style-name="P23">Splits 8:52, 9:14</text:p>
      <text:list xml:id="list218966958698573037" text:style-name="L22">
        <text:list-item>
          <text:list>
            <text:list-header>
              <text:p text:style-name="P177">1 mile in 10:25</text:p>
            </text:list-header>
          </text:list>
        </text:list-item>
      </text:list>
      <text:p text:style-name="P23"/>
      <text:p text:style-name="P23">Sun May 22, 2022 <text:span text:style-name="T1">no running</text:span> </text:p>
      <text:p text:style-name="P10"/>
      <text:p text:style-name="P23">Mon May 23, 2022 <text:span text:style-name="T1">7 miles</text:span> </text:p>
      <text:p text:style-name="P10">Warm up: <text:s/><text:span text:style-name="T2">0.5 miles</text:span></text:p>
      <text:p text:style-name="P10">Run: <text:span text:style-name="T2">6.23 miles Ave pace 9:40/mile, Ave HR= 138 bpm <text:s/>VO2Max=50</text:span></text:p>
      <text:p text:style-name="P23">(Pace^2*HR)=12900-&gt;1/50</text:p>
      <text:p text:style-name="P23">Splits: 10:05, 9:59, 9:48, 9:51, 9:27, 9:06, 1:57(8:38/mile)</text:p>
      <text:p text:style-name="P23"/>
      <text:p text:style-name="P23">Tues May 24, 2022 1 mile jogging</text:p>
      <text:p text:style-name="P23"/>
      <text:p text:style-name="P23">Wed May 25, 2022 <text:span text:style-name="T1">6 miles</text:span></text:p>
      <text:p text:style-name="P23"><text:span text:style-name="T1">Warm up: </text:span>1.5 miles and rest a few minutes</text:p>
      <text:p text:style-name="P23"><text:span text:style-name="T1">Run:</text:span> 2 miles at 9:56/mile, Ave HR = 132 bpm and rest a few minutes</text:p>
      <text:p text:style-name="P23">(Pace^2*HR)=13000-&gt;1/50 <text:s text:c="7"/></text:p>
      <text:p text:style-name="P10">Run: <text:span text:style-name="T2">2.5 miles at 10:47/mile, Ave HR = 127 bpm</text:span></text:p>
      <text:p text:style-name="P23">(Pace^2*HR)=14800</text:p>
      <text:p text:style-name="P23"/>
      <text:p text:style-name="P23">Thur May 26, 2022 <text:span text:style-name="T1">5</text:span>.<text:span text:style-name="T1">6 miles</text:span></text:p>
      <text:p text:style-name="P23"><text:span text:style-name="T1">Warm up: 2</text:span> miles and rest a few minutes</text:p>
      <text:p text:style-name="P23"><text:span text:style-name="T1">Run:</text:span> 2 miles at 9:04/mile, Ave HR = 143 bpm and rest a few minutes</text:p>
      <text:p text:style-name="P23">(Pace^2*HR)=11800-&gt;1/50 <text:s text:c="7"/></text:p>
      <text:p text:style-name="P10">Run: <text:span text:style-name="T2">2.5 miles at 12:36/mile, Ave HR = 115 bpm</text:span></text:p>
      <text:p text:style-name="P23">(Pace^2*HR)=18300</text:p>
      <text:p text:style-name="P23"/>
      <text:p text:style-name="P23">Fri <text:s/>May 27, 2022 no running</text:p>
      <text:p text:style-name="P23"/>
      <text:p text:style-name="P10">In the past week: 24.1 miles</text:p>
      <text:p text:style-name="P23"/>
      <text:p text:style-name="P23"/>
      <text:p text:style-name="P23"/>
      <text:p text:style-name="P23"/>
      <text:p text:style-name="P23"/>
      <text:p text:style-name="P23"><text:soft-page-break/></text:p>
      <text:p text:style-name="P23">Sat <text:s/>May 28, 2022 <text:s/><text:span text:style-name="T1">6 miles</text:span></text:p>
      <text:p text:style-name="P23"><text:span text:style-name="T1">Run: </text:span>1.5 miles at 10:45/mile and rest a few minutes</text:p>
      <text:p text:style-name="P23"><text:span text:style-name="T1">Run:</text:span> 2 miles at 8:49/mile, Ave HR = 145 bpm and rest a few minutes</text:p>
      <text:p text:style-name="P23">(Pace^2*HR)=11300-&gt;1/50 <text:s text:c="7"/></text:p>
      <text:p text:style-name="P10">Run: <text:span text:style-name="T2">1.5 miles at 10:25/mile, Ave HR = 133 bpm</text:span></text:p>
      <text:p text:style-name="P23">(Pace^2*HR)=14400</text:p>
      <text:p text:style-name="P23"/>
      <text:p text:style-name="P23"/>
      <text:p text:style-name="P23">Sun May 29, 2022 no running</text:p>
      <text:p text:style-name="P23"/>
      <text:p text:style-name="P23">Mon May 30, 2022 <text:span text:style-name="T1">5.65 miles <text:s/>(Garmin V02Max=51)</text:span></text:p>
      <text:p text:style-name="P23"><text:span text:style-name="T1">Run: </text:span>2 miles at 10:05mile HR=130 and rest a few minutes</text:p>
      <text:p text:style-name="P23">(Pace^2*HR)= 11500</text:p>
      <text:p text:style-name="P23"><text:span text:style-name="T1">Run:</text:span> 2 miles at 10:07/mile, Ave HR = 134 bpm and rest a few minutes</text:p>
      <text:p text:style-name="P23">(Pace^2*HR)= <text:s/>13700</text:p>
      <text:p text:style-name="P23">This run was 4 x 0.25 with 0.25 mile jog before each run.</text:p>
      <text:p text:style-name="P23">Times for runs:2:06, 2:05, 2:02, 1:53.6 Jogs averaged 3:02 <text:s text:c="7"/></text:p>
      <text:p text:style-name="P10">Run: <text:span text:style-name="T2">1.65 miles at 11:24/mile, Ave HR = 121 bpm</text:span></text:p>
      <text:p text:style-name="P23">(Pace^2*HR)=15700</text:p>
      <text:p text:style-name="P23"/>
      <text:p text:style-name="P23">Tues May 31, 2022 no running</text:p>
      <text:p text:style-name="P23"/>
      <text:p text:style-name="P23"/>
      <text:p text:style-name="P27">Wed June 1, 2022 <text:span text:style-name="T1">5.75 miles (Garmin V02Max=50)</text:span></text:p>
      <text:p text:style-name="P23"><text:span text:style-name="T1">Run: </text:span>2 miles at 9:57mile HR=113 and rest a few minutes</text:p>
      <text:p text:style-name="P23">(Pace^2*HR)= 11200</text:p>
      <text:p text:style-name="P23"><text:span text:style-name="T1">Run:</text:span> 1.5 miles at 10:22/mile, Ave HR = 132 bpm and rest a few minutes</text:p>
      <text:p text:style-name="P23">(Pace^2*HR)= 14200 </text:p>
      <text:p text:style-name="P23">This run was 3 x 0.25 with 0.25 mile jog before each run.</text:p>
      <text:p text:style-name="P23">Times for runs:2:00, 2:03, 1:56.6 Jogs averaged 3:11 <text:s text:c="7"/></text:p>
      <text:p text:style-name="P10">Run: <text:span text:style-name="T2">2 miles at 9:22/mile, Ave HR = 147 bpm</text:span></text:p>
      <text:p text:style-name="P23">(Pace^2*HR)= 12900</text:p>
      <text:p text:style-name="P23"/>
      <text:p text:style-name="P27">Fri June 3, 2022 <text:span text:style-name="T1">4 miles (Garmin V02Max=50)</text:span></text:p>
      <text:p text:style-name="P23"><text:span text:style-name="T1">Run: </text:span>3.11 miles at 9:09/mile HR=142 bpm and rest a few minutes</text:p>
      <text:p text:style-name="P23">(Pace^2*HR)= 11900</text:p>
      <text:p text:style-name="P23"><text:span text:style-name="T1">Run:</text:span> 0.9 miles at 10:25/mile, Ave HR = 123 bpm and rest a few minutes</text:p>
      <text:p text:style-name="P23">(Pace^2*HR)= 13300</text:p>
      <text:p text:style-name="P23"/>
      <text:p text:style-name="P10">21.4 miles in the past week</text:p>
      <text:p text:style-name="P23"/>
      <text:p text:style-name="P27"><text:soft-page-break/>Sun June 5, 2022 <text:span text:style-name="T1">4 miles (Garmin V02Max=51)</text:span></text:p>
      <text:p text:style-name="P23"><text:span text:style-name="T1">Run: </text:span>2 miles at 9:06/mile HR=138 bpm and rest a few minutes</text:p>
      <text:p text:style-name="P23">(Pace^2*HR)= 11400</text:p>
      <text:p text:style-name="P23"><text:span text:style-name="T1">Run:</text:span> 2 miles at 10:27/mile, Ave HR = 127 bpm and rest a few minutes</text:p>
      <text:p text:style-name="P23">(Pace^2*HR)=</text:p>
      <text:p text:style-name="P23"/>
      <text:p text:style-name="P10">Mon June 6, 2022 no running</text:p>
      <text:p text:style-name="P10"/>
      <text:p text:style-name="P23">Tues June 7, 2024<text:span text:style-name="T1"> 4 miles (Garmin V02Max=51)</text:span></text:p>
      <text:p text:style-name="P23"><text:span text:style-name="T1">Run: </text:span>1 mile at 9:55/mile HR=130 bpm and rest a few minutes</text:p>
      <text:p text:style-name="P23">(Pace^2*HR)= 12800</text:p>
      <text:p text:style-name="P23"><text:span text:style-name="T1">Run:</text:span> 2 miles at 9:17/mile, Ave HR = 144 bpm and rest a few minutes</text:p>
      <text:p text:style-name="P23">(Pace^2*HR)= 12400</text:p>
      <text:p text:style-name="P23"><text:span text:style-name="T1">Run: </text:span>1 mile at 10:01/mile HR=138 bpm and rest a few minutes</text:p>
      <text:p text:style-name="P23">(Pace^2*HR)= 13800</text:p>
      <text:p text:style-name="P23"/>
      <text:p text:style-name="P23">Wed June 8, 2022 <text:span text:style-name="T1">no running </text:span></text:p>
      <text:p text:style-name="P10"/>
      <text:p text:style-name="P23">Thur June 9, 2022 <text:span text:style-name="T1">7.7 miles</text:span></text:p>
      <text:p text:style-name="P23"><text:span text:style-name="T1">Warm up: </text:span>1.5 miles at various paces</text:p>
      <text:p text:style-name="P23"><text:span text:style-name="T1">Run: </text:span>10k race starting at the VU sports center in Amsterdam</text:p>
      <text:p text:style-name="P10">5k splits: <text:span text:style-name="T2">9:50/mile and 9:00/mile</text:span></text:p>
      <text:p text:style-name="P23"><text:a xlink:type="simple" xlink:href="https://uitslagen.nl/uitslag?id=2022060901110" office:target-frame-name="_blank" xlink:show="new" text:style-name="Internet_20_link" text:visited-style-name="Visited_20_Internet_20_Link"><text:span text:style-name="T41">https://uitslagen.nl/uitslag?id=2022060901110</text:span></text:a> </text:p>
      <text:p text:style-name="P10"><text:span text:style-name="T2">Fri June 10, 2022 </text:span>no running</text:p>
      <text:p text:style-name="P10"/>
      <text:list xml:id="list4842566053006827638" text:style-name="L23">
        <text:list-item>
          <text:list>
            <text:list-header>
              <text:p text:style-name="P187">15.7 miles in the past week</text:p>
            </text:list-header>
          </text:list>
        </text:list-item>
      </text:list>
      <text:p text:style-name="P10"/>
      <text:p text:style-name="P23">Sat June 11, 2022 <text:span text:style-name="T1">4.5 miles running</text:span> </text:p>
      <text:p text:style-name="P23">I walked 0.05 miles and ran 0.45 miles and repeated until I covered 5 miles</text:p>
      <text:p text:style-name="P23">in 59:55</text:p>
      <text:p text:style-name="P23"/>
      <text:p text:style-name="P23">Mon June 13, 2022 <text:span text:style-name="T1">4.65 miles</text:span> at various paces</text:p>
      <text:p text:style-name="P23"/>
      <text:p text:style-name="P23">Tues June 14, 2022 we flew hone</text:p>
      <text:p text:style-name="P23"/>
      <text:p text:style-name="P23">Wed June 15, 2022 <text:span text:style-name="T1">3 miles</text:span> </text:p>
      <text:p text:style-name="P23">Including 4 x 800 meters 4:39, 4:41, 4:39, 4:26</text:p>
      <text:p text:style-name="P23"/>
      <text:p text:style-name="P23">Thur June 16, 2022 <text:span text:style-name="T1">4 miles</text:span> with Rod Breast on the high school track</text:p>
      <text:p text:style-name="P23"><text:span text:style-name="T1">Warm up:</text:span> 1.5 miles,<text:span text:style-name="T1"> Run:</text:span> <text:s/>3 x 800 meters with 400 meter jogs between </text:p>
      <text:p text:style-name="P23">Times: 4:14, 4:15, 4:10</text:p>
      <text:p text:style-name="P23"/>
      <text:p text:style-name="P23"><text:soft-page-break/>Fri June 17, 2022 <text:s/>no running</text:p>
      <text:p text:style-name="P23"/>
      <text:p text:style-name="P23">Miles in past week: <text:span text:style-name="T1">16.15 miles</text:span></text:p>
      <text:p text:style-name="P23"/>
      <text:p text:style-name="P23">Sat June 18, 2022 <text:s/><text:span text:style-name="T1">5.7 miles</text:span> with 4 other runners</text:p>
      <text:p text:style-name="P23">We ran out and back on Tamarack Drive. The 2.84 <text:s/>miles out in 30:15 was a warm up.</text:p>
      <text:p text:style-name="P10">Run: <text:span text:style-name="T2">The 2.84 miles back in 25:36 was a good run averaging 9:04/mile. </text:span></text:p>
      <text:p text:style-name="P23"/>
      <text:p text:style-name="P23">Sun June 19, 2022 <text:span text:style-name="T1">5 miles</text:span></text:p>
      <text:p text:style-name="P23">I ran a 5 mile hill course consisting of Limber to Jefferson, Jefferson to the entrance to Greendale Cemetery, to the top of Greendale, back down and past Jefferson until I reached 2.5 miles. Then I turned around and back tracked to my house.</text:p>
      <text:p text:style-name="P23">Time: 1:02:50, pace: 12:34/mile, Ave Heart Rate: 115 bpm, <text:s/>Sum of ascents: 670 feet</text:p>
      <text:p text:style-name="P23"/>
      <text:p text:style-name="P23">Mon June 20, 2022 <text:span text:style-name="T1">4.5 miles</text:span></text:p>
      <text:p text:style-name="P23"><text:span text:style-name="T1">Warm up:</text:span> 1 mile </text:p>
      <text:p text:style-name="P10">Run: <text:span text:style-name="T2">10 cemetery loops, 3.2 miles, in 32:01 or 10:06/mile, Elevation gain: 220 feet.</text:span></text:p>
      <text:p text:style-name="P23">Ave Heart Rate: 126</text:p>
      <text:p text:style-name="P10">Warm down: <text:s/><text:span text:style-name="T2">0.3 miles</text:span></text:p>
      <text:p text:style-name="P23"/>
      <text:p text:style-name="P10"><text:span text:style-name="T2">Tues June 21, 2022 </text:span>5 miles<text:span text:style-name="T2"> </text:span></text:p>
      <text:p text:style-name="P23">The same run as two days ago.</text:p>
      <text:p text:style-name="P23">Time: 1:02:48, pace: 12:33/mile, Ave Heart Rate: 121 bpm, <text:s/>Sum of ascents: 670 feet</text:p>
      <text:p text:style-name="P23">It was a lot hotter today than it was on Monday. This is why my heart rate was higher.</text:p>
      <text:p text:style-name="P23"/>
      <text:p text:style-name="P23">Wed <text:s/>June 22, 2022 <text:span text:style-name="T1">4.5 miles</text:span></text:p>
      <text:p text:style-name="P10">The same run as two days ago.</text:p>
      <text:p text:style-name="P23"><text:span text:style-name="T1">Warm up:</text:span> 1 mile </text:p>
      <text:p text:style-name="P10">Run: <text:span text:style-name="T2">10 cemetery loops, 3.2 miles, in 32:29 or 10:15/mile, Elevation gain: 220 feet.Ave Heart Rate: 149 <text:s/>It was very hot compared to 2 days ago. That's why high Heart Rate.</text:span></text:p>
      <text:p text:style-name="P10">Warm down: <text:s/><text:span text:style-name="T2">0.3 miles</text:span></text:p>
      <text:p text:style-name="P23"/>
      <text:p text:style-name="P10"><text:span text:style-name="T2">Thur June 23, 2022 </text:span>5 miles<text:span text:style-name="T2"> </text:span></text:p>
      <text:p text:style-name="P23">The same run as two and four days ago.</text:p>
      <text:p text:style-name="P23">Time: 1:01:48, pace: 12:21/mile, Ave Heart Rate: 124 bpm, Sum of ascents: 670 feet</text:p>
      <text:p text:style-name="P23">The temperature was somewhat cooler.</text:p>
      <text:p text:style-name="P23"/>
      <text:p text:style-name="P23">Fri June 24, 2022 <text:span text:style-name="T1">4.5 miles</text:span></text:p>
      <text:p text:style-name="P23">I ran 4 miles on the Allegheny outdoor track. Time: 40:58</text:p>
      <text:p text:style-name="P23">Splits: 9:50, 10:00, 10:20, 10:49 </text:p>
      <text:p text:style-name="P23">rested a few minutes and jogged 1/ mile </text:p>
      <text:p text:style-name="P23">Miles in past week: <text:span text:style-name="T1">34.2</text:span> <text:span text:style-name="T1">miles</text:span></text:p>
      <text:p text:style-name="P23"><text:soft-page-break/>Sat June 25, 2022 No running</text:p>
      <text:p text:style-name="P23"/>
      <text:p text:style-name="P23">Sun June 26, 2022 <text:span text:style-name="T1">6.5 miles</text:span></text:p>
      <text:p text:style-name="P23">I ran on the high school track.</text:p>
      <text:p text:style-name="P23"><text:span text:style-name="T1">Warm up:</text:span> 0.5 miles in 5:05</text:p>
      <text:p text:style-name="P23"><text:span text:style-name="T1">Run: </text:span><text:s/>6 miles in 1:00:01. Splits: 10:00, 9:58, 9:57, 9:59, 10:01, 10:06</text:p>
      <text:p text:style-name="P23">I ran better than 2 days ago. Two days ago I was dehydrated. Today I drank about 20 ounces of Gatorade before and during the run. Maybe I should have had more or have eaten a gel. I only had a banana for breakfast.</text:p>
      <text:p text:style-name="P23"/>
      <text:p text:style-name="P23">Mon June 27, 2022 <text:span text:style-name="T1">6 miles</text:span></text:p>
      <text:p text:style-name="P23"><text:span text:style-name="T1">Warm up:</text:span> <text:s/>2 miles</text:p>
      <text:p text:style-name="P23"><text:span text:style-name="T1">Run:</text:span> <text:s/>2 miles on the 510 meter cemetery loop (6<text:span text:style-name="T5">+ </text:span>loops), sum of ascents/loop: 22ft</text:p>
      <text:p text:style-name="P23">Time: 17:52, mile splits: 9:07, 8:45</text:p>
      <text:p text:style-name="P23"><text:span text:style-name="T1">Warm down:</text:span> <text:s/>2 miles</text:p>
      <text:p text:style-name="P23"/>
      <text:p text:style-name="P23">Tues June 28, 2022 <text:s/>7<text:span text:style-name="T1"> miles</text:span> <text:s/></text:p>
      <text:p text:style-name="P23"><text:span text:style-name="T1">Warm up:</text:span> 0.3 miles to the top of the 0.8 mile hill in the Greendale Cemetery. </text:p>
      <text:p text:style-name="P23"><text:span text:style-name="T1">Run:</text:span> 6.4 miles on the hill. I ran the following 4 times. Starting from the top all the way to Jefferson St is 0.8 miles and back up is another 0.8 miles. So 1.6 x 4 = 6.4 miles</text:p>
      <text:p text:style-name="P23">Total time for the run: 1:17:49. Ave pace for the first half: 12:26. </text:p>
      <text:p text:style-name="P10">The following 2 workouts are from 2020</text:p>
      <text:p text:style-name="P37">From November 2020</text:p>
      <text:p text:style-name="P37"><text:span text:style-name="T17">Thur Nov 12, 2020 </text:span><text:span text:style-name="T15">4.9 miles running</text:span></text:p>
      <text:p text:style-name="P98">warm up: <text:span text:style-name="T2">0.25 mile jog to the Greendale Cemetery loop. </text:span></text:p>
      <text:p text:style-name="P99"><text:span text:style-name="T1">Run/Walk:</text:span> 4 miles on the loop in 39:11 with the last mile in 8:50. </text:p>
      <text:p text:style-name="P99">Ave Heart rate: 145 bpm, Ave Pace: 9:48/mile, HB/mile: 1421, Sum of ascents: 280 feet</text:p>
      <text:p text:style-name="P98">Warm down: <text:span text:style-name="T2">0.5 miles</text:span></text:p>
      <text:p text:style-name="P99"/>
      <text:p text:style-name="P99">Fri Nov 13, 2020 <text:span text:style-name="T1">5 miles</text:span></text:p>
      <text:p text:style-name="P98">warm up: <text:span text:style-name="T2">0.25 mile jog to the Greendale Cemetery <text:s/></text:span></text:p>
      <text:p text:style-name="P99"><text:span text:style-name="T1">Run/Walk:</text:span> 4.8 miles on the hill in the cemetery. Starting from the top all the way to Jefferson St is 0.8 miles. <text:s/>I ran down and up this hill 3 times.</text:p>
      <text:p text:style-name="P99">Ave Heartrate: 117 bpm, Ave Pace: 12:25/mile, HB/mile: 1453, Sum of ascents: 650 feet</text:p>
      <text:p text:style-name="P98">Warm down: <text:span text:style-name="T2">0.5 miles</text:span></text:p>
      <text:p text:style-name="P99"/>
      <text:p text:style-name="P76">Wed June 29, 2022 no running</text:p>
      <text:p text:style-name="P76"/>
      <text:p text:style-name="P76">Thurs June 30, 2022 4.5 miles</text:p>
      <text:p text:style-name="P93">Warm up:<text:span text:style-name="T2"> 1 mile</text:span></text:p>
      <text:p text:style-name="P10">Run: <text:span text:style-name="T2">2 x the 1.6 mile cemetery hill in 36:39, Ave pace: 11:27, Ave Heart Rate: 125</text:span></text:p>
      <text:p text:style-name="P23"><text:span text:style-name="T1">Warm down:</text:span> 0.3 miles home</text:p>
      <text:p text:style-name="P23">Fri July 1, 2022 <text:s/>no running</text:p>
      <text:p text:style-name="P23"><text:soft-page-break/></text:p>
      <text:p text:style-name="P23">Miles in past week: <text:span text:style-name="T1">24</text:span> <text:span text:style-name="T1">miles</text:span></text:p>
      <text:p text:style-name="P10"/>
      <text:p text:style-name="P23">Sat July 2, 2022 <text:span text:style-name="T1">7.5 miles <text:s text:c="2"/></text:span>including 10k race around Canandohta Lake</text:p>
      <text:p text:style-name="P23"><text:span text:style-name="T1">Warm up:</text:span> 1.3 miles at various paces</text:p>
      <text:p text:style-name="P23"><text:span text:style-name="T1">Run:</text:span> <text:s/>I ran on a hot hilly 10k course averaging 9:34/ mile</text:p>
      <text:p text:style-name="P23"><text:a xlink:type="simple" xlink:href="https://runsignup.com/Race/PA/UnionCity/CanadohtaLakeFirecracker5k10k" text:style-name="Internet_20_link" text:visited-style-name="Visited_20_Internet_20_Link"><text:span text:style-name="T41">https://runsignup.com/Race/PA/UnionCity/CanadohtaLakeFirecracker5k10k</text:span></text:a></text:p>
      <text:p text:style-name="P23"><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3"/>
      <text:p text:style-name="P23">Sun July 3, 2022 <text:span text:style-name="T1">4 miles</text:span> at various paces.</text:p>
      <text:p text:style-name="P23"/>
      <text:p text:style-name="P23">Mon July 4,2022 <text:span text:style-name="T1">11 miles</text:span> on the Ernst Trail</text:p>
      <text:p text:style-name="P23">I had Gatorade at the beginning and two times during the run,. also a gel at the beginning and with 3 miles left.</text:p>
      <text:p text:style-name="P23">The first 4 miles averaged 11:45, the next 5 miles 11:21 and the last 2 miles 10:20.</text:p>
      <text:p text:style-name="P23">Time: 2:04:24 or 11:18/mile </text:p>
      <text:p text:style-name="P23"/>
      <text:p text:style-name="P23">Tues July 5, 2022 <text:s text:c="2"/>no running</text:p>
      <text:p text:style-name="P23"/>
      <text:p text:style-name="P23">Wed July 6, 2022 <text:span text:style-name="T1">1.5 miles </text:span></text:p>
      <text:p text:style-name="P23">This run included 1 mile on the cemetery loop in 9:35</text:p>
      <text:p text:style-name="P23"/>
      <text:p text:style-name="P23">Thur July 7, 2022 <text:s/>no running</text:p>
      <text:p text:style-name="P23"/>
      <text:p text:style-name="P23">Fri July 8, 2022 <text:span text:style-name="T1">1.5 miles</text:span></text:p>
      <text:p text:style-name="P23">This run included 3xcemetery loop (3x0.32 miles) with a 1 minute rest between.</text:p>
      <text:p text:style-name="P23">Times: 3:14 (10:06/mile) , 3:01 (9:25/mile) , 2:49 (8:48/mile)</text:p>
      <text:p text:style-name="P23"/>
      <text:p text:style-name="P23">Miles in past week: <text:span text:style-name="T1">25.5</text:span> <text:span text:style-name="T1">miles</text:span></text:p>
      <text:p text:style-name="P23"/>
      <text:p text:style-name="P23">Sat July 9, 2022 no running</text:p>
      <text:p text:style-name="P23"/>
      <text:p text:style-name="P23">Sun July 10, 2000 <text:span text:style-name="T1">10.6 miles </text:span></text:p>
      <text:p text:style-name="P23">I ran the Trailblazer 15k race on the Ernst Trail.</text:p>
      <text:p text:style-name="P23"><text:span text:style-name="T1">Warm up:</text:span> <text:s/>1.3 miles at various paces</text:p>
      <text:p text:style-name="P10">Run: <text:s/><text:span text:style-name="T2">15k (9.3 miles), Time 1:27:13, Pace: <text:s/>9:19/mile</text:span></text:p>
      <text:p text:style-name="P23">Splits: 9:29, 9:29, 9:23, 9:30, 9:20, 9:27, 9:27, 9:06, 9:00, 8:58 pace for the last 0.3 miles</text:p>
      <text:p text:style-name="P23"/>
      <text:p text:style-name="P23">Mon July 11, 2022 <text:span text:style-name="T1">2.5 miles</text:span> running and 2.0 miles walking </text:p>
      <text:p text:style-name="P23">I alternated running and walking 4.5 miles on the high school track.</text:p>
      <text:p text:style-name="P23">Average pace: 13:30</text:p>
      <text:p text:style-name="P23">Tues July 12, 2022 <text:span text:style-name="T1">2.1 miles</text:span> running and 1.6 miles walking</text:p>
      <text:p text:style-name="P23"><text:soft-page-break/><text:span text:style-name="T1">Warm up:</text:span> 0.25 miles to the cemetery loop </text:p>
      <text:p text:style-name="P23"><text:span text:style-name="T1">Run/Walk </text:span>I alternated running and walking ¼ miles on the cemetery loop and covered 3.2 miles, Average pace: 13:42</text:p>
      <text:p text:style-name="P23"><text:span text:style-name="T1">Warm up:</text:span> 0.25 miles home</text:p>
      <text:p text:style-name="P23"/>
      <text:p text:style-name="P23">Wed <text:s/>July 13, 2022 <text:span text:style-name="T1">2.5 miles running </text:span>and 2.5 miles walking</text:p>
      <text:p text:style-name="P23"><text:span text:style-name="T1">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3">Time: 1:12:30, pace: 14:30/mile, Ave Heart Rate: 104 bpm, <text:s/>Sum of ascents: 670 feet</text:p>
      <text:p text:style-name="P23"/>
      <text:p text:style-name="P23">Thur July 14, 2022 <text:span text:style-name="T1">2.1 miles</text:span> running and 1.6 miles walking</text:p>
      <text:p text:style-name="P23"><text:span text:style-name="T1">Warm up:</text:span> 0.25 miles to the cemetery loop </text:p>
      <text:p text:style-name="P23"><text:span text:style-name="T1">Run/Walk </text:span>I alternated running and walking ¼ miles on the cemetery loop and covered 3.2 miles, Average pace: 13:42 (The same as 2 days ago.)</text:p>
      <text:p text:style-name="P23"><text:span text:style-name="T1">Warm up:</text:span> 0.25 miles home</text:p>
      <text:p text:style-name="P23"/>
      <text:p text:style-name="P23">Fri July 15, 2022 <text:span text:style-name="T1">2.4 miles</text:span> running and 1.3 miles walking</text:p>
      <text:p text:style-name="P23"><text:span text:style-name="T1">Warm up:</text:span> 0.25 miles to the cemetery loop </text:p>
      <text:p text:style-name="P23"><text:span text:style-name="T1">Run/Walk </text:span>I alternated running 0.3 miles and walking 0.2 miles on the cemetery loop and covered 3.2 miles, Average pace: 13:33 I ran more today than yesterday which resulted in a slightly faster ave pace.</text:p>
      <text:p text:style-name="P23"><text:span text:style-name="T1">Warm up:</text:span> 0.25 miles home</text:p>
      <text:p text:style-name="P23">The next time I do this workout I will alternate running and walking for the same amount of <text:span text:style-name="T1">time (3:25).</text:span></text:p>
      <text:p text:style-name="P23">This is all for the determination of a good routine for a 50 miler.</text:p>
      <text:p text:style-name="P23"/>
      <text:p text:style-name="P23">Miles in past week: <text:span text:style-name="T1">22.1</text:span> <text:span text:style-name="T1">miles </text:span>and 5 miles walking</text:p>
      <text:p text:style-name="P10"/>
      <text:p text:style-name="P23">Sat July 16, 2022 no running</text:p>
      <text:p text:style-name="P23"/>
      <text:p text:style-name="P23">Sun July 17, 2022 <text:span text:style-name="T1">14.1 miles</text:span></text:p>
      <text:p text:style-name="P23"><text:span text:style-name="T1">Warm up: </text:span>1 mile</text:p>
      <text:p text:style-name="P10">Run: <text:span text:style-name="T2">The Presque Isle ½ marathon in 2:09:20 or 9:53/mile</text:span></text:p>
      <text:p text:style-name="P23">My GPS said distance was 13.2 miles</text:p>
      <text:p text:style-name="P23">GPS Splits: 9:58, 9:59, 9:56, 10:00, 9:57, 9:51, 9:48, 9:35, 9:39, 9:49, 9:42, 9:34, 9:56</text:p>
      <text:p text:style-name="P23">The last 0.2 in 1:27 or 7:15/mile</text:p>
      <text:p text:style-name="P23">I don't think I was totally recovered from the 15k race one week ago.</text:p>
      <text:p text:style-name="P23">There were only 2 runners in the race older than 74. I passed about 80 runners after the first 10k and no one passed me.</text:p>
      <text:p text:style-name="P10"><text:span text:style-name="T2">Mon July 18, 2022 </text:span>2.0 miles running <text:span text:style-name="T2">and 1.5 miles walking</text:span></text:p>
      <text:p text:style-name="P23"><text:soft-page-break/>I alternated running and walking and covered 3.5 miles on the high school track.</text:p>
      <text:p text:style-name="P23">I ran about the same amount of time as I walked and the average pace was about 13:25/mile. </text:p>
      <text:p text:style-name="P23"/>
      <text:p text:style-name="P23">Tues July 19, 2022 <text:span text:style-name="T1">2.3 miles</text:span> running and 1.2 miles walking</text:p>
      <text:p text:style-name="P23"><text:span text:style-name="T1">Warm up:</text:span> 0.25 miles to the cemetery loop </text:p>
      <text:p text:style-name="P23"><text:span text:style-name="T1">Run/Walk </text:span>I alternated running and walking on the cemetery loop and covered 3.2 miles, Average pace: 14:00, I ran and walked the same amount of time.</text:p>
      <text:p text:style-name="P23"><text:span text:style-name="T1">Warm down:</text:span> 0.25 miles home</text:p>
      <text:p text:style-name="P23">I think walking the same amount of time as running will produce a 14:00/mile pace on a somewhat hilly ultra marathon course. 14*50= 700 minutes for 50 miles at that pace. Someone would cover 51 miles at 14:00/mile at just under 12 hours.</text:p>
      <text:p text:style-name="P23"/>
      <text:p text:style-name="P23">Wed <text:s/>July 20, 2022 <text:span text:style-name="T1">2.87 miles</text:span> running and 1.79 miles walking</text:p>
      <text:p text:style-name="P23"><text:span text:style-name="T1">Warm up:</text:span> 0.25 miles to the cemetery loop </text:p>
      <text:p text:style-name="P23"><text:span text:style-name="T1">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36">Warm down: 0.25 miles home</text:p>
      <text:p text:style-name="P36">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36"/>
      <text:p text:style-name="P23">Thur July 21, 2022 <text:span text:style-name="T1">4.1 miles</text:span> running and 1.9 miles walking</text:p>
      <text:p text:style-name="P10">Warm up: <text:span text:style-name="T2">0.25 miles</text:span></text:p>
      <text:p text:style-name="P23">Run and walk: 5.5 miles alternating running and walking on hills</text:p>
      <text:p text:style-name="P23">Total walking: 3.6 miles, Total walking 1.9 miles, time: 1:17:34, Ave Pace: 14:06/mile</text:p>
      <text:p text:style-name="P23"><text:span text:style-name="T1">Warm down:</text:span> <text:s/>0.25 miles</text:p>
      <text:p text:style-name="P23"/>
      <text:p text:style-name="P23">Fri July 22, 2022 <text:span text:style-name="T1"><text:s/>6.9 miles</text:span> running </text:p>
      <text:p text:style-name="P10">Warm up: <text:span text:style-name="T2">0.25 miles</text:span></text:p>
      <text:p text:style-name="P23">Run: 6.4 miles i.e. 20 cemetery loops, Ave pace: 10:47, <text:s/>Elevation gain: 440 ft</text:p>
      <text:p text:style-name="P23"><text:span text:style-name="T1">Warm down:</text:span> <text:s/>0.25 miles</text:p>
      <text:p text:style-name="P23"/>
      <text:p text:style-name="P23">Miles running in past week: <text:span text:style-name="T1">32.3</text:span> <text:span text:style-name="T1">miles</text:span></text:p>
      <text:p text:style-name="P10"/>
      <text:p text:style-name="P23">Sat: July 23, 2022<text:span text:style-name="T1"> 2.85 miles </text:span>running and 2.15 miles walking<text:span text:style-name="T1"> </text:span></text:p>
      <text:p text:style-name="P23"><text:span text:style-name="T1">Run/walk:</text:span> I alternated running and walking by walking for 2 minutes and running for 4 minutes and repeating until I covered 5 miles on hilly roads. Ave pace: 13:57/mile</text:p>
      <text:p text:style-name="P19"><text:span text:style-name="T2">Sun July 24, 2022 </text:span>5 miles<text:tab/></text:p>
      <text:p text:style-name="P19"><text:soft-page-break/>Warm up: <text:span text:style-name="T2">1.5 miles and rest a few minutes</text:span></text:p>
      <text:p text:style-name="P19">Run:<text:span text:style-name="T2"> 10 loops on the Greendale Cemetery 0.32 mile loop</text:span></text:p>
      <text:p text:style-name="P28">Mile splits: 9:19, 9:12.8, 8:55.1 and 1:47 for the last 0.2 miles</text:p>
      <text:p text:style-name="P28">Time: 29:14, Ave pace: 9:08/mile, <text:s/>Elevation gain: 220 feet</text:p>
      <text:p text:style-name="P19">Warm down:<text:span text:style-name="T2"> 0.25 miles</text:span></text:p>
      <text:p text:style-name="P28"/>
      <text:p text:style-name="P19"><text:span text:style-name="T2">Mon July 25, 2022 </text:span>4.75 miles<text:span text:style-name="T2"> running and 0.75 miles walking on the high school track</text:span></text:p>
      <text:p text:style-name="P19">Run/walk <text:span text:style-name="T2">I walked 2 min, ran 4 min and repeated until I reached <text:s/>2.5 miles. </text:span></text:p>
      <text:p text:style-name="P28">Ave pace: 13:41</text:p>
      <text:p text:style-name="P19">Run:<text:span text:style-name="T2"> I ran 5 x ½ mile with Gretchen with 2:30/200m between each ½ mile</text:span></text:p>
      <text:p text:style-name="P28">Times:4:50, 4:40, 4:35, 4:27, 4:17</text:p>
      <text:p text:style-name="P28"/>
      <text:p text:style-name="P19"><text:span text:style-name="T2">Tues July 26, 2022 <text:s text:c="2"/></text:span>4.8 miles<text:span text:style-name="T2"> running and 0.75 miles walking</text:span></text:p>
      <text:p text:style-name="P19">Warm up: <text:span text:style-name="T2">0.3 miles</text:span></text:p>
      <text:p text:style-name="P19">4.5 miles<text:span text:style-name="T2"> running and 2 miles walking with Jim Fitch</text:span></text:p>
      <text:p text:style-name="P28">We walked 2:00, ran 4:00 and repeated until we reached 6.5 miles on very hilly roads.</text:p>
      <text:p text:style-name="P28">Average pace: 13:50/mile, Ave HR: 109 bpm, Max HR: 125 bpm,</text:p>
      <text:p text:style-name="P28"/>
      <text:p text:style-name="P28">Wed July 27, 2022 <text:s/><text:span text:style-name="T1">8.3 miles</text:span> running and 0.7 miles walking on the Allegheny College <text:tab/>Track, I ran wide so each lap was 0.25 miles.</text:p>
      <text:p text:style-name="P28">3 x 3 miles with a few minutes rest between</text:p>
      <text:p text:style-name="P28">1<text:span text:style-name="T5">st</text:span> 3 miles, I ran 3 miles and averaged 12:00/mile.</text:p>
      <text:p text:style-name="P28">2<text:span text:style-name="T5">nd</text:span> 3 miles, I alternated running and walking and averaged 12:20/mile.</text:p>
      <text:p text:style-name="P28"><text:s text:c="6"/>I ran about 2.8 miles and walked about 0.2 miles.</text:p>
      <text:p text:style-name="P28">3<text:span text:style-name="T5">rd</text:span> 3 miles, I alternated running and walking and averaged 13:30/mile.</text:p>
      <text:p text:style-name="P28"><text:s text:c="6"/>I ran about 2.5 miles <text:span text:style-name="T1">and</text:span> walked about 0.5 miles.</text:p>
      <text:p text:style-name="P28">During the 9<text:span text:style-name="T5">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8"/>
      <text:p text:style-name="P28">Thur July 28, 2022 <text:s/><text:span text:style-name="T1">2.25 miles</text:span> running and 1 mile walking</text:p>
      <text:p text:style-name="P28">On the high school track.</text:p>
      <text:p text:style-name="P19">Walk/Run: <text:span text:style-name="T2">I walked 1/8 mile and ran 3/8 mile and repeated until I covered until I covered 2 miles in 13:00/mile. Then I rested a few minutes.</text:span></text:p>
      <text:p text:style-name="P19">Run:<text:span text:style-name="T2"> <text:s/>3x0.25 miles with a 0.25 mile jog between. Times: 2:05, 2:13, 2:05</text:span></text:p>
      <text:p text:style-name="P28"><text:s/></text:p>
      <text:p text:style-name="P28"/>
      <text:p text:style-name="P28"/>
      <text:p text:style-name="P28">Fri July 29, 2022 No running</text:p>
      <text:p text:style-name="P23"><text:soft-page-break/></text:p>
      <text:p text:style-name="P23">Miles running in past week: <text:span text:style-name="T1">28</text:span> <text:span text:style-name="T1">miles </text:span>and 5.5 miles walking</text:p>
      <text:p text:style-name="P10"/>
      <text:p text:style-name="P23">Sat July 30, 2022 <text:span text:style-name="T1">12 miles running</text:span> 3 miles walking</text:p>
      <text:p text:style-name="P23">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3"/>
      <text:p text:style-name="P23">Sun July 31, 2022 <text:span text:style-name="T1">no running</text:span></text:p>
      <text:p text:style-name="P10"/>
      <text:p text:style-name="P23">Mon Aug 1, 2022 <text:span text:style-name="T1">1.8 miles running</text:span> and 2.7 miles walking on the high school track</text:p>
      <text:p text:style-name="P23"><text:span text:style-name="T1">Walk/Run:</text:span> <text:s/>I alternated walking and running until I reached 3 miles and averaged about 15:00/mile. <text:s/>The run distance 0.55 miles and walk distance 2.45 miles. </text:p>
      <text:p text:style-name="P23">After about 5 minute rest I ran with 3 other runners:</text:p>
      <text:p text:style-name="P23">Run: 1/8 mile run, 1/8 mile jog, ¼ mile run, ¼ mile run, ½ mile run, ¼ mile walk</text:p>
      <text:p text:style-name="P23">Times for runs: 1:00, 2:06, 4:13</text:p>
      <text:p text:style-name="P23"/>
      <text:p text:style-name="P23">Tues Aug 2, 2022 <text:s/><text:span text:style-name="T1">1 mile running</text:span> and <text:s/>4 miles walking with Jim Fitch on a very hilly course.</text:p>
      <text:p text:style-name="P10">Walk/Run: <text:span text:style-name="T2">5 miles averaging 15:35/mile. Total ascent: 663 feet, Ave HR: 94 bpm</text:span></text:p>
      <text:p text:style-name="P23"/>
      <text:p text:style-name="P104">Wed Aug 3, 2022 <text:span text:style-name="T1">4.45 miles</text:span> <text:s/></text:p>
      <text:p text:style-name="P104"><text:span text:style-name="T1">Warm up:</text:span> <text:s/>1 mile at various paces</text:p>
      <text:p text:style-name="P104"><text:span text:style-name="T1">Run:</text:span> 3.2 miles (10 x 0.32 miles) on the cemetery loop in 28:42 or 8:58/mile</text:p>
      <text:p text:style-name="P104">Mile splits: 9:05, 9:04, 9:00, 1:33 for the last 0.2 miles, Sum of vertical ascents: 220 feet.</text:p>
      <text:p text:style-name="P104">Ave HR: 152 bpm</text:p>
      <text:p text:style-name="P104"><text:span text:style-name="T1">Warm down:</text:span> <text:s/>0.25 miles</text:p>
      <text:p text:style-name="P104"/>
      <text:p text:style-name="P104">Thur Aug 4, 2022 <text:span text:style-name="T1">8 miles running</text:span> and 2.5 miles walking</text:p>
      <text:p text:style-name="P105">In the morning.</text:p>
      <text:p text:style-name="P105">Warm up: 0.25 miles</text:p>
      <text:p text:style-name="P105">Walk/Run:<text:span text:style-name="T2"> <text:s/>Alternated walking and running on the cemetery loop until I reached 6 miles. I walked about 2.5 miles and ran about 3.5 miles. <text:s/>Ave Pace: 14:00/mile, Ave HR: 98 bpm. </text:span></text:p>
      <text:p text:style-name="P104">Total Ascent: 440 feet</text:p>
      <text:p text:style-name="P105">Warm down:<text:span text:style-name="T2"> <text:s/></text:span>0.25 miles<text:span text:style-name="T2"> </text:span></text:p>
      <text:p text:style-name="P105">In the afternoon I ran with Brian and David on the high school track.</text:p>
      <text:p text:style-name="P104"><text:span text:style-name="T1">Warm up:</text:span> 0.25 mile jog</text:p>
      <text:p text:style-name="P104"><text:span text:style-name="T1">Run:</text:span> <text:s/>5 x ½ mile with ¼ mile jog before each run and a ¼ mile jog at the end</text:p>
      <text:p text:style-name="P104">Times for run: 4:35, 4:33, 4:32, 4:28, 4:17, Jogs and short rests about 4:30.</text:p>
      <text:p text:style-name="P104"/>
      <text:p text:style-name="P96">Fri Aug 5, 2022 <text:span text:style-name="T1">no running</text:span></text:p>
      <text:p text:style-name="P23">In the past week: <text:span text:style-name="T1">27.25 miles running</text:span> and 12.2 miles walking</text:p>
      <text:p text:style-name="P103">Sat Aug 6, 2022 <text:span text:style-name="T1">8.2 miles running</text:span> and 6.15 miles walking with Jim and Brian </text:p>
      <text:p text:style-name="P103"><text:soft-page-break/>Ave Pace: about 14:00/mile</text:p>
      <text:p text:style-name="P103"/>
      <text:p text:style-name="P103">Sun Aug 7, 2022 <text:span text:style-name="T1">no running</text:span></text:p>
      <text:p text:style-name="P103"/>
      <text:p text:style-name="P103">Mon Aug 8, 2022 <text:span text:style-name="T1">4.5 miles running</text:span> and 2 miles walking </text:p>
      <text:p text:style-name="P103"><text:span text:style-name="T1">Warm up:</text:span> 0.25 miles to the cemetery loop</text:p>
      <text:p text:style-name="P101">Walk and run: On the loop <text:span text:style-name="T2">5 x 0.95 miles (3 loops) Ave pace about 15:00/mile</text:span></text:p>
      <text:p text:style-name="P101">Run: <text:span text:style-name="T2">11:01for 1 miles. </text:span></text:p>
      <text:p text:style-name="P101">Warm down:<text:span text:style-name="T2"> <text:s/>0.25 miles home</text:span></text:p>
      <text:p text:style-name="P103"/>
      <text:p text:style-name="P101"><text:span text:style-name="T2">Tues Aug 9, 2022 </text:span>4.75 miles running <text:span text:style-name="T2">and</text:span> <text:span text:style-name="T2">2.5 miles walking</text:span></text:p>
      <text:p text:style-name="P103"><text:span text:style-name="T1">Warm up:</text:span> 0.25 miles to cemetery loop</text:p>
      <text:p text:style-name="P103"><text:span text:style-name="T1">Walk/Run:</text:span> <text:s/>I walked and ran 18 loops. I walked the same amount of time as I ran. I ran most of the uphill on each loop. Ave pace about 14:15, <text:s/>Ave HR: 97 bpm</text:p>
      <text:p text:style-name="P103"><text:span text:style-name="T1">Run:</text:span> After a few minutes rest I ran a mile in 9:40, Ave HR 133</text:p>
      <text:p text:style-name="P103"><text:span text:style-name="T1">Warm down:</text:span> 0.25 miles home</text:p>
      <text:p text:style-name="P103"/>
      <text:p text:style-name="P101"><text:span text:style-name="T2">Wed Aug 10, 2022 </text:span>3.1 miles running <text:span text:style-name="T2">and</text:span> <text:span text:style-name="T2">2.2 miles walking</text:span></text:p>
      <text:p text:style-name="P103"><text:span text:style-name="T1">Warm up:</text:span> 0.3 miles to top of cemetery hill</text:p>
      <text:p text:style-name="P103"><text:span text:style-name="T1">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5">nd</text:span> and 3<text:span text:style-name="T5">rd</text:span> times where the hill wasn't too steep. I also kept my pulse under 110 bpm. The ave pace for the uphill was about 16:00/mile. </text:p>
      <text:p text:style-name="P103">The average pace for the workout was 13:50/mile. But the pace for the 2<text:span text:style-name="T5">nd</text:span> and3<text:span text:style-name="T5">rd</text:span> trips was about 20 seconds faster than the 1<text:span text:style-name="T5">st</text:span> trip because I ran a little on the uphill for the 2<text:span text:style-name="T5">nd</text:span> and 3<text:span text:style-name="T5">rd</text:span> trips. <text:s/>As long as I kept my HR below 110 bpm running uphill didn't seem to effect my HR very much. </text:p>
      <text:p text:style-name="P103">Possible conclusion: On a hilly ultra marathon course a possible routine could be to run the downhill and flat sections and run a little on the uphills when it isn't too steep and keep the heart rate under about 110 bpm. </text:p>
      <text:p text:style-name="P103"><text:span text:style-name="T1">Warm down:</text:span> 0.3 miles home</text:p>
      <text:p text:style-name="P103"/>
      <text:p text:style-name="P103">Thur Aug 11, 2022 <text:span text:style-name="T1">3.75 miles running</text:span> with Gretchen and Brian on the high school track</text:p>
      <text:p text:style-name="P103"><text:span text:style-name="T1">Warm up: </text:span>1 mile </text:p>
      <text:p text:style-name="P103">200m jog, 200m run, 400m run, 400m jog, 600m run, 400m jog, </text:p>
      <text:p text:style-name="P103">600m run, 400m jog, 400m run, 400m jog, 200m run, 200m jog </text:p>
      <text:p text:style-name="P103">Times for runs: 1:02, 2:09, 3:18, 3:05, 1:55, 57s</text:p>
      <text:p text:style-name="P103"/>
      <text:p text:style-name="P101"><text:span text:style-name="T2">Fri Aug 12, 2022 </text:span>3 miles running </text:p>
      <text:p text:style-name="P101">Warm up: <text:span text:style-name="T2">0.25 miles to Greendale Cemetery</text:span></text:p>
      <text:p text:style-name="P101">Run: <text:span text:style-name="T2">2 x 1 mile on the cemetery loop with a 0.25 mile jog after each, Times 9:50 and 9:19</text:span></text:p>
      <text:p text:style-name="P103"><text:span text:style-name="T1">Warm down:</text:span> 0.25 mile jog home</text:p>
      <text:p text:style-name="P103"/>
      <text:p text:style-name="P23">In the past week: <text:span text:style-name="T1">27.3 miles running</text:span> and 12.9 miles walking</text:p>
      <text:p text:style-name="P103"/>
      <text:p text:style-name="P103"/>
      <text:p text:style-name="P103"><text:soft-page-break/>Sat Aug 13, 2022 <text:span text:style-name="T1">7 miles of running</text:span> and 9.5 miles walking on the Ernst Trail with Jim and Brian</text:p>
      <text:p text:style-name="P103">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03">Results: <text:s text:c="7"/>P = ave pace <text:s text:c="5"/>H = ave heart rate <text:s text:c="12"/>P x H <text:s/></text:p>
      <text:p text:style-name="P103"/>
      <text:p text:style-name="P103">1.<text:tab/>12:55 <text:s text:c="16"/>108 bpm <text:s text:c="19"/>1400 beats/mile</text:p>
      <text:p text:style-name="P103">2.<text:tab/>13:46 <text:s text:c="16"/>100 bpm <text:s text:c="19"/>1380 b/mile <text:s text:c="7"/></text:p>
      <text:list xml:id="list190147469978580362" text:style-name="L24">
        <text:list-item>
          <text:p text:style-name="P195">14:55 <text:s text:c="17"/>98 bpm <text:s text:c="20"/>1460 b/mile</text:p>
        </text:list-item>
      </text:list>
      <text:p text:style-name="P103"/>
      <text:p text:style-name="P119"><text:span text:style-name="T32">Sun Aug 14, 2022 </text:span><text:span text:style-name="T33">no running</text:span></text:p>
      <text:p text:style-name="P10"/>
      <text:p text:style-name="P23">Mon Aug 15, 2022 <text:span text:style-name="T1">5.5 miles running</text:span> and 1 mile walking</text:p>
      <text:p text:style-name="P23">In the morning</text:p>
      <text:p text:style-name="P120"><text:span text:style-name="T29">Warm up:</text:span><text:span text:style-name="T30"> 0.25 mile jog to the cemetery</text:span></text:p>
      <text:p text:style-name="P119"><text:span text:style-name="T29">Walk: </text:span><text:span text:style-name="T31">1 mile on the loop in 14:26. Ave HR: 106 bpm, P x H = 1530 beats/mile. </text:span></text:p>
      <text:p text:style-name="P119"><text:span text:style-name="T29">Note:</text:span><text:span text:style-name="T31">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3">In the afternoon I ran with 7 other runners on the high school track. </text:p>
      <text:p text:style-name="P119"><text:span text:style-name="T29">Warm up:</text:span><text:span text:style-name="T31"> 1.25 miles including 8 x 100m “pick ups”</text:span></text:p>
      <text:p text:style-name="P121"><text:span text:style-name="T30">Run: </text:span><text:span text:style-name="T31">3 x 200m with a 200m jog after each and 6 x 400m with a 400m jog after each.</text:span></text:p>
      <text:p text:style-name="P23">Times for runs:57s, 57s, 60s, 2:01, 2:03, 2:03, 2:02, 1:58, 1:55</text:p>
      <text:p text:style-name="P23"/>
      <text:p text:style-name="P121"><text:span text:style-name="T31">Tues Aug 16, 2022 </text:span><text:span text:style-name="T30">no running</text:span></text:p>
      <text:p text:style-name="P23"/>
      <text:p text:style-name="P23">Wed Aug 17, 2022 <text:span text:style-name="T1">3.5 miles running</text:span> and 3.5 miles walking</text:p>
      <text:p text:style-name="P23">I ran or walked ½ miles on the Allegheny outdoor track with about a 1 minute rest after each. Times (T), Ave Paces (P), Ave HR's (H) and Heart beats/mile (P x H) follow.</text:p>
      <text:p text:style-name="P10">Note: My heart rate responds very quickly to the change of pace.</text:p>
      <text:p text:style-name="P73"><text:tab/> <text:s text:c="3"/>T <text:tab/> <text:s text:c="2"/>P<text:tab/> <text:s text:c="2"/>H<text:tab/> <text:s/>P x H<text:tab/><text:tab/></text:p>
      <text:p text:style-name="P78">Run<text:tab/>4:45</text:p>
      <text:p text:style-name="P79">Walk<text:tab/>6:44<text:tab/>13:28<text:tab/> <text:s/>108<text:tab/> <text:s/>1450<text:tab/><text:tab/><text:tab/><text:tab/> <text:tab/> <text:s/></text:p>
      <text:p text:style-name="P76">Run <text:s text:c="7"/>6:50 <text:s text:c="10"/>13:40 <text:s text:c="15"/>108 <text:s text:c="15"/>1480<text:tab/></text:p>
      <text:p text:style-name="P80">Walk<text:tab/>6:16 <text:s text:c="5"/><text:tab/>12:32<text:tab/> <text:s/>124 <text:s text:c="16"/>1550</text:p>
      <text:p text:style-name="P81">Run<text:tab/>6:32<text:tab/>13:04<text:tab/>118 <text:s text:c="16"/>1540</text:p>
      <text:p text:style-name="P82">Run<text:tab/>5:26<text:tab/>10:52<text:tab/>129 <text:s text:c="16"/>1400</text:p>
      <text:p text:style-name="P83">Run<text:tab/>4:30<text:tab/> <text:s/>9:00<text:tab/>144 <text:s text:c="16"/>1300</text:p>
      <text:p text:style-name="P84">Walk<text:tab/>6:22<text:tab/>12:44 <text:s text:c="15"/>126 <text:s text:c="16"/>1604<text:tab/></text:p>
      <text:p text:style-name="P85">Run<text:tab/>6:23<text:tab/>12:46 <text:s text:c="16"/>121 <text:s text:c="15"/>1540<text:tab/><text:tab/><text:tab/><text:tab/></text:p>
      <text:p text:style-name="P86">Walk<text:tab/>6:48<text:tab/>13:36 <text:s text:c="16"/>111 <text:s text:c="15"/>1510</text:p>
      <text:p text:style-name="P87"><text:soft-page-break/>Walk<text:tab/>7:26<text:tab/>14:52 <text:s text:c="17"/>98 <text:s text:c="16"/>1470</text:p>
      <text:p text:style-name="P88">Walk<text:tab/>8:02<text:tab/>16:04 <text:s text:c="17"/>90 <text:s text:c="16"/>1440</text:p>
      <text:p text:style-name="P87">Walk<text:tab/>8:32<text:tab/>17:04 <text:s text:c="17"/>85 <text:s text:c="16"/>1450</text:p>
      <text:p text:style-name="P89">Run<text:tab/>4:25</text:p>
      <text:p text:style-name="P76"/>
      <text:p text:style-name="P76">Thur Aug 18, 2022 <text:span text:style-name="T1">7.25 miles running</text:span></text:p>
      <text:p text:style-name="P77"><text:span text:style-name="T1">Warm up:</text:span> 0.5 miles to the Wise Center</text:p>
      <text:p text:style-name="P90">Run: <text:span text:style-name="T2">6 miles on a treadmill in 59:15 or 9:53/mile</text:span></text:p>
      <text:p text:style-name="P76">Splits and heart rates at the end of each mile.</text:p>
      <text:p text:style-name="P76">10:30(117bpm), 10:15(124), 10:00(131), 9:45(134), 9:31(141), 9:14(147)</text:p>
      <text:p text:style-name="P90">Warm down:<text:span text:style-name="T2"> 0.75 miles home</text:span></text:p>
      <text:p text:style-name="P76"/>
      <text:p text:style-name="P76">Fri <text:s/>Aug 19, 2022 no running</text:p>
      <text:p text:style-name="P90">During the past week: 23.3 miles running and 14 miles walking</text:p>
      <text:p text:style-name="P90"/>
      <text:p text:style-name="P76">Sat Aug 20, 2022 <text:span text:style-name="T1">11.2 miles running</text:span> and 10 miles walking. </text:p>
      <text:p text:style-name="P76">I ran and walked with Jim Fitch on hills. <text:s/>Time for me: 4 hours and 52 minutes. </text:p>
      <text:p text:style-name="P76">Ave Pace: 13:42/mile. In the beginning my heart rate was always about 105+/-5 bpm.</text:p>
      <text:p text:style-name="P76">By the end it was about 135+/-5 bpm because I should have had about 100 ounces of Gatorade and I had only 45 ounces. I was a little dizzy from dehydration. It was hot.</text:p>
      <text:p text:style-name="P76"/>
      <text:p text:style-name="P76">Sun Aug 21, 2022 <text:span text:style-name="T1">no running</text:span></text:p>
      <text:p text:style-name="P90"/>
      <text:p text:style-name="P76">Mon Aug 22, 2022 <text:span text:style-name="T1">2.9 miles running</text:span> and 2 miles walking on a hilly course averaging 14:30/mile.</text:p>
      <text:p text:style-name="P76"/>
      <text:p text:style-name="P76">Tues Aug 23, 2022 <text:span text:style-name="T1">4 miles running</text:span></text:p>
      <text:p text:style-name="P76"><text:span text:style-name="T1">Warm up: </text:span>0.3 miles to the cemetery loop</text:p>
      <text:p text:style-name="P76"><text:span text:style-name="T1">Run:</text:span> 10 cemetery loops (3.2 miles) in 31:59 or 10:00/mile. Sum of ascents 220 feet</text:p>
      <text:p text:style-name="P76"><text:span text:style-name="T1">Warm down:</text:span> 0.5 miles home</text:p>
      <text:p text:style-name="P76"/>
      <text:p text:style-name="P76">Wed Aug 24, 2022 <text:span text:style-name="T1">no running</text:span></text:p>
      <text:p text:style-name="P90"/>
      <text:p text:style-name="P90"><text:span text:style-name="T2">Thur Aug 25, 2022</text:span> 2.75 miles running <text:span text:style-name="T2">and 1.2 miles walking </text:span></text:p>
      <text:p text:style-name="P90">Warm up: <text:span text:style-name="T2">0.5 miles to the cemetery hill</text:span></text:p>
      <text:p text:style-name="P90">Run/walk: <text:span text:style-name="T2">2 x down and up the 0.8 mile hill (3.2 miles). Down hill I mainly ran and up hill I mainly walked averaging about 14:00/mile. Sum of ascents: 440 feet.</text:span></text:p>
      <text:p text:style-name="P90">Warm down: <text:span text:style-name="T2">0.25 miles</text:span></text:p>
      <text:p text:style-name="P76"/>
      <text:p text:style-name="P90"><text:span text:style-name="T2">Fri Aug 26, 2022 </text:span>4 miles running</text:p>
      <text:p text:style-name="P90">Warm up:<text:span text:style-name="T2"> <text:s/>0.5 miles to the cemetery loop</text:span></text:p>
      <text:p text:style-name="P76"><text:span text:style-name="T1">Run:</text:span> 10 cemetery loops (3.2 miles) in 31:49 or 10:56/mile. Sum of ascents 220 feet</text:p>
      <text:p text:style-name="P76"><text:span text:style-name="T1">Warm down:</text:span> 0.3 miles home</text:p>
      <text:p text:style-name="P23"><text:s/></text:p>
      <text:p text:style-name="P10">In the past week: 24.9 miles walking and 13.2 miles walking</text:p>
      <text:p text:style-name="P111"><text:soft-page-break/>Sat Aug 27, 2022 <text:span text:style-name="T1">12 miles of running</text:span> and 10 miles of walking</text:p>
      <text:p text:style-name="P111">I ran and walked with Gretchen Meyers and Jim Fitch on the Ernst Trail. I covered 22 miles with 12 miles of running and 10 miles of walking. <text:s/>During the workout I stopped 3 times for drinks . </text:p>
      <text:p text:style-name="P111">Ave moving pace: 13:47/mile, Ave heart rate while moving: 109 bpm</text:p>
      <text:p text:style-name="P111">Heartbeats per mile while moving: 1500 beats/mile</text:p>
      <text:p text:style-name="P111">I drank a lot more than I did last Saturday. This time my pulse stayed low throughout.</text:p>
      <text:p text:style-name="P111"/>
      <text:p text:style-name="P111">Sun Aug 28, 2022 <text:span text:style-name="T1">2.75 miles running </text:span>and 1.8 miles walking</text:p>
      <text:p text:style-name="P111"><text:span text:style-name="T1">Warm up:</text:span> 0.25 miles to the cemetery loop</text:p>
      <text:p text:style-name="P112">Walk/Run: <text:s/><text:span text:style-name="T2">12 cemetery loops: Distance: 3.82 miles, Time: 49:27, Ave Pace: 12:57/mile</text:span></text:p>
      <text:p text:style-name="P111">Ave HR: 105 bpm, heart beats per mile: 1360</text:p>
      <text:p text:style-name="P112">Warm down:<text:span text:style-name="T2"> 0.5 mile</text:span></text:p>
      <text:p text:style-name="P112"/>
      <text:p text:style-name="P111">Mon <text:s/>Aug 29, 2022 <text:span text:style-name="T1">3.5 miles running </text:span>and 1.8 miles walking</text:p>
      <text:p text:style-name="P111"><text:span text:style-name="T1">Warm up:</text:span> 0.25 miles to the cemetery loop</text:p>
      <text:p text:style-name="P112">Walk/Run: <text:s/><text:span text:style-name="T2">12 cemetery loops: Distance: 3.82 miles, Time: 48:45, Ave Pace: 12:46/mile</text:span></text:p>
      <text:p text:style-name="P111">Ave HR: 110 bpm, heart beats per mile: 1370</text:p>
      <text:p text:style-name="P112">Rest a few minutes</text:p>
      <text:p text:style-name="P112">Run: <text:span text:style-name="T2">1mile on the cemetery loop in 9:52, Ave HR: 131bpm, heart beats/mile: 1290</text:span></text:p>
      <text:p text:style-name="P112">Warm down:<text:span text:style-name="T2"> 0.25 mile</text:span></text:p>
      <text:p text:style-name="P111"/>
      <text:p text:style-name="P112"><text:span text:style-name="T2">Tues Aug 30, 2022 </text:span>5.05 miles running</text:p>
      <text:p text:style-name="P112">Warm up:<text:span text:style-name="T2"> <text:s/>0.8 miles mainly down hill to the intersection of Jefferson and Randolf.</text:span></text:p>
      <text:p text:style-name="P112">Run: <text:span text:style-name="T2">2 x (up and down) the cemetery hill. 3.2 miles in 41:52, sum of ascents 420 ft</text:span></text:p>
      <text:p text:style-name="P111">Ave pace: 13:00/mile, Ave HR: 115bpm, heart beats/min: 1500</text:p>
      <text:p text:style-name="P112">After a minute rest: <text:span text:style-name="T2">1 x up the cemetery hill in 9:38, sum of ascents 210 ft.</text:span></text:p>
      <text:p text:style-name="P111">Ave pace: 12:00/mile, Ave HR: 131 bpm, heart beats/mile:1572 </text:p>
      <text:p text:style-name="P111"><text:span text:style-name="T1">Warm down:</text:span> 0.25 miles</text:p>
      <text:p text:style-name="P111"/>
      <text:p text:style-name="P111">Wed Aug 31, 2022 <text:span text:style-name="T1">10 miles running</text:span></text:p>
      <text:p text:style-name="P111"><text:span text:style-name="T1">Run: </text:span>On the Allegheny outdoor track</text:p>
      <text:p text:style-name="P111">10 miles in 1:43:55, Ave Pace: 10:24/mile</text:p>
      <text:p text:style-name="P111">2 miles splits: 20:56, 20:48, 20:36, 21:00(stopped for water), 20:35(stopped for water)</text:p>
      <text:p text:style-name="P111">I felt better as I ran.</text:p>
      <text:p text:style-name="P111"/>
      <text:p text:style-name="P111">Thur Sept 1, 2022 <text:span text:style-name="T1">4.5 miles running</text:span> on the college track, running wide 1 lap =0.25miles</text:p>
      <text:p text:style-name="P111"><text:span text:style-name="T1">Run:</text:span> 2 miles in 10:38 + 9:49 = 20:27 and rest 5:00</text:p>
      <text:p text:style-name="P112">Run/Jog: <text:span text:style-name="T2">6 x 330yd with 330yd jog after each, ave run time:1:39, ave jog time 2:29</text:span></text:p>
      <text:p text:style-name="P111"><text:span text:style-name="T1">Warm down:</text:span> 0.25 mile</text:p>
      <text:p text:style-name="P111"><text:s/></text:p>
      <text:p text:style-name="P111">Fri Sept 2, 2022 <text:span text:style-name="T1">5.05 miles running</text:span> and 1.6 miles walking</text:p>
      <text:p text:style-name="P111"><text:span text:style-name="T1">Run/Walk:</text:span> 3 loops running and 1 loop walking on the cemetery loop and repeated 4 more times until I covered 20 loops or 6.4 miles in 1:21:42 or 12:46/mile.</text:p>
      <text:p text:style-name="P10"/>
      <text:p text:style-name="P10">In the past week: 42.85 miles running and 15.2 miles walking</text:p>
      <text:p text:style-name="P90"><text:soft-page-break/><text:span text:style-name="T2">Sat</text:span> <text:span text:style-name="T2"><text:s/>Sept 3, 2022 </text:span>15 miles running <text:span text:style-name="T2">and 9 miles walking with Jim, Rod and Tim on the Ernst Trail. We stopped 4 times to get our drinks etc.</text:span></text:p>
      <text:p text:style-name="P90">Run/Walk:<text:span text:style-name="T2"> Distance: 24 miles, Ave Pace while moving: 12:56 </text:span></text:p>
      <text:p text:style-name="P98">I am thinking now for the 12 hour run on Oct 15, I should average about 13:20 for the first 25miles <text:s/>and about 15:10 after that.</text:p>
      <text:p text:style-name="P98"/>
      <text:p text:style-name="P76">Sun Sept 4, 2022<text:span text:style-name="T1"> 4.3 miles running </text:span>and 3.9 miles walking</text:p>
      <text:p text:style-name="P76"><text:span text:style-name="T1">Warm up:</text:span> 0.3 miles to the cemetery loop</text:p>
      <text:p text:style-name="P90">Walk/Run: <text:s/><text:span text:style-name="T2">24 cemetery loops: Distance: 7.64 miles, Time: 1:40:38, Ave Pace: 13:06/mile</text:span></text:p>
      <text:p text:style-name="P76">Ave HR: 98 bpm, heart beats per mile: 1280 (compare to last Sunday and Monday)</text:p>
      <text:p text:style-name="P90">Warm down: 0.25 mile walking</text:p>
      <text:p text:style-name="P90"/>
      <text:p text:style-name="P90">Mon Sept 5, 2022 5.6 miles running</text:p>
      <text:p text:style-name="P90">Warm<text:span text:style-name="T2"> </text:span>up:<text:span text:style-name="T2"> 0.25 miles to the cemetery loop</text:span></text:p>
      <text:p text:style-name="P90">Run: <text:s/><text:span text:style-name="T2">16 x loops or 5.12 miles in 1:00:39, Ave Pace: 11:51/mile, Ave HR: 117</text:span></text:p>
      <text:p text:style-name="P76">heartbeats/mile: 1390 which is higher than yesterday's value.</text:p>
      <text:p text:style-name="P76">While running the uphill I kept HR under 120 bpm for the first 4 miles and under 125 for the last mile. Running downhill HR was usually at about 115 bpm or under.</text:p>
      <text:p text:style-name="P90">Warm down:<text:span text:style-name="T2"> 0.2 mile jog home</text:span></text:p>
      <text:p text:style-name="P76"/>
      <text:p text:style-name="P90">Tues Sept 6, 2022 6.5 miles running<text:span text:style-name="T2"> and 1 mile walking </text:span></text:p>
      <text:p text:style-name="P10">Warm up: <text:span text:style-name="T2">½ mile down to the Wise Center in about 5:00</text:span></text:p>
      <text:p text:style-name="P10">Run on treadmill: <text:span text:style-name="T2">4 miles in 35:57 or 8:59/mile, heartbeats/mile: 1300 </text:span></text:p>
      <text:p text:style-name="P23">Splits: 9:41, 8:59, 8:49, 8:28 <text:s/>Ave HR: 145 bpm <text:s/></text:p>
      <text:p text:style-name="P23">The last 5k was in 27:14 or 8:46/mile</text:p>
      <text:p text:style-name="P10">Warm down: <text:span text:style-name="T2">1 mile on the treadmill in 11:00, 1 mile jogging and 1 mile walking outside.</text:span></text:p>
      <text:p text:style-name="P23"/>
      <text:p text:style-name="P10"><text:span text:style-name="T2">Wed Sept 7, 2022 <text:s/></text:span>2 miles running</text:p>
      <text:p text:style-name="P23">½ mile to the Wise Center, 2 cycles with all the weight machines, 1 mile on the indoor track in 10:51, ½ mile home</text:p>
      <text:p text:style-name="P23"/>
      <text:p text:style-name="P23">Thur Sept 8, 2022 <text:span text:style-name="T1">2 miles running</text:span></text:p>
      <text:p text:style-name="P23"><text:span text:style-name="T1">Warm up:</text:span> 0.25 miles to the cemetery loop :</text:p>
      <text:p text:style-name="P23"><text:span text:style-name="T1">Run:</text:span> 2 miles on the 0.32 mile loop in 20:27, Splits: 10:32, 9:55 </text:p>
      <text:p text:style-name="P23"><text:span text:style-name="T1">Warm down:</text:span> <text:s/>0.25 miles home</text:p>
      <text:p text:style-name="P23"/>
      <text:p text:style-name="P23">Fri Sept 9, 2022 <text:span text:style-name="T1">4 miles running</text:span></text:p>
      <text:p text:style-name="P23"><text:span text:style-name="T1">Warm up:</text:span> 0.25 miles to the cemetery loop :</text:p>
      <text:p text:style-name="P23"><text:span text:style-name="T1">Run:</text:span> 1 miles on the 0.32 mile loop in 18:34 <text:s/>and rest a few minutes</text:p>
      <text:p text:style-name="P23">2 miles in 18:34, Splits: 9:32, 9:02 <text:s/></text:p>
      <text:p text:style-name="P23"><text:span text:style-name="T1">Warm down:</text:span> <text:s/>0.25 miles home</text:p>
      <text:p text:style-name="P10">In the past week: 39.4 miles running and 13.9 miles walking</text:p>
      <text:p text:style-name="P23"><text:soft-page-break/>Sat Sept 10, 2022 <text:s/><text:span text:style-name="T1">15 miles running</text:span> and 11.5 miles walking</text:p>
      <text:p text:style-name="P23">I ran and walked with 5 other runners on the Ernst Trail.</text:p>
      <text:p text:style-name="P23"><text:span text:style-name="T1">Walk/Run: </text:span>5 loops separated by a few minutes to get nourishment</text:p>
      <text:p text:style-name="P29"><text:tab/>Distance<text:tab/>Run <text:s text:c="4"/>Walk<text:tab/>Ave Pace<text:tab/>Ave HR<text:tab/>Heartbeats/mile <text:s text:c="6"/><text:tab/></text:p>
      <text:p text:style-name="P23">1. <text:s text:c="7"/>3<text:tab/> <text:s text:c="2"/>3 <text:s text:c="10"/>0 <text:s text:c="10"/>11:45 <text:s text:c="12"/>139 <text:s text:c="16"/>1633<text:tab/><text:tab/> </text:p>
      <text:p text:style-name="P23">2. <text:s text:c="6"/>4.5 <text:s text:c="9"/>2.25 <text:s text:c="4"/>2.25 <text:s text:c="6"/>13:01 <text:s text:c="12"/>107 <text:s text:c="16"/>1391</text:p>
      <text:list xml:id="list5212568088571546401" text:style-name="L25">
        <text:list-item>
          <text:p text:style-name="P178">4.5 <text:s text:c="9"/>2.25 <text:s text:c="4"/>2.25 <text:s text:c="6"/>13:35 <text:s text:c="12"/>106 <text:s text:c="16"/>1434</text:p>
        </text:list-item>
        <text:list-item>
          <text:p text:style-name="P178">7 <text:s text:c="12"/>3 <text:s text:c="9"/>4 <text:s text:c="11"/>14:00 <text:s text:c="12"/>102 <text:s text:c="16"/>1428</text:p>
        </text:list-item>
        <text:list-item>
          <text:p text:style-name="P178">7.5 <text:s text:c="9"/>4.5 <text:s text:c="6"/>3 <text:s text:c="11"/>13:15 <text:s text:c="12"/>113 <text:s text:c="16"/>1497</text:p>
        </text:list-item>
      </text:list>
      <text:p text:style-name="P23">Totals 26.5 <text:s text:c="6"/>15 <text:s text:c="7"/>11.5 <text:s text:c="7"/>13:17</text:p>
      <text:p text:style-name="P10"/>
      <text:p text:style-name="P23">Sun Sept 11, 2022 <text:span text:style-name="T1">4.38 miles running </text:span>on the Allegheny indoor track</text:p>
      <text:p text:style-name="P23">Splits: 11:27, 10:43, 10:18, 10:08 and 10:40/mile for the last 0.38 miles</text:p>
      <text:p text:style-name="P23">I felt surprisingly good after yesterdays long walk/run.</text:p>
      <text:p text:style-name="P10"/>
      <text:p text:style-name="P23">Mon Sept 12, 2022 <text:span text:style-name="T1">6 miles of running</text:span> <text:s/>and ½ mile of walking. </text:p>
      <text:p text:style-name="P23">I ran on Limber, Jefferson, up the Cemetery hill to the top, 8+ cemetery loops and back the same way home. <text:s/>Distance: 6 miles, Time: 1:08:52, Pace: 11:29/mile, </text:p>
      <text:p text:style-name="P23">sum of ascents: 600 feet, This was the best run on this course in a while.</text:p>
      <text:p text:style-name="P23">In the recent past I typically ran variations of this course at about 12:00/miles. Today I was faster and ran a little farther.</text:p>
      <text:p text:style-name="P23">Later in the day I walked a ½ mile on the high school track averaging 14:28/mile.</text:p>
      <text:p text:style-name="P23"/>
      <text:p text:style-name="P23">Tues Sept 13, 2022 <text:span text:style-name="T1">no running</text:span>, I got a Covid booster.</text:p>
      <text:p text:style-name="P23"/>
      <text:p text:style-name="P10"><text:span text:style-name="T2">Wed Sept 14, 2022 </text:span>2 miles running</text:p>
      <text:p text:style-name="P23">I jogged and ¼ mile to the cemetery loop, ran 5 loops in (1.6 miles) in 18:00 or 11:15/mile. <text:s/>Then a ¼ mile jog home. I was really tired from having a shot yesterday. I was tired the rest of the day.</text:p>
      <text:p text:style-name="P23"/>
      <text:p text:style-name="P23">Thur Sept 15, 2022 <text:span text:style-name="T1">no running</text:span></text:p>
      <text:p text:style-name="P23"/>
      <text:p text:style-name="P23">Fri Sept 16, 2022 <text:span text:style-name="T1">3.7 miles running</text:span></text:p>
      <text:p text:style-name="P23"><text:span text:style-name="T1">Warm up:</text:span> 0.25 miles to the cemetery loop</text:p>
      <text:p text:style-name="P23"><text:span text:style-name="T1">Run:</text:span> 10 loops (3.2 miles) in 34:47, Ave Pace: 10:52/mile, Ave HR: 125 </text:p>
      <text:p text:style-name="P23">heartbeats/mile: 1360</text:p>
      <text:p text:style-name="P23"><text:span text:style-name="T1">Warm down:</text:span> 0.25 miles home</text:p>
      <text:p text:style-name="P10"/>
      <text:p text:style-name="P10"/>
      <text:p text:style-name="P10">In the past week: 31.1 miles running, <text:span text:style-name="T2">12 miles walking</text:span></text:p>
      <text:p text:style-name="P10"/>
      <text:p text:style-name="P10"/>
      <text:p text:style-name="P10"><text:soft-page-break/><text:span text:style-name="T2">Sat Sept</text:span> <text:span text:style-name="T2">17, 2022</text:span> <text:span text:style-name="T2">1 mile walking in 16:16</text:span> </text:p>
      <text:p text:style-name="P10"/>
      <text:p text:style-name="P23">Sun Sept 18, 2022 <text:span text:style-name="T1">2.5 miles of running</text:span> and 1.2 miles of walking.</text:p>
      <text:p text:style-name="P23"><text:span text:style-name="T1">Warm up:</text:span> 0.25 miles to the cemetery loop</text:p>
      <text:p text:style-name="P23"><text:span text:style-name="T1">Walk/Run:</text:span> 10 loops (3.2 miles) in 38:51, Ave Pace: 12:08/mile, Ave HR: 108 bpm </text:p>
      <text:p text:style-name="P23">heartbeats/mile: 1520, <text:s/>I ran about 0.2 miles and walked about 0.12 miles per loop.</text:p>
      <text:p text:style-name="P23"><text:span text:style-name="T1">Warm down:</text:span> 0.25 miles home</text:p>
      <text:p text:style-name="P23"/>
      <text:p text:style-name="P23">Mon Sept 19, 2022 <text:span text:style-name="T1">5 miles of running</text:span> and ½ mile walking</text:p>
      <text:p text:style-name="P23"><text:span text:style-name="T1">Run:</text:span> On a treadmill at the Wise Center: 5 miles in 49:45</text:p>
      <text:p text:style-name="P23">Splits: 10:15, 10:00, 9:45, 9:45, 10:00</text:p>
      <text:p text:style-name="P23"><text:span text:style-name="T1">Warm down:</text:span> ½ mile walk in 8:15</text:p>
      <text:p text:style-name="P10"/>
      <text:p text:style-name="P23">Tues Sept 20, 2022 <text:span text:style-name="T1">3.7 miles running</text:span></text:p>
      <text:p text:style-name="P23"><text:span text:style-name="T1">Warm up:</text:span> 0.25 miles to the cemetery loop</text:p>
      <text:p text:style-name="P23"><text:span text:style-name="T1">Run:</text:span> 10 loops (3.2 miles) in 32:42, Ave Pace: 10:13/mile</text:p>
      <text:p text:style-name="P23">Splits: 10:30, 10:44, 9:59 and the last 0.2 miles at 8:00/mile</text:p>
      <text:p text:style-name="P23"><text:span text:style-name="T1">Warm down:</text:span> 0.25 miles home</text:p>
      <text:p text:style-name="P23"/>
      <text:p text:style-name="P23">Wed Sept 21, 2022 <text:span text:style-name="T1"><text:s text:c="2"/>4.35 miles running </text:span>and 0.4 miles walking</text:p>
      <text:p text:style-name="P23"><text:span text:style-name="T1">Warm up:</text:span> 0.25 miles to the cemetery loop</text:p>
      <text:p text:style-name="P23"><text:span text:style-name="T1">Run:</text:span> 4 x (3 loops = 0.95 miles) with a 0.1 mile walk after each,</text:p>
      <text:p text:style-name="P23">Times for runs: 9:33, 9:44, 9:51, 9:26 Paces for walks: about <text:s/>14:45/mile </text:p>
      <text:p text:style-name="P23">Ave Pace: 10:30/mile</text:p>
      <text:p text:style-name="P23"><text:span text:style-name="T1">Warm down:</text:span> 0.25 miles home</text:p>
      <text:p text:style-name="P23"/>
      <text:p text:style-name="P23">Thur Sept 22, 2022 <text:span text:style-name="T1">3.1 miles running </text:span>and 2 miles walking</text:p>
      <text:p text:style-name="P23"><text:span text:style-name="T1">Warm up:</text:span> 0.3 miles to the cemetery loop</text:p>
      <text:p text:style-name="P23"><text:span text:style-name="T1">Run/walk:</text:span> I alternated walking and running 14 cemetery loop. I ran a little more than I walked. Distance: 4.48 miles, Time: 58:36 Ave Pace: <text:s/>13:05/mile</text:p>
      <text:p text:style-name="P23"><text:span text:style-name="T1">Warm down:</text:span> 0.3 miles home</text:p>
      <text:p text:style-name="P23"/>
      <text:p text:style-name="P23">Fri Sept 23, 2022 <text:span text:style-name="T1">2.9 miles running </text:span>and 2.2 miles walking</text:p>
      <text:p text:style-name="P23"><text:span text:style-name="T1">Warm up:</text:span> 0.3 miles to the cemetery loop</text:p>
      <text:p text:style-name="P23"><text:span text:style-name="T1">Run/walk:</text:span> I walked 1 loop, ran 1 loop and repeated until I covered 14 loops. I ran and walked faster than yesterday. Distance: 4.48 miles, Time: 57:38 Ave Pace: <text:s/>12:51/mile</text:p>
      <text:p text:style-name="P23"><text:span text:style-name="T1">Warm down:</text:span> 0.3 miles home</text:p>
      <text:p text:style-name="P23"><text:s/></text:p>
      <text:p text:style-name="P10">In the past week 21.6 miles running <text:span text:style-name="T2">and 7.3 miles walking</text:span></text:p>
      <text:p text:style-name="P23"/>
      <text:p text:style-name="P10"/>
      <text:p text:style-name="P10"/>
      <text:p text:style-name="P23"><text:soft-page-break/>Sat Sept 24, 2022 <text:span text:style-name="T1">13 miles running </text:span>and 18 miles walking</text:p>
      <text:p text:style-name="P23">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3">Ave HR=118 bpm, Ave heartbeats/mile = ave pace x HR = 1577 heartbeats/mile.</text:p>
      <text:p text:style-name="P23"/>
      <text:p text:style-name="P23">Sun Sept 25- Tues Sept 27 no running</text:p>
      <text:p text:style-name="P23"/>
      <text:p text:style-name="P23">Wed Sept 28, 2022 3.65 miles walking, ave pace: 15:07/mile</text:p>
      <text:p text:style-name="P23"/>
      <text:p text:style-name="P23">Thur Sept 29,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Each time I walked a little less than a loop and ran a little more. </text:p>
      <text:p text:style-name="P23">Time:42:35, Ave pace: 13:20/mile, Ave HR: 100.</text:p>
      <text:p text:style-name="P23"/>
      <text:p text:style-name="P23">Fri <text:s/>Sept 30, 2022 <text:span text:style-name="T1">3.7 miles running</text:span> </text:p>
      <text:p text:style-name="P23"><text:span text:style-name="T1">Warm up:</text:span> 0.25 mile to the cemetery loop</text:p>
      <text:p text:style-name="P23"><text:span text:style-name="T1">Walk/Run:</text:span> I ran 3.2 miles on the loop. </text:p>
      <text:p text:style-name="P23">Time: 36:08, Ave pace: 11:18/mile, Ave HR: 120.</text:p>
      <text:p text:style-name="P23"/>
      <text:p text:style-name="P10">In the past week: 18.9 miles running <text:span text:style-name="T2">and 23.2 miles walking </text:span></text:p>
      <text:p text:style-name="P23"/>
      <text:p text:style-name="P10">Sat Oct 1, 2022 3.3 miles <text:span text:style-name="T2">and 3 miles walking</text:span></text:p>
      <text:p text:style-name="P10">Walk/Run: <text:s/><text:span text:style-name="T2">I walked and ran with Tim, Rod and Brian on the Ernst Trail </text:span></text:p>
      <text:p text:style-name="P23">We walked for 3:25, ran for 3:25 and repeated until the end. So we ran a little more than we walked. Ave pace: 13:00, Ave HR: 115</text:p>
      <text:p text:style-name="P23">I was going to go more but the front of my left leg hurt near my foot. I think my shoe was too tight. <text:s/>I went home, changed shoes and tried running but the discomfort was still there so I stopped. </text:p>
      <text:p text:style-name="P23"/>
      <text:p text:style-name="P23">Sun Oct 2, 2022 <text:span text:style-name="T1">2.1 miles running</text:span> and 2.4 miles walking</text:p>
      <text:p text:style-name="P23"><text:span text:style-name="T1">Walk:</text:span> 1 mile on somewhat hilly road, Time: 15:51</text:p>
      <text:p text:style-name="P10">Walk/Run: The run/walk ratio was about 1.3/1 on the cemetery loop.</text:p>
      <text:p text:style-name="P23">Distance: 3.2 miles, Time: 42:11, <text:s/>Ave Pace: 13:05, Ave HR about 114 bpm </text:p>
      <text:p text:style-name="P10">Warm down: <text:span text:style-name="T2">0.25 jog home</text:span></text:p>
      <text:p text:style-name="P23"/>
      <text:p text:style-name="P23"/>
      <text:p text:style-name="P23"/>
      <text:p text:style-name="P23"/>
      <text:p text:style-name="P23"><text:soft-page-break/>Tues Oct 4,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4:10, Ave pace: 13:24/mile, Ave HR: about 108.</text:p>
      <text:p text:style-name="P10">Warm down: <text:span text:style-name="T2">0.25 jog home</text:span></text:p>
      <text:p text:style-name="P10"/>
      <text:p text:style-name="P23">Wed Oct 5,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6, Ave pace: 13:00/mile, Ave HR: about 111.</text:p>
      <text:p text:style-name="P10">Warm down: <text:span text:style-name="T2">0.25 jog home</text:span></text:p>
      <text:p text:style-name="P10"/>
      <text:p text:style-name="P11"/>
      <text:p text:style-name="P23">Thur Oct 6,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9, Ave pace: 13:03/mile, Ave HR: about 110.</text:p>
      <text:p text:style-name="P10">Warm down: <text:span text:style-name="T2">0.25 jog home</text:span></text:p>
      <text:p text:style-name="P11"/>
      <text:p text:style-name="P23">Fri Oct 7,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00, Ave pace: 12:49/mile</text:p>
      <text:p text:style-name="P10">Warm down: <text:span text:style-name="T2">0.25 jog home</text:span></text:p>
      <text:p text:style-name="P23"/>
      <text:p text:style-name="P10">In the past week: 14.6 miles running <text:span text:style-name="T2">and 11 miles walking</text:span></text:p>
      <text:p text:style-name="P23"/>
      <text:p text:style-name="P10"><text:span text:style-name="T2">Sat Oct 8, 2022 <text:s/></text:span>3.8 miles running<text:span text:style-name="T2"> and 2.7 miles walking</text:span></text:p>
      <text:p text:style-name="P10">Warm up:<text:span text:style-name="T2"> 0.5 miles walking and 0.5 miles running</text:span></text:p>
      <text:p text:style-name="P10">Walk/Run: <text:span text:style-name="T2">3 x up and down the cemetery hill from Jefferson St. to the top of the</text:span> <text:span text:style-name="T2">cemetery, Distance: 4.8 miles, Ave pace 13:15/mile</text:span></text:p>
      <text:p text:style-name="P10">Walk/Run: <text:span text:style-name="T2">0.7 miles</text:span> <text:span text:style-name="T2">on Jefferson and Limber, Ave Pace: about 14:00/mile</text:span></text:p>
      <text:p text:style-name="P23"/>
      <text:p text:style-name="P10"><text:span text:style-name="T2">Sun Oct 9, 2022 </text:span>3.7 miles running</text:p>
      <text:p text:style-name="P11">Warm up: <text:span text:style-name="T2">0.25 miles to the cemetery loop</text:span></text:p>
      <text:p text:style-name="P11">Run: <text:span text:style-name="T2">3.2 miles (10 x cemetery loop) in 30:33 or 9:33/mile, total ascent: 220 ft</text:span></text:p>
      <text:p text:style-name="P30">Splits: 10:04, 9:36, 9:06 and 1:47 for the last 0.2 miles, Ave HR: 148 bpm</text:p>
      <text:p text:style-name="P23"><text:span text:style-name="T1">Warm down: </text:span>0.25 miles home</text:p>
      <text:p text:style-name="P23"><text:soft-page-break/>Mon Oct 10, 2022 <text:span text:style-name="T1">no running</text:span></text:p>
      <text:p text:style-name="P23">I cut grass with a push mower for about 45 minutes.</text:p>
      <text:p text:style-name="P23"/>
      <text:p text:style-name="P23">Thur Oct 13,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text:s/>For each loop I ran a half loop downhill and walked a half loop up hill.</text:p>
      <text:p text:style-name="P23">Time:42:35, Ave pace: 13:20/mile. This is the same time as on Sept 29 when I ran more than I walked. </text:p>
      <text:p text:style-name="P23"/>
      <text:p text:style-name="P23">During the past week: <text:span text:style-name="T1">9.7 miles running</text:span> and 4.2 miles walking </text:p>
      <text:p text:style-name="P23"/>
      <text:p text:style-name="P144">Sat Oct 15, 2022 <text:span text:style-name="T1">13 miles running</text:span> and 12 miles walking..</text:p>
      <text:p text:style-name="P144">I ran and walked 25 miles in the Erie Endurance Run</text:p>
      <text:p text:style-name="P144"/>
      <text:p text:style-name="P144">Sun Oct 16, 2022 no running</text:p>
      <text:p text:style-name="P144"/>
      <text:p text:style-name="P145">Mon Oct 17. 2022 1 mile walking an <text:span text:style-name="T1">1 mile running</text:span></text:p>
      <text:p text:style-name="P144"/>
      <text:p text:style-name="P144">Tues Oct 18 <text:span text:style-name="T1">1 mile running</text:span></text:p>
      <text:p text:style-name="P144"/>
      <text:p text:style-name="P146">We flew to The Netherlands</text:p>
      <text:p text:style-name="P144"/>
      <text:p text:style-name="P144">Wed Oct 19 no running</text:p>
      <text:p text:style-name="P135"/>
      <text:p text:style-name="P149">Thur Oct 20, 2022 <text:span text:style-name="T1">2.06 miles</text:span> with Joe.</text:p>
      <text:p text:style-name="P149">Ave pace 9:50/mile</text:p>
      <text:p text:style-name="P149"/>
      <text:p text:style-name="P149">Fri Oct 21, no running</text:p>
      <text:p text:style-name="P149"/>
      <text:p text:style-name="P149">In the last week: <text:span text:style-name="T1">18.1 miles running</text:span> and 13 miles walking</text:p>
      <text:p text:style-name="P153"/>
      <text:p text:style-name="P149">Sat Oct 22, <text:span text:style-name="T1">2 miles</text:span></text:p>
      <text:p text:style-name="P149">Run: 2 miles averaging about 10:15/mile</text:p>
      <text:p text:style-name="P149"/>
      <text:p text:style-name="P149">Sun Oct 23, 2022 <text:span text:style-name="T1">2.3 miles</text:span></text:p>
      <text:p text:style-name="P149">Run: With Joe  2miles, Splits: 10:07 and 9:37</text:p>
      <text:p text:style-name="P149">Warm down: 0.33 miles at about 10:30/mile</text:p>
      <text:p text:style-name="P149"/>
      <text:p text:style-name="P149">Mon Oct 24, 2022 <text:span text:style-name="T1">3.5 miles</text:span></text:p>
      <text:p text:style-name="P149">Warm up: 0.25 miles</text:p>
      <text:p text:style-name="P149"><text:soft-page-break/>Run: 6x0.25 miles with a 0.25 jog after each. Three runs were with the wind and 3 against.  Ave time 2:20. Ave jog time: 3:17</text:p>
      <text:p text:style-name="P149">Warm down: 0.25 miles </text:p>
      <text:p text:style-name="P149"/>
      <text:p text:style-name="P149">Tues Oct 25, 2022 <text:span text:style-name="T1">3.75 miles</text:span></text:p>
      <text:p text:style-name="P144">Warm up: 0.5 miles</text:p>
      <text:p text:style-name="P144">Run: 6x0.25 miles with a 0.25 jog after. Ave time 2:17, Ave jog time: 3:17</text:p>
      <text:p text:style-name="P144">Warm down: 0.25 miles </text:p>
      <text:p text:style-name="P144"/>
      <text:p text:style-name="P144">Wed Oct 26, 2022 <text:span text:style-name="T1">5.5 miles</text:span></text:p>
      <text:p text:style-name="P144">Warm up: 1.75 miles</text:p>
      <text:p text:style-name="P144">Run: 6x0.25 miles with a 0.25 jog after. Ave time 2:13, Ave jog time: 3:08</text:p>
      <text:p text:style-name="P144">Warm down: 0.75 miles </text:p>
      <text:p text:style-name="P144"/>
      <text:p text:style-name="P149">Thur Oct 27, 2022 <text:span text:style-name="T1">3miles running</text:span> and 1 mile walking.</text:p>
      <text:p text:style-name="P149">Run/Walk: I ran 3/4 mile, walked 1/4 mile and repeated until I reached 4 miles. </text:p>
      <text:p text:style-name="P149">Ave pace: 12:35/mile</text:p>
      <text:p text:style-name="P149">Ave running pace: about 11:30/mile</text:p>
      <text:p text:style-name="P149">Ave walking pace: about 16:00/mile</text:p>
      <text:p text:style-name="P144"/>
      <text:p text:style-name="P155"><text:span text:style-name="T34">Fri Oct 28, 2022 </text:span><text:span text:style-name="T35">4.25 miles running</text:span><text:span text:style-name="T34"> and 1.25 mile walking.</text:span></text:p>
      <text:p text:style-name="P149">Warm up: 0.25 mile jog</text:p>
      <text:p text:style-name="P136">Run/Walk: I ran 3/4 mile, walked 1/4 mile and repeated until I reached 5 miles. </text:p>
      <text:p text:style-name="P136">Ave pace: 11:54/mile</text:p>
      <text:p text:style-name="P136">Ave running pace: about 10:50/mile</text:p>
      <text:p text:style-name="P136">Ave walking pace: about 15:30/mile</text:p>
      <text:p text:style-name="P136">Warm down: 0.25 mile jog</text:p>
      <text:p text:style-name="P136"/>
      <text:p text:style-name="P149">In the last week: <text:span text:style-name="T1">24.1 miles running</text:span> and 2 miles walking</text:p>
      <text:p text:style-name="P136"/>
      <text:p text:style-name="P136">Mon Oct 31, 2022 <text:span text:style-name="T1">5.3 miles</text:span></text:p>
      <text:p text:style-name="P149">Warm up: 0.3miles</text:p>
      <text:p text:style-name="P149">Run: 2 x 2 miles with 0.5 mile jog between </text:p>
      <text:p text:style-name="P149">1. Splits 10:00, 10:06</text:p>
      <text:p text:style-name="P149">2. Splits 9:36, 9:22</text:p>
      <text:p text:style-name="P149">Warm down: 0.5 miles</text:p>
      <text:p text:style-name="P149"/>
      <text:p text:style-name="P149">Wed Nov 2, 2023 no running</text:p>
      <text:p text:style-name="P149"/>
      <text:p text:style-name="P153"><text:span text:style-name="T23">Thur Nov 3, 2023 </text:span><text:span text:style-name="T25">2.5 miles running</text:span><text:span text:style-name="T23"> <text:s/>0.25 miles walking</text:span></text:p>
      <text:p text:style-name="P149"/>
      <text:p text:style-name="P153"><text:span text:style-name="T23">Fri Nov 4, 2023 </text:span><text:span text:style-name="T25">3.15 miles running</text:span><text:span text:style-name="T23"> 0.4 miles walking</text:span></text:p>
      <text:p text:style-name="P151"><text:soft-page-break/>During the past week: 11 miles</text:p>
      <text:p text:style-name="P151"/>
      <text:p text:style-name="P150">Sat <text:s/>Nov 5, 2022 <text:span text:style-name="T1">4 miles</text:span> of running and jogging averaging 12:34/mile </text:p>
      <text:p text:style-name="P150"/>
      <text:p text:style-name="P153"><text:span text:style-name="T23">Sun Nov 6, 2022 </text:span><text:span text:style-name="T25">4.25 miles</text:span><text:span text:style-name="T23"> at 11:11/mile </text:span></text:p>
      <text:p text:style-name="P149"/>
      <text:p text:style-name="P153"><text:span text:style-name="T23">Mon Nov 7, 2022 </text:span><text:span text:style-name="T25">4.75 miles running</text:span><text:span text:style-name="T23"> at 10:25/mile. </text:span></text:p>
      <text:p text:style-name="P149"><text:s text:c="7"/>My ankle is better than yesterday. </text:p>
      <text:p text:style-name="P149"/>
      <text:p text:style-name="P149">Fri Nov 11, 2022 <text:span text:style-name="T1">3 miles</text:span></text:p>
      <text:p text:style-name="P154"><text:span text:style-name="T36">1 mile on the indoor track in 11:26 and rest a few minutes</text:span> </text:p>
      <text:p text:style-name="P23">2 miles on a treadmill, Splits: 11:02 and 10:25</text:p>
      <text:p text:style-name="P23"/>
      <text:p text:style-name="P152">During the past week: 16 miles</text:p>
      <text:p text:style-name="P148"/>
      <text:p text:style-name="P148">Sat Nov 12, 2022 <text:span text:style-name="T1">3.5 miles</text:span></text:p>
      <text:p text:style-name="P154"><text:span text:style-name="T36">1 miles on the indoor track in 9:47 and rest a few minutes</text:span> <text:span text:style-name="T36">and 0.1 mile lead in to 2 miles</text:span></text:p>
      <text:p text:style-name="P23">2 miles on a treadmill, Splits: 10:16 and 10:03</text:p>
      <text:p text:style-name="P23">warm down: 0.4 miles</text:p>
      <text:p text:style-name="P10"/>
      <text:p text:style-name="P23">Sun Nov 13, 2022 <text:span text:style-name="T1">4.35 miles </text:span>on a treadmill in 40:39</text:p>
      <text:list xml:id="list6164662162065783965" text:style-name="L26">
        <text:list-item>
          <text:list>
            <text:list-header>
              <text:p text:style-name="P179">0.1 mile lead in to a 4 mile run</text:p>
              <text:p text:style-name="P179">Mile Splits: 10:31, 10:16, 10:00, 9:52</text:p>
            </text:list-header>
          </text:list>
        </text:list-item>
      </text:list>
      <text:p text:style-name="P23">Warm down: 0.25 miles in 3 min.</text:p>
      <text:p text:style-name="P10"/>
      <text:p text:style-name="P23">Mon <text:s/>Nov 14, 2022 <text:span text:style-name="T1">4.35 miles </text:span></text:p>
      <text:list xml:id="list39473040" text:continue-numbering="true" text:style-name="L26">
        <text:list-item>
          <text:list>
            <text:list-header>
              <text:p text:style-name="P179">0.1 mile lead in to a 4 mile run</text:p>
              <text:p text:style-name="P188">Run: <text:span text:style-name="T2">4 miles in 39:59</text:span></text:p>
              <text:p text:style-name="P179">Mile Splits: 10:25, 9:59, 9:50, 9:45</text:p>
            </text:list-header>
          </text:list>
        </text:list-item>
      </text:list>
      <text:p text:style-name="P23">Warm down: 0.25 miles in 3 min</text:p>
      <text:p text:style-name="P23"/>
      <text:p text:style-name="P23">Tues Nov 15, 2022 <text:span text:style-name="T1">1 mile</text:span> on a treadmill</text:p>
      <text:p text:style-name="P23">A complete cycle with weight machines</text:p>
      <text:p text:style-name="P23"/>
      <text:p text:style-name="P23">Wed <text:s/>Nov 16, 2022 <text:span text:style-name="T1">4.35 miles </text:span></text:p>
      <text:list xml:id="list39478916" text:continue-numbering="true" text:style-name="L26">
        <text:list-item>
          <text:list>
            <text:list-header>
              <text:p text:style-name="P179">0.1 mile lead in to a 4 mile run</text:p>
              <text:p text:style-name="P179">Mile Splits: 9:55, 9:44, 9:36, 9:24, Time: 38:40 or 9:40/mile</text:p>
            </text:list-header>
          </text:list>
        </text:list-item>
      </text:list>
      <text:p text:style-name="P23">Warm down: 0.25 miles in 3 min</text:p>
      <text:p text:style-name="P23"/>
      <text:p text:style-name="P23">Thur Nov 17, 2022 <text:span text:style-name="T1">1 mile</text:span> on a treadmill</text:p>
      <text:p text:style-name="P23">A complete cycle with weight machines</text:p>
      <text:p text:style-name="P23">Fri Nov 18 <text:s/>No running I am sick with a cold</text:p>
      <text:p text:style-name="P10"><text:soft-page-break/>During the past week: 17.7 miles</text:p>
      <text:p text:style-name="P23">Sat <text:s/>Nov 19 &amp;Sun Nov 20 No running I am sick with a cold</text:p>
      <text:p text:style-name="P23"/>
      <text:p text:style-name="P23">Mon Nov 21 2022 no running but a good workout on elliptical </text:p>
      <text:p text:style-name="P23">On elliptical:</text:p>
      <text:p text:style-name="P23">10 minutes including 2x1 minute fast and rest a few minutes </text:p>
      <text:p text:style-name="P23">20 minutes including 3x1 minute fast and 2x1/2 minute fast and a few minute rest</text:p>
      <text:p text:style-name="P23">10 minutes at a easy pace </text:p>
      <text:p text:style-name="P23"/>
      <text:p text:style-name="P23">Tue Nov 22 2022 no running but a good workout on elliptical </text:p>
      <text:p text:style-name="P23">On elliptical:</text:p>
      <text:p text:style-name="P10">30 minutes at a good pace</text:p>
      <text:p text:style-name="P10"/>
      <text:p text:style-name="P23">Wed Nov 23 2022 <text:span text:style-name="T1">no running</text:span> but a good workout on elliptical </text:p>
      <text:p text:style-name="P23">On elliptical:</text:p>
      <text:p text:style-name="P10">25 minutes at a good pace</text:p>
      <text:p text:style-name="P10"/>
      <text:p text:style-name="P23">Thur Nov 24, 2022 <text:span text:style-name="T1">2.85 miles </text:span>It was 43 degrees and I wore sweat clothes. <text:span text:style-name="T1">Good <text:s/>run!</text:span></text:p>
      <text:p text:style-name="P23"><text:span text:style-name="T1">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2"> I mile on the cemetery loop in 9:23 and rest a few minutes</text:span></text:p>
      <text:p text:style-name="P10">Warm down: <text:span text:style-name="T2">0.25 mile jog home</text:span></text:p>
      <text:p text:style-name="P23"/>
      <text:p text:style-name="P10"><text:span text:style-name="T2">Fri Nov 25, 2022 </text:span>no running<text:span text:style-name="T2"> but a good workout on elliptical </text:span></text:p>
      <text:p text:style-name="P23">5 minutes at a speed of about 17.</text:p>
      <text:p text:style-name="P23">8x40s at speed of 20-21 with 80s jogs after each</text:p>
      <text:p text:style-name="P23">4 minutes at a speed of about 15.</text:p>
      <text:p text:style-name="P10"/>
      <text:p text:style-name="P10">In the past week: 2.85 miles</text:p>
      <text:p text:style-name="P10"/>
      <text:p text:style-name="P10"><text:span text:style-name="T2">Sat Nov 26, 2022 </text:span>4.45 miles running</text:p>
      <text:p text:style-name="P11">Warm up: <text:span text:style-name="T2">1 mile to the cemetery loop</text:span></text:p>
      <text:p text:style-name="P11">Run: <text:span text:style-name="T2">3.2 miles (10 x cemetery loop) in 30:40 or 9:35/mile, total ascent: 220 ft</text:span></text:p>
      <text:p text:style-name="P30">Splits: 9:46, 9:46, 9:27 and 1:40 for the last 0.2 miles</text:p>
      <text:p text:style-name="P23"><text:span text:style-name="T1">Warm down: </text:span>0.25 miles home</text:p>
      <text:p text:style-name="P23"/>
      <text:p text:style-name="P23">Sun Nov 27,2022 <text:span text:style-name="T1">no running </text:span></text:p>
      <text:p text:style-name="P10"/>
      <text:p text:style-name="P23">Mon Nov 28, 2022 <text:span text:style-name="T1">6.25 miles</text:span></text:p>
      <text:p text:style-name="P10">Run: <text:span text:style-name="T2">On a Wise Center treadmill, 6.25 miles in 60 minutes.</text:span></text:p>
      <text:p text:style-name="P23">Spits: 10:06, 9:56, 9:44, 9:36, 9:20, 9:05 and the last 0.25 mile in 2:14 or 8:57/mile <text:s/></text:p>
      <text:p text:style-name="P23"><text:soft-page-break/>Ave Pace: 9:36/mile, Ave HR ~146 , <text:s/>Final HR ~ 163</text:p>
      <text:p text:style-name="P23"/>
      <text:p text:style-name="P23">Tues Nov 29, 2022 <text:span text:style-name="T1">3 miles running</text:span></text:p>
      <text:p text:style-name="P23">Two cycles on 4 weight machines for my legs</text:p>
      <text:p text:style-name="P23"><text:span text:style-name="T1">Run/walk:</text:span> <text:s/>I ran and walked 25 laps on the indoor track. I went around wide on the track so each lap was 1/8 of a mile. I walked a total of about 1/8 of a mile and ran 3 miles. Total time: 37:16</text:p>
      <text:p text:style-name="P23"/>
      <text:p text:style-name="P23">Wed Nov 30, 2022 <text:span text:style-name="T1">4.5 miles</text:span></text:p>
      <text:p text:style-name="P23"><text:span text:style-name="T1">Warm up:</text:span> 0.5 miles and rest a few minutes</text:p>
      <text:p text:style-name="P23"><text:span text:style-name="T1">Run:</text:span> <text:s/>4 miles on a treadmill, Splits: 9:30, 9:21, 9:12, 9:00, </text:p>
      <text:p text:style-name="P23">Time: 37:03, Ave Pace: 9:16, Max HR: 159 bpm</text:p>
      <text:p text:style-name="P23"/>
      <text:p text:style-name="P23">Thur Dec 1, 2022 <text:s/><text:span text:style-name="T1">4.13 miles</text:span></text:p>
      <text:p text:style-name="P23">I ran 33 laps on the indoor track running wide so each lap was 1/8 mile.</text:p>
      <text:p text:style-name="P23">In the beginning I jogged a fraction of a lap after I ran 3 laps and repeated. By the end I was jogging a lap after I ran every 3 laps. </text:p>
      <text:p text:style-name="P23">Time: 50:22, Ave pace: 12:12/mile, Ave HR 113 bpm, Max HR: 124 bpm </text:p>
      <text:p text:style-name="P23"/>
      <text:p text:style-name="P23">Fri Dec 2, 2022 <text:span text:style-name="T1">4.5 miles</text:span></text:p>
      <text:p text:style-name="P23">I ran 36 laps on the indoor track running wide so each lap was 1/8 mile.</text:p>
      <text:p text:style-name="P23">I jogged a lap after I ran 3 laps and repeated until I covered 4.5 miles. </text:p>
      <text:p text:style-name="P23">Time: 55:36, Ave pace: 12:21/mile, <text:s/>While running at about 11:40/mile my pulse rose to about 118 bpm. While jogging at about 14:20/mile my pulse fell to about 107 bpm. <text:s/></text:p>
      <text:p text:style-name="P23"/>
      <text:p text:style-name="P23">During the last week I ran <text:span text:style-name="T1">26.85 miles</text:span></text:p>
      <text:p text:style-name="P23"/>
      <text:p text:style-name="P23">Sat Dec 3, <text:span text:style-name="T1">5.75 miles</text:span></text:p>
      <text:p text:style-name="P23"><text:span text:style-name="T1">Warm up:</text:span> 1.5 miles going faster as I ran and rest a few minutes</text:p>
      <text:p text:style-name="P23"><text:span text:style-name="T1">Run:</text:span> <text:s/>0.05 mile lead in to 4 miles on a treadmill, Splits: 9:05, 8:57, 8:53, 8:30</text:p>
      <text:p text:style-name="P23">The last half mile was in 4:07 and the last ¼ mile was in 2:01</text:p>
      <text:p text:style-name="P23">Time: 35:26, Ave Pace: 8:52/mile, Max HR: 153 bpm</text:p>
      <text:p text:style-name="P10">Compare to Wed Nov 30, 2022 just 3 days ago.</text:p>
      <text:p text:style-name="P10">Warm down: <text:span text:style-name="T2">0.2 miles</text:span></text:p>
      <text:p text:style-name="P10"/>
      <text:p text:style-name="P23">Sun Dec 4, 2022 <text:span text:style-name="T1">4.5 miles</text:span></text:p>
      <text:p text:style-name="P10">Two cycles on 5 weight machines for my legs</text:p>
      <text:p text:style-name="P23">I ran 32 laps on the indoor track running wide so each lap was 1/8 mile.</text:p>
      <text:p text:style-name="P23">I jogged a lap after I ran 3 laps and repeated until I covered 4 miles. </text:p>
      <text:p text:style-name="P23">Time: 47:48, Ave pace: 11:57/mile, <text:s/>While running at about 11:20/mile my pulse rose to about 126 bpm. While jogging at about 13:50/mile my pulse fell to about 112 bpm. <text:s/></text:p>
      <text:p text:style-name="P10">I ran and jogged better today than I have been lately.</text:p>
      <text:p text:style-name="P23"><text:soft-page-break/>Mon Dec 5, 2022<text:span text:style-name="T1"> 5.4 miles</text:span></text:p>
      <text:p text:style-name="P23"><text:span text:style-name="T1">Warm up:</text:span> 1 mile going faster as I ran and rest a few minutes</text:p>
      <text:p text:style-name="P23"><text:span text:style-name="T1">Run:</text:span> <text:s/>0.05 mile lead in to 4.11 miles on a treadmill, Splits: 8:58, 8:43, 8:20, 7:48, 0:50</text:p>
      <text:p text:style-name="P23">The last 1/4 mile was at 7:30/mile pace.</text:p>
      <text:p text:style-name="P23">Time: 34:39, Ave Pace: 8:26/mile, Max HR: 159 bpm</text:p>
      <text:p text:style-name="P23">The last 5K was in 25:41 or 8:15/mile. <text:s/>I haven't run a 5K this fast since I ran Mark Courtney's virtual Ice Cream Race back on August 19, 2020. </text:p>
      <text:p text:style-name="P23"><text:span text:style-name="T1">Warm down:</text:span> 0.25 miles</text:p>
      <text:p text:style-name="P23"/>
      <text:p text:style-name="P23"/>
      <text:p text:style-name="P23">Tues Dec 6, 2022 <text:span text:style-name="T1">2.1 miles</text:span></text:p>
      <text:p text:style-name="P10">One cycle on 5 weight machines for my legs</text:p>
      <text:p text:style-name="P23"><text:span text:style-name="T1">Warm up:</text:span> 1 mile at various paces on a treadmill and rest a few minutes.</text:p>
      <text:p text:style-name="P10">Run: <text:span text:style-name="T2">0.1 mile lead into a one mile run on the treadmill</text:span></text:p>
      <text:p text:style-name="P23">Time for 1 mile: 7:22, Max pulse: 155 bpm</text:p>
      <text:p text:style-name="P23"/>
      <text:p text:style-name="P23">Wed Dec. 7, 2022 <text:span text:style-name="T1">5.75 miles</text:span></text:p>
      <text:p text:style-name="P23"><text:span text:style-name="T1">Warm up:</text:span> 1 mile at various paces on a treadmill and rest a few minutes.</text:p>
      <text:p text:style-name="P10">Run on treadmill: <text:s/><text:span text:style-name="T2">8 x ¼ run with ¼ mile jog before each. <text:s/>Time for jogs: about 3:00</text:span></text:p>
      <text:p text:style-name="P23">Time for runs: 2:00, 2:00, 1:58, 1:51, 1:57, 1:55, 1:53.9, 1:50</text:p>
      <text:p text:style-name="P10">Warm down:<text:span text:style-name="T2"> ½ mile in 5:00</text:span></text:p>
      <text:p text:style-name="P23"/>
      <text:p text:style-name="P10"><text:span text:style-name="T2">Thur Dec 8, 2022 </text:span>4.6 miles</text:p>
      <text:p text:style-name="P10">Warm up: <text:span text:style-name="T2"><text:s/>0.5 miles to the Wise Center</text:span></text:p>
      <text:p text:style-name="P10">Run on a treadmill:<text:span text:style-name="T2"> <text:s/>5K averaging 9:00/mile</text:span></text:p>
      <text:p text:style-name="P10">Warm down: <text:span text:style-name="T2">1 mile jog and ½ mile walk</text:span></text:p>
      <text:p text:style-name="P23"/>
      <text:p text:style-name="P10"><text:span text:style-name="T2">Fri Dec 9, 2022 </text:span>no running</text:p>
      <text:p text:style-name="P23"/>
      <text:p text:style-name="P10"><text:span text:style-name="T2">During the past week: </text:span>28.1 miles</text:p>
      <text:p text:style-name="P23"/>
      <text:p text:style-name="P23">Sat Dec 10, 2022 <text:span text:style-name="T1">4 miles</text:span> </text:p>
      <text:p text:style-name="P10">Warm up: <text:span text:style-name="T2">1 mile at various paces on a treadmill in 9:48 and rest a few minutes</text:span></text:p>
      <text:p text:style-name="P10">Run/Jog: <text:s/><text:span text:style-name="T2">3 miles on the indoor track averaging 11:23/mile. I ran about 2.5 miles and jogged 6 times for a total distance of about ½ mile.</text:span></text:p>
      <text:p text:style-name="P10"><text:span text:style-name="T2">Next time I will run 3 laps, jog 1 lap and repeat.</text:span> </text:p>
      <text:p text:style-name="P10"/>
      <text:p text:style-name="P23">Sun Dec 11, 2022 <text:span text:style-name="T1">4.5 miles</text:span></text:p>
      <text:p text:style-name="P10">Run/Jog: <text:span text:style-name="T2">I ran and jogged 4.5 miles on the indoor track averaging about 13:15/mile.</text:span></text:p>
      <text:p text:style-name="P23"/>
      <text:p text:style-name="P10"><text:span text:style-name="T2">Mon Dec 12, 2022 </text:span>5.5 miles<text:span text:style-name="T2"> on a college treadmill</text:span></text:p>
      <text:p text:style-name="P23">I ran 5 miles in 50 minutes and jogged ½ mile in 6 minutes </text:p>
      <text:p text:style-name="P23"><text:soft-page-break/>Tues Dec 13, 2022 <text:span text:style-name="T1">4.7 miles</text:span></text:p>
      <text:p text:style-name="P23"><text:span text:style-name="T1">Warm up:</text:span> 0.35 miles to the top of the cemetery hill</text:p>
      <text:p text:style-name="P23"><text:span text:style-name="T1">Run:</text:span> The course was 0.8 miles down the cemetery hill <text:s/>and then 0.2 miles down </text:p>
      <text:p text:style-name="P23">Randolph St, turn around and go 1 mile up to the top of the cemetery again and repeat for a total of 4 miles. The sum of the ascents along the 4 miles course was 500 feet.</text:p>
      <text:p text:style-name="P23"><text:span text:style-name="T1">Time:</text:span> 47:48 or 11:56/mile, <text:span text:style-name="T1">Mile Splits:</text:span> 11:01, 13:49. 10:11, 12:43</text:p>
      <text:p text:style-name="P23">This was a good run especially the second time down and up the hill.</text:p>
      <text:p text:style-name="P23"><text:span text:style-name="T1">Warm down:</text:span> 0.35 miles home </text:p>
      <text:p text:style-name="P23"/>
      <text:p text:style-name="P23">Wed Dec 14, 2022 </text:p>
      <text:p text:style-name="P23"><text:span text:style-name="T1">Warm up:</text:span> <text:s/>0.25 miles to the cemetery loop</text:p>
      <text:p text:style-name="P23"><text:span text:style-name="T1">Run:</text:span> 16 loops or 5.12 miles in 54:42, <text:s/>Ave Pace: 10:42. Sum of ascents: 350 feet</text:p>
      <text:p text:style-name="P23"><text:span text:style-name="T1">Warm down:</text:span> 0.25 miles home</text:p>
      <text:p text:style-name="P23">This was a good run.</text:p>
      <text:p text:style-name="P23"/>
      <text:p text:style-name="P31">Thur Dec 15, 2022 <text:span text:style-name="T1">5.05 miles </text:span>on a Wise Center treadmill</text:p>
      <text:p text:style-name="P10">Warm up: <text:span text:style-name="T2">0.75 miles at various paces and rest a few minutes</text:span></text:p>
      <text:p text:style-name="P10">Run: <text:span text:style-name="T2">A 0.05 mile lead in and a 4 mile run. 4 mile time: 37:52 <text:s/>Ave pace 9:28/mile</text:span></text:p>
      <text:p text:style-name="P10">Mile Splits: <text:span text:style-name="T2">9:40, 9:34, 9:26, 9:12 Max Pulse: 152 bpm</text:span></text:p>
      <text:p text:style-name="P23"/>
      <text:p text:style-name="P10"><text:span text:style-name="T2">Fri Dec 16, 2022 </text:span>1.88 miles</text:p>
      <text:p text:style-name="P23">I did 2 cycles on five weight machines for legs. <text:s/>Then I ran and jogged 7 laps on the Wise Center indoor track averaging 11:50/mile.</text:p>
      <text:p text:style-name="P23"/>
      <text:p text:style-name="P10"><text:span text:style-name="T2">During the past week: </text:span>31.3 miles running</text:p>
      <text:p text:style-name="P23"/>
      <text:p text:style-name="P10"><text:span text:style-name="T2">Sat Dec 17, 2022 </text:span>5 miles <text:span text:style-name="T2">on the indoor track</text:span></text:p>
      <text:p text:style-name="P10">Warm up:<text:span text:style-name="T2"> ½ mile at various paces</text:span></text:p>
      <text:p text:style-name="P10">Run: <text:span text:style-name="T2">8 x 0.25 miles with 0.25 mile jog after each, the jogs took about 3:30</text:span></text:p>
      <text:p text:style-name="P23">Times: 2:12, 2:13, 2:13, 2:07, 2:17, 2:13, 2:17, 2:07, Max HR: 151 bpm</text:p>
      <text:p text:style-name="P10">Warm down:<text:span text:style-name="T2"> <text:s/>½ mile jog</text:span></text:p>
      <text:p text:style-name="P23"/>
      <text:p text:style-name="P10"><text:span text:style-name="T2">Sun Dec 18, 2022 </text:span>4 miles <text:span text:style-name="T2">on the indoor track ***</text:span></text:p>
      <text:p text:style-name="P23"><text:span text:style-name="T1">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3"/>
      <text:p text:style-name="P23">Mon Dec 19, 2022 <text:span text:style-name="T1">4 miles </text:span>on the indoor track</text:p>
      <text:p text:style-name="P23"><text:span text:style-name="T1">Run/Jog:</text:span> I ran and jogged 4 miles and averaged 12:43/mile. <text:s/>I alternated jogging and running 1/8 mile. AvePulse:110, peak pulse: 121. My pulse was <text:s/>higher than yesterday even though my average pace was lower today. A 1/1 run/jog ratio may be too low.</text:p>
      <text:p text:style-name="P23"><text:soft-page-break/>Tues Dec 20, 2022 <text:span text:style-name="T1">5.25 miles</text:span> on a treadmill</text:p>
      <text:p text:style-name="P23"><text:span text:style-name="T1">Warm up: </text:span>0.6 miles at various paces </text:p>
      <text:p text:style-name="P23"><text:span text:style-name="T1">Run:</text:span> 0.05 mile lead into a 4.11 mile run. Time: 38:04, Ave pace: 9:16/mile</text:p>
      <text:p text:style-name="P23">Splits: 9:39, 9:24, 9:13, 8:52, 55 (for the last 0.11 or 8:20/mile). </text:p>
      <text:p text:style-name="P23">Time for the last 5K: 28:25 or 9:08/mile</text:p>
      <text:p text:style-name="P23"/>
      <text:p text:style-name="P23">Wed Dec 21, 2022 <text:span text:style-name="T1">5 miles </text:span>on very hilly roads</text:p>
      <text:p text:style-name="P23">I ran 5 miles on a very hilly road course along Limber, Jefferson, the cemetery hill and a short distance on Randolph to make the total distance be 5 miles. </text:p>
      <text:p text:style-name="P23">Ave pace:13:03/mile, Sum of ascents: 675 feet, Ave Pulse: 112 bpm, Max Pulse:130 bpm </text:p>
      <text:p text:style-name="P23"/>
      <text:p text:style-name="P23">Thurs Dec 22, 2022 <text:span text:style-name="T1">6 miles</text:span> on a college treadmill</text:p>
      <text:p text:style-name="P10">Warm up: <text:span text:style-name="T2">0.5 miles and rest a few minutes</text:span></text:p>
      <text:p text:style-name="P10">Run on treadmill: <text:s/><text:span text:style-name="T2">10 x ¼ run with ¼ mile jog before each. <text:s/>Time for jogs: about 3:00</text:span></text:p>
      <text:p text:style-name="P23">Time for runs: 2:14, 2:14, <text:s/>2:14, 2:14, 2:14, 2:14, 2:12, 2:10, 2:08.5, 2:00</text:p>
      <text:p text:style-name="P10">Warm down:<text:span text:style-name="T2"> ½ mile in 5:00</text:span></text:p>
      <text:p text:style-name="P23"/>
      <text:p text:style-name="P23">Fri Dec 23, 2022 <text:span text:style-name="T1">no running</text:span></text:p>
      <text:p text:style-name="P23">The Bomb, Cyclone, Blizzard hit and the Wise Center closed until Jan 2.</text:p>
      <text:p text:style-name="P23"/>
      <text:p text:style-name="P10"><text:span text:style-name="T2">During the past week: </text:span>29.25 miles running</text:p>
      <text:p text:style-name="P23"/>
      <text:p text:style-name="P23">Sun Dec 25, 2022 <text:span text:style-name="T1">no running</text:span> 12 minutes at level 17 on the elliptical</text:p>
      <text:p text:style-name="P23"/>
      <text:p text:style-name="P23">Mon Dec 26, 2022 <text:span text:style-name="T1">no running</text:span> 28 minutes at level 15 on the elliptical</text:p>
      <text:p text:style-name="P23"/>
      <text:p text:style-name="P23">Tues Dec 27,2022 <text:span text:style-name="T1">no running</text:span> 20 minutes at level 15 on the elliptical</text:p>
      <text:p text:style-name="P23"/>
      <text:p text:style-name="P23">Wed Dec 28, 2022 <text:span text:style-name="T1">no running</text:span> 20 minutes at level 15 on the elliptical</text:p>
      <text:p text:style-name="P23"/>
      <text:p text:style-name="P23">Thur Dec 29, 2022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text:p>
      <text:p text:style-name="P23">Ave pace:11:57/mile, Sum of ascents: 675 feet, Ave Pulse: 125 bpm, Max Pulse:157 bpm</text:p>
      <text:p text:style-name="P23">Eight days ago on the same course:</text:p>
      <text:p text:style-name="P23">Ave pace:13:03/mile, Sum of ascents: 675 feet, Ave Pulse: 112 bpm, Max Pulse:130 bpm</text:p>
      <text:p text:style-name="P23"/>
      <text:p text:style-name="P23">Fri Dec 30, 2022 <text:span text:style-name="T1">5 miles</text:span> on the high school track</text:p>
      <text:p text:style-name="P23"><text:span text:style-name="T1">Run:</text:span> 2 miles in 21:52 splits 10:16, 11:35 and rest a few minutes</text:p>
      <text:p text:style-name="P10">Run: <text:span text:style-name="T2">3 miles, I alternated jogging 220 yards and running 220 yards</text:span></text:p>
      <text:p text:style-name="P23">jogging pace: about 14:40, running pace: about 11:20, Ave pace: 12:53/mile</text:p>
      <text:p text:style-name="P10"><text:soft-page-break/><text:span text:style-name="T2">During the past week: </text:span>10 miles running</text:p>
      <text:p text:style-name="P23"/>
      <text:p text:style-name="P23">Sat Dec 31, 2022 no running</text:p>
      <text:p text:style-name="P23"/>
      <text:p text:style-name="P23">Sun Jan 1, 2023 <text:span text:style-name="T1">3 miles </text:span>on hilly roads averaging 12:30/ mile</text:p>
      <text:p text:style-name="P23"/>
      <text:p text:style-name="P23">Mon Jan 2, 2023 <text:span text:style-name="T1">3.7 miles</text:span> </text:p>
      <text:list xml:id="list4026537029618383215" text:style-name="L27">
        <text:list-item>
          <text:list>
            <text:list-header>
              <text:p text:style-name="P180">3.7 miles including 10 cemetery (3.2 miles) averaging 11:10/mile</text:p>
              <text:p text:style-name="P180">Sum of ascents: 220 feet</text:p>
            </text:list-header>
          </text:list>
        </text:list-item>
      </text:list>
      <text:p text:style-name="P23"/>
      <text:p text:style-name="P23">Tues Jan 3, 2023 <text:s/><text:span text:style-name="T1">5 miles </text:span>on a college treadmill</text:p>
      <text:p text:style-name="P10">Warm up: <text:span text:style-name="T2"><text:s/>2 miles in 21:00, splits 10:45 and 10:15 and rest a few minutes</text:span></text:p>
      <text:p text:style-name="P10">Run: <text:span text:style-name="T2">3 x ¼ mile in 2:09 with a 3:00 ¼ mile before each run</text:span></text:p>
      <text:p text:style-name="P23">I was planning on running more 1/4's but I was really tired and my pulse was high.</text:p>
      <text:p text:style-name="P10">Warm down:<text:span text:style-name="T2"> 1.5 miles at 11:00/mile</text:span></text:p>
      <text:p text:style-name="P23"/>
      <text:p text:style-name="P23">Wed Jan 4, 2023 no running 2 miles walking</text:p>
      <text:p text:style-name="P23">I walked 2 miles in 23:11 on hilly rods</text:p>
      <text:p text:style-name="P23"/>
      <text:p text:style-name="P10"><text:span text:style-name="T2">Thur Jan 5, 2023 </text:span>5 miles</text:p>
      <text:p text:style-name="P10">On treadmill: <text:span text:style-name="T2">2</text:span> <text:span text:style-name="T2">miles in 21 minutes going faster as I ran</text:span></text:p>
      <text:p text:style-name="P10">On indoor track:<text:span text:style-name="T2"> I jogged and ran 3 miles averaging 13:17/mile</text:span></text:p>
      <text:p text:style-name="P23"/>
      <text:p text:style-name="P10"><text:span text:style-name="T2">Fri Jan 6, 2023 </text:span>5.75 miles </text:p>
      <text:p text:style-name="P10">Warm up: <text:span text:style-name="T2">0.5 miles at various paces and rest a few minutes</text:span></text:p>
      <text:p text:style-name="P10">Run: <text:span text:style-name="T2">5 miles on a treadmill starting at 10:10/mile and ending at 9:22/mile</text:span></text:p>
      <text:p text:style-name="P23">Time: 49:12 or 9:50/mile</text:p>
      <text:p text:style-name="P23"><text:span text:style-name="T1">Warm down:</text:span> <text:s/>¼ mile in 3:00</text:p>
      <text:p text:style-name="P23"/>
      <text:p text:style-name="P10"><text:span text:style-name="T2">During the past week: </text:span>22.45 miles running</text:p>
      <text:p text:style-name="P23"/>
      <text:p text:style-name="P23">Sat Jan 7, 2023 <text:span text:style-name="T1">no running</text:span> 32 minutes at level 15 on the elliptical</text:p>
      <text:p text:style-name="P23"/>
      <text:p text:style-name="P23">Sun Jan 8, 2023 <text:span text:style-name="T1">no running</text:span> 38 minutes on the elliptical</text:p>
      <text:p text:style-name="P23">I started at level 15 and worked up to level 17.</text:p>
      <text:p text:style-name="P10"/>
      <text:p text:style-name="P23">Mon Jan 9, 2023 <text:span text:style-name="T1">no running </text:span></text:p>
      <text:p text:style-name="P23"/>
      <text:p text:style-name="P23">Tues Jan 10, 2023 <text:span text:style-name="T1">5.5 miles </text:span>on a treadmill</text:p>
      <text:p text:style-name="P23"><text:span text:style-name="T1">Warm up:</text:span> 1 mile at various paces in 10:00 and rest a few minutes </text:p>
      <text:p text:style-name="P10">Run: <text:span text:style-name="T2">8 x 0.25 miles with 0.25 mile jog before each run. Run times: 2:14, Jog times: 3:02</text:span></text:p>
      <text:p text:style-name="P23"><text:span text:style-name="T1">Warm down:</text:span> ½ mile in 5:20</text:p>
      <text:p text:style-name="P23"><text:soft-page-break/>Wed Jan 11, 2023 <text:span text:style-name="T1">no running</text:span></text:p>
      <text:p text:style-name="P10"/>
      <text:p text:style-name="P23">Thur Jan 12, 2023 <text:span text:style-name="T1"><text:s/>5.5 miles </text:span>on a treadmill</text:p>
      <text:p text:style-name="P23"><text:span text:style-name="T1">Warm up:</text:span> 1 mile at various paces in 10:00 and rest a few minutes </text:p>
      <text:p text:style-name="P10">Run: <text:span text:style-name="T2">8 x 0.25 miles with 0.25 mile jog before each run. Run times: 2:14, Jog times: 3:01</text:span></text:p>
      <text:p text:style-name="P23"><text:span text:style-name="T1">Warm down:</text:span> ½ mile in 5:15</text:p>
      <text:p text:style-name="P23">I felt somewhat better than 2 days ago.</text:p>
      <text:p text:style-name="P23"/>
      <text:p text:style-name="P23">Fri Jan 13, 2023 <text:s/><text:span text:style-name="T1">5 miles</text:span> on the indoor track</text:p>
      <text:p text:style-name="P10">Run:<text:span text:style-name="T2">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2">Splits:</text:span> <text:span text:style-name="T2">11:27, 11:29, 11:40, 11:51, 11:56</text:span></text:p>
      <text:p text:style-name="P23"/>
      <text:p text:style-name="P10"><text:span text:style-name="T2">During the past week: </text:span>16 miles</text:p>
      <text:p text:style-name="P23"/>
      <text:p text:style-name="P23">Sat Jan 14, 2023 <text:span text:style-name="T1">6.31 miles</text:span> </text:p>
      <text:p text:style-name="P10">Run:<text:span text:style-name="T2"> I ran for 1 hour on a treadmill and covered 6.31 miles. Ave pace: 9:30.5/mile</text:span></text:p>
      <text:p text:style-name="P32">Mile splits: 9:50, 9:41, 9:40, 9:30, 9:21, 9:11 and the last 0.31 miles at 8:57/mile</text:p>
      <text:p text:style-name="P32">Ave HR: ~140 bpm, Max HR near the end: 160 bpm</text:p>
      <text:p text:style-name="P10"/>
      <text:p text:style-name="P23">Sun Jan 15, 2023 <text:span text:style-name="T1">5 miles</text:span></text:p>
      <text:p text:style-name="P23">I ran 5 miles on the indoor track. I ran a ¼ mile, jogged a ¼ mile and repeated until I had covered 5 miles averaging about 13:00/mile. This is a good routine for running an ultra. l</text:p>
      <text:p text:style-name="P23"/>
      <text:p text:style-name="P23">Mon Jan 16, 2023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 Time 56:51</text:p>
      <text:p text:style-name="P23">Ave pace:11:22/mile, Sum of ascents: 675 feet, Ave Pulse: ? bpm, Max Pulse:?</text:p>
      <text:p text:style-name="P23"/>
      <text:p text:style-name="P23">Tues Jan 17, <text:span text:style-name="T1">5.62 miles</text:span></text:p>
      <text:p text:style-name="P23"><text:span text:style-name="T1">Warm up:</text:span> 0.25 miles to the cemetery loop</text:p>
      <text:p text:style-name="P23"><text:span text:style-name="T1">Run:</text:span> 16 cemetery loops or 5.12 miles in 1:05:32 (12:48/mile)</text:p>
      <text:p text:style-name="P23">I ran a loop, jogged a loop and repeated until I completed 16 loops. </text:p>
      <text:p text:style-name="P23">Ave. running pace: 12:06/mile, Ave jogging pace 13:30/mile</text:p>
      <text:p text:style-name="P23">Total ascent along the run: 352 feet.</text:p>
      <text:p text:style-name="P23"/>
      <text:p text:style-name="P23">Wed Jan 18, 18 <text:span text:style-name="T1">4.5 miles</text:span></text:p>
      <text:p text:style-name="P23"><text:span text:style-name="T1">Run: </text:span>10 cemetery loops plus one mile in 46:04 (10:59/mile). Distance:4.2 miles</text:p>
      <text:p text:style-name="P23">The last mile was in 10:11. Total ascent along the run: 286 feet. </text:p>
      <text:p text:style-name="P23"><text:span text:style-name="T1">Warm down:</text:span> 0.3 miles.</text:p>
      <text:p text:style-name="P23"><text:soft-page-break/>Thur Jan 19, 2023 <text:span text:style-name="T1">4.75 miles</text:span> on a treadmill</text:p>
      <text:p text:style-name="P10">Warm up:<text:span text:style-name="T2"> 0.75 miles at various pace averaging 10:00/mile</text:span></text:p>
      <text:p text:style-name="P10">Run:<text:span text:style-name="T2"> ½ mile, ½ mile, ¼ mile, ¼ mile, ¼ mile, ¼ mile with a ¼ mile jog before each.</text:span></text:p>
      <text:p text:style-name="P23">Times: 4:29, 4:29, 2:12, 2:10, 2:05, 2:02 <text:s/>jogs all in about 3:00.</text:p>
      <text:p text:style-name="P10">Warm down:<text:span text:style-name="T2"> ½ mile in 5:15</text:span></text:p>
      <text:p text:style-name="P23"/>
      <text:p text:style-name="P10"><text:span text:style-name="T2">Fri Jan 20, 2023 </text:span>4.3 miles<text:span text:style-name="T2"> on a treadmill</text:span></text:p>
      <text:p text:style-name="P10">Warm up:<text:span text:style-name="T2"> 0.7 miles at various paces in about 7 minutes</text:span></text:p>
      <text:p text:style-name="P10">Run:<text:span text:style-name="T2"> 5K in 29:25, Splits: 9:47, 9:29, 9:10, 0:59 Ave Pace: 9:28/mile</text:span></text:p>
      <text:p text:style-name="P10">Warm down:<text:span text:style-name="T2"> 0.5 miles in 5:10</text:span></text:p>
      <text:p text:style-name="P23"/>
      <text:p text:style-name="P10"><text:span text:style-name="T2">During the past week: </text:span>35.5miles</text:p>
      <text:p text:style-name="P10"/>
      <text:p text:style-name="P23">Sat Jan 21, 2023 <text:span text:style-name="T1">6.65 miles</text:span> on a treadmill</text:p>
      <text:p text:style-name="P23"><text:span text:style-name="T1">Run:</text:span> 6.15 miles in 60:00, Ave Pace: 9:45/mile, last mile in 9:22, last 0.15 at 9:00/mile.</text:p>
      <text:p text:style-name="P23">Max Pulse: 156 bpm</text:p>
      <text:p text:style-name="P23"><text:span text:style-name="T1">Warm down:</text:span> 0.5 miles in 5:00.</text:p>
      <text:p text:style-name="P23"/>
      <text:p text:style-name="P23">Sun Jan 22, 2023 <text:span text:style-name="T1">5.5 miles</text:span></text:p>
      <text:p text:style-name="P23">I ran 5.5 miles on the indoor track in 1:00:10 averaging 10:56/mile</text:p>
      <text:p text:style-name="P23"/>
      <text:p text:style-name="P23">Mon Jan 23, 2023 <text:span text:style-name="T1">6 miles</text:span></text:p>
      <text:p text:style-name="P23">I ran 5.78 miles on a treadmill in 1:00:00 averaging 10:23/mile</text:p>
      <text:list xml:id="list6245425771847696702" text:style-name="L28">
        <text:list-item>
          <text:list>
            <text:list-header>
              <text:p text:style-name="P181">Splits: 2.5 miles at 5.7 mi/hour, 1.5 miles at 5.8 mi/hour,</text:p>
              <text:p text:style-name="P181"><text:s text:c="11"/>1.5 miles at 5.9 mi/hour, 0.28 miles at 6.0 mi/hr</text:p>
            </text:list-header>
          </text:list>
        </text:list-item>
      </text:list>
      <text:p text:style-name="P23">Heart rate near the end: 137 bpm. At half-way it was in the mid 120's.</text:p>
      <text:p text:style-name="P10">Warm down: <text:span text:style-name="T2">0.25 miles in 2:55</text:span></text:p>
      <text:p text:style-name="P23"/>
      <text:p text:style-name="P10">My body is tired. I need to back off for a while.</text:p>
      <text:p text:style-name="P23"/>
      <text:p text:style-name="P10"><text:span text:style-name="T2">Tues Jan 24, 2023 </text:span>3.25 miles </text:p>
      <text:p text:style-name="P10">Warm up:<text:span text:style-name="T2"> 0.25 miles of drills on the indoor track</text:span></text:p>
      <text:p text:style-name="P23"><text:span text:style-name="T1">Run:</text:span> I ran 3 miles on a treadmill. Approximate Splits 12:00, 11:00, 11:00</text:p>
      <text:p text:style-name="P23"><text:span text:style-name="T1">Ave HR:</text:span> 114 bpm <text:s/><text:span text:style-name="T1">Final HR:</text:span> ~122 bpm</text:p>
      <text:p text:style-name="P10"><text:s/></text:p>
      <text:p text:style-name="P10"><text:span text:style-name="T2">Wed Jan 25, 2023 </text:span>3.5 miles </text:p>
      <text:p text:style-name="P10">Warm up:<text:span text:style-name="T2"> 0.25 miles of drills on the indoor track</text:span></text:p>
      <text:p text:style-name="P23"><text:span text:style-name="T1">Run:</text:span> I ran 3 miles on a treadmill. Approximate Splits 11:00, 11:00, 11:00</text:p>
      <text:p text:style-name="P23"><text:span text:style-name="T1">Ave HR:</text:span> 125 bpm <text:s/><text:span text:style-name="T1">Final HR:</text:span> ~128 bpm</text:p>
      <text:p text:style-name="P23"><text:span text:style-name="T1">Warm down:</text:span> <text:s/>0.25 miles in about 3 minutes</text:p>
      <text:p text:style-name="P10"/>
      <text:p text:style-name="P10"/>
      <text:p text:style-name="P10"><text:soft-page-break/><text:span text:style-name="T2">Thur Jan 26, 2023 </text:span>4 miles </text:p>
      <text:p text:style-name="P10">Warm up:<text:span text:style-name="T2"> 0.25 miles of drills on the indoor track</text:span></text:p>
      <text:p text:style-name="P23"><text:span text:style-name="T1">Run:</text:span> 3.5 miles on a treadmill. Approximate Splits 11:00, 11:00, 11:00, 5:30</text:p>
      <text:p text:style-name="P23"><text:span text:style-name="T1">Ave HR:</text:span> 119 bpm <text:s/><text:span text:style-name="T1">HR after 3 miles:</text:span> 124 bpm <text:span text:style-name="T1">Final HR:</text:span> 123 bpm</text:p>
      <text:p text:style-name="P23"><text:span text:style-name="T1">Warm down:</text:span> <text:s/>0.25 miles in about 3 minutes</text:p>
      <text:p text:style-name="P23">My heart rate was generally lower today than yesterday.</text:p>
      <text:p text:style-name="P10"/>
      <text:p text:style-name="P10"><text:span text:style-name="T2">Fri Jan 27, 2023 </text:span>4.5 miles </text:p>
      <text:p text:style-name="P10">Warm up:<text:span text:style-name="T2"> 0.25 miles of drills on the indoor track</text:span></text:p>
      <text:p text:style-name="P23"><text:span text:style-name="T1">Run:</text:span> 4 miles on a treadmill. </text:p>
      <text:p text:style-name="P23">Splits and HR at the end of the mile:</text:p>
      <text:p text:style-name="P23"><text:s text:c="6"/>10:35 (125 bpm), 10:22 (125 bpm), 10:31 (127 bpm), 10:32 (128 bpm) </text:p>
      <text:p text:style-name="P23"><text:span text:style-name="T1">Warm down:</text:span> <text:s/>0.25 miles in about 3 minutes</text:p>
      <text:p text:style-name="P10"/>
      <text:p text:style-name="P10"><text:span text:style-name="T2">During the past week: </text:span>33.4miles</text:p>
      <text:p text:style-name="P23"/>
      <text:p text:style-name="P10"><text:span text:style-name="T2">Sat Jan 28, 2023 </text:span>no running</text:p>
      <text:p text:style-name="P23"/>
      <text:p text:style-name="P10"><text:span text:style-name="T2">Sun Jan 29, 2023 </text:span>no running</text:p>
      <text:p text:style-name="P23"/>
      <text:p text:style-name="P10"><text:span text:style-name="T2">Mon Jan 30, 2023 </text:span>6.64 miles<text:span text:style-name="T2"> </text:span></text:p>
      <text:p text:style-name="P10">Run:<text:span text:style-name="T2"> I ran for 1 hour on a treadmill and covered 6.39 miles. Ave pace: 9:23.4/mile</text:span></text:p>
      <text:p text:style-name="P32">Mile splits: 10:00, 9:45, 9:30, 9:14, 9:05, 9:00, the last 0.39 miles averaging 8:48/mile</text:p>
      <text:p text:style-name="P23">Ave HR: ~143 bpm, Max HR near the end: 161 bpm</text:p>
      <text:p text:style-name="P23">The 5k starting at the 3 mile mark and ending near 6.11miles averaged 9:06/mile.</text:p>
      <text:p text:style-name="P10"/>
      <text:p text:style-name="P10"><text:span text:style-name="T2">Tues Jan 31, 2023</text:span> 3.5 miles <text:span text:style-name="T2">on the indoor track</text:span></text:p>
      <text:p text:style-name="P23"><text:span text:style-name="T1">Warm up:</text:span> ¼ mile of drills</text:p>
      <text:p text:style-name="P23"><text:span text:style-name="T1">Run:</text:span> 3.25 miles, Splits: 11:49, 11:38, 10:23, 2:32</text:p>
      <text:p text:style-name="P23"/>
      <text:p text:style-name="P23">Wed Feb 1, 2023 <text:span text:style-name="T1">2.38 miles</text:span> on the indoor track</text:p>
      <text:p text:style-name="P23">I ran 2.13 miles going faster as I ran and averaging 10:22/mile. The last ¾ mile was at an average pace of 9:49/mile</text:p>
      <text:p text:style-name="P23"/>
      <text:p text:style-name="P23">Thurs Feb 2, 2023 <text:span text:style-name="T1">3.25 miles </text:span>on the indoor track</text:p>
      <text:p text:style-name="P23">I ran 3/16 of a miles and jogged 1/16 of a mile mile and repeated until I reached 3.25 miles. Average pace 11:00/mile. <text:s/>Running pace about 10:45/mile and jogging pace about 12:00/mile.</text:p>
      <text:p text:style-name="P23"/>
      <text:p text:style-name="P23"/>
      <text:p text:style-name="P23"/>
      <text:p text:style-name="P23"/>
      <text:p text:style-name="P23"><text:soft-page-break/>Fri Feb 3, 2023 <text:span text:style-name="T1">4 miles </text:span></text:p>
      <text:p text:style-name="P10">On the indoor track:</text:p>
      <text:p text:style-name="P23">During each ¼ mile I ran about 370 yards and jogged about 70 yards. I did this for 3 miles and averaged about 10:54/mile. Then I rested about 5 minutes.</text:p>
      <text:p text:style-name="P10">On a treadmill:</text:p>
      <text:p text:style-name="P23">I ran a mile. First I ran a 0.1 mile lead-in to a 1K run, then I ran 1K at a pace of 8:00/mile and then I slowed down and ran 0.28 miles. Time for the mile about 9:20. </text:p>
      <text:p text:style-name="P23">Check below for a summary of distances I have run at 8:00.mile. <text:s text:c="2"/></text:p>
      <text:p text:style-name="P10"/>
      <text:p text:style-name="P10"><text:span text:style-name="T2">During the past week: </text:span>19.8<text:span text:style-name="T2"> </text:span>miles</text:p>
      <text:p text:style-name="P10"/>
      <text:p text:style-name="P23">Sat Feb 4, 2023 <text:span text:style-name="T1">4.25 miles </text:span>on the indoor track</text:p>
      <text:p text:style-name="P23">I ran 4.25 miles on the indoor track with Colton McCurdy at the end of his long run. </text:p>
      <text:p text:style-name="P23">Time: 43:47, Ave Pace: 10:18/mile, Max HR: 149 bpm </text:p>
      <text:p text:style-name="P23"/>
      <text:p text:style-name="P23">Sun Feb 5, 2023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 Time 55:04</text:p>
      <text:p text:style-name="P23">Ave pace:11:01/mile, Sum of ascents: 675 feet, Ave Pulse: 127 bpm, Max Pulse: 155</text:p>
      <text:p text:style-name="P10">See below for summary of my runs on this course.</text:p>
      <text:p text:style-name="P10"/>
      <text:p text:style-name="P23">Mon Feb 6, 2023 <text:span text:style-name="T1">3.75 miles</text:span> with Jim Fitch on the indoor track</text:p>
      <text:p text:style-name="P23"><text:span text:style-name="T1">Warm up:</text:span> <text:s/>¾ mile jog and ¼ mile of <text:s/>drills</text:p>
      <text:p text:style-name="P23"><text:span text:style-name="T1">Run:</text:span> 4 x ¼ mile with 1/8 mile before each run, times: 2:28, 2:17, 2:30, 2:18</text:p>
      <text:p text:style-name="P23">¼ mile jog and a ½ mile in 4:44</text:p>
      <text:p text:style-name="P23"><text:span text:style-name="T1">Warm down:</text:span> We ran and jogged a half mile: </text:p>
      <text:p text:style-name="P23">3/16 mile run+1/16 mile jog +3/16 mile run+1/16 mile jog, Time: 5:53 Ave Pace11:46 </text:p>
      <text:p text:style-name="P10"><text:span text:style-name="T2">Running pace: 11:00/mile <text:s/>Jogging pace: 14:15/mile</text:span> </text:p>
      <text:p text:style-name="P23"/>
      <text:p text:style-name="P23">Tues Feb 7, 2023 <text:span text:style-name="T1">3.25 miles</text:span> on the indoor track</text:p>
      <text:p text:style-name="P10">Warm up: <text:span text:style-name="T2">¼ mile of drills</text:span></text:p>
      <text:p text:style-name="P10">Run: <text:span text:style-name="T2">3 miles of running and jogging at average pace of about 11:45/mile</text:span> </text:p>
      <text:p text:style-name="P10"/>
      <text:p text:style-name="P23">Wed Feb 8, 2023 <text:span text:style-name="T1">3.25 miles</text:span> on the indoor track</text:p>
      <text:p text:style-name="P10">Warm up: <text:span text:style-name="T2">¼ mile of drills</text:span></text:p>
      <text:p text:style-name="P10">Run: <text:span text:style-name="T2">3 miles of running and jogging at average pace of about 12:00/mile</text:span></text:p>
      <text:p text:style-name="P10"/>
      <text:p text:style-name="P10"><text:span text:style-name="T2">Thur Feb 9, 2023 </text:span>4.1 miles</text:p>
      <text:p text:style-name="P10">Warm up: <text:span text:style-name="T2">½ mile on the indoor track in 4:50 and rest a few minutes</text:span></text:p>
      <text:p text:style-name="P23"><text:span text:style-name="T1">Run</text:span> on a treadmill:</text:p>
      <text:list xml:id="list2396619437977358760" text:style-name="L29">
        <text:list-item>
          <text:list>
            <text:list-header>
              <text:p text:style-name="P182">0.5 mile lead into a 5K(Peak pulse 151 bpm) and ½ mile after the 5K at various spaces</text:p>
            </text:list-header>
          </text:list>
        </text:list-item>
      </text:list>
      <text:p text:style-name="P23"><text:soft-page-break/>5K in 27:53, Ave Pace: 8:58/mile, Splits: 9:05, 8:57, 8:54 , last 0.11miles at 8:40/mile</text:p>
      <text:p text:style-name="P23">Fri Feb 10, 2023 <text:span text:style-name="T1">no running</text:span></text:p>
      <text:p text:style-name="P23"/>
      <text:p text:style-name="P10"><text:span text:style-name="T2">During the past week: </text:span>23.6<text:span text:style-name="T2"> </text:span>miles</text:p>
      <text:p text:style-name="P10"/>
      <text:p text:style-name="P23">Sat Feb 11, 2023 <text:span text:style-name="T1">3.7 miles</text:span></text:p>
      <text:p text:style-name="P10">Warm up: <text:span text:style-name="T2">¼ mile to the cemetery loop</text:span></text:p>
      <text:p text:style-name="P23"><text:span text:style-name="T1">Run:</text:span> 10 loops (3.2 miles) in 35:01, Ave Pace: 10:56/mile</text:p>
      <text:p text:style-name="P23"><text:span text:style-name="T1">Warm down:</text:span> ¼ mile home</text:p>
      <text:p text:style-name="P23"/>
      <text:p text:style-name="P23">Sun Feb 12, 2023 <text:span text:style-name="T1">2.75 miles</text:span></text:p>
      <text:p text:style-name="P10">Warm up: <text:span text:style-name="T2">1.5</text:span> <text:span text:style-name="T2">miles at various paces end at the cemetery loop <text:s/></text:span></text:p>
      <text:p text:style-name="P23"><text:span text:style-name="T1">Run:</text:span> 1 mile on the loop in 10:51</text:p>
      <text:p text:style-name="P23"><text:span text:style-name="T1">Warm down:</text:span> ¼ mile home</text:p>
      <text:p text:style-name="P23"/>
      <text:p text:style-name="P23">Mon Feb 13, 2023 <text:span text:style-name="T1">2 miles</text:span></text:p>
      <text:p text:style-name="P10">Warm up: <text:span text:style-name="T2">0.25</text:span> <text:span text:style-name="T2">miles to the cemetery loop <text:s/></text:span></text:p>
      <text:p text:style-name="P23"><text:span text:style-name="T1">Run:</text:span> 1.5 mile on the loop at about 12:00/mile</text:p>
      <text:p text:style-name="P23"><text:span text:style-name="T1">Warm down:</text:span> 0.25 miles home</text:p>
      <text:p text:style-name="P23"/>
      <text:p text:style-name="P23">Tues Feb 14, 2023 <text:span text:style-name="T1">3.7 miles</text:span></text:p>
      <text:p text:style-name="P10">Warm up: <text:span text:style-name="T2">0.25</text:span> <text:span text:style-name="T2">miles to the cemetery loop <text:s/></text:span></text:p>
      <text:p text:style-name="P23"><text:span text:style-name="T1">Run:</text:span> 10 loops (3.2 miles) in 35:03, Ave Pace: 10:57/mile</text:p>
      <text:p text:style-name="P23"><text:span text:style-name="T1">Warm down:</text:span> 0.25 miles home</text:p>
      <text:p text:style-name="P23"/>
      <text:p text:style-name="P23">Wed Feb 15, 2023 <text:span text:style-name="T1">3.7 miles</text:span></text:p>
      <text:p text:style-name="P10">Warm up: <text:span text:style-name="T2">0.25</text:span> <text:span text:style-name="T2">miles to the cemetery loop <text:s/></text:span></text:p>
      <text:p text:style-name="P23"><text:span text:style-name="T1">Run:</text:span> 10 loops (3.2 miles) in 33:31, Ave Pace: 10:28/mile </text:p>
      <text:p text:style-name="P23">Ave HR: 125 bpm, Max HR: 142 bpm</text:p>
      <text:p text:style-name="P23"><text:span text:style-name="T1">Warm down:</text:span> 0.25 miles home</text:p>
      <text:p text:style-name="P23">It was a nice today. I didn't wear sweats.</text:p>
      <text:p text:style-name="P23"/>
      <text:p text:style-name="P23">Thur Feb 16, 2023 <text:span text:style-name="T1">3.7 miles</text:span></text:p>
      <text:p text:style-name="P10">Warm up: <text:span text:style-name="T2">0.25</text:span> <text:span text:style-name="T2">miles to the cemetery loop <text:s/></text:span></text:p>
      <text:p text:style-name="P23"><text:span text:style-name="T1">Run:</text:span> 10 loops (3.2 miles) in 35:23, Ave Pace: 11:03/mile </text:p>
      <text:p text:style-name="P23">Ave HR: 116 bpm, Max HR: 141 bpm</text:p>
      <text:p text:style-name="P23"><text:span text:style-name="T1">Warm down:</text:span> 0.25 miles home</text:p>
      <text:p text:style-name="P23">I wore sweats.</text:p>
      <text:p text:style-name="P23"/>
      <text:p text:style-name="P23">Fri Feb 17, 2023 <text:span text:style-name="T1">no running</text:span></text:p>
      <text:p text:style-name="P23"/>
      <text:p text:style-name="P10"><text:span text:style-name="T2">During the past week: </text:span>19.7<text:span text:style-name="T2"> </text:span><text:span text:style-name="T1">miles</text:span></text:p>
      <text:p text:style-name="P10"><text:soft-page-break/></text:p>
      <text:p text:style-name="P23">Sat Feb 18, 2023 <text:span text:style-name="T1">5 miles</text:span></text:p>
      <text:p text:style-name="P23">I ran 5 miles on the Allegheny College indoor track in 54:40, Ave Pace: 10:56/mile.</text:p>
      <text:p text:style-name="P23">Max HR: 134 bpm</text:p>
      <text:p text:style-name="P23"/>
      <text:p text:style-name="P23">Sun Feb 19, 2023 <text:span text:style-name="T1">no running</text:span></text:p>
      <text:p text:style-name="P23">I did 2 cycles with about 15 weight machines for a full body workout in the Wise Center.</text:p>
      <text:p text:style-name="P23"/>
      <text:p text:style-name="P23">Mon Feb 20, 2023 <text:span text:style-name="T1">3.7 miles</text:span></text:p>
      <text:p text:style-name="P10">Warm up: <text:span text:style-name="T2">0.25</text:span> <text:span text:style-name="T2">miles to the cemetery loop <text:s/></text:span></text:p>
      <text:p text:style-name="P23"><text:span text:style-name="T1">Run and Jog:</text:span> 10 loops (3.2 miles) in 38:42, Ave Pace: 12:06/mile </text:p>
      <text:p text:style-name="P23">Ave HR: 110 bpm, Max HR: 133 bpm</text:p>
      <text:p text:style-name="P23"><text:span text:style-name="T1">Warm down:</text:span> 0.25 miles home</text:p>
      <text:p text:style-name="P23">I wore sweats.</text:p>
      <text:p text:style-name="P23"/>
      <text:p text:style-name="P23">Tues Feb 21 2023 <text:span text:style-name="T1">no running</text:span></text:p>
      <text:p text:style-name="P23"/>
      <text:p text:style-name="P23">Wed Feb 22, 2023 <text:span text:style-name="T1">2.5 miles</text:span> on a treadmill</text:p>
      <text:p text:style-name="P23"><text:span text:style-name="T1">Run:</text:span> 2 miles in 20 min followed by ½ mile in about 5:30</text:p>
      <text:p text:style-name="P23"/>
      <text:p text:style-name="P23">Thur Feb 23, 2023 <text:span text:style-name="T1">3.7 miles</text:span></text:p>
      <text:p text:style-name="P10">Warm up: <text:span text:style-name="T2">0.25</text:span> <text:span text:style-name="T2">miles to the cemetery loop <text:s/></text:span></text:p>
      <text:p text:style-name="P23"><text:span text:style-name="T1">Run:</text:span> 10 loops (3.2 miles) in 32:11, Ave Pace: 10:10/mile, Last mile in 9:56</text:p>
      <text:p text:style-name="P23">Max HR: 151 bpm</text:p>
      <text:p text:style-name="P23"><text:span text:style-name="T1">Warm down:</text:span> 0.25 miles home</text:p>
      <text:p text:style-name="P23">It was a nice today. I didn't wear sweats.</text:p>
      <text:p text:style-name="P23"/>
      <text:p text:style-name="P23">Fri Feb 24, 2028 <text:span text:style-name="T1">2.5 miles</text:span></text:p>
      <text:p text:style-name="P23">I ran 2.5 miles on the indoor track averaging 10:56/mile</text:p>
      <text:p text:style-name="P23"/>
      <text:p text:style-name="P10"><text:span text:style-name="T2">During the past week: <text:s/></text:span>17.4 miles</text:p>
      <text:p text:style-name="P23"/>
      <text:p text:style-name="P23"/>
      <text:p text:style-name="P23"/>
      <text:p text:style-name="P23">Sat Feb 25, 2023 <text:span text:style-name="T1">6 miles</text:span></text:p>
      <text:p text:style-name="P23">I ran 6 miles on the Allegheny College indoor track in 1:05:10 or 10:52/mile</text:p>
      <text:p text:style-name="P23">Ave Pace for the first 4 miles: 10:56/mile.</text:p>
      <text:p text:style-name="P23">Times for the 5<text:span text:style-name="T5">th</text:span> and 6<text:span text:style-name="T5">th</text:span> miles: 10:51 and 10:37</text:p>
      <text:p text:style-name="P23">Max HR: 134 bpm</text:p>
      <text:p text:style-name="P23"/>
      <text:p text:style-name="P23">Sun Feb 26, 2023 <text:span text:style-name="T1">no running </text:span></text:p>
      <text:p text:style-name="P23"/>
      <text:p text:style-name="P23"><text:soft-page-break/></text:p>
      <text:p text:style-name="P23"/>
      <text:p text:style-name="P23"/>
      <text:p text:style-name="P23">Mon Feb 27, 2023 <text:span text:style-name="T1">4 miles</text:span></text:p>
      <text:p text:style-name="P23">I ran 4 miles on the Allegheny College indoor track in 43:21 or 10:50/mile </text:p>
      <text:p text:style-name="P23">Ave Pace for the first 2 miles: 10:56/mile.</text:p>
      <text:p text:style-name="P23">Times for the 3<text:span text:style-name="T5">rd</text:span> and 4<text:span text:style-name="T5">th</text:span> miles: 10:50 and 10:38</text:p>
      <text:p text:style-name="P23">Max HR: 135 bpm</text:p>
      <text:p text:style-name="P23"/>
      <text:p text:style-name="P23">Tues Feb 28, 2023 <text:span text:style-name="T1">4 miles</text:span></text:p>
      <text:p text:style-name="P23">I ran 4 miles on the Allegheny College indoor track in 43:16 or 10:49/mile</text:p>
      <text:p text:style-name="P23">Ave Pace for the first 2 miles: 10:56/mile. HR after 2 miles 122 bpm</text:p>
      <text:p text:style-name="P23">Times for the 3<text:span text:style-name="T5">rd</text:span> and 4<text:span text:style-name="T5">th</text:span> miles: 10:41 and 10:43. </text:p>
      <text:p text:style-name="P23">Max HR: 133 bpm near the end of the run.</text:p>
      <text:p text:style-name="P23"/>
      <text:p text:style-name="P23">Wed March 1, 2023 <text:span text:style-name="T1">4 miles</text:span></text:p>
      <text:p text:style-name="P23">I ran 4 miles on the Allegheny College indoor track in 43:12 or 10:48/mile</text:p>
      <text:p text:style-name="P23">Ave Pace for the first 2 miles: 10:55/mile. HR after 2 miles 120 bpm</text:p>
      <text:p text:style-name="P23">Times for the 3<text:span text:style-name="T5">rd</text:span> and 4<text:span text:style-name="T5">th</text:span> miles: 10:51 and 10:32. </text:p>
      <text:p text:style-name="P23">Max HR: 136 bpm at the 3.75 mile mark. I slowed during the last ¼ mile and the </text:p>
      <text:p text:style-name="P23">Final HR was about 130 bpm.</text:p>
      <text:p text:style-name="P10"/>
      <text:p text:style-name="P23">Thur March 2, 2023 <text:span text:style-name="T1">4 miles</text:span></text:p>
      <text:p text:style-name="P23">I ran 4 miles on the Allegheny College indoor track in 43:19 or 10:50/mile </text:p>
      <text:p text:style-name="P23">Ave Pace for the first 2 miles: 10:55/mile. HR after 2 miles 120 bpm</text:p>
      <text:p text:style-name="P23">Times for the 3<text:span text:style-name="T5">rd</text:span> and 4<text:span text:style-name="T5">th</text:span> miles: 10:44 and 10:44. </text:p>
      <text:p text:style-name="P23">I kept my HR near 131 bpm for the last 1.5 miles</text:p>
      <text:p text:style-name="P23">Final HR was 132 bpm.</text:p>
      <text:p text:style-name="P10"/>
      <text:p text:style-name="P10"><text:span text:style-name="T2">Fri March 3, 2023</text:span> no running</text:p>
      <text:p text:style-name="P10"/>
      <text:p text:style-name="P10"><text:span text:style-name="T2">During the past week: <text:s/></text:span>22 miles</text:p>
      <text:p text:style-name="P10"/>
      <text:p text:style-name="P23">Sat March 4, 2023 <text:span text:style-name="T1">7 miles</text:span></text:p>
      <text:p text:style-name="P23">I ran 7 miles on the Allegheny College indoor track in 1:16:03 or 10:52/mile</text:p>
      <text:p text:style-name="P23">Ave Pace for the first 2 miles: 10:56/mile. HR after 2 miles: 126 bpm</text:p>
      <text:p text:style-name="P23">Ave Pace for the 2<text:span text:style-name="T5">nd</text:span> <text:s text:c="2"/>2 miles: 11:00/mile. HR after 4 miles: 136 bpm</text:p>
      <text:p text:style-name="P23">Ave Pace for the 3<text:span text:style-name="T5">rd</text:span> <text:s text:c="2"/>2 miles: <text:s/>10:50/mile. HR after 6 miles: 136 bpm</text:p>
      <text:p text:style-name="P23">Time for the 7<text:span text:style-name="T5">th</text:span> mile: 10:23. <text:s/>HR after 7 miles: 149 bpm </text:p>
      <text:p text:style-name="P23">HR higher at the end because of faster pace. </text:p>
      <text:p text:style-name="P10"/>
      <text:p text:style-name="P23">Sun Mar 5, 2023 <text:span text:style-name="T1">no running</text:span></text:p>
      <text:p text:style-name="P10"><text:soft-page-break/></text:p>
      <text:p text:style-name="P23">Mon Mar 6, 2023 <text:span text:style-name="T1">3 miles </text:span>on the indoor track</text:p>
      <text:p text:style-name="P23"><text:span text:style-name="T1">Time:</text:span> 31:11 or 10:24/mile</text:p>
      <text:p text:style-name="P23"><text:span text:style-name="T1">Mile splits:</text:span> 10:40, 10:27, 10:04</text:p>
      <text:p text:style-name="P23">HR after 2 miles: 135, after 3 miles 144</text:p>
      <text:p text:style-name="P23"/>
      <text:p text:style-name="P23">Tues Mar 7, 2023 <text:span text:style-name="T1">4.4 miles</text:span></text:p>
      <text:p text:style-name="P23"><text:span text:style-name="T1">Warm up:</text:span> 0.4 miles</text:p>
      <text:p text:style-name="P23"><text:span text:style-name="T1">Run:</text:span> 4 miles on the Allegheny College indoor track in 41:47 or 10:27/mile </text:p>
      <text:p text:style-name="P23">Ave Pace for the first 3 miles: 10:40/mile. </text:p>
      <text:p text:style-name="P23">HR after 1 mile and after 2 miles 126 bpm, HR after 3<text:span text:style-name="T5">rd</text:span> mile: 128 bpm</text:p>
      <text:p text:style-name="P23">Time for the 4<text:span text:style-name="T5">th</text:span> miles: 9:48. </text:p>
      <text:p text:style-name="P23">HR half way through the 4<text:span text:style-name="T5">th</text:span> mile HR: 138 bpm, Final HR: 147 bpm</text:p>
      <text:p text:style-name="P23"/>
      <text:p text:style-name="P23">Wed Mar 8, 2023 <text:span text:style-name="T1">3.7 miles</text:span></text:p>
      <text:p text:style-name="P10">Warm up: <text:span text:style-name="T2">0.25</text:span> <text:span text:style-name="T2">miles to the cemetery loop <text:s/></text:span></text:p>
      <text:p text:style-name="P23"><text:span text:style-name="T1">Run:</text:span> 10 loops (3.2 miles) in 34:45, Ave Pace: 10:52/mile</text:p>
      <text:p text:style-name="P23"><text:span text:style-name="T1">Warm down:</text:span> 0.25 miles home</text:p>
      <text:p text:style-name="P23">It was cold and I wore sweat pants and jacket.</text:p>
      <text:p text:style-name="P23"/>
      <text:p text:style-name="P23">Thur Mar 9, 2023 <text:span text:style-name="T1">4 miles</text:span></text:p>
      <text:p text:style-name="P23"><text:span text:style-name="T1">Run:</text:span> 4 miles on the Allegheny College indoor track in 41:23 or 10:21/mile </text:p>
      <text:p text:style-name="P23">Ave Pace for the first 3 miles: 10:39/mile. <text:s/>HR after 3 miles:133</text:p>
      <text:p text:style-name="P23">Time for the 4<text:span text:style-name="T5">th</text:span> mile: 9:25. Max HR: 155 bpm</text:p>
      <text:p text:style-name="P23"/>
      <text:p text:style-name="P23">Fri Mar 10, 2023 <text:span text:style-name="T1">no running</text:span></text:p>
      <text:p text:style-name="P23"/>
      <text:p text:style-name="P10"><text:span text:style-name="T2">During the past week: <text:s/></text:span>22.1 miles</text:p>
      <text:p text:style-name="P10"/>
      <text:p text:style-name="P23">Sat Mar 11, 2023 <text:span text:style-name="T1">4 miles </text:span>on the indoor track</text:p>
      <text:p text:style-name="P23">2 miles. Splits: 10:38 (130 bpm), 10:41 (127 bpm )</text:p>
      <text:p text:style-name="P23">4 x 0.25 miles with 0.25 mile jog after each run, the jogs took about 3:10</text:p>
      <text:p text:style-name="P23">Times: 2:09, 2:11, 2:06, 1:58 (final HR 157 bpm)</text:p>
      <text:p text:style-name="P23">Ave pace for intervals and jogs: 10:32/mile (faster than today's 2 mile run).</text:p>
      <text:p text:style-name="P23">Final HR: 156 bpm, HR went down to about 120 bpm between each run.</text:p>
      <text:p text:style-name="P23"/>
      <text:p text:style-name="P23">Sun Mar <text:s/>12, 2023 <text:span text:style-name="T1">4.25 miles</text:span> on the indoor track</text:p>
      <text:p text:style-name="P23"><text:span text:style-name="T1">Warm up:</text:span> ¼ mile of drills</text:p>
      <text:p text:style-name="P23"><text:span text:style-name="T1">Run</text:span>: 4 miles averaging about 10:40/mile the whole way. </text:p>
      <text:p text:style-name="P23">Pulse after each mile about 128, 130, 132, 135 bpm</text:p>
      <text:p text:style-name="P23"/>
      <text:p text:style-name="P23"/>
      <text:p text:style-name="P10"><text:soft-page-break/></text:p>
      <text:p text:style-name="P23">Mon Mar 13, 2023 <text:span text:style-name="T1">4.25 miles</text:span> on the indoor track</text:p>
      <text:p text:style-name="P23"><text:span text:style-name="T1">Warm up:</text:span> 1/8 mile of drills</text:p>
      <text:p text:style-name="P23"><text:span text:style-name="T1">Run</text:span>: 4 miles in 41:31 or 10:23/mile</text:p>
      <text:p text:style-name="P23">Splits and Pulses 10:28 (131 bpm), 10:28 (133 bpm), 10:34 (132 bpm), 10:01 (149 bpm),</text:p>
      <text:p text:style-name="P10">Warm down: <text:span text:style-name="T2">1/8 mile jog</text:span></text:p>
      <text:p text:style-name="P23"/>
      <text:p text:style-name="P23">Tues Mar 14, 2023 <text:span text:style-name="T1">no running</text:span></text:p>
      <text:p text:style-name="P23">I shoveled snow for about ½ hour and used the elliptical for 15 minutes on level 15-16.</text:p>
      <text:p text:style-name="P23"/>
      <text:p text:style-name="P23">Wed Mar 15, 2023 <text:span text:style-name="T1">4 miles </text:span>on the indoor track</text:p>
      <text:p text:style-name="P23">2 miles. Splits: 10:25 (131 bpm), 9:21 (150 bpm ) and rest 9 minutes</text:p>
      <text:p text:style-name="P23">4 x 0.25 miles with 0.25 mile jog after each run, the jogs took about 3:15</text:p>
      <text:p text:style-name="P23">Times: 1:56.8, 2:06, 2:13, 2:05 (Max HR 155 bpm)</text:p>
      <text:p text:style-name="P23">HR went down to about 120 bpm between each run.</text:p>
      <text:p text:style-name="P23"/>
      <text:p text:style-name="P23">Thur Mar 16, 2023 <text:span text:style-name="T1">4.25 miles </text:span>on the indoor track</text:p>
      <text:p text:style-name="P23"><text:span text:style-name="T1">Run:</text:span> 4 miles with all near 10:55/mile, HR near the end was about 120 bpm.</text:p>
      <text:p text:style-name="P23"><text:span text:style-name="T1">Warm down:</text:span> 0.25 mile jog</text:p>
      <text:p text:style-name="P23"/>
      <text:p text:style-name="P23">Fri Mar 17, 2023 <text:span text:style-name="T1">no running</text:span></text:p>
      <text:p text:style-name="P10"/>
      <text:p text:style-name="P10"><text:span text:style-name="T2">During the past week: <text:s/></text:span>20.75 miles</text:p>
      <text:p text:style-name="P10"/>
      <text:p text:style-name="P23">Sat Mar 18, 2023 <text:span text:style-name="T1">8.5 miles </text:span>on the indoor track</text:p>
      <text:p text:style-name="P10">Warm up: <text:span text:style-name="T2">0.25 miles</text:span></text:p>
      <text:p text:style-name="P10">Run: <text:span text:style-name="T2">8 miles </text:span></text:p>
      <text:p text:style-name="P23">The first 7 miles were all near 11:12/mile, HR at the end of the first 7 was 131 bpm.</text:p>
      <text:p text:style-name="P23">The last mile was in 10:36 bpm and the HR max was a lot higher. </text:p>
      <text:p text:style-name="P23"><text:span text:style-name="T1">Warm down:</text:span> <text:s/>0.25 miles</text:p>
      <text:p text:style-name="P23"/>
      <text:p text:style-name="P23">Sun Mar 19, 2023 <text:span text:style-name="T1">2 miles</text:span> on the indoor track</text:p>
      <text:p text:style-name="P23">I ran 2 miles without shoes just socks. Splits 11:13, 10:59</text:p>
      <text:p text:style-name="P23">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3"/>
      <text:p text:style-name="P23"/>
      <text:p text:style-name="P23">Mon Mar 20, 2023 <text:span text:style-name="T1">2.13 miles</text:span> on the indoor track</text:p>
      <text:p text:style-name="P23">I ran 2 miles without shoes just socks. Ave pace: 11:10</text:p>
      <text:p text:style-name="P10">Warm down: <text:span text:style-name="T2">one lap <text:s/>jog</text:span></text:p>
      <text:p text:style-name="P23"><text:soft-page-break/>In the evening I soaked my foot in warm water with epsom salt and this helped.</text:p>
      <text:p text:style-name="P23"/>
      <text:p text:style-name="P10"><text:span text:style-name="T2">Tues Mar 21, 2023 </text:span>4.35 miles<text:span text:style-name="T2"> around the Allegheny College all-weather football field</text:span></text:p>
      <text:p text:style-name="P10">Run: <text:span text:style-name="T2">24 laps with just socks on my feet around the field. A foot ball field has a perimeter of 306.6 yards so 24 laps is 7358 yards or 4.18 miles. Time: 40:19, Ave Pace: 9:39/mile</text:span></text:p>
      <text:p text:style-name="P23">Pace for last 6 laps (1.045 miles) was 9:13/mile, <text:s/>Ave HR: 135 bpm, Max HR: 154 bpm</text:p>
      <text:p text:style-name="P10">Warm down:<text:span text:style-name="T2"> 1 lap around the field, 0.17 miles</text:span></text:p>
      <text:p text:style-name="P23">My left foot felt okay. Nice run.</text:p>
      <text:p text:style-name="P23"/>
      <text:p text:style-name="P23">Wed Mar 22, 2023 <text:span text:style-name="T1">5 miles</text:span> on a college treadmill</text:p>
      <text:p text:style-name="P10">Warm up: <text:span text:style-name="T2">1.5 miles, ½ mile splits: 5:15, 5:00, 4:45 and rest a few minutes</text:span></text:p>
      <text:p text:style-name="P23">Also a 0.05 mile lead into a 3.2 mile run.</text:p>
      <text:p text:style-name="P10">Run: <text:span text:style-name="T2">3.2 miles, Time: 28:21 or 8:52/mile</text:span></text:p>
      <text:p text:style-name="P23">mile splits: 9:06, 8:58, 8:40 and 8:00/mile for the last 0.2 miles <text:s/></text:p>
      <text:p text:style-name="P23">Ave HR: 141 bpm, Max HR: 160 bpm</text:p>
      <text:p text:style-name="P23"><text:span text:style-name="T1">Warm down:</text:span> 0.25 miles at about 11:00/mile</text:p>
      <text:p text:style-name="P23"/>
      <text:p text:style-name="P23">Thur Mar 23, 2023 <text:span text:style-name="T1">no running </text:span>40 minutes on stationary bike</text:p>
      <text:p text:style-name="P23"><text:span text:style-name="T1">On stationary recumbent bike:</text:span> 40 minutes , level 12, 405 calories, 14 m/hr &amp; 9.3 miles</text:p>
      <text:p text:style-name="P23">After 10 minutes HR was about 110 bpm and at the end it was about 120 bpm. </text:p>
      <text:p text:style-name="P23"/>
      <text:p text:style-name="P23">Fri Mar 24, 2023 <text:span text:style-name="T1">no running</text:span></text:p>
      <text:p text:style-name="P10"/>
      <text:p text:style-name="P10"><text:span text:style-name="T2">During the past week: <text:s/></text:span>22 miles</text:p>
      <text:p text:style-name="P10"/>
      <text:p text:style-name="P23">Sat Mar 25, 2023 <text:span text:style-name="T1">4 miles </text:span>on a treadmill</text:p>
      <text:p text:style-name="P23">I ran 4 miles with each mile being about 11:00. <text:s/>The final HR was about 120 bpm</text:p>
      <text:p text:style-name="P23"/>
      <text:p text:style-name="P23">Sun Mar 26, 2023 <text:span text:style-name="T1">5 miles </text:span>on very hilly roads</text:p>
      <text:p text:style-name="P23">I ran 5 miles on a very hilly road course along Limber, Jefferson, the cemetery hill and a short distance on Randolph to make the total distance be 5 miles. Time 1:04:50</text:p>
      <text:p text:style-name="P23">Ave pace:12:58/mile, Sum of ascents: 675 feet, Ave Pulse: ~120 bpm, Final Pulse: ~120</text:p>
      <text:p text:style-name="P10">See below for summary of my runs on this course.</text:p>
      <text:p text:style-name="P23"/>
      <text:p text:style-name="P10"><text:span text:style-name="T2">Mon Mar 27, 2023</text:span> 4.5 miles </text:p>
      <text:p text:style-name="P23"><text:span text:style-name="T1">Run:</text:span> ½ mile in morning</text:p>
      <text:p text:style-name="P23">4 miles in afternoon on a treadmill. Each mile about 11:00. <text:s/></text:p>
      <text:p text:style-name="P23">HR after each mile: 119, 120, 117, 125 bpm</text:p>
      <text:p text:style-name="P23"/>
      <text:p text:style-name="P23"/>
      <text:p text:style-name="P23"/>
      <text:p text:style-name="P23"/>
      <text:p text:style-name="P23"><text:soft-page-break/>Tues Mar 28, 2023 <text:span text:style-name="T1">4 miles</text:span></text:p>
      <text:p text:style-name="P23"><text:span text:style-name="T1">Warm up:</text:span> 0.25 miles to the cemetery loop</text:p>
      <text:p text:style-name="P10">Run: <text:span text:style-name="T2">3.5 miles (11 loops) in 39:10 or 11:11/mile, Total vertical ascent: 242 ft</text:span></text:p>
      <text:p text:style-name="P10">Warm down:<text:span text:style-name="T2"> 0.25 miles home</text:span></text:p>
      <text:p text:style-name="P23"/>
      <text:p text:style-name="P23">Wed Mar 29, 2023 <text:span text:style-name="T1">4 miles </text:span>on a treadmill</text:p>
      <text:p text:style-name="P23"><text:span text:style-name="T1">Run:</text:span> 2.5 miles, Splits: 10:30, 10:00, 4:29 for the last ½ mile and rest a few minutes</text:p>
      <text:p text:style-name="P23"><text:span text:style-name="T1">Run: </text:span>1.5 miles averaging 9:20/mile. This run included a 0.05 mile lead-in to a 0.75 mile run in 6:00 (8:00/mile) and a 0.7 mile warm down at various paces. </text:p>
      <text:p text:style-name="P23"/>
      <text:p text:style-name="P10"><text:span text:style-name="T2">Thur Mar 30, 2023 </text:span>6.62 miles<text:span text:style-name="T2"> </text:span></text:p>
      <text:p text:style-name="P10">Run:<text:span text:style-name="T2"> I ran for 1 hour on a treadmill and covered 6.37 miles. Ave pace: 9:25/mile</text:span></text:p>
      <text:p text:style-name="P32">Mile splits: 10:01, 9:51, 9:38, 9:26, 9:03, 8:42, the last 0.37 miles averaging 8:58/mile</text:p>
      <text:p text:style-name="P23">Ave HR: ~145 bpm, Max HR near the end: 165 bpm</text:p>
      <text:p text:style-name="P23">The 5k starting at the 3 mile mark and ending near 6.11miles averaged 9:08/mile.</text:p>
      <text:p text:style-name="P10"/>
      <text:p text:style-name="P10"><text:span text:style-name="T2">Fri Mar 31, 2023 </text:span>no running</text:p>
      <text:p text:style-name="P23"/>
      <text:p text:style-name="P10"><text:span text:style-name="T2">During the past week: <text:s/></text:span>28.1 miles</text:p>
      <text:p text:style-name="P10"/>
      <text:p text:style-name="P23">Sat April 1, 2023 <text:span text:style-name="T1">3.25 miles</text:span> on the high school track</text:p>
      <text:p text:style-name="P23"><text:span text:style-name="T1">Warm up:</text:span> <text:s/>1 mile in 10:36 and rest a few minutes</text:p>
      <text:p text:style-name="P10">Run: <text:span text:style-name="T2">2 miles in 18:42, Ave Pace: 9:21/mile, Slits: 9:21.5, and 9:20.1</text:span></text:p>
      <text:p text:style-name="P23">Last ¼ mile in 2:11 or 8:44/mile pace.</text:p>
      <text:p text:style-name="P10">Warm down:<text:span text:style-name="T2"> ¼ mile jog</text:span></text:p>
      <text:p text:style-name="P23"/>
      <text:p text:style-name="P10"><text:span text:style-name="T2">Sun April 2, 2023 </text:span>5.07 miles</text:p>
      <text:p text:style-name="P23">I ran 5 miles on a very hilly course which is a variation of my 5mile hill course.</text:p>
      <text:p text:style-name="P23">I substituted 1.83 miles down and up the cemetery hill with 6 cemetery loops (1.9 miles)</text:p>
      <text:p text:style-name="P23">Time: 1:00:20 Ave pace: 11:54/mile, Total ascent: 580 feet</text:p>
      <text:p text:style-name="P23"/>
      <text:p text:style-name="P23">Mon April 3, 2023 <text:span text:style-name="T1">2 miles</text:span></text:p>
      <text:p text:style-name="P23">I ran 2 miles on the Allegheny College outdoor track including 1 mile in 11:42 without shoes. <text:s/>The ball of my left foot did not hurt without shoes. I also ran a ½ mile in 4:58 with shoes after the mile and my foot felt okay. </text:p>
      <text:p text:style-name="P23"/>
      <text:p text:style-name="P10"><text:span text:style-name="T2">Tues April 4, 2023 10 minutes on a stationary recumbent bike and </text:span>2.09 miles<text:span text:style-name="T2"> running</text:span></text:p>
      <text:p text:style-name="P10">On bike:<text:span text:style-name="T2"> 10 minutes at level 12 and averaged 15 minutes/mile and drove to Allegheny all-weather football field.</text:span></text:p>
      <text:p text:style-name="P119"><text:span text:style-name="T29">Run: </text:span><text:span text:style-name="T31">12 laps with just socks on my feet around the field. A football field has a perimeter of 306.6 yards so 12 laps is 3680 yards or 2.09 miles. Time: 20:34, Ave Pace: 9:39/mile</text:span></text:p>
      <text:p text:style-name="P23">Pace for last 3 laps (1.045 miles) was 9:37/mile, <text:s/>Ave HR: 129 bpm, Max HR: 145 bpm</text:p>
      <text:p text:style-name="P23"><text:soft-page-break/>Wed April 5, 2023 <text:span text:style-name="T1">no running</text:span></text:p>
      <text:p text:style-name="P10"/>
      <text:p text:style-name="P23">Thur April 6, 2023 <text:span text:style-name="T1">4.25 miles</text:span> with 9 other runners in our running group </text:p>
      <text:p text:style-name="P23"><text:span text:style-name="T1">Warm up:</text:span> 1.25 mile at various paces</text:p>
      <text:p text:style-name="P23"><text:span text:style-name="T1">Run:</text:span> 6x400m with 400m jog after each, Times: 2:05, 2:10, 2:11, 2:07, 2:05, 2:01</text:p>
      <text:p text:style-name="P23"/>
      <text:p text:style-name="P23">Fri April 7, 2023 <text:s/><text:span text:style-name="T1">2.25 miles</text:span></text:p>
      <text:p text:style-name="P23">I ran on the college track and football field.</text:p>
      <text:list xml:id="list3170582618276342339" text:style-name="L30">
        <text:list-item>
          <text:list>
            <text:list-header>
              <text:p text:style-name="P183">1.5 miles on the track at about 10:15/mile with shoes</text:p>
              <text:p text:style-name="P183">0.75 miles on the grass with only socks on feet.at about 10:00/mile</text:p>
            </text:list-header>
          </text:list>
        </text:list-item>
      </text:list>
      <text:p text:style-name="P23"/>
      <text:p text:style-name="P10"><text:span text:style-name="T2">During the past week: <text:s/></text:span>18.9 miles</text:p>
      <text:p text:style-name="P23"/>
      <text:p text:style-name="P23">Sat April 8, 2023 <text:span text:style-name="T1">2.5 miles </text:span>on the indoor track</text:p>
      <text:p text:style-name="P23"><text:span text:style-name="T1">Run:</text:span> </text:p>
      <text:p text:style-name="P23">1 mile with shoes in 10:51 and rest a few minutes</text:p>
      <text:p text:style-name="P23">½ mile with no shoes just socks and rest a few minutes</text:p>
      <text:p text:style-name="P23">½ mile with shoes in 4:41 and rest a few minutes</text:p>
      <text:p text:style-name="P23">½ mile with no shoes in 4:51</text:p>
      <text:p text:style-name="P23"/>
      <text:p text:style-name="P23">Sun April 9, 2023 <text:span text:style-name="T1">2 miles</text:span></text:p>
      <text:p text:style-name="P23">I ran and jogged 2 miles on the high school track. <text:s/>During each lap I jogged about 55 yards and ran the rest of the way.<text:span text:style-name="T1"> </text:span>Time: 24:55</text:p>
      <text:p text:style-name="P10"/>
      <text:p text:style-name="P23">Mon April 10, 2023 <text:span text:style-name="T1">3 miles</text:span> on the college outdoor track</text:p>
      <text:p text:style-name="P23">I ran with the insoles from running shoes inside my socks and no shoes.</text:p>
      <text:p text:style-name="P33"><text:span text:style-name="T1">Run:</text:span> 2 miles, Slits: 9:56 and 9:05</text:p>
      <text:p text:style-name="P33"><text:span text:style-name="T1">Run and Jog:</text:span> 1 mile, time 11:53, </text:p>
      <text:p text:style-name="P33">I jogged about 55 yards at the beginning of 2<text:span text:style-name="T5">nd</text:span>, 3<text:span text:style-name="T5">rd</text:span>, and 4<text:span text:style-name="T5">th</text:span> laps.</text:p>
      <text:p text:style-name="P33">I am running with no shoes because it makes the ball of my left foot feel better.</text:p>
      <text:p text:style-name="P33"/>
      <text:p text:style-name="P33">Tues April 11, 2023 <text:span text:style-name="T1">3 miles</text:span></text:p>
      <text:p text:style-name="P33"><text:span text:style-name="T1">Run and Jog: <text:s/></text:span>3 miles on the Allegheny outdoor tack with socks and no shoes</text:p>
      <text:p text:style-name="P33">Average pace: 12:02 </text:p>
      <text:p text:style-name="P33"/>
      <text:p text:style-name="P10"><text:span text:style-name="T2">Wed April 12, 2023 </text:span>4 miles<text:span text:style-name="T2"> around the Allegheny College all-weather football field</text:span></text:p>
      <text:p text:style-name="P10">Run: <text:span text:style-name="T2">24 laps around the field <text:s/>with just socks and insoles on my feet. A foot ball field has a perimeter of 306.6 yards so 24 laps is 7358 yards or 4.18 miles. Time: 41:21, Ave Pace: 9:54/mile</text:span></text:p>
      <text:p text:style-name="P23">My left foot felt okay. I am tired from all the dirt shoveling and wheel barrowing I have been doing for the last few days. </text:p>
      <text:p text:style-name="P23"/>
      <text:p text:style-name="P23"><text:soft-page-break/>Thur April 13, 2023 <text:span text:style-name="T1">4.5 miles</text:span></text:p>
      <text:p text:style-name="P23">In the morning 2 x 0.5 miles on Benson Ave in about 5:20.</text:p>
      <text:p text:style-name="P23">In the afternoon I ran with David and Bill on the Meadville High track.</text:p>
      <text:p text:style-name="P23"><text:span text:style-name="T1">Warm up</text:span>: 1 mile in 10:30 </text:p>
      <text:p text:style-name="P23"><text:span text:style-name="T1">Run:</text:span> <text:s text:c="2"/>200m, 800m, 400m 800m, 200m </text:p>
      <text:p text:style-name="P23"><text:span text:style-name="T1">Times:</text:span> 1:03, <text:s text:c="2"/>4:20, <text:s text:c="3"/>2:01. 4:09.5, 0:57</text:p>
      <text:p text:style-name="P23">with 200m jogs after the 200m runs and 400m jogs after the 3 other runs.</text:p>
      <text:p text:style-name="P23"/>
      <text:p text:style-name="P10"><text:span text:style-name="T2">During the past week: <text:s/></text:span>19 miles</text:p>
      <text:p text:style-name="P10"/>
      <text:p text:style-name="P23">Fri April 14 – Sun April 16, 2023 <text:span text:style-name="T1">no running</text:span></text:p>
      <text:p text:style-name="P23">I did a lot of wheelbarrowing etc getting our garden ready.</text:p>
      <text:p text:style-name="P23"/>
      <text:p text:style-name="P23">Mon April 17, 2023 <text:span text:style-name="T1">2 miles</text:span> </text:p>
      <text:p text:style-name="P10">Run: <text:span text:style-name="T2">2 miles on the Allegheny College track in a drizzle with sweats and a jacket. </text:span></text:p>
      <text:p text:style-name="P10"><text:span text:style-name="T2">Ave pace: 10:20/mile</text:span></text:p>
      <text:p text:style-name="P10"><text:span text:style-name="T2"/></text:p>
      <text:p text:style-name="P10">Times on my hill course: <text:span text:style-name="T2">Limber, Jefferson, the cemetery hill and a short distance on </text:span><text:span text:style-name="T2">Randolph to make the total distance be 5 miles.</text:span></text:p>
      <text:p text:style-name="P23"><text:span text:style-name="T1">Wed</text:span> <text:span text:style-name="T1">Dec 21</text:span>, <text:span text:style-name="T1">2022</text:span> </text:p>
      <text:p text:style-name="P23">Ave pace:13:03/mile, Sum of ascents: 675 feet, Ave Pulse: 112 bpm, Max Pulse:130 bpm</text:p>
      <text:p text:style-name="P23"><text:span text:style-name="T1">Thur</text:span> <text:span text:style-name="T1">Dec 29</text:span>, <text:span text:style-name="T1">2022</text:span> </text:p>
      <text:p text:style-name="P23">Ave pace:11:57/mile, Sum of ascents: 675 feet, Ave Pulse: 125 bpm, Max Pulse:157 bpm</text:p>
      <text:p text:style-name="P10">Mon Jan 16, 2023</text:p>
      <text:p text:style-name="P23">Ave pace:11:22/mile, Sum of ascents: 675 feet, Ave Pulse: ? bpm, Max Pulse:?</text:p>
      <text:p text:style-name="P10">Sun Feb 5, 2023</text:p>
      <text:p text:style-name="P23">Ave pace:11:01/mile, Sum of ascents: 675 feet, Ave Pulse: 127 bpm, Max Pulse:155 bpm</text:p>
      <text:p text:style-name="P10">Sun Mar 26, 2023</text:p>
      <text:p text:style-name="P23">Ave pace:12:58/mile, Sum ascents: 675 feet, Ave Pulse: ~120 bpm, Final Pulse:~120bpm</text:p>
      <text:p text:style-name="P23"/>
      <text:p text:style-name="P10">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text:soft-page-break/>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Max HR: 165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0">Wed June 10, 2020 <text:tab/><text:tab/>9:57<text:tab/>8:51</text:span><text:span text:style-name="T21"><text:tab/></text:span></text:p>
      <text:p text:style-name="P14">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span><text:span text:style-name="T2"><text:tab/> <text:s text:c="2"/>Splits 1</text:span><text:span text:style-name="T6">st</text:span><text:span text:style-name="T2"> loop: <text:s/>10:05, 9:46, 9:23, 10:32, 8:55</text:span></text:p>
      <text:p text:style-name="P24"><text:tab/> <text:s text:c="18"/>Splits 2<text:span text:style-name="T5">nd</text:span> loop: <text:s text:c="2"/>9:23, 9:23, 9:12, <text:s text:c="2"/>9:32, 7:58</text:p>
      <text:p text:style-name="P24"><text:span text:style-name="T1">Sun <text:s/>July <text:s/>26, 2020 <text:tab/> <text:tab/>8:48<text:tab/>8:10</text:span><text:tab/><text:tab/><text:tab/> <text:s text:c="17"/>Splits: 8:31, 8:50, 8:54, 9:35, 8:10</text:p>
      <text:p text:style-name="P15">Sun <text:s/>Aug <text:s text:c="2"/>9, 2020 <text:tab/> <text:tab/>8:44<text:tab/>8:08<text:tab/><text:tab/><text:tab/> <text:s text:c="16"/><text:span text:style-name="T2">Splits: 8:33, 8:47, 8:50, 9:25, 8:08</text:span></text:p>
      <text:p text:style-name="P15"/>
      <text:list xml:id="list2902650943578853127" text:style-name="L31">
        <text:list-item>
          <text:list>
            <text:list-header>
              <text:p text:style-name="P189">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32">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9"/>9:35/mile <text:s text:c="8"/>3:04</text:p>
      <text:p text:style-name="P19">Thur Feb 23 2023 <text:s text:c="12"/>32:11<text:tab/>10:10/mile <text:s text:c="7"/>3:13</text:p>
      <text:p text:style-name="P19"><text:soft-page-break/></text:p>
      <text:p text:style-name="P19"/>
      <text:p text:style-name="P19">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
      <text:p text:style-name="P10">Sat May 15, 2021 <text:span text:style-name="T2">5</text:span> miles on Tamarack Drive <text:s/></text:p>
      <text:p text:style-name="P23"><text:span text:style-name="T1">Run:</text:span> I ran a staggered start 5 miles with 5 other runners on Tamarack Drive.</text:p>
      <text:p text:style-name="P23">Time: 43:15, Ave Pace: 8:39/mile, Splits: 8:59, 8:37, 8:36, 8:38, 8:23</text:p>
      <text:p text:style-name="P23"/>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3-04-17T19:23:28.20</dc:date>
    <dc:creator>James Lombardi</dc:creator>
    <meta:editing-duration>P19DT23H59M5S</meta:editing-duration>
    <meta:editing-cycles>1599</meta:editing-cycles>
    <meta:generator>OpenOffice/4.1.2$Win32 OpenOffice.org_project/412m3$Build-9782</meta:generator>
    <meta:document-statistic meta:table-count="0" meta:image-count="9" meta:object-count="0" meta:page-count="165" meta:paragraph-count="4721" meta:word-count="51483" meta:character-count="264093"/>
  </office:meta>
</office:document-meta>
</file>